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3" svg:font-family="Arial" style:font-family-generic="swiss"/>
    <style:font-face style:name="Segoe UI" svg:font-family="'Segoe UI'" style:font-family-generic="swiss"/>
    <style:font-face style:name="SimSun1" svg:font-family="SimSun" style:font-pitch="variable"/>
    <style:font-face style:name="SimSun2" svg:font-family="SimSun, 宋体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Times New Roman'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29cm" fo:margin-left="-0.282cm" table:align="left" style:writing-mode="lr-tb"/>
    </style:style>
    <style:style style:name="Таблица1.A" style:family="table-column">
      <style:table-column-properties style:column-width="2.891cm"/>
    </style:style>
    <style:style style:name="Таблица1.B" style:family="table-column">
      <style:table-column-properties style:column-width="1.748cm"/>
    </style:style>
    <style:style style:name="Таблица1.C" style:family="table-column">
      <style:table-column-properties style:column-width="8.056cm"/>
    </style:style>
    <style:style style:name="Таблица1.D" style:family="table-column">
      <style:table-column-properties style:column-width="4.43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58cm" fo:margin-left="-0.279cm" table:align="left" style:writing-mode="lr-tb"/>
    </style:style>
    <style:style style:name="Таблица2.A" style:family="table-column">
      <style:table-column-properties style:column-width="0.887cm"/>
    </style:style>
    <style:style style:name="Таблица2.B" style:family="table-column">
      <style:table-column-properties style:column-width="6.066cm"/>
    </style:style>
    <style:style style:name="Таблица2.C" style:family="table-column">
      <style:table-column-properties style:column-width="5.426cm"/>
    </style:style>
    <style:style style:name="Таблица2.D" style:family="table-column">
      <style:table-column-properties style:column-width="5.179cm"/>
    </style:style>
    <style:style style:name="Таблица2.1" style:family="table-row">
      <style:table-row-properties style:min-row-height="0.497cm" style:keep-together="true"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2" style:family="table-row">
      <style:table-row-properties style:keep-together="true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7.558cm" fo:margin-left="-0.279cm" table:align="left" style:writing-mode="lr-tb"/>
    </style:style>
    <style:style style:name="Таблица3.A" style:family="table-column">
      <style:table-column-properties style:column-width="0.963cm"/>
    </style:style>
    <style:style style:name="Таблица3.B" style:family="table-column">
      <style:table-column-properties style:column-width="4.283cm"/>
    </style:style>
    <style:style style:name="Таблица3.C" style:family="table-column">
      <style:table-column-properties style:column-width="3.519cm"/>
    </style:style>
    <style:style style:name="Таблица3.D" style:family="table-column">
      <style:table-column-properties style:column-width="1.896cm"/>
    </style:style>
    <style:style style:name="Таблица3.E" style:family="table-column">
      <style:table-column-properties style:column-width="6.89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E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2" style:family="table-row">
      <style:table-row-properties style:min-row-height="0.123cm" style:keep-together="true"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7.619cm" fo:margin-left="-0.279cm" table:align="left" style:writing-mode="lr-tb"/>
    </style:style>
    <style:style style:name="Таблица4.A" style:family="table-column">
      <style:table-column-properties style:column-width="0.965cm"/>
    </style:style>
    <style:style style:name="Таблица4.B" style:family="table-column">
      <style:table-column-properties style:column-width="4.253cm"/>
    </style:style>
    <style:style style:name="Таблица4.C" style:family="table-column">
      <style:table-column-properties style:column-width="3.524cm"/>
    </style:style>
    <style:style style:name="Таблица4.D" style:family="table-column">
      <style:table-column-properties style:column-width="8.87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3" style:family="table-row">
      <style:table-row-properties style:min-row-height="0.123cm" style:keep-together="true" fo:keep-together="auto"/>
    </style:style>
    <style:style style:name="Таблица5" style:family="table">
      <style:table-properties style:width="17.619cm" fo:margin-left="-0.279cm" table:align="left" style:writing-mode="lr-tb"/>
    </style:style>
    <style:style style:name="Таблица5.A" style:family="table-column">
      <style:table-column-properties style:column-width="0.965cm"/>
    </style:style>
    <style:style style:name="Таблица5.B" style:family="table-column">
      <style:table-column-properties style:column-width="4.251cm"/>
    </style:style>
    <style:style style:name="Таблица5.C" style:family="table-column">
      <style:table-column-properties style:column-width="3.524cm"/>
    </style:style>
    <style:style style:name="Таблица5.D" style:family="table-column">
      <style:table-column-properties style:column-width="8.87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.2" style:family="table-row">
      <style:table-row-properties style:min-row-height="0.123cm" style:keep-together="true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7.619cm" fo:margin-left="-0.279cm" table:align="left" style:writing-mode="lr-tb"/>
    </style:style>
    <style:style style:name="Таблица6.A" style:family="table-column">
      <style:table-column-properties style:column-width="0.965cm"/>
    </style:style>
    <style:style style:name="Таблица6.B" style:family="table-column">
      <style:table-column-properties style:column-width="4.253cm"/>
    </style:style>
    <style:style style:name="Таблица6.C" style:family="table-column">
      <style:table-column-properties style:column-width="3.524cm"/>
    </style:style>
    <style:style style:name="Таблица6.D" style:family="table-column">
      <style:table-column-properties style:column-width="8.878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.3" style:family="table-row">
      <style:table-row-properties style:min-row-height="0.123cm" style:keep-together="true" fo:keep-together="auto"/>
    </style:style>
    <style:style style:name="Таблица7" style:family="table">
      <style:table-properties style:width="17.619cm" fo:margin-left="-0.279cm" table:align="left" style:writing-mode="lr-tb"/>
    </style:style>
    <style:style style:name="Таблица7.A" style:family="table-column">
      <style:table-column-properties style:column-width="0.965cm"/>
    </style:style>
    <style:style style:name="Таблица7.B" style:family="table-column">
      <style:table-column-properties style:column-width="4.253cm"/>
    </style:style>
    <style:style style:name="Таблица7.C" style:family="table-column">
      <style:table-column-properties style:column-width="3.524cm"/>
    </style:style>
    <style:style style:name="Таблица7.D" style:family="table-column">
      <style:table-column-properties style:column-width="8.878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7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.3" style:family="table-row">
      <style:table-row-properties style:min-row-height="0.123cm" style:keep-together="true" fo:keep-together="auto"/>
    </style:style>
    <style:style style:name="Таблица8" style:family="table">
      <style:table-properties style:width="17.619cm" fo:margin-left="-0.279cm" table:align="left" style:writing-mode="lr-tb"/>
    </style:style>
    <style:style style:name="Таблица8.A" style:family="table-column">
      <style:table-column-properties style:column-width="0.953cm"/>
    </style:style>
    <style:style style:name="Таблица8.B" style:family="table-column">
      <style:table-column-properties style:column-width="4.715cm"/>
    </style:style>
    <style:style style:name="Таблица8.C" style:family="table-column">
      <style:table-column-properties style:column-width="3.422cm"/>
    </style:style>
    <style:style style:name="Таблица8.D" style:family="table-column">
      <style:table-column-properties style:column-width="8.5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2" style:family="table-row">
      <style:table-row-properties style:min-row-height="0.123cm" style:keep-together="true" fo:keep-together="auto"/>
    </style:style>
    <style:style style:name="Таблица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" style:family="table">
      <style:table-properties style:width="17.558cm" fo:margin-left="-0.279cm" table:align="left" style:writing-mode="lr-tb"/>
    </style:style>
    <style:style style:name="Таблица9.A" style:family="table-column">
      <style:table-column-properties style:column-width="0.954cm"/>
    </style:style>
    <style:style style:name="Таблица9.B" style:family="table-column">
      <style:table-column-properties style:column-width="4.521cm"/>
    </style:style>
    <style:style style:name="Таблица9.C" style:family="table-column">
      <style:table-column-properties style:column-width="3.478cm"/>
    </style:style>
    <style:style style:name="Таблица9.D" style:family="table-column">
      <style:table-column-properties style:column-width="1.891cm"/>
    </style:style>
    <style:style style:name="Таблица9.E" style:family="table-column">
      <style:table-column-properties style:column-width="6.713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E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2" style:family="table-row">
      <style:table-row-properties style:min-row-height="0.123cm" style:keep-together="true" fo:keep-together="auto"/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E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619cm" fo:margin-left="-0.279cm" table:align="left" style:writing-mode="lr-tb"/>
    </style:style>
    <style:style style:name="Таблица10.A" style:family="table-column">
      <style:table-column-properties style:column-width="0.965cm"/>
    </style:style>
    <style:style style:name="Таблица10.B" style:family="table-column">
      <style:table-column-properties style:column-width="4.253cm"/>
    </style:style>
    <style:style style:name="Таблица10.C" style:family="table-column">
      <style:table-column-properties style:column-width="3.524cm"/>
    </style:style>
    <style:style style:name="Таблица10.D" style:family="table-column">
      <style:table-column-properties style:column-width="8.878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" style:family="table">
      <style:table-properties style:width="17.619cm" fo:margin-left="-0.279cm" table:align="left" style:writing-mode="lr-tb"/>
    </style:style>
    <style:style style:name="Таблица11.A" style:family="table-column">
      <style:table-column-properties style:column-width="0.951cm"/>
    </style:style>
    <style:style style:name="Таблица11.B" style:family="table-column">
      <style:table-column-properties style:column-width="4.778cm"/>
    </style:style>
    <style:style style:name="Таблица11.C" style:family="table-column">
      <style:table-column-properties style:column-width="3.455cm"/>
    </style:style>
    <style:style style:name="Таблица11.D" style:family="table-column">
      <style:table-column-properties style:column-width="8.435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2" style:family="table-row">
      <style:table-row-properties style:min-row-height="0.123cm" style:keep-together="true" fo:keep-together="auto"/>
    </style:style>
    <style:style style:name="Таблица1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2" style:family="table">
      <style:table-properties style:width="17.558cm" fo:margin-left="-0.279cm" table:align="left" style:writing-mode="lr-tb"/>
    </style:style>
    <style:style style:name="Таблица12.A" style:family="table-column">
      <style:table-column-properties style:column-width="0.963cm"/>
    </style:style>
    <style:style style:name="Таблица12.B" style:family="table-column">
      <style:table-column-properties style:column-width="4.283cm"/>
    </style:style>
    <style:style style:name="Таблица12.C" style:family="table-column">
      <style:table-column-properties style:column-width="3.519cm"/>
    </style:style>
    <style:style style:name="Таблица12.D" style:family="table-column">
      <style:table-column-properties style:column-width="1.896cm"/>
    </style:style>
    <style:style style:name="Таблица12.E" style:family="table-column">
      <style:table-column-properties style:column-width="6.897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E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2.3" style:family="table-row">
      <style:table-row-properties style:min-row-height="0.123cm" style:keep-together="true" fo:keep-together="auto"/>
    </style:style>
    <style:style style:name="Таблица13" style:family="table">
      <style:table-properties style:width="17.619cm" fo:margin-left="-0.279cm" table:align="left" style:writing-mode="lr-tb"/>
    </style:style>
    <style:style style:name="Таблица13.A" style:family="table-column">
      <style:table-column-properties style:column-width="0.965cm"/>
    </style:style>
    <style:style style:name="Таблица13.B" style:family="table-column">
      <style:table-column-properties style:column-width="4.253cm"/>
    </style:style>
    <style:style style:name="Таблица13.C" style:family="table-column">
      <style:table-column-properties style:column-width="3.524cm"/>
    </style:style>
    <style:style style:name="Таблица13.D" style:family="table-column">
      <style:table-column-properties style:column-width="8.878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3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.3" style:family="table-row">
      <style:table-row-properties style:min-row-height="0.123cm" style:keep-together="true" fo:keep-together="auto"/>
    </style:style>
    <style:style style:name="Таблица14" style:family="table">
      <style:table-properties style:width="17.619cm" fo:margin-left="-0.279cm" table:align="left" style:writing-mode="lr-tb"/>
    </style:style>
    <style:style style:name="Таблица14.A" style:family="table-column">
      <style:table-column-properties style:column-width="0.965cm"/>
    </style:style>
    <style:style style:name="Таблица14.B" style:family="table-column">
      <style:table-column-properties style:column-width="4.251cm"/>
    </style:style>
    <style:style style:name="Таблица14.C" style:family="table-column">
      <style:table-column-properties style:column-width="3.524cm"/>
    </style:style>
    <style:style style:name="Таблица14.D" style:family="table-column">
      <style:table-column-properties style:column-width="8.879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2" style:family="table-row">
      <style:table-row-properties style:min-row-height="0.123cm" style:keep-together="true"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619cm" fo:margin-left="-0.279cm" table:align="left" style:writing-mode="lr-tb"/>
    </style:style>
    <style:style style:name="Таблица15.A" style:family="table-column">
      <style:table-column-properties style:column-width="0.965cm"/>
    </style:style>
    <style:style style:name="Таблица15.B" style:family="table-column">
      <style:table-column-properties style:column-width="4.253cm"/>
    </style:style>
    <style:style style:name="Таблица15.C" style:family="table-column">
      <style:table-column-properties style:column-width="3.524cm"/>
    </style:style>
    <style:style style:name="Таблица15.D" style:family="table-column">
      <style:table-column-properties style:column-width="8.878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.3" style:family="table-row">
      <style:table-row-properties style:min-row-height="0.123cm" style:keep-together="true" fo:keep-together="auto"/>
    </style:style>
    <style:style style:name="Таблица16" style:family="table">
      <style:table-properties style:width="17.619cm" fo:margin-left="-0.279cm" table:align="left" style:writing-mode="lr-tb"/>
    </style:style>
    <style:style style:name="Таблица16.A" style:family="table-column">
      <style:table-column-properties style:column-width="0.965cm"/>
    </style:style>
    <style:style style:name="Таблица16.B" style:family="table-column">
      <style:table-column-properties style:column-width="4.253cm"/>
    </style:style>
    <style:style style:name="Таблица16.C" style:family="table-column">
      <style:table-column-properties style:column-width="3.524cm"/>
    </style:style>
    <style:style style:name="Таблица16.D" style:family="table-column">
      <style:table-column-properties style:column-width="8.87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3" style:family="table-row">
      <style:table-row-properties style:min-row-height="0.123cm" style:keep-together="true" fo:keep-together="auto"/>
    </style:style>
    <style:style style:name="Таблица17" style:family="table">
      <style:table-properties style:width="17.619cm" fo:margin-left="-0.279cm" table:align="left" style:writing-mode="lr-tb"/>
    </style:style>
    <style:style style:name="Таблица17.A" style:family="table-column">
      <style:table-column-properties style:column-width="0.965cm"/>
    </style:style>
    <style:style style:name="Таблица17.B" style:family="table-column">
      <style:table-column-properties style:column-width="4.253cm"/>
    </style:style>
    <style:style style:name="Таблица17.C" style:family="table-column">
      <style:table-column-properties style:column-width="3.524cm"/>
    </style:style>
    <style:style style:name="Таблица17.D" style:family="table-column">
      <style:table-column-properties style:column-width="8.878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3" style:family="table-row">
      <style:table-row-properties style:min-row-height="0.123cm" style:keep-together="true" fo:keep-together="auto"/>
    </style:style>
    <style:style style:name="Таблица18" style:family="table">
      <style:table-properties style:width="17.619cm" fo:margin-left="-0.279cm" table:align="left" style:writing-mode="lr-tb"/>
    </style:style>
    <style:style style:name="Таблица18.A" style:family="table-column">
      <style:table-column-properties style:column-width="0.953cm"/>
    </style:style>
    <style:style style:name="Таблица18.B" style:family="table-column">
      <style:table-column-properties style:column-width="4.715cm"/>
    </style:style>
    <style:style style:name="Таблица18.C" style:family="table-column">
      <style:table-column-properties style:column-width="3.422cm"/>
    </style:style>
    <style:style style:name="Таблица18.D" style:family="table-column">
      <style:table-column-properties style:column-width="8.53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3" style:family="table-row">
      <style:table-row-properties style:min-row-height="0.123cm" style:keep-together="true" fo:keep-together="auto"/>
    </style:style>
    <style:style style:name="Таблица19" style:family="table">
      <style:table-properties style:width="17.619cm" fo:margin-left="-0.279cm" table:align="left" style:writing-mode="lr-tb"/>
    </style:style>
    <style:style style:name="Таблица19.A" style:family="table-column">
      <style:table-column-properties style:column-width="0.965cm"/>
    </style:style>
    <style:style style:name="Таблица19.B" style:family="table-column">
      <style:table-column-properties style:column-width="4.253cm"/>
    </style:style>
    <style:style style:name="Таблица19.C" style:family="table-column">
      <style:table-column-properties style:column-width="3.524cm"/>
    </style:style>
    <style:style style:name="Таблица19.D" style:family="table-column">
      <style:table-column-properties style:column-width="8.878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.3" style:family="table-row">
      <style:table-row-properties style:min-row-height="0.123cm" style:keep-together="true" fo:keep-together="auto"/>
    </style:style>
    <style:style style:name="Таблица20" style:family="table">
      <style:table-properties style:width="17.619cm" fo:margin-left="-0.279cm" table:align="left" style:writing-mode="lr-tb"/>
    </style:style>
    <style:style style:name="Таблица20.A" style:family="table-column">
      <style:table-column-properties style:column-width="0.965cm"/>
    </style:style>
    <style:style style:name="Таблица20.B" style:family="table-column">
      <style:table-column-properties style:column-width="4.253cm"/>
    </style:style>
    <style:style style:name="Таблица20.C" style:family="table-column">
      <style:table-column-properties style:column-width="3.524cm"/>
    </style:style>
    <style:style style:name="Таблица20.D" style:family="table-column">
      <style:table-column-properties style:column-width="8.878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.3" style:family="table-row">
      <style:table-row-properties style:min-row-height="0.123cm" style:keep-together="true" fo:keep-together="auto"/>
    </style:style>
    <style:style style:name="Таблица21" style:family="table">
      <style:table-properties style:width="17.558cm" fo:margin-left="-0.279cm" table:align="left" style:writing-mode="lr-tb"/>
    </style:style>
    <style:style style:name="Таблица21.A" style:family="table-column">
      <style:table-column-properties style:column-width="0.961cm"/>
    </style:style>
    <style:style style:name="Таблица21.B" style:family="table-column">
      <style:table-column-properties style:column-width="4.35cm"/>
    </style:style>
    <style:style style:name="Таблица21.C" style:family="table-column">
      <style:table-column-properties style:column-width="3.496cm"/>
    </style:style>
    <style:style style:name="Таблица21.D" style:family="table-column">
      <style:table-column-properties style:column-width="1.894cm"/>
    </style:style>
    <style:style style:name="Таблица21.E" style:family="table-column">
      <style:table-column-properties style:column-width="6.856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E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2" style:family="table-row">
      <style:table-row-properties style:min-row-height="0.123cm" style:keep-together="true" fo:keep-together="auto"/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2" style:family="table">
      <style:table-properties style:width="17.619cm" fo:margin-left="-0.279cm" table:align="left" style:writing-mode="lr-tb"/>
    </style:style>
    <style:style style:name="Таблица22.A" style:family="table-column">
      <style:table-column-properties style:column-width="0.965cm"/>
    </style:style>
    <style:style style:name="Таблица22.B" style:family="table-column">
      <style:table-column-properties style:column-width="4.253cm"/>
    </style:style>
    <style:style style:name="Таблица22.C" style:family="table-column">
      <style:table-column-properties style:column-width="3.524cm"/>
    </style:style>
    <style:style style:name="Таблица22.D" style:family="table-column">
      <style:table-column-properties style:column-width="8.87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2.3" style:family="table-row">
      <style:table-row-properties style:min-row-height="0.123cm" style:keep-together="true" fo:keep-together="auto"/>
    </style:style>
    <style:style style:name="Таблица2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2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3" style:family="table">
      <style:table-properties style:width="17.619cm" fo:margin-left="-0.279cm" table:align="left" style:writing-mode="lr-tb"/>
    </style:style>
    <style:style style:name="Таблица23.A" style:family="table-column">
      <style:table-column-properties style:column-width="0.965cm"/>
    </style:style>
    <style:style style:name="Таблица23.B" style:family="table-column">
      <style:table-column-properties style:column-width="4.251cm"/>
    </style:style>
    <style:style style:name="Таблица23.C" style:family="table-column">
      <style:table-column-properties style:column-width="3.524cm"/>
    </style:style>
    <style:style style:name="Таблица23.D" style:family="table-column">
      <style:table-column-properties style:column-width="8.879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2" style:family="table-row">
      <style:table-row-properties style:min-row-height="0.123cm" style:keep-together="true" fo:keep-together="auto"/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619cm" fo:margin-left="-0.279cm" table:align="left" style:writing-mode="lr-tb"/>
    </style:style>
    <style:style style:name="Таблица24.A" style:family="table-column">
      <style:table-column-properties style:column-width="0.965cm"/>
    </style:style>
    <style:style style:name="Таблица24.B" style:family="table-column">
      <style:table-column-properties style:column-width="4.253cm"/>
    </style:style>
    <style:style style:name="Таблица24.C" style:family="table-column">
      <style:table-column-properties style:column-width="3.524cm"/>
    </style:style>
    <style:style style:name="Таблица24.D" style:family="table-column">
      <style:table-column-properties style:column-width="8.878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.3" style:family="table-row">
      <style:table-row-properties style:min-row-height="0.123cm" style:keep-together="true" fo:keep-together="auto"/>
    </style:style>
    <style:style style:name="Таблица25" style:family="table">
      <style:table-properties style:width="17.619cm" fo:margin-left="-0.279cm" table:align="left" style:writing-mode="lr-tb"/>
    </style:style>
    <style:style style:name="Таблица25.A" style:family="table-column">
      <style:table-column-properties style:column-width="0.965cm"/>
    </style:style>
    <style:style style:name="Таблица25.B" style:family="table-column">
      <style:table-column-properties style:column-width="4.251cm"/>
    </style:style>
    <style:style style:name="Таблица25.C" style:family="table-column">
      <style:table-column-properties style:column-width="3.524cm"/>
    </style:style>
    <style:style style:name="Таблица25.D" style:family="table-column">
      <style:table-column-properties style:column-width="8.879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2" style:family="table-row">
      <style:table-row-properties style:min-row-height="0.123cm" style:keep-together="true" fo:keep-together="auto"/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619cm" fo:margin-left="-0.279cm" table:align="left" style:writing-mode="lr-tb"/>
    </style:style>
    <style:style style:name="Таблица26.A" style:family="table-column">
      <style:table-column-properties style:column-width="0.965cm"/>
    </style:style>
    <style:style style:name="Таблица26.B" style:family="table-column">
      <style:table-column-properties style:column-width="4.253cm"/>
    </style:style>
    <style:style style:name="Таблица26.C" style:family="table-column">
      <style:table-column-properties style:column-width="3.524cm"/>
    </style:style>
    <style:style style:name="Таблица26.D" style:family="table-column">
      <style:table-column-properties style:column-width="8.878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.3" style:family="table-row">
      <style:table-row-properties style:min-row-height="0.123cm" style:keep-together="true" fo:keep-together="auto"/>
    </style:style>
    <style:style style:name="Таблица27" style:family="table">
      <style:table-properties style:width="17.619cm" fo:margin-left="-0.279cm" table:align="left" style:writing-mode="lr-tb"/>
    </style:style>
    <style:style style:name="Таблица27.A" style:family="table-column">
      <style:table-column-properties style:column-width="0.965cm"/>
    </style:style>
    <style:style style:name="Таблица27.B" style:family="table-column">
      <style:table-column-properties style:column-width="4.253cm"/>
    </style:style>
    <style:style style:name="Таблица27.C" style:family="table-column">
      <style:table-column-properties style:column-width="3.524cm"/>
    </style:style>
    <style:style style:name="Таблица27.D" style:family="table-column">
      <style:table-column-properties style:column-width="8.878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.3" style:family="table-row">
      <style:table-row-properties style:min-row-height="0.123cm" style:keep-together="true" fo:keep-together="auto"/>
    </style:style>
    <style:style style:name="Таблица28" style:family="table">
      <style:table-properties style:width="17.619cm" fo:margin-left="-0.279cm" table:align="left" style:writing-mode="lr-tb"/>
    </style:style>
    <style:style style:name="Таблица28.A" style:family="table-column">
      <style:table-column-properties style:column-width="0.953cm"/>
    </style:style>
    <style:style style:name="Таблица28.B" style:family="table-column">
      <style:table-column-properties style:column-width="4.715cm"/>
    </style:style>
    <style:style style:name="Таблица28.C" style:family="table-column">
      <style:table-column-properties style:column-width="3.422cm"/>
    </style:style>
    <style:style style:name="Таблица28.D" style:family="table-column">
      <style:table-column-properties style:column-width="8.53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2" style:family="table-row">
      <style:table-row-properties style:min-row-height="0.123cm" style:keep-together="true" fo:keep-together="auto"/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558cm" fo:margin-left="-0.279cm" table:align="left" style:writing-mode="lr-tb"/>
    </style:style>
    <style:style style:name="Таблица29.A" style:family="table-column">
      <style:table-column-properties style:column-width="0.963cm"/>
    </style:style>
    <style:style style:name="Таблица29.B" style:family="table-column">
      <style:table-column-properties style:column-width="4.283cm"/>
    </style:style>
    <style:style style:name="Таблица29.C" style:family="table-column">
      <style:table-column-properties style:column-width="5.415cm"/>
    </style:style>
    <style:style style:name="Таблица29.D" style:family="table-column">
      <style:table-column-properties style:column-width="6.897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.3" style:family="table-row">
      <style:table-row-properties style:min-row-height="0.123cm" style:keep-together="true" fo:keep-together="auto"/>
    </style:style>
    <style:style style:name="Таблица30" style:family="table">
      <style:table-properties style:width="17.619cm" fo:margin-left="-0.279cm" table:align="left" style:writing-mode="lr-tb"/>
    </style:style>
    <style:style style:name="Таблица30.A" style:family="table-column">
      <style:table-column-properties style:column-width="0.965cm"/>
    </style:style>
    <style:style style:name="Таблица30.B" style:family="table-column">
      <style:table-column-properties style:column-width="4.249cm"/>
    </style:style>
    <style:style style:name="Таблица30.C" style:family="table-column">
      <style:table-column-properties style:column-width="3.524cm"/>
    </style:style>
    <style:style style:name="Таблица30.D" style:family="table-column">
      <style:table-column-properties style:column-width="8.88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" style:family="table">
      <style:table-properties style:width="26.37cm" fo:margin-left="-0.279cm" table:align="left" style:writing-mode="lr-tb"/>
    </style:style>
    <style:style style:name="Таблица31.A" style:family="table-column">
      <style:table-column-properties style:column-width="0.954cm"/>
    </style:style>
    <style:style style:name="Таблица31.B" style:family="table-column">
      <style:table-column-properties style:column-width="4.119cm"/>
    </style:style>
    <style:style style:name="Таблица31.C" style:family="table-column">
      <style:table-column-properties style:column-width="2.753cm"/>
    </style:style>
    <style:style style:name="Таблица31.D" style:family="table-column">
      <style:table-column-properties style:column-width="4.29cm"/>
    </style:style>
    <style:style style:name="Таблица31.E" style:family="table-column">
      <style:table-column-properties style:column-width="3.177cm"/>
    </style:style>
    <style:style style:name="Таблица31.F" style:family="table-column">
      <style:table-column-properties style:column-width="1.984cm"/>
    </style:style>
    <style:style style:name="Таблица31.G" style:family="table-column">
      <style:table-column-properties style:column-width="9.093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.3" style:family="table-row">
      <style:table-row-properties style:min-row-height="0.123cm" style:keep-together="true" fo:keep-together="auto"/>
    </style:style>
    <style:style style:name="Таблица32" style:family="table" style:master-page-name="Преобразование_20_2">
      <style:table-properties style:width="26.37cm" fo:margin-left="-0.279cm" style:page-number="auto" table:align="left" style:writing-mode="lr-tb"/>
    </style:style>
    <style:style style:name="Таблица32.A" style:family="table-column">
      <style:table-column-properties style:column-width="0.954cm"/>
    </style:style>
    <style:style style:name="Таблица32.B" style:family="table-column">
      <style:table-column-properties style:column-width="4.119cm"/>
    </style:style>
    <style:style style:name="Таблица32.C" style:family="table-column">
      <style:table-column-properties style:column-width="2.753cm"/>
    </style:style>
    <style:style style:name="Таблица32.D" style:family="table-column">
      <style:table-column-properties style:column-width="4.29cm"/>
    </style:style>
    <style:style style:name="Таблица32.E" style:family="table-column">
      <style:table-column-properties style:column-width="3.177cm"/>
    </style:style>
    <style:style style:name="Таблица32.F" style:family="table-column">
      <style:table-column-properties style:column-width="1.984cm"/>
    </style:style>
    <style:style style:name="Таблица32.G" style:family="table-column">
      <style:table-column-properties style:column-width="9.093cm"/>
    </style:style>
    <style:style style:name="Таблица32.1" style:family="table-row">
      <style:table-row-properties style:min-row-height="0.123cm" style:keep-together="true" fo:keep-together="auto"/>
    </style:style>
    <style:style style:name="Таблица3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3" style:family="table">
      <style:table-properties style:width="17.619cm" fo:margin-left="-0.279cm" table:align="left" style:writing-mode="lr-tb"/>
    </style:style>
    <style:style style:name="Таблица33.A" style:family="table-column">
      <style:table-column-properties style:column-width="0.965cm"/>
    </style:style>
    <style:style style:name="Таблица33.B" style:family="table-column">
      <style:table-column-properties style:column-width="4.249cm"/>
    </style:style>
    <style:style style:name="Таблица33.C" style:family="table-column">
      <style:table-column-properties style:column-width="3.524cm"/>
    </style:style>
    <style:style style:name="Таблица33.D" style:family="table-column">
      <style:table-column-properties style:column-width="8.881cm"/>
    </style:style>
    <style:style style:name="Таблица33.1" style:family="table-row">
      <style:table-row-properties style:keep-together="true" fo:keep-together="auto"/>
    </style:style>
    <style:style style:name="Таблица3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3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26.12cm" fo:margin-left="-0.279cm" table:align="left" style:writing-mode="lr-tb"/>
    </style:style>
    <style:style style:name="Таблица34.A" style:family="table-column">
      <style:table-column-properties style:column-width="0.942cm"/>
    </style:style>
    <style:style style:name="Таблица34.B" style:family="table-column">
      <style:table-column-properties style:column-width="3.956cm"/>
    </style:style>
    <style:style style:name="Таблица34.C" style:family="table-column">
      <style:table-column-properties style:column-width="2.972cm"/>
    </style:style>
    <style:style style:name="Таблица34.D" style:family="table-column">
      <style:table-column-properties style:column-width="4.292cm"/>
    </style:style>
    <style:style style:name="Таблица34.E" style:family="table-column">
      <style:table-column-properties style:column-width="3.11cm"/>
    </style:style>
    <style:style style:name="Таблица34.F" style:family="table-column">
      <style:table-column-properties style:column-width="1.951cm"/>
    </style:style>
    <style:style style:name="Таблица34.G" style:family="table-column">
      <style:table-column-properties style:column-width="8.897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2" style:family="table-row">
      <style:table-row-properties style:min-row-height="0.123cm" style:keep-together="true" fo:keep-together="auto"/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5" style:family="table">
      <style:table-properties style:width="17.619cm" fo:margin-left="-0.279cm" table:align="left" style:writing-mode="lr-tb"/>
    </style:style>
    <style:style style:name="Таблица35.A" style:family="table-column">
      <style:table-column-properties style:column-width="0.965cm"/>
    </style:style>
    <style:style style:name="Таблица35.B" style:family="table-column">
      <style:table-column-properties style:column-width="4.249cm"/>
    </style:style>
    <style:style style:name="Таблица35.C" style:family="table-column">
      <style:table-column-properties style:column-width="3.524cm"/>
    </style:style>
    <style:style style:name="Таблица35.D" style:family="table-column">
      <style:table-column-properties style:column-width="8.881cm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6" style:family="table">
      <style:table-properties style:width="26.37cm" fo:margin-left="-0.279cm" table:align="left" style:writing-mode="lr-tb"/>
    </style:style>
    <style:style style:name="Таблица36.A" style:family="table-column">
      <style:table-column-properties style:column-width="0.942cm"/>
    </style:style>
    <style:style style:name="Таблица36.B" style:family="table-column">
      <style:table-column-properties style:column-width="4.113cm"/>
    </style:style>
    <style:style style:name="Таблица36.C" style:family="table-column">
      <style:table-column-properties style:column-width="2.565cm"/>
    </style:style>
    <style:style style:name="Таблица36.D" style:family="table-column">
      <style:table-column-properties style:column-width="4.459cm"/>
    </style:style>
    <style:style style:name="Таблица36.E" style:family="table-column">
      <style:table-column-properties style:column-width="3.385cm"/>
    </style:style>
    <style:style style:name="Таблица36.F" style:family="table-column">
      <style:table-column-properties style:column-width="1.979cm"/>
    </style:style>
    <style:style style:name="Таблица36.G" style:family="table-column">
      <style:table-column-properties style:column-width="8.927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2" style:family="table-row">
      <style:table-row-properties style:min-row-height="0.123cm" style:keep-together="true" fo:keep-together="auto"/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6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7" style:family="table">
      <style:table-properties style:width="17.619cm" fo:margin-left="-0.279cm" table:align="left" style:writing-mode="lr-tb"/>
    </style:style>
    <style:style style:name="Таблица37.A" style:family="table-column">
      <style:table-column-properties style:column-width="0.965cm"/>
    </style:style>
    <style:style style:name="Таблица37.B" style:family="table-column">
      <style:table-column-properties style:column-width="4.249cm"/>
    </style:style>
    <style:style style:name="Таблица37.C" style:family="table-column">
      <style:table-column-properties style:column-width="3.524cm"/>
    </style:style>
    <style:style style:name="Таблица37.D" style:family="table-column">
      <style:table-column-properties style:column-width="8.881cm"/>
    </style:style>
    <style:style style:name="Таблица37.1" style:family="table-row">
      <style:table-row-properties style:keep-together="true" fo:keep-together="auto"/>
    </style:style>
    <style:style style:name="Таблица3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7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8" style:family="table">
      <style:table-properties style:width="26.37cm" fo:margin-left="-0.279cm" table:align="left" style:writing-mode="lr-tb"/>
    </style:style>
    <style:style style:name="Таблица38.A" style:family="table-column">
      <style:table-column-properties style:column-width="0.942cm"/>
    </style:style>
    <style:style style:name="Таблица38.B" style:family="table-column">
      <style:table-column-properties style:column-width="4.036cm"/>
    </style:style>
    <style:style style:name="Таблица38.C" style:family="table-column">
      <style:table-column-properties style:column-width="2.759cm"/>
    </style:style>
    <style:style style:name="Таблица38.D" style:family="table-column">
      <style:table-column-properties style:column-width="4.316cm"/>
    </style:style>
    <style:style style:name="Таблица38.E" style:family="table-column">
      <style:table-column-properties style:column-width="3.171cm"/>
    </style:style>
    <style:style style:name="Таблица38.F" style:family="table-column">
      <style:table-column-properties style:column-width="1.997cm"/>
    </style:style>
    <style:style style:name="Таблица38.G" style:family="table-column">
      <style:table-column-properties style:column-width="9.149cm"/>
    </style:style>
    <style:style style:name="Таблица38.1" style:family="table-row">
      <style:table-row-properties style:keep-together="true" fo:keep-together="auto"/>
    </style:style>
    <style:style style:name="Таблица38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8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8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8.3" style:family="table-row">
      <style:table-row-properties style:min-row-height="0.123cm" style:keep-together="true" fo:keep-together="auto"/>
    </style:style>
    <style:style style:name="Таблица39" style:family="table">
      <style:table-properties style:width="17.619cm" fo:margin-left="-0.279cm" table:align="left" style:writing-mode="lr-tb"/>
    </style:style>
    <style:style style:name="Таблица39.A" style:family="table-column">
      <style:table-column-properties style:column-width="0.965cm"/>
    </style:style>
    <style:style style:name="Таблица39.B" style:family="table-column">
      <style:table-column-properties style:column-width="4.249cm"/>
    </style:style>
    <style:style style:name="Таблица39.C" style:family="table-column">
      <style:table-column-properties style:column-width="3.524cm"/>
    </style:style>
    <style:style style:name="Таблица39.D" style:family="table-column">
      <style:table-column-properties style:column-width="8.881cm"/>
    </style:style>
    <style:style style:name="Таблица39.1" style:family="table-row">
      <style:table-row-properties style:keep-together="true" fo:keep-together="auto"/>
    </style:style>
    <style:style style:name="Таблица39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9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0" style:family="table">
      <style:table-properties style:width="17.619cm" fo:margin-left="-0.279cm" table:align="left" style:writing-mode="lr-tb"/>
    </style:style>
    <style:style style:name="Таблица40.A" style:family="table-column">
      <style:table-column-properties style:column-width="0.919cm"/>
    </style:style>
    <style:style style:name="Таблица40.B" style:family="table-column">
      <style:table-column-properties style:column-width="4.272cm"/>
    </style:style>
    <style:style style:name="Таблица40.C" style:family="table-column">
      <style:table-column-properties style:column-width="4.251cm"/>
    </style:style>
    <style:style style:name="Таблица40.D" style:family="table-column">
      <style:table-column-properties style:column-width="8.177cm"/>
    </style:style>
    <style:style style:name="Таблица40.1" style:family="table-row">
      <style:table-row-properties style:keep-together="true" fo:keep-together="auto"/>
    </style:style>
    <style:style style:name="Таблица40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0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0.3" style:family="table-row">
      <style:table-row-properties style:min-row-height="0.123cm" style:keep-together="true" fo:keep-together="auto"/>
    </style:style>
    <style:style style:name="Таблица41" style:family="table">
      <style:table-properties style:width="17.619cm" fo:margin-left="-0.279cm" table:align="left" style:writing-mode="lr-tb"/>
    </style:style>
    <style:style style:name="Таблица41.A" style:family="table-column">
      <style:table-column-properties style:column-width="0.965cm"/>
    </style:style>
    <style:style style:name="Таблица41.B" style:family="table-column">
      <style:table-column-properties style:column-width="4.249cm"/>
    </style:style>
    <style:style style:name="Таблица41.C" style:family="table-column">
      <style:table-column-properties style:column-width="3.524cm"/>
    </style:style>
    <style:style style:name="Таблица41.D" style:family="table-column">
      <style:table-column-properties style:column-width="8.881cm"/>
    </style:style>
    <style:style style:name="Таблица41.1" style:family="table-row">
      <style:table-row-properties style:keep-together="true" fo:keep-together="auto"/>
    </style:style>
    <style:style style:name="Таблица41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1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2" style:family="table">
      <style:table-properties style:width="17.618cm" fo:margin-left="-0.279cm" table:align="left" style:writing-mode="lr-tb"/>
    </style:style>
    <style:style style:name="Таблица42.A" style:family="table-column">
      <style:table-column-properties style:column-width="0.919cm"/>
    </style:style>
    <style:style style:name="Таблица42.B" style:family="table-column">
      <style:table-column-properties style:column-width="4.272cm"/>
    </style:style>
    <style:style style:name="Таблица42.C" style:family="table-column">
      <style:table-column-properties style:column-width="4.251cm"/>
    </style:style>
    <style:style style:name="Таблица42.D" style:family="table-column">
      <style:table-column-properties style:column-width="8.176cm"/>
    </style:style>
    <style:style style:name="Таблица42.1" style:family="table-row">
      <style:table-row-properties style:keep-together="true" fo:keep-together="auto"/>
    </style:style>
    <style:style style:name="Таблица42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2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2.3" style:family="table-row">
      <style:table-row-properties style:min-row-height="0.123cm" style:keep-together="true" fo:keep-together="auto"/>
    </style:style>
    <style:style style:name="Таблица43" style:family="table">
      <style:table-properties style:width="17.619cm" fo:margin-left="-0.279cm" table:align="left" style:writing-mode="lr-tb"/>
    </style:style>
    <style:style style:name="Таблица43.A" style:family="table-column">
      <style:table-column-properties style:column-width="0.965cm"/>
    </style:style>
    <style:style style:name="Таблица43.B" style:family="table-column">
      <style:table-column-properties style:column-width="4.249cm"/>
    </style:style>
    <style:style style:name="Таблица43.C" style:family="table-column">
      <style:table-column-properties style:column-width="3.524cm"/>
    </style:style>
    <style:style style:name="Таблица43.D" style:family="table-column">
      <style:table-column-properties style:column-width="8.881cm"/>
    </style:style>
    <style:style style:name="Таблица43.1" style:family="table-row">
      <style:table-row-properties style:keep-together="true" fo:keep-together="auto"/>
    </style:style>
    <style:style style:name="Таблица4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3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4" style:family="table">
      <style:table-properties style:width="26.37cm" fo:margin-left="-0.279cm" table:align="left" style:writing-mode="lr-tb"/>
    </style:style>
    <style:style style:name="Таблица44.A" style:family="table-column">
      <style:table-column-properties style:column-width="0.954cm"/>
    </style:style>
    <style:style style:name="Таблица44.B" style:family="table-column">
      <style:table-column-properties style:column-width="4.119cm"/>
    </style:style>
    <style:style style:name="Таблица44.C" style:family="table-column">
      <style:table-column-properties style:column-width="2.753cm"/>
    </style:style>
    <style:style style:name="Таблица44.D" style:family="table-column">
      <style:table-column-properties style:column-width="4.29cm"/>
    </style:style>
    <style:style style:name="Таблица44.E" style:family="table-column">
      <style:table-column-properties style:column-width="3.177cm"/>
    </style:style>
    <style:style style:name="Таблица44.F" style:family="table-column">
      <style:table-column-properties style:column-width="1.984cm"/>
    </style:style>
    <style:style style:name="Таблица44.G" style:family="table-column">
      <style:table-column-properties style:column-width="9.093cm"/>
    </style:style>
    <style:style style:name="Таблица44.1" style:family="table-row">
      <style:table-row-properties style:keep-together="true" fo:keep-together="auto"/>
    </style:style>
    <style:style style:name="Таблица4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4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4.2" style:family="table-row">
      <style:table-row-properties style:min-row-height="0.123cm" style:keep-together="true" fo:keep-together="auto"/>
    </style:style>
    <style:style style:name="Таблица4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4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5" style:family="table">
      <style:table-properties style:width="17.619cm" fo:margin-left="-0.279cm" table:align="left" style:writing-mode="lr-tb"/>
    </style:style>
    <style:style style:name="Таблица45.A" style:family="table-column">
      <style:table-column-properties style:column-width="0.965cm"/>
    </style:style>
    <style:style style:name="Таблица45.B" style:family="table-column">
      <style:table-column-properties style:column-width="4.249cm"/>
    </style:style>
    <style:style style:name="Таблица45.C" style:family="table-column">
      <style:table-column-properties style:column-width="3.524cm"/>
    </style:style>
    <style:style style:name="Таблица45.D" style:family="table-column">
      <style:table-column-properties style:column-width="8.881cm"/>
    </style:style>
    <style:style style:name="Таблица45.1" style:family="table-row">
      <style:table-row-properties style:keep-together="true" fo:keep-together="auto"/>
    </style:style>
    <style:style style:name="Таблица4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6" style:family="table">
      <style:table-properties style:width="26.37cm" fo:margin-left="-0.279cm" table:align="left" style:writing-mode="lr-tb"/>
    </style:style>
    <style:style style:name="Таблица46.A" style:family="table-column">
      <style:table-column-properties style:column-width="0.928cm"/>
    </style:style>
    <style:style style:name="Таблица46.B" style:family="table-column">
      <style:table-column-properties style:column-width="4.128cm"/>
    </style:style>
    <style:style style:name="Таблица46.C" style:family="table-column">
      <style:table-column-properties style:column-width="2.759cm"/>
    </style:style>
    <style:style style:name="Таблица46.D" style:family="table-column">
      <style:table-column-properties style:column-width="4.295cm"/>
    </style:style>
    <style:style style:name="Таблица46.E" style:family="table-column">
      <style:table-column-properties style:column-width="3.175cm"/>
    </style:style>
    <style:style style:name="Таблица46.F" style:family="table-column">
      <style:table-column-properties style:column-width="1.986cm"/>
    </style:style>
    <style:style style:name="Таблица46.G" style:family="table-column">
      <style:table-column-properties style:column-width="9.1cm"/>
    </style:style>
    <style:style style:name="Таблица46.1" style:family="table-row">
      <style:table-row-properties style:keep-together="true" fo:keep-together="auto"/>
    </style:style>
    <style:style style:name="Таблица4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6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6.2" style:family="table-row">
      <style:table-row-properties style:min-row-height="0.123cm" style:keep-together="true" fo:keep-together="auto"/>
    </style:style>
    <style:style style:name="Таблица4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6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7" style:family="table">
      <style:table-properties style:width="17.619cm" fo:margin-left="-0.279cm" table:align="left" style:writing-mode="lr-tb"/>
    </style:style>
    <style:style style:name="Таблица47.A" style:family="table-column">
      <style:table-column-properties style:column-width="0.965cm"/>
    </style:style>
    <style:style style:name="Таблица47.B" style:family="table-column">
      <style:table-column-properties style:column-width="4.249cm"/>
    </style:style>
    <style:style style:name="Таблица47.C" style:family="table-column">
      <style:table-column-properties style:column-width="3.524cm"/>
    </style:style>
    <style:style style:name="Таблица47.D" style:family="table-column">
      <style:table-column-properties style:column-width="8.881cm"/>
    </style:style>
    <style:style style:name="Таблица47.1" style:family="table-row">
      <style:table-row-properties style:keep-together="true" fo:keep-together="auto"/>
    </style:style>
    <style:style style:name="Таблица4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7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8" style:family="table">
      <style:table-properties style:width="26.37cm" fo:margin-left="-0.279cm" table:align="left" style:writing-mode="lr-tb"/>
    </style:style>
    <style:style style:name="Таблица48.A" style:family="table-column">
      <style:table-column-properties style:column-width="0.928cm"/>
    </style:style>
    <style:style style:name="Таблица48.B" style:family="table-column">
      <style:table-column-properties style:column-width="4.128cm"/>
    </style:style>
    <style:style style:name="Таблица48.C" style:family="table-column">
      <style:table-column-properties style:column-width="2.759cm"/>
    </style:style>
    <style:style style:name="Таблица48.D" style:family="table-column">
      <style:table-column-properties style:column-width="4.295cm"/>
    </style:style>
    <style:style style:name="Таблица48.E" style:family="table-column">
      <style:table-column-properties style:column-width="3.175cm"/>
    </style:style>
    <style:style style:name="Таблица48.F" style:family="table-column">
      <style:table-column-properties style:column-width="1.986cm"/>
    </style:style>
    <style:style style:name="Таблица48.G" style:family="table-column">
      <style:table-column-properties style:column-width="9.1cm"/>
    </style:style>
    <style:style style:name="Таблица48.1" style:family="table-row">
      <style:table-row-properties style:keep-together="true" fo:keep-together="auto"/>
    </style:style>
    <style:style style:name="Таблица48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8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8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8.3" style:family="table-row">
      <style:table-row-properties style:min-row-height="0.123cm" style:keep-together="true" fo:keep-together="auto"/>
    </style:style>
    <style:style style:name="Таблица49" style:family="table">
      <style:table-properties style:width="17.619cm" fo:margin-left="-0.279cm" table:align="left" style:writing-mode="lr-tb"/>
    </style:style>
    <style:style style:name="Таблица49.A" style:family="table-column">
      <style:table-column-properties style:column-width="0.965cm"/>
    </style:style>
    <style:style style:name="Таблица49.B" style:family="table-column">
      <style:table-column-properties style:column-width="4.249cm"/>
    </style:style>
    <style:style style:name="Таблица49.C" style:family="table-column">
      <style:table-column-properties style:column-width="3.524cm"/>
    </style:style>
    <style:style style:name="Таблица49.D" style:family="table-column">
      <style:table-column-properties style:column-width="8.881cm"/>
    </style:style>
    <style:style style:name="Таблица49.1" style:family="table-row">
      <style:table-row-properties style:keep-together="true" fo:keep-together="auto"/>
    </style:style>
    <style:style style:name="Таблица49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9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0" style:family="table">
      <style:table-properties style:width="26.37cm" fo:margin-left="-0.279cm" table:align="left" style:writing-mode="lr-tb"/>
    </style:style>
    <style:style style:name="Таблица50.A" style:family="table-column">
      <style:table-column-properties style:column-width="0.954cm"/>
    </style:style>
    <style:style style:name="Таблица50.B" style:family="table-column">
      <style:table-column-properties style:column-width="4.119cm"/>
    </style:style>
    <style:style style:name="Таблица50.C" style:family="table-column">
      <style:table-column-properties style:column-width="2.753cm"/>
    </style:style>
    <style:style style:name="Таблица50.D" style:family="table-column">
      <style:table-column-properties style:column-width="4.29cm"/>
    </style:style>
    <style:style style:name="Таблица50.E" style:family="table-column">
      <style:table-column-properties style:column-width="3.177cm"/>
    </style:style>
    <style:style style:name="Таблица50.F" style:family="table-column">
      <style:table-column-properties style:column-width="1.984cm"/>
    </style:style>
    <style:style style:name="Таблица50.G" style:family="table-column">
      <style:table-column-properties style:column-width="9.093cm"/>
    </style:style>
    <style:style style:name="Таблица50.1" style:family="table-row">
      <style:table-row-properties style:keep-together="true" fo:keep-together="auto"/>
    </style:style>
    <style:style style:name="Таблица50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0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0.2" style:family="table-row">
      <style:table-row-properties style:min-row-height="0.123cm" style:keep-together="true" fo:keep-together="auto"/>
    </style:style>
    <style:style style:name="Таблица5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0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1" style:family="table">
      <style:table-properties style:width="17.619cm" fo:margin-left="-0.279cm" table:align="left" style:writing-mode="lr-tb"/>
    </style:style>
    <style:style style:name="Таблица51.A" style:family="table-column">
      <style:table-column-properties style:column-width="0.965cm"/>
    </style:style>
    <style:style style:name="Таблица51.B" style:family="table-column">
      <style:table-column-properties style:column-width="4.249cm"/>
    </style:style>
    <style:style style:name="Таблица51.C" style:family="table-column">
      <style:table-column-properties style:column-width="3.524cm"/>
    </style:style>
    <style:style style:name="Таблица51.D" style:family="table-column">
      <style:table-column-properties style:column-width="8.881cm"/>
    </style:style>
    <style:style style:name="Таблица51.1" style:family="table-row">
      <style:table-row-properties style:keep-together="true" fo:keep-together="auto"/>
    </style:style>
    <style:style style:name="Таблица51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1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2" style:family="table">
      <style:table-properties style:width="26.12cm" fo:margin-left="-0.279cm" table:align="left" style:writing-mode="lr-tb"/>
    </style:style>
    <style:style style:name="Таблица52.A" style:family="table-column">
      <style:table-column-properties style:column-width="0.942cm"/>
    </style:style>
    <style:style style:name="Таблица52.B" style:family="table-column">
      <style:table-column-properties style:column-width="3.956cm"/>
    </style:style>
    <style:style style:name="Таблица52.C" style:family="table-column">
      <style:table-column-properties style:column-width="2.972cm"/>
    </style:style>
    <style:style style:name="Таблица52.D" style:family="table-column">
      <style:table-column-properties style:column-width="4.292cm"/>
    </style:style>
    <style:style style:name="Таблица52.E" style:family="table-column">
      <style:table-column-properties style:column-width="3.11cm"/>
    </style:style>
    <style:style style:name="Таблица52.F" style:family="table-column">
      <style:table-column-properties style:column-width="1.951cm"/>
    </style:style>
    <style:style style:name="Таблица52.G" style:family="table-column">
      <style:table-column-properties style:column-width="8.897cm"/>
    </style:style>
    <style:style style:name="Таблица52.1" style:family="table-row">
      <style:table-row-properties style:keep-together="true" fo:keep-together="auto"/>
    </style:style>
    <style:style style:name="Таблица52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2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2.2" style:family="table-row">
      <style:table-row-properties style:min-row-height="0.123cm" style:keep-together="true" fo:keep-together="auto"/>
    </style:style>
    <style:style style:name="Таблица5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2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3" style:family="table">
      <style:table-properties style:width="17.619cm" fo:margin-left="-0.279cm" table:align="left" style:writing-mode="lr-tb"/>
    </style:style>
    <style:style style:name="Таблица53.A" style:family="table-column">
      <style:table-column-properties style:column-width="0.965cm"/>
    </style:style>
    <style:style style:name="Таблица53.B" style:family="table-column">
      <style:table-column-properties style:column-width="4.249cm"/>
    </style:style>
    <style:style style:name="Таблица53.C" style:family="table-column">
      <style:table-column-properties style:column-width="3.524cm"/>
    </style:style>
    <style:style style:name="Таблица53.D" style:family="table-column">
      <style:table-column-properties style:column-width="8.881cm"/>
    </style:style>
    <style:style style:name="Таблица53.1" style:family="table-row">
      <style:table-row-properties style:keep-together="true" fo:keep-together="auto"/>
    </style:style>
    <style:style style:name="Таблица53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3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4" style:family="table">
      <style:table-properties style:width="26.37cm" fo:margin-left="-0.279cm" table:align="left" style:writing-mode="lr-tb"/>
    </style:style>
    <style:style style:name="Таблица54.A" style:family="table-column">
      <style:table-column-properties style:column-width="0.942cm"/>
    </style:style>
    <style:style style:name="Таблица54.B" style:family="table-column">
      <style:table-column-properties style:column-width="4.036cm"/>
    </style:style>
    <style:style style:name="Таблица54.C" style:family="table-column">
      <style:table-column-properties style:column-width="2.759cm"/>
    </style:style>
    <style:style style:name="Таблица54.D" style:family="table-column">
      <style:table-column-properties style:column-width="4.316cm"/>
    </style:style>
    <style:style style:name="Таблица54.E" style:family="table-column">
      <style:table-column-properties style:column-width="3.171cm"/>
    </style:style>
    <style:style style:name="Таблица54.F" style:family="table-column">
      <style:table-column-properties style:column-width="1.997cm"/>
    </style:style>
    <style:style style:name="Таблица54.G" style:family="table-column">
      <style:table-column-properties style:column-width="9.149cm"/>
    </style:style>
    <style:style style:name="Таблица54.1" style:family="table-row">
      <style:table-row-properties style:keep-together="true" fo:keep-together="auto"/>
    </style:style>
    <style:style style:name="Таблица54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4.G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4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5" style:family="table">
      <style:table-properties style:width="17.619cm" fo:margin-left="-0.279cm" table:align="left" style:writing-mode="lr-tb"/>
    </style:style>
    <style:style style:name="Таблица55.A" style:family="table-column">
      <style:table-column-properties style:column-width="0.965cm"/>
    </style:style>
    <style:style style:name="Таблица55.B" style:family="table-column">
      <style:table-column-properties style:column-width="4.249cm"/>
    </style:style>
    <style:style style:name="Таблица55.C" style:family="table-column">
      <style:table-column-properties style:column-width="3.524cm"/>
    </style:style>
    <style:style style:name="Таблица55.D" style:family="table-column">
      <style:table-column-properties style:column-width="8.881cm"/>
    </style:style>
    <style:style style:name="Таблица55.1" style:family="table-row">
      <style:table-row-properties style:keep-together="true" fo:keep-together="auto"/>
    </style:style>
    <style:style style:name="Таблица55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5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6" style:family="table">
      <style:table-properties style:width="17.619cm" fo:margin-left="-0.279cm" table:align="left" style:writing-mode="lr-tb"/>
    </style:style>
    <style:style style:name="Таблица56.A" style:family="table-column">
      <style:table-column-properties style:column-width="0.919cm"/>
    </style:style>
    <style:style style:name="Таблица56.B" style:family="table-column">
      <style:table-column-properties style:column-width="4.272cm"/>
    </style:style>
    <style:style style:name="Таблица56.C" style:family="table-column">
      <style:table-column-properties style:column-width="4.251cm"/>
    </style:style>
    <style:style style:name="Таблица56.D" style:family="table-column">
      <style:table-column-properties style:column-width="8.177cm"/>
    </style:style>
    <style:style style:name="Таблица56.1" style:family="table-row">
      <style:table-row-properties style:keep-together="true" fo:keep-together="auto"/>
    </style:style>
    <style:style style:name="Таблица56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6.D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6.2" style:family="table-row">
      <style:table-row-properties style:min-row-height="0.123cm" style:keep-together="true" fo:keep-together="auto"/>
    </style:style>
    <style:style style:name="Таблица5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7" style:family="table">
      <style:table-properties style:width="25.197cm" fo:margin-left="-0.279cm" table:align="left" style:writing-mode="lr-tb"/>
    </style:style>
    <style:style style:name="Таблица57.A" style:family="table-column">
      <style:table-column-properties style:column-width="0.864cm"/>
    </style:style>
    <style:style style:name="Таблица57.B" style:family="table-column">
      <style:table-column-properties style:column-width="4.004cm"/>
    </style:style>
    <style:style style:name="Таблица57.C" style:family="table-column">
      <style:table-column-properties style:column-width="4.974cm"/>
    </style:style>
    <style:style style:name="Таблица57.D" style:family="table-column">
      <style:table-column-properties style:column-width="8.44cm"/>
    </style:style>
    <style:style style:name="Таблица57.E" style:family="table-column">
      <style:table-column-properties style:column-width="6.914cm"/>
    </style:style>
    <style:style style:name="Таблица57.1" style:family="table-row">
      <style:table-row-properties style:keep-together="true" fo:keep-together="auto"/>
    </style:style>
    <style:style style:name="Таблица57.A1" style:family="table-cell">
      <style:table-cell-properties style:vertical-align="top" fo:background-color="#b3b3b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57.E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5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7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7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7.E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606060" fo:font-size="8pt" style:font-size-asian="8pt" style:font-name-complex="Arial" style:font-size-complex="8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 style:snap-to-layout-grid="false"/>
      <style:text-properties fo:color="#606060" style:font-name="Arial" fo:language="en" fo:country="US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fo:font-size="2pt" fo:language="en" fo:country="US" style:font-size-asian="2pt" style:font-size-complex="2pt"/>
    </style:style>
    <style:style style:name="P7" style:family="paragraph" style:parent-style-name="Standard">
      <style:paragraph-properties fo:margin-top="0cm" fo:margin-bottom="0.212cm" fo:line-height="100%" fo:text-align="center" style:justify-single-word="false" fo:orphans="2" fo:widows="2"/>
    </style:style>
    <style:style style:name="P8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Title">
      <style:text-properties fo:text-transform="uppercase" style:font-name="Times New Roman" fo:font-size="11pt" fo:language="en" fo:country="US" style:font-size-asian="11pt" style:font-name-complex="Times New Roman" style:font-size-complex="11pt" style:font-weight-complex="bold"/>
    </style:style>
    <style:style style:name="P11" style:family="paragraph" style:parent-style-name="Title">
      <style:paragraph-properties fo:break-before="page"/>
    </style:style>
    <style:style style:name="P12" style:family="paragraph" style:parent-style-name="Title">
      <style:paragraph-properties fo:text-align="start" style:justify-single-word="false" fo:break-before="page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/>
    </style:style>
    <style:style style:name="P1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Текст_20_примечания1">
      <style:text-properties fo:language="en" fo:country="US"/>
    </style:style>
    <style:style style:name="P18" style:family="paragraph" style:parent-style-name="Standard">
      <style:paragraph-properties fo:line-height="100%" fo:orphans="2" fo:widows="2" style:text-autospace="non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4" style:family="paragraph" style:parent-style-name="Standard">
      <style:text-properties fo:font-weight="bold" style:font-weight-asian="bold" style:font-size-complex="11pt"/>
    </style:style>
    <style:style style:name="P25" style:family="paragraph" style:parent-style-name="Standard">
      <style:text-properties fo:font-size="10pt" fo:language="en" fo:country="US" style:font-size-asian="10pt"/>
    </style:style>
    <style:style style:name="P26" style:family="paragraph" style:parent-style-name="Standard">
      <style:text-properties fo:font-size="10pt" fo:language="en" fo:country="US" fo:font-weight="bold" style:font-size-asian="10pt" style:font-weight-asian="bold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paragraph-properties fo:text-align="center" style:justify-single-word="false"/>
      <style:text-properties fo:language="en" fo:country="US"/>
    </style:style>
    <style:style style:name="P29" style:family="paragraph" style:parent-style-name="Standard">
      <style:text-properties fo:language="en" fo:country="US" fo:font-style="italic" style:font-style-asian="italic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italic" style:font-style-asian="italic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n" fo:country="US" fo:font-style="italic" style:font-style-asian="italic"/>
    </style:style>
    <style:style style:name="P32" style:family="paragraph" style:parent-style-name="Standard">
      <style:text-properties fo:language="en" fo:country="US" fo:font-style="italic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italic" style:font-style-asian="italic" style:font-style-complex="italic"/>
    </style:style>
    <style:style style:name="P34" style:family="paragraph" style:parent-style-name="Standard">
      <style:paragraph-properties style:snap-to-layout-grid="false"/>
      <style:text-properties fo:language="en" fo:country="US" fo:font-style="italic" style:font-style-asian="italic"/>
    </style:style>
    <style:style style:name="P35" style:family="paragraph" style:parent-style-name="Standard">
      <style:paragraph-properties fo:text-align="center" style:justify-single-word="false"/>
      <style:text-properties fo:language="en" fo:country="US" fo:font-style="italic" style:font-style-asian="italic"/>
    </style:style>
    <style:style style:name="P36" style:family="paragraph" style:parent-style-name="Standard">
      <style:paragraph-properties fo:text-align="center" style:justify-single-word="false" style:snap-to-layout-grid="false"/>
      <style:text-properties fo:language="en" fo:country="US" fo:font-style="italic" style:font-style-asian="italic"/>
    </style:style>
    <style:style style:name="P37" style:family="paragraph" style:parent-style-name="Standard">
      <style:paragraph-properties fo:text-align="justify" style:justify-single-word="false"/>
      <style:text-properties fo:language="en" fo:country="US"/>
    </style:style>
    <style:style style:name="P38" style:family="paragraph" style:parent-style-name="Standard">
      <style:paragraph-properties fo:text-align="justify" style:justify-single-word="false" style:snap-to-layout-grid="false"/>
      <style:text-properties fo:language="en" fo:country="US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1" style:family="paragraph" style:parent-style-name="Standard">
      <style:paragraph-properties style:snap-to-layout-grid="false"/>
      <style:text-properties fo:language="en" fo:country="US"/>
    </style:style>
    <style:style style:name="P4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 style:snap-to-layout-grid="false"/>
    </style:style>
    <style:style style:name="P45" style:family="paragraph" style:parent-style-name="Standard">
      <style:text-properties fo:font-style="italic" style:font-style-asian="italic"/>
    </style:style>
    <style:style style:name="P4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7" style:family="paragraph" style:parent-style-name="Standard">
      <style:text-properties fo:font-style="italic" style:font-style-asian="italic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tyle="italic" style:font-style-asian="italic"/>
    </style:style>
    <style:style style:name="P50" style:family="paragraph" style:parent-style-name="Standard">
      <style:paragraph-properties style:snap-to-layout-grid="false"/>
    </style:style>
    <style:style style:name="P51" style:family="paragraph" style:parent-style-name="Standard">
      <style:paragraph-properties fo:margin-left="0cm" fo:margin-right="0cm" fo:text-indent="1.27cm" style:auto-text-indent="false"/>
    </style:style>
    <style:style style:name="P5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3" style:family="paragraph" style:parent-style-name="Standard">
      <style:paragraph-properties fo:margin-left="0cm" fo:margin-right="0cm" fo:text-indent="1.27cm" style:auto-text-indent="false"/>
      <style:text-properties fo:font-style="italic" style:font-style-asian="italic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fo:language="en" fo:country="US" fo:font-style="italic" style:font-style-asian="italic"/>
    </style:style>
    <style:style style:name="P55" style:family="paragraph" style:parent-style-name="Standard">
      <style:paragraph-properties fo:margin-left="1.27cm" fo:margin-right="0cm" fo:text-indent="0cm" style:auto-text-indent="false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59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60" style:family="paragraph" style:parent-style-name="Standard">
      <style:paragraph-properties fo:margin-left="1.27cm" fo:margin-right="0cm" fo:text-indent="1.27cm" style:auto-text-indent="false"/>
    </style:style>
    <style:style style:name="P61" style:family="paragraph" style:parent-style-name="Standard">
      <style:paragraph-properties fo:margin-left="0cm" fo:margin-right="-0.191cm" fo:text-align="justify" style:justify-single-word="false" fo:text-indent="0cm" style:auto-text-indent="false"/>
      <style:text-properties fo:language="en" fo:country="US" fo:font-style="italic" style:font-style-asian="italic"/>
    </style:style>
    <style:style style:name="P62" style:family="paragraph" style:parent-style-name="Heading_20_4">
      <style:text-properties fo:language="ru" fo:country="RU"/>
    </style:style>
    <style:style style:name="P63" style:family="paragraph" style:parent-style-name="Heading_20_4">
      <style:paragraph-properties fo:margin-top="0.212cm" fo:margin-bottom="0.106cm" style:line-height-at-least="0.353cm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64" style:family="paragraph" style:parent-style-name="Standard">
      <style:text-properties fo:language="en" fo:country="US" fo:font-style="italic" style:font-style-asian="italic"/>
    </style:style>
    <style:style style:name="P65" style:family="paragraph" style:parent-style-name="Standard" style:list-style-name="WW8Num5">
      <style:text-properties fo:language="en" fo:country="US" fo:font-style="italic" style:font-style-asian="italic"/>
    </style:style>
    <style:style style:name="P66" style:family="paragraph" style:parent-style-name="Standard" style:list-style-name="WW8Num5">
      <style:text-properties fo:language="en" fo:country="US" fo:font-style="italic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style="italic" style:font-style-asian="italic"/>
    </style:style>
    <style:style style:name="P68" style:family="paragraph" style:parent-style-name="Standard" style:list-style-name="WW8Num7">
      <style:paragraph-properties fo:text-align="justify" style:justify-single-word="false"/>
      <style:text-properties fo:language="en" fo:country="US" fo:font-style="italic" style:font-style-asian="italic"/>
    </style:style>
    <style:style style:name="P69" style:family="paragraph" style:parent-style-name="Standard" style:list-style-name="WW8Num5"/>
    <style:style style:name="P70" style:family="paragraph" style:parent-style-name="Standard" style:list-style-name="WW8Num7">
      <style:paragraph-properties fo:text-align="justify" style:justify-single-word="false"/>
    </style:style>
    <style:style style:name="P71" style:family="paragraph" style:parent-style-name="Standard" style:list-style-name="WW8Num2"/>
    <style:style style:name="P72" style:family="paragraph" style:parent-style-name="Standard" style:list-style-name="WW8Num3"/>
    <style:style style:name="P73" style:family="paragraph" style:parent-style-name="Standard" style:list-style-name="WW8Num6"/>
    <style:style style:name="P74" style:family="paragraph" style:parent-style-name="Standard">
      <style:text-properties style:font-name="Calibri" fo:font-size="11pt" fo:language="ru" fo:country="RU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5" style:family="paragraph" style:parent-style-name="Standard">
      <style:paragraph-properties fo:margin-left="0cm" fo:margin-right="0cm" fo:text-indent="1.27cm" style:auto-text-indent="false"/>
    </style:style>
    <style:style style:name="P76" style:family="paragraph" style:parent-style-name="Standard">
      <style:paragraph-properties fo:margin-left="0cm" fo:margin-right="0cm" fo:text-indent="1.27cm" style:auto-text-indent="false"/>
      <style:text-properties fo:language="en" fo:country="US" fo:font-style="italic" style:font-style-asian="italic"/>
    </style:style>
    <style:style style:name="P7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8" style:family="paragraph" style:parent-style-name="Standard">
      <style:paragraph-properties fo:margin-left="0cm" fo:margin-right="0cm" fo:text-indent="1.27cm" style:auto-text-indent="false"/>
      <style:text-properties fo:font-style="italic" style:font-style-asian="italic"/>
    </style:style>
    <style:style style:name="P7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Calibri" fo:font-size="11pt" fo:language="ru" fo:country="RU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80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 style:vertical-align="auto" style:writing-mode="lr-tb"/>
      <style:text-properties style:font-name="Calibri" fo:font-size="11pt" fo:language="ru" fo:country="RU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81" style:family="paragraph" style:parent-style-name="Heading_20_1" style:master-page-name="Преобразование_20_3">
      <style:paragraph-properties style:page-number="auto"/>
    </style:style>
    <style:style style:name="P82" style:family="paragraph" style:parent-style-name="Heading_20_1" style:master-page-name="Преобразование_20_4">
      <style:paragraph-properties fo:text-align="justify" style:justify-single-word="false" style:page-number="auto"/>
    </style:style>
    <style:style style:name="P83" style:family="paragraph" style:parent-style-name="Heading_20_1" style:master-page-name="Преобразование_20_5">
      <style:paragraph-properties fo:text-align="justify" style:justify-single-word="false" style:page-number="auto"/>
    </style:style>
    <style:style style:name="P84" style:family="paragraph" style:parent-style-name="Heading_20_2" style:master-page-name="Преобразование_20_1">
      <style:paragraph-properties style:page-number="auto"/>
    </style:style>
    <style:style style:name="P85" style:family="paragraph" style:parent-style-name="Тема_20_доукмента" style:master-page-name="First_20_Page">
      <style:paragraph-properties style:page-number="auto"/>
    </style:style>
    <style:style style:name="P86" style:family="paragraph">
      <style:paragraph-properties style:line-height-at-least="0cm" style:punctuation-wrap="simple" style:writing-mode="lr-tb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8" style:family="paragraph">
      <style:paragraph-properties style:line-height-at-least="0.2cm" style:writing-mode="lr-tb"/>
    </style:style>
    <style:style style:name="T1" style:family="text">
      <style:text-properties fo:color="#606060" style:font-name="Arial" fo:font-size="8pt" style:font-size-asian="8pt" style:font-name-complex="Arial" style:font-size-complex="8pt"/>
    </style:style>
    <style:style style:name="T2" style:family="text">
      <style:text-properties fo:color="#606060" style:font-name="Arial" fo:font-size="8pt" fo:language="en" fo:country="US" style:font-size-asian="8pt" style:font-name-complex="Arial" style:font-size-complex="8pt"/>
    </style:style>
    <style:style style:name="T3" style:family="text">
      <style:text-properties fo:color="#606060" style:font-name="Arial" fo:font-size="9pt" style:font-size-asian="9pt" style:font-name-complex="Arial" style:font-size-complex="9pt"/>
    </style:style>
    <style:style style:name="T4" style:family="text">
      <style:text-properties fo:color="#606060" style:font-name="Arial" style:font-name-complex="Arial"/>
    </style:style>
    <style:style style:name="T5" style:family="text">
      <style:text-properties fo:color="#606060" style:font-name-complex="Arial"/>
    </style:style>
    <style:style style:name="T6" style:family="text">
      <style:text-properties fo:color="#808080" fo:font-size="9pt" style:font-size-asian="9pt" style:font-name-complex="Arial" style:font-size-complex="9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text:display="true"/>
    </style:style>
    <style:style style:name="T11" style:family="text">
      <style:text-properties fo:language="en" fo:country="US" text:display="true"/>
    </style:style>
    <style:style style:name="T12" style:family="text">
      <style:text-properties style:font-name="Arial" fo:font-size="14pt" style:font-size-asian="14pt" style:font-name-complex="Arial" style:font-size-complex="14pt"/>
    </style:style>
    <style:style style:name="T13" style:family="text">
      <style:text-properties style:font-name="Arial" fo:font-size="14pt" fo:language="en" fo:country="US" style:font-size-asian="14pt" style:font-name-complex="Arial" style:font-size-complex="14pt"/>
    </style:style>
    <style:style style:name="T14" style:family="text">
      <style:text-properties fo:font-size="14pt" style:font-size-asian="14pt" style:font-name-complex="Arial" style:font-size-complex="14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000000" style:font-name="Tahoma" fo:font-size="8pt" style:font-size-asian="8pt" style:font-name-complex="Tahoma" style:font-size-complex="8pt"/>
    </style:style>
    <style:style style:name="T17" style:family="text">
      <style:text-properties fo:color="#000000" style:font-size-complex="11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fo:language="en" fo:country="US" style:font-size-asian="10pt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text:display="true"/>
    </style:style>
    <style:style style:name="T23" style:family="text">
      <style:text-properties fo:language="ru" fo:country="RU"/>
    </style:style>
    <style:style style:name="T24" style:family="text">
      <style:text-properties fo:language="ru" fo:country="RU" text:display="true"/>
    </style:style>
    <style:style style:name="T25" style:family="text">
      <style:text-properties style:font-name="Times New Roman" fo:language="ru" fo:country="RU" fo:font-weight="bold" style:font-weight-asian="bold" style:font-name-complex="Times New Roman" text:display="true"/>
    </style:style>
    <style:style style:name="T26" style:family="text">
      <style:text-properties style:use-window-font-color="true" style:font-name="Arial" fo:font-size="11pt" fo:language="zxx" fo:country="none" fo:font-weight="bold" style:font-name-asian="Times New Roman" style:font-size-asian="11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T27" style:family="text">
      <style:text-properties style:font-name="Calibri" fo:font-size="11pt" fo:language="ru" fo:country="RU" fo:font-weight="bold" style:font-name-asian="Calibri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T28" style:family="text">
      <style:text-properties style:use-window-font-color="true" style:font-name="Segoe UI1" fo:font-size="10pt" fo:language="ru" fo:country="RU" style:letter-kerning="true" style:font-name-asian="SimSun2" style:font-size-asian="10pt" style:language-asian="hi" style:country-asian="IN" style:font-name-complex="Segoe UI1" style:font-size-complex="12pt" style:language-complex="hi" style:country-complex="IN"/>
    </style:style>
    <style:style style:name="T29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font-name="Segoe UI1" fo:font-size="10pt" fo:language="ru" fo:country="RU" style:letter-kerning="true" style:font-name-asian="SimSun2" style:font-size-asian="10pt" style:language-asian="hi" style:country-asian="IN" style:font-name-complex="Segoe UI1" style:font-size-complex="12pt" style:language-complex="hi" style:country-complex="IN"/>
    </style:style>
    <style:style style:name="T32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Тема_20_доукмента"/>
      <text:p text:style-name="Тема_20_доукмента"/>
      <text:p text:style-name="Тема_20_доукмента"/>
      <text:p text:style-name="Тема_20_доукмента"/>
      <text:p text:style-name="Тема_20_доукмента"/>
      <text:p text:style-name="Тема_20_доукмента"/>
      <text:p text:style-name="Тема_20_доукмента"/>
      <text:p text:style-name="Тема_20_доукмента"/>
      <text:p text:style-name="Название_20_документа"><text:bookmark-start text:name="__RefHeading___Toc479342725"/>ТЗ Запрос функционала<text:bookmark-end text:name="__RefHeading___Toc479342725"/></text:p>
      <text:p text:style-name="Название_20_версия"><text:bookmark-start text:name="__RefHeading___Toc479342726"/>Версия 10.7.0<text:bookmark-end text:name="__RefHeading___Toc479342726"/></text:p>
      <text:p text:style-name="P18"><text:bookmark-start text:name="__RefHeading___Toc479342727"/><text:span text:style-name="T15">Задача: Запрос 1481 </text:span><text:span text:style-name="T16">JepRiaShowCase.feature: Статус "Новый" вместо пусто </text:span><text:span text:style-name="T15"><text:s/></text:span><text:bookmark-end text:name="__RefHeading___Toc479342727"/></text:p>
      <text:p text:style-name="P12"><text:bookmark-start text:name="__RefHeading___Toc479342728"/>Содержание<text:bookmark-end text:name="__RefHeading___Toc479342728"/></text:p>
      <text:p text:style-name="Standard"/>
      <text:table-of-content text:style-name="Sect1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"><text:a xlink:type="simple" xlink:href="#__RefHeading__213_1747220281" text:style-name="Internet_20_link" text:visited-style-name="Visited_20_Internet_20_Link">1. Введение<text:tab/>5</text:a></text:p>
          <text:p text:style-name="P14"><text:a xlink:type="simple" xlink:href="#__RefHeading__215_1747220281" text:style-name="Internet_20_link" text:visited-style-name="Visited_20_Internet_20_Link">1.1 Термины<text:tab/>5</text:a></text:p>
          <text:p text:style-name="P14"><text:a xlink:type="simple" xlink:href="#__RefHeading__217_1747220281" text:style-name="Internet_20_link" text:visited-style-name="Visited_20_Internet_20_Link">1.2 Ссылки<text:tab/>5</text:a></text:p>
          <text:p text:style-name="P9"><text:a xlink:type="simple" xlink:href="#__RefHeading__219_1747220281" text:style-name="Internet_20_link" text:visited-style-name="Visited_20_Internet_20_Link">2. Описание версии 10.7.0 <text:tab/>5</text:a></text:p>
          <text:p text:style-name="P14"><text:a xlink:type="simple" xlink:href="#__RefHeading__221_1747220281" text:style-name="Internet_20_link" text:visited-style-name="Visited_20_Internet_20_Link">2.1 Постановка проблемы (функциональные требования)<text:tab/>5</text:a></text:p>
          <text:p text:style-name="P14"><text:a xlink:type="simple" xlink:href="#__RefHeading__223_1747220281" text:style-name="Internet_20_link" text:visited-style-name="Visited_20_Internet_20_Link">2.2 Концепция решения (описание функционала)<text:tab/>5</text:a></text:p>
          <text:p text:style-name="P9"><text:a xlink:type="simple" xlink:href="#__RefHeading__225_1747220281" text:style-name="Internet_20_link" text:visited-style-name="Visited_20_Internet_20_Link">3. Производительность<text:tab/>6</text:a></text:p>
          <text:p text:style-name="P9"><text:a xlink:type="simple" xlink:href="#__RefHeading__227_1747220281" text:style-name="Internet_20_link" text:visited-style-name="Visited_20_Internet_20_Link">4. Тестирование<text:tab/>6</text:a></text:p>
          <text:p text:style-name="P14"><text:a xlink:type="simple" xlink:href="#__RefHeading__229_1747220281" text:style-name="Internet_20_link" text:visited-style-name="Visited_20_Internet_20_Link">4.1 Тестовые сценарии (дополнительные)<text:tab/>6</text:a></text:p>
          <text:p text:style-name="P15"><text:a xlink:type="simple" xlink:href="#__RefHeading__231_1747220281" text:style-name="Internet_20_link" text:visited-style-name="Visited_20_Internet_20_Link">4.1.1 Проверка разграничения прав доступа на редактирование и удаление запроса на функционал (DB)<text:tab/>6</text:a></text:p>
          <text:p text:style-name="P16"><text:a xlink:type="simple" xlink:href="#__RefHeading__233_1747220281" text:style-name="Internet_20_link" text:visited-style-name="Visited_20_Internet_20_Link">4.1.1.1 Сценарий 1: Попытка изменения не своего запроса<text:tab/>7</text:a></text:p>
          <text:p text:style-name="P16"><text:a xlink:type="simple" xlink:href="#__RefHeading__235_1747220281" text:style-name="Internet_20_link" text:visited-style-name="Visited_20_Internet_20_Link">4.1.1.2 Сценарий 2: Попытка удаления не своего запроса<text:tab/>7</text:a></text:p>
          <text:p text:style-name="P16"><text:a xlink:type="simple" xlink:href="#__RefHeading__237_1747220281" text:style-name="Internet_20_link" text:visited-style-name="Visited_20_Internet_20_Link">4.1.1.3 Сценарий 3: Изменение запроса пользователем с правами редактирования всех запросов<text:tab/>7</text:a></text:p>
          <text:p text:style-name="P16"><text:a xlink:type="simple" xlink:href="#__RefHeading__239_1747220281" text:style-name="Internet_20_link" text:visited-style-name="Visited_20_Internet_20_Link">4.1.1.4 Сценарий 4: Удаление запроса пользователем с правами редактирования всех запросов<text:tab/>7</text:a></text:p>
          <text:p text:style-name="P16"><text:a xlink:type="simple" xlink:href="#__RefHeading__241_1747220281" text:style-name="Internet_20_link" text:visited-style-name="Visited_20_Internet_20_Link">4.1.1.5 Сценарий 5: Изменение своего запроса<text:tab/>7</text:a></text:p>
          <text:p text:style-name="P16"><text:a xlink:type="simple" xlink:href="#__RefHeading__243_1747220281" text:style-name="Internet_20_link" text:visited-style-name="Visited_20_Internet_20_Link">4.1.1.6 Сценарий 6: Удаление своего запроса<text:tab/>7</text:a></text:p>
          <text:p text:style-name="P15"><text:a xlink:type="simple" xlink:href="#__RefHeading__245_1747220281" text:style-name="Internet_20_link" text:visited-style-name="Visited_20_Internet_20_Link">4.1.2 Проверка установки ответственного за запрос на новый функционал (DB)<text:tab/>8</text:a></text:p>
          <text:p text:style-name="P16"><text:a xlink:type="simple" xlink:href="#__RefHeading__247_1747220281" text:style-name="Internet_20_link" text:visited-style-name="Visited_20_Internet_20_Link">4.1.2.1 Сценарий 33: Изменение ответственного за запрос<text:tab/>8</text:a></text:p>
          <text:p text:style-name="P15"><text:a xlink:type="simple" xlink:href="#__RefHeading__249_1747220281" text:style-name="Internet_20_link" text:visited-style-name="Visited_20_Internet_20_Link">4.1.3 Проверка установки ответственного за запрос на новый функционал (App)<text:tab/>8</text:a></text:p>
          <text:p text:style-name="P16"><text:a xlink:type="simple" xlink:href="#__RefHeading__251_1747220281" text:style-name="Internet_20_link" text:visited-style-name="Visited_20_Internet_20_Link">4.1.3.1 Сценарий 7: Проверка недоступности поля «Ответственный» при отсутствии прав<text:tab/>8</text:a></text:p>
          <text:p text:style-name="P16"><text:a xlink:type="simple" xlink:href="#__RefHeading__253_1747220281" text:style-name="Internet_20_link" text:visited-style-name="Visited_20_Internet_20_Link">4.1.3.2 Сценарий 8: Проверка доступности поля «Ответственный» при наличии прав<text:tab/>8</text:a></text:p>
          <text:p text:style-name="P16"><text:a xlink:type="simple" xlink:href="#__RefHeading__255_1747220281" text:style-name="Internet_20_link" text:visited-style-name="Visited_20_Internet_20_Link">4.1.3.3 Сценарий 9: Изменение ответственного за запрос<text:tab/>8</text:a></text:p>
          <text:p text:style-name="P16"><text:a xlink:type="simple" xlink:href="#__RefHeading__257_1747220281" text:style-name="Internet_20_link" text:visited-style-name="Visited_20_Internet_20_Link">4.1.3.4 Сценарий 10: Изменение запроса без изменения ответственного<text:tab/>9</text:a></text:p>
          <text:p text:style-name="P15"><text:a xlink:type="simple" xlink:href="#__RefHeading__259_1747220281" text:style-name="Internet_20_link" text:visited-style-name="Visited_20_Internet_20_Link">4.1.4 Проверка установки статуса запроса на новый функционал (DB)<text:tab/>9</text:a></text:p>
          <text:p text:style-name="P16"><text:a xlink:type="simple" xlink:href="#__RefHeading__261_1747220281" text:style-name="Internet_20_link" text:visited-style-name="Visited_20_Internet_20_Link">4.1.4.1 Сценарий 11: Установка статуса ответственным за запрос пользователем<text:tab/>9</text:a></text:p>
          <text:p text:style-name="P16"><text:a xlink:type="simple" xlink:href="#__RefHeading__263_1747220281" text:style-name="Internet_20_link" text:visited-style-name="Visited_20_Internet_20_Link">4.1.4.2 Сценарий 12: Установка статуса запроса пользователем с правами редактирования всех запросов<text:tab/>9</text:a></text:p>
          <text:p text:style-name="P16"><text:a xlink:type="simple" xlink:href="#__RefHeading__265_1747220281" text:style-name="Internet_20_link" text:visited-style-name="Visited_20_Internet_20_Link">4.1.4.3 Сценарий 13: Попытка установки статуса создателем запроса<text:tab/>9</text:a></text:p>
          <text:p text:style-name="P16"><text:a xlink:type="simple" xlink:href="#__RefHeading__267_1747220281" text:style-name="Internet_20_link" text:visited-style-name="Visited_20_Internet_20_Link">4.1.4.4 Сценарий 14: Попытка удаления непоследнего статуса запроса<text:tab/>9</text:a></text:p>
          <text:p text:style-name="P16"><text:a xlink:type="simple" xlink:href="#__RefHeading__269_1747220281" text:style-name="Internet_20_link" text:visited-style-name="Visited_20_Internet_20_Link">4.1.4.5 Сценарий 15: Удаление последнего статуса запроса<text:tab/>10</text:a></text:p>
          <text:p text:style-name="P15"><text:a xlink:type="simple" xlink:href="#__RefHeading__271_1747220281" text:style-name="Internet_20_link" text:visited-style-name="Visited_20_Internet_20_Link">4.1.5 Проверка установки статуса запроса на новый функционал (App)<text:tab/>10</text:a></text:p>
          <text:p text:style-name="P16"><text:a xlink:type="simple" xlink:href="#__RefHeading__273_1747220281" text:style-name="Internet_20_link" text:visited-style-name="Visited_20_Internet_20_Link">4.1.5.1 Сценарий 16: Установка статуса запроса пользователем с правами редактирования всех запросов<text:tab/>10</text:a></text:p>
          <text:p text:style-name="P16"><text:a xlink:type="simple" xlink:href="#__RefHeading__275_1747220281" text:style-name="Internet_20_link" text:visited-style-name="Visited_20_Internet_20_Link">4.1.5.2 Сценарий 17: Удаление статуса запроса пользователем с правами редактирования всех запросов<text:tab/>10</text:a></text:p>
          <text:p text:style-name="P15"><text:a xlink:type="simple" xlink:href="#__RefHeading__277_1747220281" text:style-name="Internet_20_link" text:visited-style-name="Visited_20_Internet_20_Link">4.1.6 Проверка пользователей запросов на функционал (DB)<text:tab/>10</text:a></text:p>
          <text:p text:style-name="P16"><text:a xlink:type="simple" xlink:href="#__RefHeading__279_1747220281" text:style-name="Internet_20_link" text:visited-style-name="Visited_20_Internet_20_Link">4.1.6.1 Сценарий 18. Тестирование создания пользователя запроса и даты создания записи<text:tab/>10</text:a></text:p>
          <text:p text:style-name="P15"><text:a xlink:type="simple" xlink:href="#__RefHeading__281_1747220281" text:style-name="Internet_20_link" text:visited-style-name="Visited_20_Internet_20_Link">4.1.7 Проверка поиска запросов на функционал (DB)<text:tab/>10</text:a></text:p>
          <text:p text:style-name="P16"><text:a xlink:type="simple" xlink:href="#__RefHeading__283_1747220281" text:style-name="Internet_20_link" text:visited-style-name="Visited_20_Internet_20_Link">4.1.7.1 Сценарий 19. Поиск по автору создания запроса<text:tab/>11</text:a></text:p>
          <text:p text:style-name="P16"><text:a xlink:type="simple" xlink:href="#__RefHeading__285_1747220281" text:style-name="Internet_20_link" text:visited-style-name="Visited_20_Internet_20_Link">4.1.7.2 Сценарий 20. Поиск по нескольким статусам запроса<text:tab/>11</text:a></text:p>
          <text:p text:style-name="P15"><text:a xlink:type="simple" xlink:href="#__RefHeading__287_1747220281" text:style-name="Internet_20_link" text:visited-style-name="Visited_20_Internet_20_Link">4.1.8 Проверка поиска запросов на функционал (App)<text:tab/>11</text:a></text:p>
          <text:p text:style-name="P16"><text:a xlink:type="simple" xlink:href="#__RefHeading__289_1747220281" text:style-name="Internet_20_link" text:visited-style-name="Visited_20_Internet_20_Link">4.1.8.1 Сценарий 21. Поиск по автору создания запроса<text:tab/>11</text:a></text:p>
          <text:p text:style-name="P16"><text:a xlink:type="simple" xlink:href="#__RefHeading__291_1747220281" text:style-name="Internet_20_link" text:visited-style-name="Visited_20_Internet_20_Link">4.1.8.2 Сценарий 22. Поиск по нескольким статусам запроса<text:tab/>11</text:a></text:p>
          <text:p text:style-name="P16"><text:a xlink:type="simple" xlink:href="#__RefHeading__293_1747220281" text:style-name="Internet_20_link" text:visited-style-name="Visited_20_Internet_20_Link">4.1.8.3 Сценарий 23. Проверка установки параметров поиска по умолчанию<text:tab/>12</text:a></text:p>
          <text:p text:style-name="P15"><text:a xlink:type="simple" xlink:href="#__RefHeading__295_1747220281" text:style-name="Internet_20_link" text:visited-style-name="Visited_20_Internet_20_Link">4.1.9 Порядок выполнения запросов на функционал (DB)<text:tab/>12</text:a></text:p>
          <text:p text:style-name="P16"><text:a xlink:type="simple" xlink:href="#__RefHeading__297_1747220281" text:style-name="Internet_20_link" text:visited-style-name="Visited_20_Internet_20_Link">4.1.9.1 Сценарий 24. Попытка установки порядка выполенния при недостаточности прав<text:tab/>12</text:a></text:p>
          <text:p text:style-name="P16"><text:a xlink:type="simple" xlink:href="#__RefHeading__299_1747220281" text:style-name="Internet_20_link" text:visited-style-name="Visited_20_Internet_20_Link">4.1.9.2 Сценарий 25. Установка порядка выполнения меньше 1<text:tab/>12</text:a></text:p>
          <text:p text:style-name="P16"><text:a xlink:type="simple" xlink:href="#__RefHeading__301_1747220281" text:style-name="Internet_20_link" text:visited-style-name="Visited_20_Internet_20_Link">4.1.9.3 Сценарий 26. Установка порядка выполнения больше, чем существующий максимальный порядок +1<text:tab/>13</text:a></text:p>
          <text:p text:style-name="P16"><text:a xlink:type="simple" xlink:href="#__RefHeading__303_1747220281" text:style-name="Internet_20_link" text:visited-style-name="Visited_20_Internet_20_Link">4.1.9.4 Сценарий 27. Установка порядка выполнения равного существующему порядку выполнения<text:tab/>13</text:a></text:p>
          <text:p text:style-name="P15"><text:a xlink:type="simple" xlink:href="#__RefHeading__305_1747220281" text:style-name="Internet_20_link" text:visited-style-name="Visited_20_Internet_20_Link">4.1.10 Порядок выполнения запросов на функционал (App)<text:tab/>13</text:a></text:p>
          <text:p text:style-name="P16"><text:a xlink:type="simple" xlink:href="#__RefHeading__307_1747220281" text:style-name="Internet_20_link" text:visited-style-name="Visited_20_Internet_20_Link">4.1.10.1 Сценарий 28: Проверка недоступности поля «Порядок выполнения» при отсутствии прав<text:tab/>14</text:a></text:p>
          <text:p text:style-name="P16"><text:a xlink:type="simple" xlink:href="#__RefHeading__309_1747220281" text:style-name="Internet_20_link" text:visited-style-name="Visited_20_Internet_20_Link">4.1.10.2 Сценарий 29: Проверка доступности поля «Порядок выполенения» при наличии прав<text:tab/>14</text:a></text:p>
          <text:p text:style-name="P16"><text:a xlink:type="simple" xlink:href="#__RefHeading__311_1747220281" text:style-name="Internet_20_link" text:visited-style-name="Visited_20_Internet_20_Link">4.1.10.3 Сценарий 30: Изменение порядка выполнения запроса<text:tab/>14</text:a></text:p>
          <text:p text:style-name="P16"><text:a xlink:type="simple" xlink:href="#__RefHeading__313_1747220281" text:style-name="Internet_20_link" text:visited-style-name="Visited_20_Internet_20_Link">4.1.10.4 Сценарий 31: Изменение запроса без изменения ответственного<text:tab/>14</text:a></text:p>
          <text:p text:style-name="P16"><text:a xlink:type="simple" xlink:href="#__RefHeading__315_1747220281" text:style-name="Internet_20_link" text:visited-style-name="Visited_20_Internet_20_Link">4.1.10.5 Сценарий 32: Изменение порядка выполнения запроса используя drag-and-drop на списочной форме<text:tab/>14</text:a></text:p>
          <text:p text:style-name="P9"><text:a xlink:type="simple" xlink:href="#__RefHeading__317_1747220281" text:style-name="Internet_20_link" text:visited-style-name="Visited_20_Internet_20_Link">5. Реализация<text:tab/>15</text:a></text:p>
          <text:p text:style-name="P14"><text:a xlink:type="simple" xlink:href="#__RefHeading__319_1747220281" text:style-name="Internet_20_link" text:visited-style-name="Visited_20_Internet_20_Link">5.1 Разграничение прав<text:tab/>15</text:a></text:p>
          <text:p text:style-name="P14"><text:a xlink:type="simple" xlink:href="#__RefHeading__321_1747220281" text:style-name="Internet_20_link" text:visited-style-name="Visited_20_Internet_20_Link">5.2 DB, Пререквизиты<text:tab/>15</text:a></text:p>
          <text:p text:style-name="P14"><text:a xlink:type="simple" xlink:href="#__RefHeading__323_1747220281" text:style-name="Internet_20_link" text:visited-style-name="Visited_20_Internet_20_Link">5.3 DB, Размещение объектов модуля<text:tab/>15</text:a></text:p>
          <text:p text:style-name="P14"><text:soft-page-break/><text:a xlink:type="simple" xlink:href="#__RefHeading__325_1747220281" text:style-name="Internet_20_link" text:visited-style-name="Visited_20_Internet_20_Link">5.4 DB, Справочники<text:tab/>16</text:a></text:p>
          <text:p text:style-name="P15"><text:a xlink:type="simple" xlink:href="#__RefHeading__327_1747220281" text:style-name="Internet_20_link" text:visited-style-name="Visited_20_Internet_20_Link">5.4.1 Сущность jrs_feature_operator (пользователи запросов на функционал)<text:tab/>16</text:a></text:p>
          <text:p text:style-name="P16"><text:a xlink:type="simple" xlink:href="#__RefHeading__329_1747220281" text:style-name="Internet_20_link" text:visited-style-name="Visited_20_Internet_20_Link">5.4.1.1 Функция создания пользователя запроса createFeatureOperator<text:tab/>17</text:a></text:p>
          <text:p text:style-name="P16"><text:a xlink:type="simple" xlink:href="#__RefHeading__331_1747220281" text:style-name="Internet_20_link" text:visited-style-name="Visited_20_Internet_20_Link">5.4.1.2 Процедура удаления пользователя запроса deleteFeatureOperator<text:tab/>17</text:a></text:p>
          <text:p text:style-name="P16"><text:a xlink:type="simple" xlink:href="#__RefHeading__333_1747220281" text:style-name="Internet_20_link" text:visited-style-name="Visited_20_Internet_20_Link">5.4.1.3 Функция поиска пользователей запроса findFeatureOperator<text:tab/>18</text:a></text:p>
          <text:p text:style-name="P15"><text:a xlink:type="simple" xlink:href="#__RefHeading__335_1747220281" text:style-name="Internet_20_link" text:visited-style-name="Visited_20_Internet_20_Link">5.4.2 Сущность jrs_feature_status (статус запроса на функционал)<text:tab/>18</text:a></text:p>
          <text:p text:style-name="P16"><text:a xlink:type="simple" xlink:href="#__RefHeading__337_1747220281" text:style-name="Internet_20_link" text:visited-style-name="Visited_20_Internet_20_Link">5.4.2.1 Функция получения списка статусов запроса getFeatureStatus<text:tab/>19</text:a></text:p>
          <text:p text:style-name="P14"><text:a xlink:type="simple" xlink:href="#__RefHeading__339_1747220281" text:style-name="Internet_20_link" text:visited-style-name="Visited_20_Internet_20_Link">5.5 DB, Запрос функционала<text:tab/>19</text:a></text:p>
          <text:p text:style-name="P15"><text:a xlink:type="simple" xlink:href="#__RefHeading__341_1747220281" text:style-name="Internet_20_link" text:visited-style-name="Visited_20_Internet_20_Link">5.5.1 Сущность jrs_feature (запрос функционала)<text:tab/>19</text:a></text:p>
          <text:p text:style-name="P16"><text:a xlink:type="simple" xlink:href="#__RefHeading__343_1747220281" text:style-name="Internet_20_link" text:visited-style-name="Visited_20_Internet_20_Link">5.5.1.1 Функция создания запроса createFeature<text:tab/>20</text:a></text:p>
          <text:p text:style-name="P16"><text:a xlink:type="simple" xlink:href="#__RefHeading__345_1747220281" text:style-name="Internet_20_link" text:visited-style-name="Visited_20_Internet_20_Link">5.5.1.2 Процедура обновления запроса updateFeature<text:tab/>20</text:a></text:p>
          <text:p text:style-name="P16"><text:a xlink:type="simple" xlink:href="#__RefHeading__347_1747220281" text:style-name="Internet_20_link" text:visited-style-name="Visited_20_Internet_20_Link">5.5.1.3 Процедура удаления запроса deleteFeature<text:tab/>21</text:a></text:p>
          <text:p text:style-name="P16"><text:a xlink:type="simple" xlink:href="#__RefHeading__349_1747220281" text:style-name="Internet_20_link" text:visited-style-name="Visited_20_Internet_20_Link">5.5.1.4 Функция поиска запроса findFeature<text:tab/>21</text:a></text:p>
          <text:p text:style-name="P16"><text:a xlink:type="simple" xlink:href="#__RefHeading__351_1747220281" text:style-name="Internet_20_link" text:visited-style-name="Visited_20_Internet_20_Link">5.5.1.5 Процедура установки ответственного за запрос setFeatureResponsible<text:tab/>22</text:a></text:p>
          <text:p text:style-name="P16"><text:a xlink:type="simple" xlink:href="#__RefHeading__353_1747220281" text:style-name="Internet_20_link" text:visited-style-name="Visited_20_Internet_20_Link">5.5.1.6 Процедура установки порядка выполнения запроса setFeatureWorkSequence<text:tab/>23</text:a></text:p>
          <text:p text:style-name="P15"><text:a xlink:type="simple" xlink:href="#__RefHeading__355_1747220281" text:style-name="Internet_20_link" text:visited-style-name="Visited_20_Internet_20_Link">5.5.2 Сущность jrs_feature_process (обработка запроса на функционал)<text:tab/>24</text:a></text:p>
          <text:p text:style-name="P16"><text:a xlink:type="simple" xlink:href="#__RefHeading__357_1747220281" text:style-name="Internet_20_link" text:visited-style-name="Visited_20_Internet_20_Link">5.5.2.1 Служебная функция создания записи обработки запроса createFeatureProcessInternal<text:tab/>24</text:a></text:p>
          <text:p text:style-name="P16"><text:a xlink:type="simple" xlink:href="#__RefHeading__359_1747220281" text:style-name="Internet_20_link" text:visited-style-name="Visited_20_Internet_20_Link">5.5.2.2 Функция создания записи обработки запроса createFeatureProcess<text:tab/>25</text:a></text:p>
          <text:p text:style-name="P16"><text:a xlink:type="simple" xlink:href="#__RefHeading__361_1747220281" text:style-name="Internet_20_link" text:visited-style-name="Visited_20_Internet_20_Link">5.5.2.3 Процедура удаления записи обработки запроса deleteFeatureProcess<text:tab/>25</text:a></text:p>
          <text:p text:style-name="P16"><text:a xlink:type="simple" xlink:href="#__RefHeading__363_1747220281" text:style-name="Internet_20_link" text:visited-style-name="Visited_20_Internet_20_Link">5.5.2.4 Функция поиска записи обработки запроса findFeatureProcess<text:tab/>26</text:a></text:p>
          <text:p text:style-name="P15"><text:a xlink:type="simple" xlink:href="#__RefHeading__365_1747220281" text:style-name="Internet_20_link" text:visited-style-name="Visited_20_Internet_20_Link">5.5.3 Представление v_jrs_feature_lob (lob-поля запроса функционала)<text:tab/>27</text:a></text:p>
          <text:p text:style-name="P14"><text:a xlink:type="simple" xlink:href="#__RefHeading__367_1747220281" text:style-name="Internet_20_link" text:visited-style-name="Visited_20_Internet_20_Link">5.6 GUI, Запрос функционала<text:tab/>28</text:a></text:p>
          <text:p text:style-name="P15"><text:a xlink:type="simple" xlink:href="#__RefHeading__369_1747220281" text:style-name="Internet_20_link" text:visited-style-name="Visited_20_Internet_20_Link">5.6.1 Форма Запрос функционала<text:tab/>28</text:a></text:p>
          <text:p text:style-name="P16"><text:a xlink:type="simple" xlink:href="#__RefHeading__371_1747220281" text:style-name="Internet_20_link" text:visited-style-name="Visited_20_Internet_20_Link">5.6.1.1 Запрос функционала, форма редактирования, режим поиска<text:tab/>28</text:a></text:p>
          <text:p text:style-name="P16"><text:a xlink:type="simple" xlink:href="#__RefHeading__373_1747220281" text:style-name="Internet_20_link" text:visited-style-name="Visited_20_Internet_20_Link">5.6.1.2 Запрос функционала, форма редактирования, режим добавления<text:tab/>29</text:a></text:p>
          <text:p text:style-name="P16"><text:a xlink:type="simple" xlink:href="#__RefHeading__375_1747220281" text:style-name="Internet_20_link" text:visited-style-name="Visited_20_Internet_20_Link">5.6.1.3 Запрос функционала, форма редактирования, режим редактирования<text:tab/>30</text:a></text:p>
          <text:p text:style-name="P16"><text:a xlink:type="simple" xlink:href="#__RefHeading__377_1747220281" text:style-name="Internet_20_link" text:visited-style-name="Visited_20_Internet_20_Link">5.6.1.4 Запрос функционала, форма редактирования, режим просмотра<text:tab/>31</text:a></text:p>
          <text:p text:style-name="P16"><text:a xlink:type="simple" xlink:href="#__RefHeading__379_1747220281" text:style-name="Internet_20_link" text:visited-style-name="Visited_20_Internet_20_Link">5.6.1.5 Запрос функционала, форма списочной структуры, режим поиска<text:tab/>31</text:a></text:p>
          <text:p text:style-name="P15"><text:a xlink:type="simple" xlink:href="#__RefHeading__381_1747220281" text:style-name="Internet_20_link" text:visited-style-name="Visited_20_Internet_20_Link">5.6.2 Форма Статус<text:tab/>32</text:a></text:p>
          <text:p text:style-name="P16"><text:a xlink:type="simple" xlink:href="#__RefHeading__383_1747220281" text:style-name="Internet_20_link" text:visited-style-name="Visited_20_Internet_20_Link">5.6.2.1 Статус, форма списочной структуры, режим поиска<text:tab/>33</text:a></text:p>
          <text:p text:style-name="P16"><text:a xlink:type="simple" xlink:href="#__RefHeading__385_1747220281" text:style-name="Internet_20_link" text:visited-style-name="Visited_20_Internet_20_Link">5.6.2.2 Статус, форма редактирования, режим поиска<text:tab/>33</text:a></text:p>
          <text:p text:style-name="P16"><text:a xlink:type="simple" xlink:href="#__RefHeading__387_1747220281" text:style-name="Internet_20_link" text:visited-style-name="Visited_20_Internet_20_Link">5.6.2.3 Статус, форма редактирования, режим добавления<text:tab/>34</text:a></text:p>
          <text:p text:style-name="P16"><text:a xlink:type="simple" xlink:href="#__RefHeading__389_1747220281" text:style-name="Internet_20_link" text:visited-style-name="Visited_20_Internet_20_Link">5.6.2.4 Статус, форма редактирования, режим редактирования<text:tab/>34</text:a></text:p>
          <text:p text:style-name="P16"><text:a xlink:type="simple" xlink:href="#__RefHeading__391_1747220281" text:style-name="Internet_20_link" text:visited-style-name="Visited_20_Internet_20_Link">5.6.2.5 Статус, форма редактирования, режим просмотра<text:tab/>34</text:a></text:p>
          <text:p text:style-name="P14"><text:a xlink:type="simple" xlink:href="#__RefHeading__393_1747220281" text:style-name="Internet_20_link" text:visited-style-name="Visited_20_Internet_20_Link">5.7 GUI, Пользователь запросов на функционал<text:tab/>35</text:a></text:p>
          <text:p text:style-name="P15"><text:a xlink:type="simple" xlink:href="#__RefHeading__395_1747220281" text:style-name="Internet_20_link" text:visited-style-name="Visited_20_Internet_20_Link">5.7.1 Форма Пользователь запросов<text:tab/>35</text:a></text:p>
          <text:p text:style-name="P16"><text:a xlink:type="simple" xlink:href="#__RefHeading__397_1747220281" text:style-name="Internet_20_link" text:visited-style-name="Visited_20_Internet_20_Link">5.7.1.1 Пользователь запросов, форма редактирования, режим поиска<text:tab/>35</text:a></text:p>
          <text:p text:style-name="P16"><text:a xlink:type="simple" xlink:href="#__RefHeading__399_1747220281" text:style-name="Internet_20_link" text:visited-style-name="Visited_20_Internet_20_Link">5.7.1.2 Пользователь запросов, форма редактирования, режим добавления<text:tab/>36</text:a></text:p>
          <text:p text:style-name="P16"><text:a xlink:type="simple" xlink:href="#__RefHeading__401_1747220281" text:style-name="Internet_20_link" text:visited-style-name="Visited_20_Internet_20_Link">5.7.1.3 Пользователь запросов, форма редактирования, режим редактирования<text:tab/>36</text:a></text:p>
          <text:p text:style-name="P16"><text:a xlink:type="simple" xlink:href="#__RefHeading__403_1747220281" text:style-name="Internet_20_link" text:visited-style-name="Visited_20_Internet_20_Link">5.7.1.4 Пользователь запросов, форма редактирования, режим просмотра<text:tab/>37</text:a></text:p>
          <text:p text:style-name="P16"><text:a xlink:type="simple" xlink:href="#__RefHeading__405_1747220281" text:style-name="Internet_20_link" text:visited-style-name="Visited_20_Internet_20_Link">5.7.1.5 Пользователь запросов, форма списочной структуры, режим поиска<text:tab/>37</text:a></text:p>
          <text:p text:style-name="P9"><text:a xlink:type="simple" xlink:href="#__RefHeading__407_1747220281" text:style-name="Internet_20_link" text:visited-style-name="Visited_20_Internet_20_Link">6. Развитие<text:tab/>39</text:a></text:p>
          <text:p text:style-name="P9"><text:a xlink:type="simple" xlink:href="#__RefHeading__409_1747220281" text:style-name="Internet_20_link" text:visited-style-name="Visited_20_Internet_20_Link">7. Приложение 1. Статус запроса на функционал<text:tab/>40</text:a></text:p>
          <text:p text:style-name="P9"><text:a xlink:type="simple" xlink:href="#__RefHeading__411_1747220281" text:style-name="Internet_20_link" text:visited-style-name="Visited_20_Internet_20_Link">8. Приложение 2. Скрипт установки статусов запросов<text:tab/>41</text:a></text:p>
        </text:index-body>
      </text:table-of-content>
      <text:p text:style-name="P10"/>
      <text:p text:style-name="P11"><text:bookmark-start text:name="__RefHeading___Toc479342729"/>Лист изменений<text:bookmark-end text:name="__RefHeading___Toc479342729"/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2">Дата</text:p>
          </table:table-cell>
          <table:table-cell table:style-name="Таблица1.A1" office:value-type="string">
            <text:p text:style-name="P22">Версия </text:p>
          </table:table-cell>
          <table:table-cell table:style-name="Таблица1.A1" office:value-type="string">
            <text:p text:style-name="P22">Описание</text:p>
          </table:table-cell>
          <table:table-cell table:style-name="Таблица1.D1" office:value-type="string">
            <text:p text:style-name="P22">Автор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18">20</text:span><text:span text:style-name="T19">.04.2016</text:span></text:p>
          </table:table-cell>
          <table:table-cell table:style-name="Таблица1.A1" office:value-type="string">
            <text:p text:style-name="P19"><text:span text:style-name="T7">9</text:span>.<text:span text:style-name="T7">1</text:span>.0</text:p>
          </table:table-cell>
          <table:table-cell table:style-name="Таблица1.A1" office:value-type="string">
            <text:p text:style-name="Standard">Использование T<text:span text:style-name="T7">DD</text:span> на примере задачи «Запрос функционала».</text:p>
          </table:table-cell>
          <table:table-cell table:style-name="Таблица1.D1" office:value-type="string">
            <text:p text:style-name="P19">Талышев В.</text:p>
          </table:table-cell>
        </table:table-row>
        <table:table-row table:style-name="Таблица1.1">
          <table:table-cell table:style-name="Таблица1.A1" office:value-type="string">
            <text:p text:style-name="P25">22.09.2016</text:p>
          </table:table-cell>
          <table:table-cell table:style-name="Таблица1.A1" office:value-type="string">
            <text:p text:style-name="P28">9.2.0</text:p>
          </table:table-cell>
          <table:table-cell table:style-name="Таблица1.A1" office:value-type="string">
            <text:p text:style-name="Standard">Добавление разграничение прав для работы с запросами на новый функционал.</text:p>
            <text:p text:style-name="Standard">Добавления функционала назначения ответственного за процесс реализации запроса на новый функционал.</text:p>
            <text:p text:style-name="Standard">Добавление статуса запроса на новый функционал.</text:p>
          </table:table-cell>
          <table:table-cell table:style-name="Таблица1.D1" office:value-type="string">
            <text:p text:style-name="P19">Талышев В.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18">07.</text:span><text:span text:style-name="T19">04.2017</text:span></text:p>
          </table:table-cell>
          <table:table-cell table:style-name="Таблица1.A1" office:value-type="string">
            <text:p text:style-name="P28">10.1.0</text:p>
          </table:table-cell>
          <table:table-cell table:style-name="Таблица1.A1" office:value-type="string">
            <text:p text:style-name="Standard">Добавление возможности поиска по автору заявки.</text:p>
            <text:p text:style-name="Standard">Поле «<text:span text:style-name="T20">Дата создания «От»</text:span>» на форме поиска запросов теперь не сбрасывает значение установленное пользователем.</text:p>
            <text:p text:style-name="Standard">На форме поиска запросов предоставлена возможность поиска по нескольким статусам одновременно.</text:p>
            <text:p text:style-name="Standard">Добавлен функционал установки порядка выполнения запросов.</text:p>
          </table:table-cell>
          <table:table-cell table:style-name="Таблица1.D1" office:value-type="string">
            <text:p text:style-name="P28">Талышев В.</text:p>
          </table:table-cell>
        </table:table-row>
        <table:table-row table:style-name="Таблица1.1">
          <table:table-cell table:style-name="Таблица1.A5" office:value-type="string">
            <text:p text:style-name="Standard"><text:span text:style-name="T18">1</text:span><text:span text:style-name="T19">5</text:span><text:span text:style-name="T18">.12</text:span><text:span text:style-name="T19">.2017</text:span></text:p>
          </table:table-cell>
          <table:table-cell table:style-name="Таблица1.A5" office:value-type="string">
            <text:p text:style-name="P27">10.7.0</text:p>
          </table:table-cell>
          <table:table-cell table:style-name="Таблица1.A5" office:value-type="string">
            <text:p text:style-name="Standard">Добавлены статусы «<text:span text:style-name="T21">Новый</text:span>» и «<text:span text:style-name="T21">Установлен порядок выполнения</text:span>» для запроса.<text:span text:style-name="T22"><office:annotation><dc:creator>Владимир Талышев</dc:creator><dc:date>2017-11-23T14:14:00.21</dc:date><text:p text:style-name="P86"><text:span text:style-name="T28">Версия 10.7.0.</text:span></text:p><text:p text:style-name="P86"><text:span text:style-name="T28">Запрос 1481.</text:span></text:p></office:annotation></text:span></text:p>
            <text:p text:style-name="Standard"/>
          </table:table-cell>
          <table:table-cell table:style-name="Таблица1.D5" office:value-type="string">
            <text:p text:style-name="P28">Талышев В.</text:p>
          </table:table-cell>
        </table:table-row>
      </table:table>
      <text:p text:style-name="P13"><text:bookmark-start text:name="__RefHeading___Toc479342730"/>Техническое задание<text:bookmark-end text:name="__RefHeading___Toc479342730"/></text:p>
      <text:p text:style-name="P42"><text:bookmark-start text:name="__RefHeading___Toc479342731"/>Запрос функционала<text:bookmark-end text:name="__RefHeading___Toc479342731"/></text:p>
      <text:p text:style-name="P19"/>
      <text:h text:style-name="Heading_20_1" text:outline-level="1"><text:bookmark-start text:name="__RefHeading__213_1747220281"/><text:bookmark-start text:name="__RefHeading___Toc479342732"/>Введение<text:bookmark-end text:name="__RefHeading__213_1747220281"/><text:bookmark-end text:name="__RefHeading___Toc479342732"/></text:h>
      <text:p text:style-name="Standard"/>
      <text:p text:style-name="P52">Данный документ описывает функционал работы с запросами на новый функционал (новую возможность системы).</text:p>
      <text:p text:style-name="P52">Префикс модуля <text:span text:style-name="T7">- </text:span><text:span text:style-name="T8">jrs</text:span><text:span text:style-name="T7">.</text:span></text:p>
      <text:p text:style-name="Standard"/>
      <text:h text:style-name="Heading_20_2" text:outline-level="2"><text:bookmark-start text:name="__RefHeading__215_1747220281"/><text:bookmark-start text:name="__RefHeading___Toc479342733"/>Термины<text:bookmark-end text:name="__RefHeading__215_1747220281"/><text:bookmark-end text:name="__RefHeading___Toc479342733"/></text:h>
      <text:p text:style-name="Standard"/>
      <text:p text:style-name="Standard">БД – База данных.</text:p>
      <text:p text:style-name="Standard"/>
      <text:h text:style-name="Heading_20_2" text:outline-level="2"><text:bookmark-start text:name="__RefHeading__217_1747220281"/><text:bookmark-start text:name="__RefHeading___Toc479342734"/>Ссылки<text:bookmark-end text:name="__RefHeading__217_1747220281"/><text:bookmark-end text:name="__RefHeading___Toc479342734"/></text:h>
      <text:p text:style-name="Standard"/>
      <text:p text:style-name="Standard">[1] Ссылка в Git на модуль: </text:p>
      <text:p text:style-name="Standard"><text:span text:style-name="T7">Git</text:span>: <text:span text:style-name="T7">Jep</text:span>/<text:span text:style-name="T7">Module</text:span>/<text:span text:style-name="T7">JepRiaShowcase</text:span></text:p>
      <text:p text:style-name="Standard">[2] Стандарт разработки исходного кода:</text:p>
      <text:p text:style-name="P27">Svn: Management/Module/Agreement/Trunk/Doc/SourceCode/Стандарт разработки исходного кода (Oracle).doc</text:p>
      <text:p text:style-name="P27"/>
      <text:h text:style-name="Heading_20_1" text:outline-level="1"><text:bookmark-start text:name="__RefHeading___Toc479342735"/><text:bookmark-start text:name="__RefHeading__219_1747220281"/>Описание версии <text:span text:style-name="T23">10.</text:span><text:span text:style-name="T7">7</text:span><text:span text:style-name="T23">.</text:span><text:span text:style-name="T7">0</text:span> <text:bookmark-end text:name="__RefHeading___Toc479342735"/><text:bookmark-end text:name="__RefHeading__219_1747220281"/></text:h>
      <text:p text:style-name="P26"/>
      <text:p text:style-name="P27"/>
      <text:h text:style-name="Heading_20_2" text:outline-level="2"><text:bookmark-start text:name="__RefHeading__221_1747220281"/><text:bookmark-start text:name="__RefHeading___Toc479342736"/>Постановка проблемы (функциональные требования)<text:bookmark-end text:name="__RefHeading__221_1747220281"/><text:bookmark-end text:name="__RefHeading___Toc479342736"/></text:h>
      <text:p text:style-name="Standard"/>
      <text:p text:style-name="P51">Необходимо обеспечить возможность учета запросов на добавление нового функционала в ту или иную (произвольную) систему или библиотеку.</text:p>
      <text:p text:style-name="P51"/>
      <text:p text:style-name="P51">Необходимо предусмотреть возможность назначения ответственного за реализацию того или иного запроса на функционал.</text:p>
      <text:p text:style-name="P51"/>
      <text:p text:style-name="P51"><text:s/>Только пользователь разместивший запрос, <text:s/>пользователь с расширенными правами или назначенный ответственный за запрос должны иметь возможность редактировать или удалять запрос.</text:p>
      <text:p text:style-name="P51"/>
      <text:p text:style-name="P51">Необходимо предусмотреть возможность установки статуса для каждого запроса на новый функционал, например: «Новый», «Назначен», «В работе» и т.п..</text:p>
      <text:p text:style-name="P51"/>
      <text:p text:style-name="P51">Необходима возможность установки порядка выполнения запросов.<text:span text:style-name="Знак_20_примечания1"> </text:span></text:p>
      <text:p text:style-name="P51"/>
      <text:p text:style-name="P51">Необходимо предусмотреть различные (основанные на пользовательском опыте) возможности поиска запросов.</text:p>
      <text:p text:style-name="P51"/>
      <text:h text:style-name="Heading_20_2" text:outline-level="2"><text:bookmark-start text:name="__RefHeading__223_1747220281"/><text:bookmark-start text:name="__RefHeading___Toc479342737"/>Концепция решения (описание функционала)<text:bookmark-end text:name="__RefHeading__223_1747220281"/><text:bookmark-end text:name="__RefHeading___Toc479342737"/></text:h>
      <text:p text:style-name="Standard"/>
      <text:p text:style-name="P52">Для фиксирования запроса на новую возможность (нового функционала) создается структура хранения данных запросов и интерфейс пользователя позволяющий создавать, редактировать, искать и удалять (при необходимости) запросы.</text:p>
      <text:p text:style-name="P52">Для каждого запроса фиксируется текст запроса (произвольного размера), дата создания и пользователь создавший запрос (автор запроса).</text:p>
      <text:p text:style-name="P52"/>
      <text:p text:style-name="P52"><text:soft-page-break/>Для каждого запроса, пользователем, имеющим соответствующую роль, может быть назначен ответственный за исполнение запроса (пользователь системы). При этом для запроса устанавливается статус «<text:span text:style-name="T17">Назначен</text:span>».<text:span text:style-name="T22"><office:annotation><dc:creator>Владимир Талышев</dc:creator><dc:date>2017-11-27T17:36:00.24</dc:date><text:p text:style-name="P86"><text:span text:style-name="T31">Версия 10.7.0.</text:span></text:p><text:p text:style-name="P86"><text:span text:style-name="T31">Запрос 1481.</text:span></text:p></office:annotation></text:span></text:p>
      <text:p text:style-name="P52"/>
      <text:p text:style-name="P52">При изменении или удалении запроса проверяется: является ли текущий пользователь пользователем разместившим запрос, пользователем с расширенными правами или ответственным за запрос, и если пользователь не является таковым, то выдается соответствующее сообщение и не допускается <text:s/>изменение.</text:p>
      <text:p text:style-name="P52"/>
      <text:p text:style-name="P52">Ответственный за запрос или пользователь с расширенными правами может устанавливать текущий статус запроса.</text:p>
      <text:p text:style-name="P52"/>
      <text:p text:style-name="P52">Пользователь с расширенными правами может установить порядок выполнения запросов. При установке порядка выполнения запросу устанавливается статус «Установлен порядок выполнения».<text:span text:style-name="T22"><office:annotation><dc:creator>Владимир Талышев</dc:creator><dc:date>2017-11-27T17:46:00.24</dc:date><text:p text:style-name="P86"><text:span text:style-name="T31">Версия 10.7.0.</text:span></text:p><text:p text:style-name="P86"><text:span text:style-name="T31">Запрос 1481.</text:span></text:p></office:annotation></text:span></text:p>
      <text:p text:style-name="P52"/>
      <text:p text:style-name="P52">Поиск запросов на функционал осуществляется (как минимум) по следующим полям:</text:p>
      <text:p text:style-name="P52">- Идентификатор запроса;</text:p>
      <text:p text:style-name="P52">- Статус (возможность выбора нескольких статусов одновременно);</text:p>
      <text:p text:style-name="P52">- Дата создания (диапазон);</text:p>
      <text:p text:style-name="P52">- Автор (пользователь создавший запрос);</text:p>
      <text:p text:style-name="P52">- Ответственный за реализацию запроса.</text:p>
      <text:p text:style-name="P52"/>
      <text:h text:style-name="Heading_20_1" text:outline-level="1"><text:bookmark-start text:name="__RefHeading__225_1747220281"/><text:bookmark-start text:name="__RefHeading___Toc479342738"/>Производительность<text:bookmark-end text:name="__RefHeading__225_1747220281"/><text:bookmark-end text:name="__RefHeading___Toc479342738"/></text:h>
      <text:p text:style-name="P43"/>
      <text:p text:style-name="P56">Время отклика <text:span text:style-name="T7">API</text:span> базы данных не должно превышать 1 секунду.</text:p>
      <text:p text:style-name="P56"/>
      <text:p text:style-name="P56">Время отклика <text:span text:style-name="T7">GUI</text:span> на операциях с <text:span text:style-name="T7">API</text:span> базы данных не должно превышать 2 секунды.</text:p>
      <text:p text:style-name="P56"/>
      <text:h text:style-name="Heading_20_1" text:outline-level="1"><text:bookmark-start text:name="__RefHeading__227_1747220281"/><text:bookmark-start text:name="__RefHeading___Toc479342739"/>Тестирование<text:bookmark-end text:name="__RefHeading__227_1747220281"/><text:bookmark-end text:name="__RefHeading___Toc479342739"/></text:h>
      <text:p text:style-name="P43"/>
      <text:p text:style-name="P52">Автоматизированные тесты создаются до написания функционального кода, как на уровне базы данных, так и на уровне GUI.</text:p>
      <text:p text:style-name="P52"/>
      <text:p text:style-name="P52">Необходимо создать функциональные тесты на каждый метод API базы данных.</text:p>
      <text:p text:style-name="P52"/>
      <text:p text:style-name="P52">Для методов поиска данных, необходимо создать тесты производительности.</text:p>
      <text:p text:style-name="P52"/>
      <text:p text:style-name="P52">Все автоматизированные тесты объединяются в один тест модуля (один на уровне базы данных и один на уровне GUI), запускаемый одной командой, который в обязательном порядке должен проходить при выпуске релиза (создании новой версии) модуля.</text:p>
      <text:p text:style-name="P52"/>
      <text:p text:style-name="P52">Все тесты должны запускаться без обязательной установки средств разработки (должна быть возможность запуска тестов Системными Аналитиками и Сопровождением). Допускается необходимость наличия инструментов установки приложений.</text:p>
      <text:p text:style-name="P52"/>
      <text:h text:style-name="Heading_20_2" text:outline-level="2"><text:bookmark-start text:name="__RefHeading__229_1747220281"/><text:bookmark-start text:name="__RefHeading___Toc479342740"/>Тестовые сценарии (дополнительные)<text:bookmark-end text:name="__RefHeading__229_1747220281"/><text:bookmark-end text:name="__RefHeading___Toc479342740"/></text:h>
      <text:p text:style-name="P52">Сценарии, пополняемые (в обязательном порядке) при наступлении инцидента, или в случае необходимости тщательной проверки сложного и/или критичного функционала.</text:p>
      <text:p text:style-name="P52"/>
      <text:h text:style-name="Heading_20_3" text:outline-level="3"><text:bookmark-start text:name="__RefHeading__231_1747220281"/><text:bookmark-start text:name="__RefHeading___Toc479342741"/>Проверка разграничения прав доступа на редактирование и удаление запроса на функционал (<text:span text:style-name="T7">DB</text:span>)<text:bookmark-end text:name="__RefHeading__231_1747220281"/><text:bookmark-end text:name="__RefHeading___Toc479342741"/></text:h>
      <text:p text:style-name="P52"/>
      <text:p text:style-name="P52"><text:soft-page-break/>Подготовка сценариев:</text:p>
      <text:p text:style-name="P52">Создаются пользователи с ролью <text:span text:style-name="T8">JrsEditFeature</text:span>: «Пользователь А», «Пользователь Б».</text:p>
      <text:p text:style-name="P52">Создается пользователь с ролью <text:span text:style-name="T8">JrsEditAllFeature</text:span>: «Пользователь В».</text:p>
      <text:p text:style-name="P52">«Пользователь А» создает запросы на новый функционал «Запрос 1» и «Запрос 2».</text:p>
      <text:p text:style-name="P52"/>
      <text:h text:style-name="Heading_20_4" text:outline-level="4"><text:bookmark-start text:name="__RefHeading__233_1747220281"/><text:bookmark-start text:name="__RefHeading___Toc479342742"/>Сценарий 1: Попытка изменения не своего запроса<text:bookmark-end text:name="__RefHeading__233_1747220281"/><text:bookmark-end text:name="__RefHeading___Toc479342742"/></text:h>
      <text:p text:style-name="P52"/>
      <text:p text:style-name="P52">«Пользователь Б», обновляет «Запрос 1».</text:p>
      <text:p text:style-name="P52"/>
      <text:p text:style-name="P52">Результат:</text:p>
      <text:p text:style-name="P52">Получаем исключение: «У Вас нет прав на изменение запроса на функционал!», обновление запроса не происходит.</text:p>
      <text:p text:style-name="P52"/>
      <text:h text:style-name="Heading_20_4" text:outline-level="4"><text:bookmark-start text:name="__RefHeading__235_1747220281"/><text:bookmark-start text:name="__RefHeading___Toc479342743"/>Сценарий 2: Попытка удаления не своего запроса<text:bookmark-end text:name="__RefHeading__235_1747220281"/><text:bookmark-end text:name="__RefHeading___Toc479342743"/></text:h>
      <text:p text:style-name="P52"/>
      <text:p text:style-name="P52">«Пользователь Б», удаляет «Запрос 1».</text:p>
      <text:p text:style-name="P52"/>
      <text:p text:style-name="P52">Результат:</text:p>
      <text:p text:style-name="P52">Получаем исключение: «У Вас нет прав на удаление запроса на функционал !», удаление запроса не происходит.</text:p>
      <text:p text:style-name="P52"/>
      <text:h text:style-name="Heading_20_4" text:outline-level="4"><text:bookmark-start text:name="__RefHeading__237_1747220281"/><text:bookmark-start text:name="__RefHeading___Toc479342744"/>Сценарий 3: Изменение запроса пользователем с правами редактирования всех запросов<text:bookmark-end text:name="__RefHeading__237_1747220281"/><text:bookmark-end text:name="__RefHeading___Toc479342744"/></text:h>
      <text:p text:style-name="P52"/>
      <text:p text:style-name="P52">«Пользователь В», изменяет «Запрос 1».</text:p>
      <text:p text:style-name="P52"/>
      <text:p text:style-name="P52">Результат:</text:p>
      <text:p text:style-name="P52">Происходит изменение запроса.</text:p>
      <text:p text:style-name="P52"/>
      <text:h text:style-name="Heading_20_4" text:outline-level="4"><text:bookmark-start text:name="__RefHeading__239_1747220281"/><text:bookmark-start text:name="__RefHeading___Toc479342745"/>Сценарий 4: Удаление запроса пользователем с правами редактирования всех запросов<text:bookmark-end text:name="__RefHeading__239_1747220281"/><text:bookmark-end text:name="__RefHeading___Toc479342745"/></text:h>
      <text:p text:style-name="P52"/>
      <text:p text:style-name="P52">«Пользователь В», удаляет «Запрос 1».</text:p>
      <text:p text:style-name="P52"/>
      <text:p text:style-name="P52">Результат:</text:p>
      <text:p text:style-name="P52"><office:annotation office:name="__Annotation__2102_1747220281"><dc:creator>Владимир Талышев</dc:creator><dc:date>2017-12-22T13:47:51.29</dc:date><text:p text:style-name="P87"><text:span text:style-name="T33">TODO: Приходится удалять созданный (после версии 10.7.0) статус для новых запросов NEW.</text:span></text:p><text:p text:style-name="P87"><text:span text:style-name="T33"/></text:p><text:p text:style-name="P87"><text:span text:style-name="T33">Скорее всего, нужно предусмотреть автоматическое удаление статуса NEW если он единственный.</text:span></text:p><text:p text:style-name="P87"><text:span text:style-name="T33"/></text:p></office:annotation>Происходит удаление запроса.<office:annotation-end office:name="__Annotation__2102_1747220281"/></text:p>
      <text:p text:style-name="P52"/>
      <text:h text:style-name="Heading_20_4" text:outline-level="4"><text:bookmark-start text:name="__RefHeading__241_1747220281"/><text:bookmark-start text:name="__RefHeading___Toc479342746"/>Сценарий 5: Изменение своего запроса<text:bookmark-end text:name="__RefHeading__241_1747220281"/><text:bookmark-end text:name="__RefHeading___Toc479342746"/></text:h>
      <text:p text:style-name="P52"/>
      <text:p text:style-name="P52">«Пользователь А», изменяем «Запрос 2».</text:p>
      <text:p text:style-name="P52"/>
      <text:p text:style-name="P52">Результат:</text:p>
      <text:p text:style-name="P52">Происходит изменение запроса.</text:p>
      <text:p text:style-name="P52"/>
      <text:h text:style-name="Heading_20_4" text:outline-level="4"><text:bookmark-start text:name="__RefHeading__243_1747220281"/><text:bookmark-start text:name="__RefHeading___Toc479342747"/>Сценарий 6: Удаление своего запроса<text:bookmark-end text:name="__RefHeading__243_1747220281"/><text:bookmark-end text:name="__RefHeading___Toc479342747"/></text:h>
      <text:p text:style-name="P52"/>
      <text:p text:style-name="P52">«Пользователь А», удаляет «Запрос 2».</text:p>
      <text:p text:style-name="P52"/>
      <text:p text:style-name="P52">Результат:</text:p>
      <text:p text:style-name="P52"><office:annotation office:name="__Annotation__22588_1747220281"><dc:creator>Владимир Талышев</dc:creator><dc:date>2017-12-22T14:02:45.98</dc:date><text:p text:style-name="P87"><text:span text:style-name="T29">TODO: Приходится удалять созданный (после версии 10.7.0) статус для новых запросов NEW.</text:span></text:p><text:p text:style-name="P87"><text:span text:style-name="T30"/></text:p><text:p text:style-name="P87"><text:span text:style-name="T30">Скорее всего, нужно предусмотреть автоматическое удаление статуса NEW если он единственный.</text:span></text:p></office:annotation>Происходит удаление запроса.<office:annotation-end office:name="__Annotation__22588_1747220281"/></text:p>
      <text:p text:style-name="P52"/>
      <text:h text:style-name="Heading_20_3" text:outline-level="3"><text:bookmark-start text:name="__RefHeading__245_1747220281"/><text:soft-page-break/>Проверка установки ответственного за запрос на новый функционал <text:span text:style-name="T23">(D</text:span><text:span text:style-name="T7">B</text:span><text:span text:style-name="T23">)</text:span><text:span text:style-name="T11"><office:annotation><dc:creator>Владимир Талышев</dc:creator><dc:date>2017-11-27T18:07:00.30</dc:date><text:p text:style-name="P86"><text:span text:style-name="T31">Версия 10.7.0.</text:span></text:p><text:p text:style-name="P86"><text:span text:style-name="T31">Запрос 1481.</text:span></text:p></office:annotation></text:span><text:bookmark-end text:name="__RefHeading__245_1747220281"/></text:h>
      <text:p text:style-name="P52"/>
      <text:p text:style-name="P51">Подготовка сценариев:</text:p>
      <text:p text:style-name="P51">Создается пользователь с единственной ролью <text:span text:style-name="T8">JrsEditFeature</text:span>: «Пользователь А».</text:p>
      <text:p text:style-name="P51">«Пользователь А» добавляется как пользователь работающий с запросами на новый функционал.</text:p>
      <text:p text:style-name="P51">Создается пользователь с ролями <text:span text:style-name="T8">JrsAssignResponsibleFeature</text:span>, <text:span text:style-name="T8">JrsEditAllFeature</text:span>: «Пользователь Б».</text:p>
      <text:p text:style-name="P51">«Пользователь А» создает запрос на новый функционал «Запрос 1».</text:p>
      <text:p text:style-name="P51"/>
      <text:h text:style-name="Heading_20_4" text:outline-level="4"><text:bookmark-start text:name="__RefHeading__247_1747220281"/><text:bookmark-start text:name="__RefHeading___Toc4793427511"/><text:span text:style-name="T23">Сценарий 34</text:span><text:span text:style-name="Знак_20_примечания"><text:span text:style-name="T25"><office:annotation><dc:creator>Bulatov Nikolay Aleksandrovich</dc:creator><dc:date>2017-12-15T16:42:00.31</dc:date><text:p text:style-name="P88"><text:span text:style-name="T32">Версия 10.7.0</text:span></text:p><text:p text:style-name="P88"><text:span text:style-name="T32"/></text:p><text:p text:style-name="P88"><text:span text:style-name="T32">Сценарий 33 уже есть</text:span></text:p></office:annotation></text:span></text:span><text:span text:style-name="T23">: Изменение ответственного за запрос</text:span><text:bookmark-end text:name="__RefHeading__247_1747220281"/><text:bookmark-end text:name="__RefHeading___Toc4793427511"/></text:h>
      <text:p text:style-name="P51"/>
      <text:p text:style-name="P51">Под пользователем «Пользователь Б» осуществляем установку ответственного за запрос «Запрос 1» вызовом вида:</text:p>
      <text:p text:style-name="P54">setFeatureResponsible(</text:p>
      <text:p text:style-name="P51"><text:span text:style-name="T8"><text:tab/>featureId =&gt; </text:span><text:span text:style-name="T7">«</text:span>Запрос<text:span text:style-name="T7"> 1»</text:span></text:p>
      <text:p text:style-name="P51"><text:span text:style-name="T7"><text:tab/></text:span><text:span text:style-name="T8">, responsibleId =&gt; «Пользователь А»</text:span></text:p>
      <text:p text:style-name="P51"><text:span text:style-name="T8"><text:tab/></text:span><text:span text:style-name="T20">, </text:span><text:span text:style-name="T8">operatorId</text:span><text:span text:style-name="T20"> =&gt; </text:span>«Пользователь Б»</text:p>
      <text:p text:style-name="P53">);</text:p>
      <text:p text:style-name="P53"/>
      <text:p text:style-name="P51">Результат:</text:p>
      <text:p text:style-name="P52">Значение в поле «Ответственный» изменено на «Пользователь А».</text:p>
      <text:p text:style-name="P52">Для запроса «Запрос 1» добавлена строка статуса «Назначен».</text:p>
      <text:p text:style-name="P52"/>
      <text:h text:style-name="Heading_20_3" text:outline-level="3"><text:bookmark-start text:name="__RefHeading__249_1747220281"/><text:bookmark-start text:name="__RefHeading___Toc479342748"/>Проверка установки ответственного за запрос на новый функционал (App)<text:bookmark-end text:name="__RefHeading__249_1747220281"/><text:bookmark-end text:name="__RefHeading___Toc479342748"/></text:h>
      <text:p text:style-name="P52"/>
      <text:p text:style-name="P51">Подготовка сценариев:</text:p>
      <text:p text:style-name="P51">Создается пользователь с единственной ролью <text:span text:style-name="T8">JrsEditFeature</text:span>: «Пользователь А».</text:p>
      <text:p text:style-name="P51">«Пользователь А» добавляется как пользователь работающий с запросами на новый функционал.</text:p>
      <text:p text:style-name="P51">Создается пользователь с ролями <text:span text:style-name="T8">JrsAssignResponsibleFeature</text:span>, <text:span text:style-name="T8">JrsEditAllFeature</text:span>: «Пользователь Б».</text:p>
      <text:p text:style-name="P51">«Пользователь А» создает запрос на новый функционал «Запрос 1».</text:p>
      <text:p text:style-name="P51"/>
      <text:h text:style-name="Heading_20_4" text:outline-level="4"><text:bookmark-start text:name="__RefHeading__251_1747220281"/><text:bookmark-start text:name="__RefHeading___Toc479342749"/>Сценарий 7: Проверка недоступности поля «Ответственный» при отсутствии прав<text:bookmark-end text:name="__RefHeading__251_1747220281"/><text:bookmark-end text:name="__RefHeading___Toc479342749"/></text:h>
      <text:p text:style-name="P51"/>
      <text:p text:style-name="P51">«Пользователь А», выбирает «Запрос 1», переходит в режим редактирования.</text:p>
      <text:p text:style-name="P51"/>
      <text:p text:style-name="P51">Результат:</text:p>
      <text:p text:style-name="P51">В форме в режиме редактирования поле «Ответственный» недоступно для редактирования.</text:p>
      <text:p text:style-name="P51"/>
      <text:h text:style-name="Heading_20_4" text:outline-level="4"><text:bookmark-start text:name="__RefHeading__253_1747220281"/><text:bookmark-start text:name="__RefHeading___Toc479342750"/>Сценарий 8: Проверка доступности поля «Ответственный» при наличии прав<text:bookmark-end text:name="__RefHeading__253_1747220281"/><text:bookmark-end text:name="__RefHeading___Toc479342750"/></text:h>
      <text:p text:style-name="P51"/>
      <text:p text:style-name="P51">«Пользователь Б», выбирает «Запрос 1», переходит в режим редактирования.</text:p>
      <text:p text:style-name="P51"/>
      <text:p text:style-name="P51">Результат:</text:p>
      <text:p text:style-name="P51">В форме в режиме редактирования поле «Ответственный» доступно для редактирования.</text:p>
      <text:p text:style-name="P51"/>
      <text:h text:style-name="P62" text:outline-level="4"><text:bookmark-start text:name="__RefHeading__255_1747220281"/><text:bookmark-start text:name="__RefHeading___Toc479342751"/>Сценарий 9: Изменение ответственного за запрос<text:bookmark-end text:name="__RefHeading__255_1747220281"/><text:bookmark-end text:name="__RefHeading___Toc479342751"/></text:h>
      <text:p text:style-name="P51"/>
      <text:p text:style-name="P51">«Пользователь Б», выбирает «Запрос 1», переходит в режим редактирования, меняет <text:soft-page-break/>пользователя в поле «Ответственный» на «Пользователь А».</text:p>
      <text:p text:style-name="P51">Сохраняет изменения.</text:p>
      <text:p text:style-name="P51"/>
      <text:p text:style-name="P51">Результат:</text:p>
      <text:p text:style-name="P51">Значение в поле «Ответственный» изменено на «Пользователь А».</text:p>
      <text:p text:style-name="P52"/>
      <text:h text:style-name="Heading_20_4" text:outline-level="4"><text:bookmark-start text:name="__RefHeading__257_1747220281"/><text:bookmark-start text:name="__RefHeading___Toc479342752"/>Сценарий 10: Изменение запроса без изменения ответственного<text:bookmark-end text:name="__RefHeading__257_1747220281"/><text:bookmark-end text:name="__RefHeading___Toc479342752"/></text:h>
      <text:p text:style-name="P51"/>
      <text:p text:style-name="P51">«Пользователь А», выбирает «Запрос 1», переходит в режим редактирования, меняет поле «Описание» запроса.</text:p>
      <text:p text:style-name="P51">Сохраняет изменения.</text:p>
      <text:p text:style-name="P51"/>
      <text:p text:style-name="P51">Результат:</text:p>
      <text:p text:style-name="P51">Значение в поле «Описание» изменено на новое.</text:p>
      <text:p text:style-name="P51">Значение в поле «Ответственный» осталось неизменным.</text:p>
      <text:p text:style-name="P52"/>
      <text:h text:style-name="Heading_20_3" text:outline-level="3"><text:bookmark-start text:name="__RefHeading__259_1747220281"/><text:bookmark-start text:name="__RefHeading___Toc479342753"/>Проверка установки статуса запроса на новый функционал (DB)<text:bookmark-end text:name="__RefHeading__259_1747220281"/><text:bookmark-end text:name="__RefHeading___Toc479342753"/></text:h>
      <text:p text:style-name="P52"/>
      <text:p text:style-name="P51">Подготовка сценариев:</text:p>
      <text:p text:style-name="P51">Создаются пользователи с ролью <text:span text:style-name="T8">JrsEditFeature</text:span>: «Пользователь А», «Пользователь Б».</text:p>
      <text:p text:style-name="P51">Создается пользователь с ролями <text:span text:style-name="T8">JrsAssignResponsibleFeature</text:span><text:span text:style-name="T20">, </text:span><text:span text:style-name="T8">JrsEditAllFeature</text:span>: «Пользователь В».</text:p>
      <text:p text:style-name="P51"><text:s/>«Пользователь А» создает «Запрос 1». </text:p>
      <text:p text:style-name="P51">«Пользователь В» в качестве ответственного за «Запрос 1» назначает «Пользователя Б».</text:p>
      <text:p text:style-name="P51"/>
      <text:h text:style-name="Heading_20_4" text:outline-level="4"><text:bookmark-start text:name="__RefHeading__261_1747220281"/><text:bookmark-start text:name="__RefHeading___Toc479342754"/>Сценарий 11: Установка статуса ответственным за запрос пользователем<text:bookmark-end text:name="__RefHeading__261_1747220281"/><text:bookmark-end text:name="__RefHeading___Toc479342754"/></text:h>
      <text:p text:style-name="P51"/>
      <text:p text:style-name="P51">«Пользователь Б» для «Запрос 1» добавляет статус «В работе».</text:p>
      <text:p text:style-name="P51"/>
      <text:p text:style-name="P51">Результат:</text:p>
      <text:p text:style-name="P51">В таблице статусов для «Запрос 1» появляется запись статуса «В работе», у которой поле <text:span text:style-name="T8">is</text:span><text:span text:style-name="T20">_</text:span><text:span text:style-name="T8">last</text:span> содержит значение <text:span text:style-name="T20">1</text:span>.</text:p>
      <text:p text:style-name="P51"/>
      <text:h text:style-name="Heading_20_4" text:outline-level="4"><text:bookmark-start text:name="__RefHeading__263_1747220281"/><text:bookmark-start text:name="__RefHeading___Toc479342755"/>Сценарий 12: Установка статуса запроса пользователем с правами редактирования всех запросов<text:bookmark-end text:name="__RefHeading__263_1747220281"/><text:bookmark-end text:name="__RefHeading___Toc479342755"/></text:h>
      <text:p text:style-name="P51"/>
      <text:p text:style-name="P51">«Пользователь В» для «Запрос 1» добавляет статус «Работа над ремарками».</text:p>
      <text:p text:style-name="P51"/>
      <text:p text:style-name="P51">Результат:</text:p>
      <text:p text:style-name="P51">В таблице статусов для «Запрос 1» появляется запись статуса «Работа над ремарками», у которой поле <text:span text:style-name="T8">is</text:span><text:span text:style-name="T20">_</text:span><text:span text:style-name="T8">last</text:span> содержит значение <text:span text:style-name="T20">1</text:span>.</text:p>
      <text:p text:style-name="P51">У всех других записей статусов для «Запрос 1» поле <text:span text:style-name="T20">is_last</text:span> содержит значение <text:span text:style-name="T8">null</text:span>.</text:p>
      <text:p text:style-name="P51"/>
      <text:h text:style-name="Heading_20_4" text:outline-level="4"><text:bookmark-start text:name="__RefHeading__265_1747220281"/><text:bookmark-start text:name="__RefHeading___Toc479342756"/>Сценарий 13: Попытка установки статуса создателем запроса<text:bookmark-end text:name="__RefHeading__265_1747220281"/><text:bookmark-end text:name="__RefHeading___Toc479342756"/></text:h>
      <text:p text:style-name="P51"/>
      <text:p text:style-name="P51">«Пользователь А» для «Запрос 1» добавляет статус «Отменено».</text:p>
      <text:p text:style-name="P51"><text:s/></text:p>
      <text:p text:style-name="P51">Результат:</text:p>
      <text:p text:style-name="P51">Выводится исключение: «У Вас нет прав на изменение статуса запроса на функционал!».</text:p>
      <text:p text:style-name="P51">Статус не добавляется.</text:p>
      <text:p text:style-name="P52"/>
      <text:h text:style-name="Heading_20_4" text:outline-level="4"><text:bookmark-start text:name="__RefHeading__267_1747220281"/><text:bookmark-start text:name="__RefHeading___Toc479342757"/>Сценарий 14: Попытка удаления непоследнего статуса запроса<text:bookmark-end text:name="__RefHeading__267_1747220281"/><text:bookmark-end text:name="__RefHeading___Toc479342757"/></text:h>
      <text:p text:style-name="P51"/>
      <text:p text:style-name="P51"><text:soft-page-break/>«Пользователь В» у «Запрос 1» удаляет непоследний статус (статус «В работе»).</text:p>
      <text:p text:style-name="P51"/>
      <text:p text:style-name="P51">Результат:</text:p>
      <text:p text:style-name="P51">Выводится исключение: «Удалять можно только последний статус !».</text:p>
      <text:p text:style-name="P51">Статус не удаляется.</text:p>
      <text:h text:style-name="Heading_20_4" text:outline-level="4"><text:bookmark-start text:name="__RefHeading__269_1747220281"/><text:bookmark-start text:name="__RefHeading___Toc479342758"/>Сценарий 15: Удаление последнего статуса запроса<text:bookmark-end text:name="__RefHeading__269_1747220281"/><text:bookmark-end text:name="__RefHeading___Toc479342758"/></text:h>
      <text:p text:style-name="P51"/>
      <text:p text:style-name="P51">«Пользователь В» у «Запрос 1» удаляет последний статус (статус «Работа над ремарками»).</text:p>
      <text:p text:style-name="P51"/>
      <text:p text:style-name="P51">Результат:</text:p>
      <text:p text:style-name="P51">Статус удаляется.</text:p>
      <text:p text:style-name="P52"/>
      <text:h text:style-name="Heading_20_3" text:outline-level="3"><text:bookmark-start text:name="__RefHeading__271_1747220281"/><text:bookmark-start text:name="__RefHeading___Toc479342759"/>Проверка установки статуса запроса на новый функционал (<text:span text:style-name="T7">App</text:span>)<text:bookmark-end text:name="__RefHeading__271_1747220281"/><text:bookmark-end text:name="__RefHeading___Toc479342759"/></text:h>
      <text:p text:style-name="P52"/>
      <text:p text:style-name="P51">Подготовка сценариев:</text:p>
      <text:p text:style-name="P51">Создается пользователь с ролью <text:span text:style-name="T8">JrsEditAllFeature</text:span>: «Пользователь <text:span text:style-name="T7">C</text:span>».</text:p>
      <text:p text:style-name="P51"><text:s/>«Пользователь <text:span text:style-name="T7">C</text:span>» создает «Запрос 1». </text:p>
      <text:p text:style-name="P51"/>
      <text:h text:style-name="Heading_20_4" text:outline-level="4"><text:bookmark-start text:name="__RefHeading__273_1747220281"/><text:bookmark-start text:name="__RefHeading___Toc479342760"/>Сценарий 16: Установка статуса запроса пользователем с правами редактирования всех запросов<text:bookmark-end text:name="__RefHeading__273_1747220281"/><text:bookmark-end text:name="__RefHeading___Toc479342760"/></text:h>
      <text:p text:style-name="P51"/>
      <text:p text:style-name="P51">«Пользователь <text:span text:style-name="T7">C</text:span>» для «Запрос 1» добавляет статус «Работа над ремарками».</text:p>
      <text:p text:style-name="P51"/>
      <text:p text:style-name="P51">Результат:</text:p>
      <text:p text:style-name="P51">На форме <text:span text:style-name="T20">Статус</text:span>, форма списочной структуры, режим поиска появляется запись со статусом «Работа над ремарками».</text:p>
      <text:p text:style-name="P52"/>
      <text:h text:style-name="Heading_20_4" text:outline-level="4"><text:bookmark-start text:name="__RefHeading__275_1747220281"/><text:bookmark-start text:name="__RefHeading___Toc479342761"/>Сценарий 17: Удаление статуса запроса пользователем с правами редактирования всех запросов<text:bookmark-end text:name="__RefHeading__275_1747220281"/><text:bookmark-end text:name="__RefHeading___Toc479342761"/></text:h>
      <text:p text:style-name="P51"/>
      <text:p text:style-name="P51">«Пользователь <text:span text:style-name="T7">C</text:span>» для «Запрос 1» удаляет запись со статусом «Работа над ремарками» (с определенной датой и временем создания).</text:p>
      <text:p text:style-name="P51"/>
      <text:p text:style-name="P51">Результат:</text:p>
      <text:p text:style-name="P51">На форме <text:span text:style-name="T20">Статус</text:span>, форма списочной структуры, режим поиска запись со статусом «Работа над ремарками» (с определенной датой и временем создания) отсутствует.</text:p>
      <text:p text:style-name="P52"/>
      <text:h text:style-name="Heading_20_3" text:outline-level="3"><text:bookmark-start text:name="__RefHeading__277_1747220281"/><text:bookmark-start text:name="__RefHeading___Toc479342762"/>Проверка пользователей запросов на функционал (<text:span text:style-name="T7">DB</text:span>)<text:bookmark-end text:name="__RefHeading__277_1747220281"/><text:bookmark-end text:name="__RefHeading___Toc479342762"/></text:h>
      <text:p text:style-name="Standard"/>
      <text:h text:style-name="Heading_20_4" text:outline-level="4"><text:bookmark-start text:name="__RefHeading__279_1747220281"/><text:bookmark-start text:name="__RefHeading___Toc479342763"/>Сценарий 18. Тестирование создания пользователя запроса и даты создания записи<text:bookmark-end text:name="__RefHeading__279_1747220281"/><text:bookmark-end text:name="__RefHeading___Toc479342763"/></text:h>
      <text:p text:style-name="Standard"/>
      <text:p text:style-name="P51">Создаём пользователя запроса на функционал.</text:p>
      <text:p text:style-name="P51"/>
      <text:p text:style-name="P51">Результат:</text:p>
      <text:p text:style-name="P51">Проверяем (с помощью функции <text:span text:style-name="T20">find</text:span><text:span text:style-name="T8">featureOperator</text:span>), что <text:span text:style-name="T20">date_ins</text:span> возвращаемого курсора для данной записи не ранее минуты назад.</text:p>
      <text:p text:style-name="Standard"/>
      <text:h text:style-name="Heading_20_3" text:outline-level="3"><text:bookmark-start text:name="__RefHeading__281_1747220281"/><text:bookmark-start text:name="__RefHeading___Toc479342764"/>Проверка поиска запросов на функционал (<text:span text:style-name="T7">DB</text:span>)<text:bookmark-end text:name="__RefHeading__281_1747220281"/><text:bookmark-end text:name="__RefHeading___Toc479342764"/></text:h>
      <text:p text:style-name="Standard"/>
      <text:p text:style-name="P52">Подготовка сценариев:</text:p>
      <text:p text:style-name="P52">Создаются пользователи с ролью <text:span text:style-name="T8">JrsEditFeature</text:span>: «Пользователь А», «Пользователь Б».</text:p>
      <text:p text:style-name="P52">«Пользователь А» создает запросы на новый функционал «Запрос 1» и «Запрос 2».</text:p>
      <text:p text:style-name="P52"><text:soft-page-break/>«Пользователь Б» создает запросы на новый функционал «Запрос 3».</text:p>
      <text:p text:style-name="Standard"/>
      <text:h text:style-name="Heading_20_4" text:outline-level="4"><text:bookmark-start text:name="__RefHeading__283_1747220281"/><text:bookmark-start text:name="__RefHeading___Toc479342765"/>Сценарий 19. Поиск по автору создания запроса<text:bookmark-end text:name="__RefHeading__283_1747220281"/><text:bookmark-end text:name="__RefHeading___Toc479342765"/></text:h>
      <text:p text:style-name="Standard"/>
      <text:p text:style-name="P51">Осуществляем поиск по автору запроса вызовом вида:</text:p>
      <text:p text:style-name="P54">featureCursor = findFeature(</text:p>
      <text:p text:style-name="P51"><text:span text:style-name="T8"><text:tab/>authorId =&gt; </text:span><text:span text:style-name="T7">«</text:span>Пользователь<text:span text:style-name="T7"> </text:span>А<text:span text:style-name="T7">»</text:span></text:p>
      <text:p text:style-name="P51"><text:span text:style-name="T8"><text:tab/></text:span><text:span text:style-name="T20">, </text:span><text:span text:style-name="T8">operatorId</text:span><text:span text:style-name="T20"> =&gt; </text:span>«Пользователь Б»</text:p>
      <text:p text:style-name="P53">);</text:p>
      <text:p text:style-name="P51"/>
      <text:p text:style-name="P51">Результат:</text:p>
      <text:p text:style-name="P51">В курсорной перемнной <text:span text:style-name="T8">featureCursor</text:span> должны присутствовать записи запросов «Запрос 1», «Запрос 2» и отсутствовать «Запрос 3».</text:p>
      <text:p text:style-name="P52"/>
      <text:h text:style-name="Heading_20_4" text:outline-level="4"><text:bookmark-start text:name="__RefHeading__285_1747220281"/><text:bookmark-start text:name="__RefHeading___Toc479342766"/>Сценарий 20. Поиск по нескольким статусам запроса<text:bookmark-end text:name="__RefHeading__285_1747220281"/><text:bookmark-end text:name="__RefHeading___Toc479342766"/></text:h>
      <text:p text:style-name="Standard"/>
      <text:p text:style-name="P51">Добавляем для «Запрос 1» статус «Назначен».</text:p>
      <text:p text:style-name="P51">Добавляем для «Запрос 3» статус «В работе».</text:p>
      <text:p text:style-name="P51"/>
      <text:p text:style-name="P51">Осуществляем поиск по статусам запроса вызовом вида:</text:p>
      <text:p text:style-name="P51"><text:span text:style-name="T8">featureCursor</text:span><text:span text:style-name="T20"> = </text:span><text:span text:style-name="T8">findFeature</text:span><text:span text:style-name="T20">(</text:span></text:p>
      <text:p text:style-name="P51"><text:span text:style-name="T20"><text:tab/></text:span><text:span text:style-name="T8">featureStatusCodeList</text:span><text:span text:style-name="T20"> =&gt; </text:span>коды статусов «Назначен», «В работе» через «;»</text:p>
      <text:p text:style-name="P51"><text:span text:style-name="T20"><text:tab/>, </text:span><text:span text:style-name="T8">operatorId</text:span><text:span text:style-name="T20"> =&gt; </text:span>«Пользователь Б»</text:p>
      <text:p text:style-name="P53">);</text:p>
      <text:p text:style-name="P51"/>
      <text:p text:style-name="P51">Результат:</text:p>
      <text:p text:style-name="P51">В курсорной перемнной <text:span text:style-name="T8">featureCursor</text:span> должны присутствовать записи запросов «Запрос 1», «Запрос 3» и отсутствовать «Запрос 2».</text:p>
      <text:p text:style-name="P52"/>
      <text:p text:style-name="P52"/>
      <text:h text:style-name="Heading_20_3" text:outline-level="3"><text:bookmark-start text:name="__RefHeading__287_1747220281"/><text:bookmark-start text:name="__RefHeading___Toc479342767"/>Проверка поиска запросов на функционал (App)<text:bookmark-end text:name="__RefHeading__287_1747220281"/><text:bookmark-end text:name="__RefHeading___Toc479342767"/></text:h>
      <text:p text:style-name="Standard"/>
      <text:p text:style-name="P52">Подготовка сценариев:</text:p>
      <text:p text:style-name="P52">Создаются пользователи с ролью <text:span text:style-name="T8">JrsEditFeature</text:span>: «Пользователь А», «Пользователь Б».</text:p>
      <text:p text:style-name="P52">«Пользователь А» создает запросы на новый функционал «Запрос 1» и «Запрос 2».</text:p>
      <text:p text:style-name="P52">«Пользователь Б» создает запросы на новый функционал «Запрос 3».</text:p>
      <text:p text:style-name="Standard"/>
      <text:h text:style-name="Heading_20_4" text:outline-level="4"><text:bookmark-start text:name="__RefHeading__289_1747220281"/><text:bookmark-start text:name="__RefHeading___Toc479342768"/>Сценарий 21. Поиск по автору создания запроса<text:bookmark-end text:name="__RefHeading__289_1747220281"/><text:bookmark-end text:name="__RefHeading___Toc479342768"/></text:h>
      <text:p text:style-name="Standard"/>
      <text:p text:style-name="P51">Под пользователем «Пользователь Б» осуществляем поиск по автору запроса «Пользователь А».</text:p>
      <text:p text:style-name="P51"/>
      <text:p text:style-name="P51">Результат:</text:p>
      <text:p text:style-name="P51">На списочной форме должны присутствовать записи запросов «Запрос 1», «Запрос 2» и отсутствовать «Запрос 3».</text:p>
      <text:p text:style-name="P52"/>
      <text:h text:style-name="Heading_20_4" text:outline-level="4"><text:bookmark-start text:name="__RefHeading__291_1747220281"/><text:bookmark-start text:name="__RefHeading___Toc479342769"/>Сценарий 22. Поиск по нескольким статусам запроса<text:bookmark-end text:name="__RefHeading__291_1747220281"/><text:bookmark-end text:name="__RefHeading___Toc479342769"/></text:h>
      <text:p text:style-name="Standard"/>
      <text:p text:style-name="P51">Добавляем для «Запрос 1» статус «Назначен».</text:p>
      <text:p text:style-name="P51">Добавляем для «Запрос 3» статус «В работе».</text:p>
      <text:p text:style-name="P51"/>
      <text:p text:style-name="P51">Под пользователем «Пользователь Б» осуществляем поиск по статусам запросов «Назначен», «В работе».</text:p>
      <text:p text:style-name="P51"/>
      <text:p text:style-name="P51"><text:soft-page-break/>Результат:</text:p>
      <text:p text:style-name="P51">На списочной форме должны присутствовать записи запросов «Запрос 1», «Запрос 3» и отсутствовать «Запрос 2».</text:p>
      <text:p text:style-name="P52"/>
      <text:h text:style-name="Heading_20_4" text:outline-level="4"><text:bookmark-start text:name="__RefHeading__293_1747220281"/><text:bookmark-start text:name="__RefHeading___Toc479342770"/>Сценарий 23. Проверка установки параметров поиска по умолчанию<text:bookmark-end text:name="__RefHeading__293_1747220281"/><text:bookmark-end text:name="__RefHeading___Toc479342770"/></text:h>
      <text:p text:style-name="Standard"/>
      <text:p text:style-name="P51">Шаг 1</text:p>
      <text:p text:style-name="P51"/>
      <text:p text:style-name="P51">Заходим первый раз на форму поиска запросов.</text:p>
      <text:p text:style-name="P51"/>
      <text:p text:style-name="P51">Результат:</text:p>
      <text:p text:style-name="P51">Поле «<text:span text:style-name="T20">Дата создания «От»»</text:span> содержит значение <text:span text:style-name="T20">текущая дата – 6 Месяцев</text:span>.</text:p>
      <text:p text:style-name="P51">Поле «<text:span text:style-name="T20">Количество записей» </text:span>содержит значение <text:span text:style-name="T20">25</text:span>.</text:p>
      <text:p text:style-name="P52"/>
      <text:p text:style-name="P52">Шаг 2</text:p>
      <text:p text:style-name="P52"/>
      <text:p text:style-name="P51">Устанавливаем значение полей:</text:p>
      <text:p text:style-name="P51"><text:s/>«<text:span text:style-name="T20">Дата создания «От»»</text:span>: пустое значение;</text:p>
      <text:p text:style-name="P51">«<text:span text:style-name="T20">Количество записей»</text:span>: 30.</text:p>
      <text:p text:style-name="P51">Осуществляем поиск.</text:p>
      <text:p text:style-name="P51">Переходим повторно на форму поиска запросов.</text:p>
      <text:p text:style-name="P51"/>
      <text:p text:style-name="P51">Результат:</text:p>
      <text:p text:style-name="P51">Поле <text:span text:style-name="T20">Дата создания «От»</text:span> содержит пустое значение.</text:p>
      <text:p text:style-name="P51">Поле <text:span text:style-name="T20">Количество записей </text:span>содержит значение <text:span text:style-name="T20">25</text:span>.</text:p>
      <text:p text:style-name="P52"/>
      <text:h text:style-name="Heading_20_3" text:outline-level="3"><text:bookmark-start text:name="__RefHeading__295_1747220281"/><text:bookmark-start text:name="__RefHeading___Toc479342771"/>Порядок выполнения запросов на функционал (<text:span text:style-name="T7">DB</text:span>)<text:bookmark-end text:name="__RefHeading__295_1747220281"/><text:bookmark-end text:name="__RefHeading___Toc479342771"/></text:h>
      <text:p text:style-name="Standard"/>
      <text:p text:style-name="P52">Подготовка сценариев:</text:p>
      <text:p text:style-name="P52">Создаются пользователи с ролью <text:span text:style-name="T8">JrsEditFeature</text:span>: «Пользователь А», «Пользователь Б».</text:p>
      <text:p text:style-name="P52">Создается пользователь с ролью <text:span text:style-name="T8">JrsAssign</text:span><text:span text:style-name="T20">W</text:span><text:span text:style-name="T8">orkSequenceFeature</text:span>: «Пользователь В».</text:p>
      <text:p text:style-name="P52">«Пользователь А» создает запросы на новый функционал «Запрос 1» и «Запрос 2».</text:p>
      <text:p text:style-name="P52">«Пользователь Б» создает запросы на новый функционал «Запрос 3».</text:p>
      <text:p text:style-name="Standard"/>
      <text:h text:style-name="Heading_20_4" text:outline-level="4"><text:bookmark-start text:name="__RefHeading__297_1747220281"/><text:bookmark-start text:name="__RefHeading___Toc479342772"/>Сценарий 24. Попытка установки порядка выполенния при недостаточности прав<text:bookmark-end text:name="__RefHeading__297_1747220281"/><text:bookmark-end text:name="__RefHeading___Toc479342772"/></text:h>
      <text:p text:style-name="Standard"/>
      <text:p text:style-name="P51">Под пользователем «Пользователь А» осуществляем установку порядка выполнения запроса «Запрос 1» вызовом вида:</text:p>
      <text:p text:style-name="P54">setFeatureWorkSequence(</text:p>
      <text:p text:style-name="P51"><text:span text:style-name="T8"><text:tab/>featureId =&gt; </text:span><text:span text:style-name="T7">«</text:span>Запрос<text:span text:style-name="T7"> 1»</text:span></text:p>
      <text:p text:style-name="P51"><text:span text:style-name="T7"><text:tab/></text:span><text:span text:style-name="T8">, workSequence =&gt; 1</text:span></text:p>
      <text:p text:style-name="P51"><text:span text:style-name="T8"><text:tab/>, operatorId =&gt; </text:span><text:span text:style-name="T7">«</text:span>Пользователь<text:span text:style-name="T7"> A»</text:span></text:p>
      <text:p text:style-name="P53">);</text:p>
      <text:p text:style-name="P51"/>
      <text:p text:style-name="P51">Результат:</text:p>
      <text:p text:style-name="P51">Получаем стандартное исключение об отсутствии прав.</text:p>
      <text:p text:style-name="P51">Порядок выполнения для «Запрос 1» не устанавливается.</text:p>
      <text:p text:style-name="P52"/>
      <text:h text:style-name="Heading_20_4" text:outline-level="4"><text:bookmark-start text:name="__RefHeading__299_1747220281"/><text:bookmark-start text:name="__RefHeading___Toc479342773"/>Сценарий 25. Установка порядка выполнения меньше 1<text:bookmark-end text:name="__RefHeading__299_1747220281"/><text:bookmark-end text:name="__RefHeading___Toc479342773"/></text:h>
      <text:p text:style-name="Standard"/>
      <text:p text:style-name="P51">Под пользователем «Пользователь В» осуществляем установку порядка выполнения запроса «Запрос 1» вызовом вида:</text:p>
      <text:p text:style-name="P54">setFeatureWorkSequence(</text:p>
      <text:p text:style-name="P51"><text:span text:style-name="T8"><text:tab/>featureId =&gt; </text:span><text:span text:style-name="T7">«</text:span>Запрос<text:span text:style-name="T7"> 1»</text:span></text:p>
      <text:p text:style-name="P51"><text:soft-page-break/><text:span text:style-name="T7"><text:tab/></text:span><text:span text:style-name="T8">, workSequence =&gt; 0</text:span></text:p>
      <text:p text:style-name="P51"><text:span text:style-name="T8"><text:tab/>, operatorId =&gt; </text:span><text:span text:style-name="T7">«</text:span>Пользователь<text:span text:style-name="T7"> </text:span>В<text:span text:style-name="T7">»</text:span></text:p>
      <text:p text:style-name="P53">);</text:p>
      <text:p text:style-name="P51"/>
      <text:p text:style-name="P51"/>
      <text:p text:style-name="P51">Результат:</text:p>
      <text:p text:style-name="P51">Порядок выполнения для «Запрос 1» устанавливается равным <text:span text:style-name="T20">1</text:span>.</text:p>
      <text:p text:style-name="P52">Для запроса «Запрос 1» добавлена строка статуса «Установлен порядок выполнения».<text:span text:style-name="T22"><office:annotation><dc:creator>Владимир Талышев</dc:creator><dc:date>2017-11-29T14:47:00.45</dc:date><text:p text:style-name="P86"><text:span text:style-name="T31">Версия 10.7.0.</text:span></text:p><text:p text:style-name="P86"><text:span text:style-name="T31">Запрос 1481.</text:span></text:p></office:annotation></text:span></text:p>
      <text:p text:style-name="P52"/>
      <text:h text:style-name="Heading_20_4" text:outline-level="4"><text:bookmark-start text:name="__RefHeading__301_1747220281"/><text:bookmark-start text:name="__RefHeading___Toc479342774"/>Сценарий 26. Установка порядка выполнения больше, чем существующий максимальный порядок +1<text:bookmark-end text:name="__RefHeading__301_1747220281"/><text:bookmark-end text:name="__RefHeading___Toc479342774"/></text:h>
      <text:p text:style-name="Standard"/>
      <text:p text:style-name="P51">Определяем <text:span text:style-name="T8">maxWorkSequence</text:span>, как<text:span text:style-name="T20"> </text:span>максимальное значение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<text:span text:style-name="T20"> </text:span>.</text:p>
      <text:p text:style-name="P51">Под пользователем «Пользователь В» осуществляем установку порядка выполнения запроса «Запрос 1» вызовом вида:</text:p>
      <text:p text:style-name="P54">setFeatureWorkSequence(</text:p>
      <text:p text:style-name="P51"><text:span text:style-name="T8"><text:tab/>featureId =&gt; </text:span><text:span text:style-name="T7">«</text:span>Запрос<text:span text:style-name="T7"> 1»</text:span></text:p>
      <text:p text:style-name="P51"><text:span text:style-name="T7"><text:tab/></text:span><text:span text:style-name="T8">, workSequence =&gt; maxWorkSequence </text:span><text:span text:style-name="T7">+</text:span><text:span text:style-name="T8"> 10</text:span></text:p>
      <text:p text:style-name="P51"><text:span text:style-name="T8"><text:tab/></text:span><text:span text:style-name="T20">, </text:span><text:span text:style-name="T8">operatorId</text:span><text:span text:style-name="T20"> =&gt; </text:span>«Пользователь В»</text:p>
      <text:p text:style-name="P53">);</text:p>
      <text:p text:style-name="P51"/>
      <text:p text:style-name="P51"/>
      <text:p text:style-name="P51">Результат:</text:p>
      <text:p text:style-name="P51">Порядок выполнения для «Запрос 1» устанавливается равным <text:span text:style-name="T8">maxWorkSequence</text:span> + <text:span text:style-name="T20">1</text:span>.</text:p>
      <text:p text:style-name="P52"/>
      <text:h text:style-name="Heading_20_4" text:outline-level="4"><text:bookmark-start text:name="__RefHeading__303_1747220281"/><text:bookmark-start text:name="__RefHeading___Toc479342775"/>Сценарий 27. Установка порядка выполнения равного существующему порядку выполнения<text:bookmark-end text:name="__RefHeading__303_1747220281"/><text:bookmark-end text:name="__RefHeading___Toc479342775"/></text:h>
      <text:p text:style-name="Standard"/>
      <text:p text:style-name="P51">Под пользователем «Пользователь В» осуществляем установку порядка выполнения последовательно для запросов:</text:p>
      <text:p text:style-name="P51">«Запрос 1» равным <text:span text:style-name="T20">1</text:span>;</text:p>
      <text:p text:style-name="P51">«Запрос 2» равным <text:span text:style-name="T20">2</text:span>;</text:p>
      <text:p text:style-name="P51">«Запрос 3» равным <text:span text:style-name="T20">1</text:span>.</text:p>
      <text:p text:style-name="P51"/>
      <text:p text:style-name="P51">для установки порядка выполнения используем вызовы вида (с соттветствующими параметрами):</text:p>
      <text:p text:style-name="P54">setFeatureWorkSequence(</text:p>
      <text:p text:style-name="P51"><text:span text:style-name="T8"><text:tab/>featureId =&gt; </text:span>запрос</text:p>
      <text:p text:style-name="P51"><text:span text:style-name="T7"><text:tab/></text:span><text:span text:style-name="T8">, workSequence =&gt; </text:span>порядок<text:span text:style-name="T8"> </text:span>выполнения</text:p>
      <text:p text:style-name="P51"><text:span text:style-name="T8"><text:tab/></text:span><text:span text:style-name="T20">, </text:span><text:span text:style-name="T8">operatorId</text:span><text:span text:style-name="T20"> =&gt; </text:span>«Пользователь В»</text:p>
      <text:p text:style-name="P53">);</text:p>
      <text:p text:style-name="P51"/>
      <text:p text:style-name="P51">Результат:</text:p>
      <text:p text:style-name="P51">Порядок выполнения для запросов должен быть следующим:</text:p>
      <text:p text:style-name="P51">«Запрос 3» - порядок выполнения <text:span text:style-name="T20">1</text:span>;</text:p>
      <text:p text:style-name="P51">«Запрос 1» - порядок выполнения <text:span text:style-name="T20">2</text:span>;</text:p>
      <text:p text:style-name="P51">«Запрос 2» - порядок выполнения <text:span text:style-name="T20">3</text:span>.</text:p>
      <text:p text:style-name="P52"/>
      <text:h text:style-name="P63" text:outline-level="4">Сценарий <text:span text:style-name="T7">33</text:span>. <text:span text:style-name="T26">Проверка на наличие разреженности последовательности при удалении запроса на функционал</text:span></text:h>
      <text:p text:style-name="Standard"/>
      <text:p text:style-name="P74">Задать порядок выполнения задач «Запрос 1» - 1, «Запрос 2» - 2. «Запрос 3» - 3</text:p>
      <text:p text:style-name="P80">Удалить <text:span text:style-name="T7">«</text:span>Запрос<text:span text:style-name="T7"> 2». </text:span>Проверить, что у «Запрос 3» порядок выполнения стал 2.</text:p>
      <text:p text:style-name="P79"/>
      <text:p text:style-name="Standard"/>
      <text:p text:style-name="Standard"><text:soft-page-break/></text:p>
      <text:p text:style-name="P51">Под пользователем «Пользователь В» осуществляем установку порядка выполнения последовательно для запросов:</text:p>
      <text:p text:style-name="P51">«Запрос 1» равным <text:span text:style-name="T20">1</text:span>;</text:p>
      <text:p text:style-name="P51">«Запрос 2» равным <text:span text:style-name="T20">2</text:span>;</text:p>
      <text:p text:style-name="P51">«Запрос 3» равным <text:span text:style-name="T8">3</text:span>.</text:p>
      <text:p text:style-name="P51"/>
      <text:p text:style-name="P51">для установки порядка выполнения используем вызовы вида (с соттветствующими параметрами):</text:p>
      <text:p text:style-name="P54">setFeatureWorkSequence(</text:p>
      <text:p text:style-name="P51"><text:span text:style-name="T8"><text:tab/>featureId =&gt; </text:span>запрос</text:p>
      <text:p text:style-name="P51"><text:span text:style-name="T7"><text:tab/></text:span><text:span text:style-name="T8">, workSequence =&gt; </text:span>порядок<text:span text:style-name="T8"> </text:span>выполнения</text:p>
      <text:p text:style-name="P51"><text:span text:style-name="T8"><text:tab/></text:span><text:span text:style-name="T20">, </text:span><text:span text:style-name="T8">operatorId</text:span><text:span text:style-name="T20"> =&gt; </text:span>«Пользователь В»</text:p>
      <text:p text:style-name="P53">);</text:p>
      <text:p text:style-name="P51"/>
      <text:p text:style-name="P51">Под пользователем «Пользователь В» осуществляем <text:span text:style-name="T23">удаление запроса «Запрос 2».</text:span></text:p>
      <text:p text:style-name="P51"/>
      <text:p text:style-name="P51">Результат:</text:p>
      <text:p text:style-name="P51">Порядок выполнения для запросов должен быть следующим:</text:p>
      <text:p text:style-name="P51">«Запрос 1» - порядок выполнения <text:span text:style-name="T20">1</text:span>;</text:p>
      <text:p text:style-name="P51">«Запрос 3» - порядок выполнения <text:span text:style-name="T20">2</text:span>;</text:p>
      <text:p text:style-name="P52"/>
      <text:h text:style-name="Heading_20_3" text:outline-level="3"><text:bookmark-start text:name="__RefHeading__305_1747220281"/><text:bookmark-start text:name="__RefHeading___Toc479342776"/>Порядок выполнения запросов на функционал (App)<text:bookmark-end text:name="__RefHeading__305_1747220281"/><text:bookmark-end text:name="__RefHeading___Toc479342776"/></text:h>
      <text:p text:style-name="P52"/>
      <text:p text:style-name="P51">Подготовка сценариев:</text:p>
      <text:p text:style-name="P52">Создаются пользователи с ролью <text:span text:style-name="T8">JrsEditFeature</text:span>: «Пользователь А».</text:p>
      <text:p text:style-name="P52">Создается пользователь с ролью <text:span text:style-name="T8">JrsAssign</text:span><text:span text:style-name="T20">W</text:span><text:span text:style-name="T8">orkSequenceFeature</text:span>: «Пользователь Б».</text:p>
      <text:p text:style-name="P52">«Пользователь А» создает запросы на новый функционал «Запрос 1», «Запрос 2», «Запрос 3», «Запрос 4».</text:p>
      <text:p text:style-name="P51"/>
      <text:p text:style-name="P51"/>
      <text:h text:style-name="Heading_20_4" text:outline-level="4"><text:bookmark-start text:name="__RefHeading__307_1747220281"/><text:bookmark-start text:name="__RefHeading___Toc479342777"/>Сценарий 28: Проверка недоступности поля «Порядок выполнения» при отсутствии прав<text:bookmark-end text:name="__RefHeading__307_1747220281"/><text:bookmark-end text:name="__RefHeading___Toc479342777"/></text:h>
      <text:p text:style-name="P51"/>
      <text:p text:style-name="P51">«Пользователь А», выбирает «Запрос 1», переходит в режим редактирования.</text:p>
      <text:p text:style-name="P51"/>
      <text:p text:style-name="P51">Результат:</text:p>
      <text:p text:style-name="P51">В форме в режиме редактирования поле «Порядок выполнения» недоступно для редактирования.</text:p>
      <text:p text:style-name="P51"/>
      <text:h text:style-name="Heading_20_4" text:outline-level="4"><text:bookmark-start text:name="__RefHeading__309_1747220281"/><text:bookmark-start text:name="__RefHeading___Toc479342778"/>Сценарий 29: Проверка доступности поля «Порядок выполенения» при наличии прав<text:bookmark-end text:name="__RefHeading__309_1747220281"/><text:bookmark-end text:name="__RefHeading___Toc479342778"/></text:h>
      <text:p text:style-name="P51"/>
      <text:p text:style-name="P51">«Пользователь Б», выбирает «Запрос 1», переходит в режим редактирования.</text:p>
      <text:p text:style-name="P51"/>
      <text:p text:style-name="P51">Результат:</text:p>
      <text:p text:style-name="P51">В форме в режиме редактирования поле «Порядок выполнения» доступно для редактирования.</text:p>
      <text:p text:style-name="P51"/>
      <text:h text:style-name="Heading_20_4" text:outline-level="4"><text:bookmark-start text:name="__RefHeading__311_1747220281"/><text:bookmark-start text:name="__RefHeading___Toc479342779"/>Сценарий 30: Изменение порядка выполнения запроса<text:bookmark-end text:name="__RefHeading__311_1747220281"/><text:bookmark-end text:name="__RefHeading___Toc479342779"/></text:h>
      <text:p text:style-name="P51"/>
      <text:p text:style-name="P51">«Пользователь Б», выбирает «Запрос 1», переходит в режим редактирования, меняет порядок выполнения на <text:span text:style-name="T20">1</text:span>.</text:p>
      <text:p text:style-name="P51">Сохраняет изменения.</text:p>
      <text:p text:style-name="P51"><text:soft-page-break/></text:p>
      <text:p text:style-name="P51">Результат:</text:p>
      <text:p text:style-name="P51">Значение в поле «Порядок выполнения» изменено на <text:span text:style-name="T20">1</text:span>.</text:p>
      <text:p text:style-name="P52"/>
      <text:h text:style-name="Heading_20_4" text:outline-level="4"><text:bookmark-start text:name="__RefHeading__313_1747220281"/><text:bookmark-start text:name="__RefHeading___Toc479342780"/>Сценарий 31: Изменение запроса без изменения ответственного<text:bookmark-end text:name="__RefHeading__313_1747220281"/><text:bookmark-end text:name="__RefHeading___Toc479342780"/></text:h>
      <text:p text:style-name="P51"/>
      <text:p text:style-name="P51">«Пользователь А», выбирает «Запрос 1», переходит в режим редактирования, меняет поле «Описание» запроса.</text:p>
      <text:p text:style-name="P51">Сохраняет изменения.</text:p>
      <text:p text:style-name="P51"/>
      <text:p text:style-name="P51">Результат:</text:p>
      <text:p text:style-name="P51">Значение в поле «Описание» изменено на новое.</text:p>
      <text:p text:style-name="P51">Значение в поле «Порядок выполнения» осталось неизменным.</text:p>
      <text:p text:style-name="P52"/>
      <text:h text:style-name="Heading_20_4" text:outline-level="4"><text:bookmark-start text:name="__RefHeading__315_1747220281"/><text:bookmark-start text:name="__RefHeading___Toc479342781"/>Сценарий 32: Изменение порядка выполнения запроса используя dr<text:span text:style-name="T7">ag</text:span>-<text:span text:style-name="T7">and</text:span>-<text:span text:style-name="T7">drop</text:span> на списочной форме<text:bookmark-end text:name="__RefHeading__315_1747220281"/><text:bookmark-end text:name="__RefHeading___Toc479342781"/></text:h>
      <text:p text:style-name="P51"/>
      <text:p text:style-name="P51">«Пользователь Б», выбирает и последовательно устанавливает запросам порядок выполнения:</text:p>
      <text:p text:style-name="P51">«Запрос 1» равным <text:span text:style-name="T20">1</text:span>;</text:p>
      <text:p text:style-name="P51">«Запрос 2» равным <text:span text:style-name="T20">2</text:span>;</text:p>
      <text:p text:style-name="P51">«Запрос 3» равным <text:span text:style-name="T20">1</text:span>.</text:p>
      <text:p text:style-name="P51"/>
      <text:p text:style-name="P51"><text:s/>«Пользователь Б» выбирает все запросы «Пользователя A».</text:p>
      <text:p text:style-name="P51">Упорядочивает по колонке «Порядок выполнения».</text:p>
      <text:p text:style-name="P51">Выполняет d<text:span text:style-name="T7">rag</text:span>-<text:span text:style-name="T7">and</text:span>-<text:span text:style-name="T7">drop</text:span> «Запрос 2» между «Запрос 1» и «Запрос 3».</text:p>
      <text:p text:style-name="P51">Выполняет d<text:span text:style-name="T7">rag</text:span>-<text:span text:style-name="T7">and</text:span>-<text:span text:style-name="T7">drop</text:span> «Запрос 4» между «Запрос 1» и «Запрос 2».</text:p>
      <text:p text:style-name="P51"/>
      <text:p text:style-name="P51"/>
      <text:p text:style-name="P51">Результат:</text:p>
      <text:p text:style-name="P51">Порядок выполнения для запросов должен быть следующим:</text:p>
      <text:p text:style-name="P51">«Запрос 3» - порядок выполнения <text:span text:style-name="T20">1</text:span>;</text:p>
      <text:p text:style-name="P51">«Запрос 2» - порядок выполнения <text:span text:style-name="T20">2</text:span>.</text:p>
      <text:p text:style-name="P51">«Запрос 4» - порядок выполнения <text:span text:style-name="T20">3</text:span>;</text:p>
      <text:p text:style-name="P51"><text:s/>«Запрос 1» - порядок выполнения <text:span text:style-name="T20">4</text:span>;</text:p>
      <text:p text:style-name="P52"/>
      <text:p text:style-name="P52"/>
      <text:h text:style-name="Heading_20_1" text:outline-level="1"><text:bookmark-start text:name="__RefHeading__317_1747220281"/><text:bookmark-start text:name="__RefHeading___Toc479342782"/>Реализация<text:bookmark-end text:name="__RefHeading__317_1747220281"/><text:bookmark-end text:name="__RefHeading___Toc479342782"/></text:h>
      <text:p text:style-name="Standard"/>
      <text:h text:style-name="Heading_20_2" text:outline-level="2"><text:bookmark-start text:name="__RefHeading__319_1747220281"/><text:bookmark-start text:name="__RefHeading___Toc479342783"/>Разграничение прав<text:bookmark-end text:name="__RefHeading__319_1747220281"/><text:bookmark-end text:name="__RefHeading___Toc479342783"/></text:h>
      <text:p text:style-name="P43"/>
      <text:p text:style-name="P52">Для разграничения прав необходимо создать следующие роли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3">№</text:p>
          </table:table-cell>
          <table:table-cell table:style-name="Таблица2.A1" office:value-type="string">
            <text:p text:style-name="P23">Наименование</text:p>
          </table:table-cell>
          <table:table-cell table:style-name="Таблица2.A1" office:value-type="string">
            <text:p text:style-name="P23">Роль </text:p>
            <text:p text:style-name="P23">(краткое наименование)</text:p>
          </table:table-cell>
          <table:table-cell table:style-name="Таблица2.D1" office:value-type="string">
            <text:p text:style-name="P23">Описание</text:p>
          </table:table-cell>
        </table:table-row>
        <table:table-row table:style-name="Таблица2.2">
          <table:table-cell table:style-name="Таблица2.A2" office:value-type="string">
            <text:p text:style-name="P43">1</text:p>
          </table:table-cell>
          <table:table-cell table:style-name="Таблица2.A2" office:value-type="string">
            <text:p text:style-name="Standard"><text:span text:style-name="T8">ITM</text:span><text:span text:style-name="T20">: Управление своими запросами на новый функционал</text:span></text:p>
            <text:p text:style-name="P29">ITM: Own feature request management</text:p>
          </table:table-cell>
          <table:table-cell table:style-name="Таблица2.A2" office:value-type="string">
            <text:p text:style-name="P30">JrsEditFeature</text:p>
          </table:table-cell>
          <table:table-cell table:style-name="Таблица2.D2" office:value-type="string">
            <text:p text:style-name="Standard">Пользователь с данной ролью имеет доступ к функционалу управления своими запросами на новый функционал</text:p>
          </table:table-cell>
        </table:table-row>
        <table:table-row table:style-name="Таблица2.2">
          <table:table-cell table:style-name="Таблица2.A2" office:value-type="string">
            <text:p text:style-name="P43">2</text:p>
          </table:table-cell>
          <table:table-cell table:style-name="Таблица2.A2" office:value-type="string">
            <text:p text:style-name="P43"><text:span text:style-name="T8">ITM</text:span><text:span text:style-name="T20">: Управление всеми запросами на новый функционал</text:span></text:p>
            <text:p text:style-name="P30">ITM: All feature request management</text:p>
          </table:table-cell>
          <table:table-cell table:style-name="Таблица2.A2" office:value-type="string">
            <text:p text:style-name="P30">JrsEditAllFeature</text:p>
          </table:table-cell>
          <table:table-cell table:style-name="Таблица2.D2" office:value-type="string">
            <text:p text:style-name="Standard">Пользователь с данной ролью имеет доступ к функционалу управления всеми запросами на новый функционал</text:p>
          </table:table-cell>
        </table:table-row>
        <table:table-row table:style-name="Таблица2.2">
          <table:table-cell table:style-name="Таблица2.A2" office:value-type="string">
            <text:p text:style-name="P43">3</text:p>
          </table:table-cell>
          <table:table-cell table:style-name="Таблица2.A2" office:value-type="string">
            <text:p text:style-name="P43"><text:span text:style-name="T8">ITM</text:span><text:span text:style-name="T20">: Назначение </text:span><text:soft-page-break/><text:span text:style-name="T20">ответсвтенного за запрос на новый функционал</text:span></text:p>
            <text:p text:style-name="P30">ITM: Assign responsible for feature request</text:p>
          </table:table-cell>
          <table:table-cell table:style-name="Таблица2.A2" office:value-type="string">
            <text:p text:style-name="P30">JrsAssignResponsibleFeature</text:p>
          </table:table-cell>
          <table:table-cell table:style-name="Таблица2.D2" office:value-type="string">
            <text:p text:style-name="Standard">Пользователь с данной <text:soft-page-break/>ролью может назначать ответственного за запрос на новый функционал</text:p>
          </table:table-cell>
        </table:table-row>
        <table:table-row table:style-name="Таблица2.2">
          <table:table-cell table:style-name="Таблица2.A2" office:value-type="string">
            <text:p text:style-name="P43">4</text:p>
          </table:table-cell>
          <table:table-cell table:style-name="Таблица2.A2" office:value-type="string">
            <text:p text:style-name="Standard"><text:span text:style-name="T8">ITM</text:span><text:span text:style-name="T20">: Назначение порядка выполнения запрос на новый функционал</text:span></text:p>
            <text:p text:style-name="P29">ITM: Assign work sequence for feature request</text:p>
          </table:table-cell>
          <table:table-cell table:style-name="Таблица2.A2" office:value-type="string">
            <text:p text:style-name="P43"><text:span text:style-name="T8">JrsAssign</text:span><text:span text:style-name="T20">W</text:span><text:span text:style-name="T8">orkSequenceFeature</text:span></text:p>
          </table:table-cell>
          <table:table-cell table:style-name="Таблица2.D2" office:value-type="string">
            <text:p text:style-name="Standard">Пользователь с данной ролью может назначать порядок выполнения запроса на новый функционал</text:p>
          </table:table-cell>
        </table:table-row>
        <table:table-row table:style-name="Таблица2.2">
          <table:table-cell table:style-name="Таблица2.A2" office:value-type="string">
            <text:p text:style-name="P43">5</text:p>
          </table:table-cell>
          <table:table-cell table:style-name="Таблица2.A2" office:value-type="string">
            <text:p text:style-name="Standard"><text:span text:style-name="T8">ITM</text:span><text:span text:style-name="T20">: Указание пользователей запросов на новый функционал</text:span></text:p>
            <text:p text:style-name="P29">ITM: Setup operators for feature request</text:p>
          </table:table-cell>
          <table:table-cell table:style-name="Таблица2.A2" office:value-type="string">
            <text:p text:style-name="P30">JrsOperatorFeature</text:p>
          </table:table-cell>
          <table:table-cell table:style-name="Таблица2.D2" office:value-type="string">
            <text:p text:style-name="Standard">Пользователь с данной ролью может указывать пользователей <text:s/>запросов на новый функционал (из множества всех пользователей системы)</text:p>
          </table:table-cell>
        </table:table-row>
      </table:table>
      <text:h text:style-name="Heading_20_2" text:outline-level="2"><text:bookmark-start text:name="__RefHeading__321_1747220281"/><text:bookmark-start text:name="__RefHeading___Toc479342784"/><text:span text:style-name="T7">DB, </text:span>Пререквизиты<text:bookmark-end text:name="__RefHeading__321_1747220281"/><text:bookmark-end text:name="__RefHeading___Toc479342784"/></text:h>
      <text:p text:style-name="Standard"/>
      <text:p text:style-name="P55">Функционал данного модуля зависит от следующих модулей:</text:p>
      <text:list xml:id="list3274473461621866036" text:style-name="WW8Num5">
        <text:list-item>
          <text:p text:style-name="P65">AccessOperator;</text:p>
        </text:list-item>
        <text:list-item>
          <text:p text:style-name="P66">Common;</text:p>
        </text:list-item>
        <text:list-item>
          <text:p text:style-name="P65">DynamicSql;</text:p>
        </text:list-item>
        <text:list-item>
          <text:p text:style-name="P65">Logging;</text:p>
        </text:list-item>
        <text:list-item>
          <text:p text:style-name="P65">TextParser.</text:p>
        </text:list-item>
      </text:list>
      <text:p text:style-name="P37"/>
      <text:h text:style-name="Heading_20_2" text:outline-level="2"><text:bookmark-start text:name="__RefHeading__323_1747220281"/><text:bookmark-start text:name="__RefHeading___Toc479342785"/><text:span text:style-name="T7">DB, </text:span>Размещение объектов модуля<text:bookmark-end text:name="__RefHeading__323_1747220281"/><text:bookmark-end text:name="__RefHeading___Toc479342785"/></text:h>
      <text:p text:style-name="Standard"/>
      <text:p text:style-name="P56">Объекты модуля должны располагаться в схеме базы данных <text:span text:style-name="T20">I</text:span><text:span text:style-name="T8">tm</text:span>.</text:p>
      <text:p text:style-name="P56">Для реализации этого необходимо создать в базе данных следующее:</text:p>
      <text:list xml:id="list4901840302713896625" text:style-name="WW8Num7">
        <text:list-item>
          <text:p text:style-name="P70">пользователя <text:span text:style-name="T8">Itm</text:span><text:span text:style-name="T7">;</text:span></text:p>
        </text:list-item>
        <text:list-item>
          <text:p text:style-name="P70">для данного пользователя необходимо создать и установить default ТП <text:span text:style-name="T8">Itm</text:span><text:span text:style-name="T20">_Data</text:span> 100MB autoextend;</text:p>
        </text:list-item>
        <text:list-item>
          <text:p text:style-name="P70">необходимо создать ТП <text:span text:style-name="T8">Itm</text:span><text:span text:style-name="T20">_</text:span><text:span text:style-name="T8">Index</text:span> 100<text:span text:style-name="T7">MB</text:span> <text:span text:style-name="T7">autoextend</text:span>;</text:p>
        </text:list-item>
        <text:list-item>
          <text:p text:style-name="P70">пользователю необходимо дать квоту Unlimited на эти ТП.</text:p>
        </text:list-item>
      </text:list>
      <text:p text:style-name="P56"/>
      <text:p text:style-name="P56">Пользователю <text:span text:style-name="T8">Itm</text:span><text:span text:style-name="T20"> </text:span>необходимо предоставить системные привилегии:</text:p>
      <text:list xml:id="list34284521" text:continue-numbering="true" text:style-name="WW8Num7">
        <text:list-item>
          <text:p text:style-name="P70"><text:span text:style-name="T8">create any synonym</text:span><text:span text:style-name="T7">;</text:span></text:p>
        </text:list-item>
        <text:list-item>
          <text:p text:style-name="P70"><text:span text:style-name="T8">create procedure</text:span><text:span text:style-name="T7">;</text:span></text:p>
        </text:list-item>
        <text:list-item>
          <text:p text:style-name="P70"><text:span text:style-name="T8">create sequence</text:span><text:span text:style-name="T7">;</text:span></text:p>
        </text:list-item>
        <text:list-item>
          <text:p text:style-name="P70"><text:span text:style-name="T8">create session</text:span><text:span text:style-name="T7">;</text:span></text:p>
        </text:list-item>
        <text:list-item>
          <text:p text:style-name="P70"><text:span text:style-name="T8">create table</text:span><text:span text:style-name="T7">;</text:span></text:p>
        </text:list-item>
        <text:list-item>
          <text:p text:style-name="P70"><text:span text:style-name="T8">create trigger</text:span><text:span text:style-name="T7">;</text:span></text:p>
        </text:list-item>
        <text:list-item>
          <text:p text:style-name="P70"><text:span text:style-name="T8">create type</text:span><text:span text:style-name="T7">;</text:span></text:p>
        </text:list-item>
        <text:list-item>
          <text:p text:style-name="P70"><text:span text:style-name="T8">create view</text:span><text:span text:style-name="T7">;</text:span></text:p>
        </text:list-item>
      </text:list>
      <text:p text:style-name="P59"/>
      <text:p text:style-name="P52">Пользователю необходимо предоставить объектные привилегии:</text:p>
      <text:list xml:id="list34289191" text:continue-numbering="true" text:style-name="WW8Num7">
        <text:list-item>
          <text:p text:style-name="P70"><text:span text:style-name="T8">references common.op_operator</text:span><text:span text:style-name="T7">;</text:span></text:p>
        </text:list-item>
        <text:list-item>
          <text:p text:style-name="P70"><text:span text:style-name="T8">references common.op_role</text:span><text:span text:style-name="T7">;</text:span></text:p>
        </text:list-item>
        <text:list-item>
          <text:p text:style-name="P68">execute common.pkg_common;</text:p>
        </text:list-item>
        <text:list-item>
          <text:p text:style-name="P68">execute common.pkg_error;</text:p>
        </text:list-item>
        <text:list-item>
          <text:p text:style-name="P68">execute common.pkg_operator.</text:p>
        </text:list-item>
        <text:list-item>
          <text:p text:style-name="P70"><text:span text:style-name="T8">select</text:span><text:span text:style-name="T20"> </text:span><text:span text:style-name="T8">on</text:span><text:span text:style-name="T20"> </text:span><text:span text:style-name="T8">dba</text:span><text:span text:style-name="T20">_</text:span><text:span text:style-name="T8">ddl</text:span><text:span text:style-name="T20">_</text:span><text:span text:style-name="T8">locks</text:span><text:span text:style-name="T20"> ( для проверки блокировок при установке, например на таблицу </text:span><text:span text:style-name="T8">op</text:span><text:span text:style-name="T20">_</text:span><text:span text:style-name="T8">operator</text:span><text:span text:style-name="T20">)</text:span></text:p>
        </text:list-item>
      </text:list>
      <text:p text:style-name="P43"/>
      <text:p text:style-name="P56">Для взаимодействия с сервера приложений с объектами базы данных создается пользователь <text:soft-page-break/><text:span text:style-name="T8">Itm</text:span><text:span text:style-name="T20">_</text:span><text:span text:style-name="T8">User</text:span><text:span text:style-name="T20">.</text:span></text:p>
      <text:p text:style-name="P56">Для реализации этого необходимо создать в базе данных следующее:</text:p>
      <text:list xml:id="list34302185" text:continue-numbering="true" text:style-name="WW8Num7">
        <text:list-item>
          <text:p text:style-name="P70">пользователя <text:span text:style-name="T8">Itm</text:span><text:span text:style-name="T20">_</text:span><text:span text:style-name="T8">User</text:span>.</text:p>
        </text:list-item>
      </text:list>
      <text:p text:style-name="P56"/>
      <text:p text:style-name="P56">Пользователю <text:span text:style-name="T8">Itm</text:span><text:span text:style-name="T20">_</text:span><text:span text:style-name="T8">User</text:span><text:span text:style-name="T20"> </text:span>необходимо предоставить системные привилегии:</text:p>
      <text:list xml:id="list34300398" text:continue-numbering="true" text:style-name="WW8Num7">
        <text:list-item>
          <text:p text:style-name="P70"><text:span text:style-name="T8">create session</text:span><text:span text:style-name="T7">;</text:span></text:p>
        </text:list-item>
      </text:list>
      <text:p text:style-name="P59"/>
      <text:p text:style-name="P52">Пользователю необходимо предоставить объектные привилегии:</text:p>
      <text:list xml:id="list34281973" text:continue-numbering="true" text:style-name="WW8Num7">
        <text:list-item>
          <text:p text:style-name="P70"><text:span text:style-name="T8">execute itm.pkg_JepRiaShowcase</text:span><text:span text:style-name="T20">;</text:span></text:p>
        </text:list-item>
        <text:list-item>
          <text:p text:style-name="P68">select itm.v_jrs_feature_lob;</text:p>
        </text:list-item>
        <text:list-item>
          <text:p text:style-name="P68">update itm.v_jrs_feature_lob.</text:p>
        </text:list-item>
      </text:list>
      <text:p text:style-name="P37"/>
      <text:p text:style-name="P52">Пользователю необходимо <text:span text:style-name="T7">создать си</text:span>нонимы:</text:p>
      <text:list xml:id="list34292690" text:continue-numbering="true" text:style-name="WW8Num7">
        <text:list-item>
          <text:p text:style-name="P70"><text:span text:style-name="T8">pkg_JepRiaShowcase </text:span><text:span text:style-name="T7">на</text:span><text:span text:style-name="T8"> itm.pkg_JepRiaShowcase;</text:span></text:p>
        </text:list-item>
        <text:list-item>
          <text:p text:style-name="P70"><text:span text:style-name="T8">v_jrs_feature_lob </text:span>на<text:span text:style-name="T7"> </text:span><text:span text:style-name="T8">itm.v_jrs_feature_lob.</text:span></text:p>
        </text:list-item>
      </text:list>
      <text:p text:style-name="P37"/>
      <text:h text:style-name="Heading_20_2" text:outline-level="2"><text:bookmark-start text:name="__RefHeading__325_1747220281"/><text:bookmark-start text:name="__RefHeading___Toc479342786"/><text:span text:style-name="T7">DB, Справочни</text:span>ки<text:bookmark-end text:name="__RefHeading__325_1747220281"/><text:bookmark-end text:name="__RefHeading___Toc479342786"/></text:h>
      <text:p text:style-name="P43"/>
      <text:p text:style-name="P56">В качестве вспомогательной справочной информации используются следующие сущности:</text:p>
      <text:list xml:id="list34299610" text:continue-list="list3274473461621866036" text:style-name="WW8Num5">
        <text:list-item>
          <text:p text:style-name="P69"><text:span text:style-name="T8">jrs</text:span><text:span text:style-name="T20">_ </text:span><text:span text:style-name="T8">feature</text:span><text:span text:style-name="T20">_</text:span><text:span text:style-name="T8">operator</text:span><text:span text:style-name="T20"> </text:span>– пользователи, которые могут работать с функционалом запросов;</text:p>
        </text:list-item>
        <text:list-item>
          <text:p text:style-name="P69"><text:span text:style-name="T8">jrs_feature_status</text:span><text:span text:style-name="T7"> – </text:span>статус<text:span text:style-name="T7"> </text:span>запроса<text:span text:style-name="T7">.</text:span></text:p>
        </text:list-item>
      </text:list>
      <text:p text:style-name="P58"/>
      <text:h text:style-name="Heading_20_3" text:outline-level="3"><text:bookmark-start text:name="__RefHeading__327_1747220281"/><text:bookmark-start text:name="__RefHeading___Toc479342787"/>Сущность <text:span text:style-name="T7">jrs</text:span>_<text:span text:style-name="T7">feature</text:span>_<text:span text:style-name="T7">operator</text:span> (пользователи запросов на функционал)<text:bookmark-end text:name="__RefHeading__327_1747220281"/><text:bookmark-end text:name="__RefHeading___Toc479342787"/></text:h>
      <text:p text:style-name="Standard"/>
      <text:p text:style-name="P55">Сущность является вспомогательной для фильтрации (например, в выпадающих списка интерфйса) пользоватлей, которые могут работать на текущий момент с функционалом запросов среди всех пользователей находящихся в <text:span text:style-name="T20">op_</text:span><text:span text:style-name="T8">operator</text:span>.</text:p>
      <text:p text:style-name="P55"/>
      <text:p text:style-name="P55">Таблица <text:span text:style-name="T8">jrs</text:span><text:span text:style-name="T20">_</text:span><text:span text:style-name="T8">feature_operator</text:span><text:span text:style-name="T7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3">№</text:p>
          </table:table-cell>
          <table:table-cell table:style-name="Таблица3.A1" office:value-type="string">
            <text:p text:style-name="P23">Название поля</text:p>
          </table:table-cell>
          <table:table-cell table:style-name="Таблица3.A1" office:value-type="string">
            <text:p text:style-name="P23">Тип </text:p>
          </table:table-cell>
          <table:table-cell table:style-name="Таблица3.A1" office:value-type="string">
            <text:p text:style-name="P39">Nullable</text:p>
          </table:table-cell>
          <table:table-cell table:style-name="Таблица3.E1" office:value-type="string">
            <text:p text:style-name="P23">Комментарий</text:p>
          </table:table-cell>
        </table:table-row>
        <table:table-row table:style-name="Таблица3.2">
          <table:table-cell table:style-name="Таблица3.A2" office:value-type="string">
            <text:p text:style-name="P43">1</text:p>
          </table:table-cell>
          <table:table-cell table:style-name="Таблица3.A2" office:value-type="string">
            <text:p text:style-name="P30">feature_operator_id</text:p>
          </table:table-cell>
          <table:table-cell table:style-name="Таблица3.A2" office:value-type="string">
            <text:p text:style-name="P30">integer</text:p>
          </table:table-cell>
          <table:table-cell table:style-name="Таблица3.A2" office:value-type="string">
            <text:p text:style-name="P30">not null</text:p>
          </table:table-cell>
          <table:table-cell table:style-name="Таблица3.E2" office:value-type="string">
            <text:p text:style-name="Standard"><text:span text:style-name="T8">Primary</text:span><text:span text:style-name="T20"> </text:span><text:span text:style-name="T8">Key</text:span>. Пользователь запросов на функционал.</text:p>
          </table:table-cell>
        </table:table-row>
        <table:table-row table:style-name="Таблица3.2">
          <table:table-cell table:style-name="Таблица3.A2" office:value-type="string">
            <text:p text:style-name="P43">2</text:p>
          </table:table-cell>
          <table:table-cell table:style-name="Таблица3.A2" office:value-type="string">
            <text:p text:style-name="P43"><text:span text:style-name="T20">date</text:span><text:span text:style-name="T8">_ins</text:span></text:p>
          </table:table-cell>
          <table:table-cell table:style-name="Таблица3.A2" office:value-type="string">
            <text:p text:style-name="P30">date</text:p>
          </table:table-cell>
          <table:table-cell table:style-name="Таблица3.A2" office:value-type="string">
            <text:p text:style-name="P30">not null</text:p>
          </table:table-cell>
          <table:table-cell table:style-name="Таблица3.E2" office:value-type="string">
            <text:p text:style-name="P43">Дата создания записи.</text:p>
            <text:p text:style-name="P43">Значение по умолчанию: <text:span text:style-name="T20">sysdate</text:span>.</text:p>
          </table:table-cell>
        </table:table-row>
        <table:table-row table:style-name="Таблица3.2">
          <table:table-cell table:style-name="Таблица3.A2" office:value-type="string">
            <text:p text:style-name="P43">3</text:p>
          </table:table-cell>
          <table:table-cell table:style-name="Таблица3.A2" office:value-type="string">
            <text:p text:style-name="P30">operator_id</text:p>
          </table:table-cell>
          <table:table-cell table:style-name="Таблица3.A2" office:value-type="string">
            <text:p text:style-name="P30">integer</text:p>
          </table:table-cell>
          <table:table-cell table:style-name="Таблица3.A2" office:value-type="string">
            <text:p text:style-name="P30">not null</text:p>
          </table:table-cell>
          <table:table-cell table:style-name="Таблица3.E2" office:value-type="string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55"/>
      <text:p text:style-name="P55">Дополнительно необходимо:</text:p>
      <text:list xml:id="list6671110082244257728" text:style-name="WW8Num2">
        <text:list-item>
          <text:p text:style-name="P71">создать внешний ключ на поле <text:span text:style-name="T20">operator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;</text:p>
        </text:list-item>
        <text:list-item>
          <text:p text:style-name="P71">создать внешний ключ на поле <text:span text:style-name="T8">feature</text:span><text:span text:style-name="T20">_</text:span><text:span text:style-name="T8">operator</text:span><text:span text:style-name="T20">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.</text:p>
        </text:list-item>
      </text:list>
      <text:p text:style-name="Standard"/>
      <text:p text:style-name="P55"><text:span text:style-name="T7">API</text:span> для работы с таблицей <text:span text:style-name="T8">jrs</text:span><text:span text:style-name="T20">_</text:span><text:span text:style-name="T8">feature</text:span><text:span text:style-name="T20">_</text:span><text:span text:style-name="T8">operator</text:span> размещается в пакете <text:span text:style-name="T8">pkg</text:span><text:span text:style-name="T20">_</text:span><text:span text:style-name="T8">JepRiaShowcase</text:span> и включает:</text:p>
      <text:list xml:id="list995446834687991560" text:style-name="WW8Num3">
        <text:list-item>
          <text:p text:style-name="P72"><text:span text:style-name="T8">createFeatureOperator</text:span> – функция создания пользователя запроса;</text:p>
        </text:list-item>
        <text:list-item>
          <text:p text:style-name="P72"><text:span text:style-name="T20">delete</text:span><text:span text:style-name="T8">FeatureOperator</text:span> – процедура удаления пользователя запроса;</text:p>
        </text:list-item>
        <text:list-item>
          <text:p text:style-name="P72"><text:span text:style-name="T8">findFeatureOperator</text:span> – функция поиска пользователя запроса.</text:p>
        </text:list-item>
      </text:list>
      <text:p text:style-name="P55"/>
      <text:h text:style-name="Heading_20_4" text:outline-level="4"><text:bookmark-start text:name="__RefHeading__329_1747220281"/><text:bookmark-start text:name="__RefHeading___Toc479342788"/>Функция создания пользователя запроса <text:span text:style-name="T8">createFeatureOperator</text:span><text:bookmark-end text:name="__RefHeading__329_1747220281"/><text:bookmark-end text:name="__RefHeading___Toc479342788"/></text:h>
      <text:p text:style-name="P55"/>
      <text:p text:style-name="P55">Параметры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 table:style-name="Таблица4.1">
          <table:table-cell table:style-name="Таблица4.A1" office:value-type="string">
            <text:p text:style-name="P23">№</text:p>
          </table:table-cell>
          <table:table-cell table:style-name="Таблица4.A1" office:value-type="string">
            <text:p text:style-name="P23">Наименование</text:p>
          </table:table-cell>
          <table:table-cell table:style-name="Таблица4.A1" office:value-type="string">
            <text:p text:style-name="P23">Тип </text:p>
          </table:table-cell>
          <table:table-cell table:style-name="Таблица4.D1" office:value-type="string">
            <text:p text:style-name="P23">Комментарий</text:p>
          </table:table-cell>
        </table:table-row>
        <table:table-row table:style-name="Таблица4.1">
          <table:table-cell table:style-name="Таблица4.A2" office:value-type="string">
            <text:p text:style-name="P43">1</text:p>
          </table:table-cell>
          <table:table-cell table:style-name="Таблица4.A2" office:value-type="string">
            <text:p text:style-name="P30">featureOperatorId</text:p>
          </table:table-cell>
          <table:table-cell table:style-name="Таблица4.A2" office:value-type="string">
            <text:p text:style-name="P30">integer</text:p>
          </table:table-cell>
          <table:table-cell table:style-name="Таблица4.D2" office:value-type="string">
            <text:p text:style-name="Standard">Пользователь запросов на функционал<text:span text:style-name="T7">.</text:span></text:p>
          </table:table-cell>
        </table:table-row>
        <table:table-row table:style-name="Таблица4.3">
          <table:table-cell table:style-name="Таблица4.A2" office:value-type="string">
            <text:p text:style-name="P37">2</text:p>
          </table:table-cell>
          <table:table-cell table:style-name="Таблица4.A2" office:value-type="string">
            <text:p text:style-name="P30">operatorId</text:p>
          </table:table-cell>
          <table:table-cell table:style-name="Таблица4.A2" office:value-type="string">
            <text:p text:style-name="P30">integer</text:p>
          </table:table-cell>
          <table:table-cell table:style-name="Таблица4.D2" office:value-type="string">
            <text:p text:style-name="P43">Пользователь, <text:span text:style-name="T7">создаю</text:span>щий запись<text:span text:style-name="T7">.</text:span></text:p>
          </table:table-cell>
        </table:table-row>
      </table:table>
      <text:p text:style-name="P55"/>
      <text:p text:style-name="P55">Возвращаемое функцией значение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23">№</text:p>
          </table:table-cell>
          <table:table-cell table:style-name="Таблица5.A1" office:value-type="string">
            <text:p text:style-name="P23">Название поля</text:p>
          </table:table-cell>
          <table:table-cell table:style-name="Таблица5.A1" office:value-type="string">
            <text:p text:style-name="P23">Тип </text:p>
          </table:table-cell>
          <table:table-cell table:style-name="Таблица5.D1" office:value-type="string">
            <text:p text:style-name="P21">Комментарий</text:p>
          </table:table-cell>
        </table:table-row>
        <table:table-row table:style-name="Таблица5.2">
          <table:table-cell table:style-name="Таблица5.A2" office:value-type="string">
            <text:p text:style-name="P37">1</text:p>
          </table:table-cell>
          <table:table-cell table:style-name="Таблица5.A2" office:value-type="string">
            <text:p text:style-name="P48">-</text:p>
          </table:table-cell>
          <table:table-cell table:style-name="Таблица5.A2" office:value-type="string">
            <text:p text:style-name="P43"><text:span text:style-name="T20">integ</text:span><text:span text:style-name="T8">er</text:span></text:p>
          </table:table-cell>
          <table:table-cell table:style-name="Таблица5.D2" office:value-type="string">
            <text:p text:style-name="Standard">Идентификатор созданной записи пользователя запросов на функционал</text:p>
          </table:table-cell>
        </table:table-row>
      </table:table>
      <text:p text:style-name="P55"/>
      <text:p text:style-name="P55">Особенности реализации.</text:p>
      <text:p text:style-name="P55">Первым шагом проверяется наличие роли <text:span text:style-name="T8">JrsOperator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ей – выбрасывается соответствующее исключение.</text:p>
      <text:p text:style-name="P55"/>
      <text:p text:style-name="P55">Далее создается запись в таблице <text:span text:style-name="T8">jrs</text:span><text:span text:style-name="T20">_</text:span><text:span text:style-name="T8">feature</text:span><text:span text:style-name="T20">_</text:span><text:span text:style-name="T8">operator</text:span>.</text:p>
      <text:p text:style-name="P55"/>
      <text:h text:style-name="Heading_20_4" text:outline-level="4"><text:bookmark-start text:name="__RefHeading__331_1747220281"/><text:bookmark-start text:name="__RefHeading___Toc479342789"/>Процедура удаления пользователя запроса <text:span text:style-name="T20">delete</text:span><text:span text:style-name="T8">FeatureOperator</text:span><text:bookmark-end text:name="__RefHeading__331_1747220281"/><text:bookmark-end text:name="__RefHeading___Toc479342789"/></text:h>
      <text:p text:style-name="P55"/>
      <text:p text:style-name="P55">Параметры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3">№</text:p>
          </table:table-cell>
          <table:table-cell table:style-name="Таблица6.A1" office:value-type="string">
            <text:p text:style-name="P23">Наименование</text:p>
          </table:table-cell>
          <table:table-cell table:style-name="Таблица6.A1" office:value-type="string">
            <text:p text:style-name="P23">Тип </text:p>
          </table:table-cell>
          <table:table-cell table:style-name="Таблица6.D1" office:value-type="string">
            <text:p text:style-name="P23">Комментарий</text:p>
          </table:table-cell>
        </table:table-row>
        <table:table-row table:style-name="Таблица6.1">
          <table:table-cell table:style-name="Таблица6.A2" office:value-type="string">
            <text:p text:style-name="P43">1</text:p>
          </table:table-cell>
          <table:table-cell table:style-name="Таблица6.A2" office:value-type="string">
            <text:p text:style-name="P30">featureOperatorId</text:p>
          </table:table-cell>
          <table:table-cell table:style-name="Таблица6.A2" office:value-type="string">
            <text:p text:style-name="P30">integer</text:p>
          </table:table-cell>
          <table:table-cell table:style-name="Таблица6.D2" office:value-type="string">
            <text:p text:style-name="Standard">Пользователь запросов на функционал<text:span text:style-name="T7">.</text:span></text:p>
          </table:table-cell>
        </table:table-row>
        <table:table-row table:style-name="Таблица6.3">
          <table:table-cell table:style-name="Таблица6.A2" office:value-type="string">
            <text:p text:style-name="P37">2</text:p>
          </table:table-cell>
          <table:table-cell table:style-name="Таблица6.A2" office:value-type="string">
            <text:p text:style-name="P30">operatorId</text:p>
          </table:table-cell>
          <table:table-cell table:style-name="Таблица6.A2" office:value-type="string">
            <text:p text:style-name="P30">integer</text:p>
          </table:table-cell>
          <table:table-cell table:style-name="Таблица6.D2" office:value-type="string">
            <text:p text:style-name="P43">Пользователь, удаляющий запись.</text:p>
          </table:table-cell>
        </table:table-row>
      </table:table>
      <text:p text:style-name="P57"/>
      <text:p text:style-name="P55">Особенности реализации.</text:p>
      <text:p text:style-name="P55">Первым шагом проверяется наличие роли <text:span text:style-name="T8">JrsOperator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ей – выбрасывается соответствующее исключение.</text:p>
      <text:p text:style-name="P55"/>
      <text:p text:style-name="P55">Далее удаляется запись в таблице <text:span text:style-name="T8">jrs</text:span><text:span text:style-name="T20">_</text:span><text:span text:style-name="T8">feature</text:span><text:span text:style-name="T20">_</text:span><text:span text:style-name="T8">operator</text:span>.</text:p>
      <text:p text:style-name="P55"/>
      <text:h text:style-name="Heading_20_4" text:outline-level="4"><text:bookmark-start text:name="__RefHeading__333_1747220281"/><text:bookmark-start text:name="__RefHeading___Toc479342790"/>Функция поиска пользователей запроса <text:span text:style-name="T8">findFeatureOperator</text:span><text:bookmark-end text:name="__RefHeading__333_1747220281"/><text:bookmark-end text:name="__RefHeading___Toc479342790"/></text:h>
      <text:p text:style-name="P55"/>
      <text:p text:style-name="P55">Параметры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3">№</text:p>
          </table:table-cell>
          <table:table-cell table:style-name="Таблица7.A1" office:value-type="string">
            <text:p text:style-name="P23">Наименование</text:p>
          </table:table-cell>
          <table:table-cell table:style-name="Таблица7.A1" office:value-type="string">
            <text:p text:style-name="P23">Тип </text:p>
          </table:table-cell>
          <table:table-cell table:style-name="Таблица7.D1" office:value-type="string">
            <text:p text:style-name="P23">Комментарий</text:p>
          </table:table-cell>
        </table:table-row>
        <table:table-row table:style-name="Таблица7.1">
          <table:table-cell table:style-name="Таблица7.A2" office:value-type="string">
            <text:p text:style-name="P37">1</text:p>
          </table:table-cell>
          <table:table-cell table:style-name="Таблица7.A2" office:value-type="string">
            <text:p text:style-name="P30">featureOperatorId</text:p>
          </table:table-cell>
          <table:table-cell table:style-name="Таблица7.A2" office:value-type="string">
            <text:p text:style-name="P30">integer</text:p>
          </table:table-cell>
          <table:table-cell table:style-name="Таблица7.D2" office:value-type="string">
            <text:p text:style-name="Standard">Пользователь запросов на функционал<text:span text:style-name="T7">.</text:span></text:p>
          </table:table-cell>
        </table:table-row>
        <table:table-row table:style-name="Таблица7.3">
          <table:table-cell table:style-name="Таблица7.A2" office:value-type="string">
            <text:p text:style-name="P37">2</text:p>
          </table:table-cell>
          <table:table-cell table:style-name="Таблица7.A2" office:value-type="string">
            <text:p text:style-name="P43"><text:span text:style-name="T8">featureO</text:span><text:span text:style-name="T20">per</text:span><text:span text:style-name="T8">atorName</text:span></text:p>
          </table:table-cell>
          <table:table-cell table:style-name="Таблица7.A2" office:value-type="string">
            <text:p text:style-name="P43"><text:span text:style-name="T8">varchar</text:span><text:span text:style-name="T20">2</text:span></text:p>
          </table:table-cell>
          <table:table-cell table:style-name="Таблица7.D2" office:value-type="string">
            <text:p text:style-name="Standard">Имя пользователя запросов на функционал.</text:p>
          </table:table-cell>
        </table:table-row>
        <table:table-row table:style-name="Таблица7.3">
          <table:table-cell table:style-name="Таблица7.A2" office:value-type="string">
            <text:p text:style-name="P43">3</text:p>
          </table:table-cell>
          <table:table-cell table:style-name="Таблица7.A2" office:value-type="string">
            <text:p text:style-name="P30">maxRowCount</text:p>
          </table:table-cell>
          <table:table-cell table:style-name="Таблица7.A2" office:value-type="string">
            <text:p text:style-name="P30">integer</text:p>
          </table:table-cell>
          <table:table-cell table:style-name="Таблица7.D2" office:value-type="string">
            <text:p text:style-name="Standard">Максимальное количество возвращаемых записей.</text:p>
          </table:table-cell>
        </table:table-row>
      </table:table>
      <text:p text:style-name="P57"/>
      <text:p text:style-name="P55">Возвращаемая функцией курсорная переменная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3">№</text:p>
          </table:table-cell>
          <table:table-cell table:style-name="Таблица8.A1" office:value-type="string">
            <text:p text:style-name="P23">Название поля</text:p>
          </table:table-cell>
          <table:table-cell table:style-name="Таблица8.A1" office:value-type="string">
            <text:p text:style-name="P23">Тип </text:p>
          </table:table-cell>
          <table:table-cell table:style-name="Таблица8.D1" office:value-type="string">
            <text:p text:style-name="P23">Комментарий</text:p>
          </table:table-cell>
        </table:table-row>
        <table:table-row table:style-name="Таблица8.2">
          <table:table-cell table:style-name="Таблица8.A2" office:value-type="string">
            <text:p text:style-name="P43">1</text:p>
          </table:table-cell>
          <table:table-cell table:style-name="Таблица8.A2" office:value-type="string">
            <text:p text:style-name="P43"><text:span text:style-name="T8">feature</text:span><text:span text:style-name="T20">_</text:span><text:span text:style-name="T8">operator_id</text:span></text:p>
          </table:table-cell>
          <table:table-cell table:style-name="Таблица8.A2" office:value-type="string">
            <text:p text:style-name="P30">integer</text:p>
          </table:table-cell>
          <table:table-cell table:style-name="Таблица8.D2" office:value-type="string">
            <text:p text:style-name="P43">Пользователь запросов на функционал<text:span text:style-name="T7">.</text:span></text:p>
          </table:table-cell>
        </table:table-row>
        <table:table-row table:style-name="Таблица8.2">
          <table:table-cell table:style-name="Таблица8.A2" office:value-type="string">
            <text:p text:style-name="P43">2</text:p>
          </table:table-cell>
          <table:table-cell table:style-name="Таблица8.A2" office:value-type="string">
            <text:p text:style-name="P43"><text:span text:style-name="T8">feature</text:span><text:span text:style-name="T20">_</text:span><text:span text:style-name="T8">operator_name</text:span></text:p>
          </table:table-cell>
          <table:table-cell table:style-name="Таблица8.A2" office:value-type="string">
            <text:p text:style-name="P30">varchar2</text:p>
          </table:table-cell>
          <table:table-cell table:style-name="Таблица8.D2" office:value-type="string">
            <text:p text:style-name="Standard">Пользователь запросов на функционал на языке по умолчанию.</text:p>
          </table:table-cell>
        </table:table-row>
        <table:table-row table:style-name="Таблица8.2">
          <table:table-cell table:style-name="Таблица8.A2" office:value-type="string">
            <text:p text:style-name="P43">3</text:p>
          </table:table-cell>
          <table:table-cell table:style-name="Таблица8.A2" office:value-type="string">
            <text:p text:style-name="P43"><text:span text:style-name="T8">feature</text:span><text:span text:style-name="T20">_</text:span><text:span text:style-name="T8">operator_name_en</text:span></text:p>
          </table:table-cell>
          <table:table-cell table:style-name="Таблица8.A2" office:value-type="string">
            <text:p text:style-name="P30">varchar2</text:p>
          </table:table-cell>
          <table:table-cell table:style-name="Таблица8.D2" office:value-type="string">
            <text:p text:style-name="Standard">Пользователь запросов на функционал на английском языке.</text:p>
          </table:table-cell>
        </table:table-row>
        <table:table-row table:style-name="Таблица8.2">
          <table:table-cell table:style-name="Таблица8.A2" office:value-type="string">
            <text:p text:style-name="P43">4</text:p>
          </table:table-cell>
          <table:table-cell table:style-name="Таблица8.A2" office:value-type="string">
            <text:p text:style-name="P43"><text:span text:style-name="T20">date</text:span><text:span text:style-name="T8">_ins</text:span></text:p>
          </table:table-cell>
          <table:table-cell table:style-name="Таблица8.A2" office:value-type="string">
            <text:p text:style-name="P30">date</text:p>
          </table:table-cell>
          <table:table-cell table:style-name="Таблица8.D2" office:value-type="string">
            <text:p text:style-name="P43"><text:span text:style-name="T7">Да</text:span>та создания записи.</text:p>
          </table:table-cell>
        </table:table-row>
        <table:table-row table:style-name="Таблица8.2">
          <table:table-cell table:style-name="Таблица8.A2" office:value-type="string">
            <text:p text:style-name="P43">5</text:p>
          </table:table-cell>
          <table:table-cell table:style-name="Таблица8.A2" office:value-type="string">
            <text:p text:style-name="P30">operator_id</text:p>
          </table:table-cell>
          <table:table-cell table:style-name="Таблица8.A2" office:value-type="string">
            <text:p text:style-name="P30">integer</text:p>
          </table:table-cell>
          <table:table-cell table:style-name="Таблица8.D2" office:value-type="string">
            <text:p text:style-name="P43">Пользователь, создавший запись.</text:p>
          </table:table-cell>
        </table:table-row>
        <table:table-row table:style-name="Таблица8.2">
          <table:table-cell table:style-name="Таблица8.A2" office:value-type="string">
            <text:p text:style-name="P43">6</text:p>
          </table:table-cell>
          <table:table-cell table:style-name="Таблица8.A2" office:value-type="string">
            <text:p text:style-name="P30">operator_name</text:p>
          </table:table-cell>
          <table:table-cell table:style-name="Таблица8.A2" office:value-type="string">
            <text:p text:style-name="P30">varchar2</text:p>
          </table:table-cell>
          <table:table-cell table:style-name="Таблица8.D2" office:value-type="string">
            <text:p text:style-name="Standard">Пользователь на языке по умолчанию, создавший запись .</text:p>
          </table:table-cell>
        </table:table-row>
        <table:table-row table:style-name="Таблица8.2">
          <table:table-cell table:style-name="Таблица8.A2" office:value-type="string">
            <text:p text:style-name="P43">7</text:p>
          </table:table-cell>
          <table:table-cell table:style-name="Таблица8.A2" office:value-type="string">
            <text:p text:style-name="P30">operator_name_en</text:p>
          </table:table-cell>
          <table:table-cell table:style-name="Таблица8.A2" office:value-type="string">
            <text:p text:style-name="P30">varchar2</text:p>
          </table:table-cell>
          <table:table-cell table:style-name="Таблица8.D2" office:value-type="string">
            <text:p text:style-name="Standard">Пользователь на английском языке, создавший запись.</text:p>
          </table:table-cell>
        </table:table-row>
      </table:table>
      <text:p text:style-name="P55"/>
      <text:p text:style-name="P55">Особенности реализации.</text:p>
      <text:p text:style-name="P55"><text:soft-page-break/>Проверка ролей не происходит.</text:p>
      <text:p text:style-name="P55"/>
      <text:p text:style-name="P55">Параметры ограничивают выборку по логическому И.</text:p>
      <text:p text:style-name="P55">Если какой-то параметр не указан или указан как <text:span text:style-name="T20">nu</text:span><text:span text:style-name="T8">ll</text:span>, то он не используется для ограничения выборки. </text:p>
      <text:p text:style-name="P55">Строковые параметры должны допускать поиск по <text:span text:style-name="T8">like</text:span><text:span text:style-name="T20"> </text:span>при указании соответствующих этому поиску спецсимволов, с приведением атрибутов поиска к регистру функционального индекса.</text:p>
      <text:p text:style-name="P43"/>
      <text:h text:style-name="Heading_20_3" text:outline-level="3"><text:bookmark-start text:name="__RefHeading__335_1747220281"/><text:bookmark-start text:name="__RefHeading___Toc479342791"/>Сущность <text:span text:style-name="T7">jrs</text:span>_<text:span text:style-name="T7">feature</text:span>_<text:span text:style-name="T7">status</text:span> (статус запроса на функционал)<text:bookmark-end text:name="__RefHeading__335_1747220281"/><text:bookmark-end text:name="__RefHeading___Toc479342791"/></text:h>
      <text:p text:style-name="Standard"/>
      <text:p text:style-name="P55">Сущность содержит возможные статусы запроса на новый функционал.</text:p>
      <text:p text:style-name="P55"/>
      <text:p text:style-name="P55">Таблица <text:span text:style-name="T8">jrs</text:span><text:span text:style-name="T20">_</text:span><text:span text:style-name="T8">feature_status</text:span><text:span text:style-name="T7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23">№</text:p>
          </table:table-cell>
          <table:table-cell table:style-name="Таблица9.A1" office:value-type="string">
            <text:p text:style-name="P23">Название поля</text:p>
          </table:table-cell>
          <table:table-cell table:style-name="Таблица9.A1" office:value-type="string">
            <text:p text:style-name="P23">Тип </text:p>
          </table:table-cell>
          <table:table-cell table:style-name="Таблица9.A1" office:value-type="string">
            <text:p text:style-name="P39">Nullable</text:p>
          </table:table-cell>
          <table:table-cell table:style-name="Таблица9.E1" office:value-type="string">
            <text:p text:style-name="P23">Комментарий</text:p>
          </table:table-cell>
        </table:table-row>
        <table:table-row table:style-name="Таблица9.2">
          <table:table-cell table:style-name="Таблица9.A2" office:value-type="string">
            <text:p text:style-name="P43">1</text:p>
          </table:table-cell>
          <table:table-cell table:style-name="Таблица9.A2" office:value-type="string">
            <text:p text:style-name="P30">feature_status_code</text:p>
          </table:table-cell>
          <table:table-cell table:style-name="Таблица9.A2" office:value-type="string">
            <text:p text:style-name="P30">varchar2(10)</text:p>
          </table:table-cell>
          <table:table-cell table:style-name="Таблица9.A2" office:value-type="string">
            <text:p text:style-name="P30">not null</text:p>
          </table:table-cell>
          <table:table-cell table:style-name="Таблица9.E2" office:value-type="string">
            <text:p text:style-name="Standard"><text:span text:style-name="T8">Primary</text:span><text:span text:style-name="T20"> </text:span><text:span text:style-name="T8">Key</text:span>. Код статуса запроса <text:s/>на функционал.</text:p>
          </table:table-cell>
        </table:table-row>
        <table:table-row table:style-name="Таблица9.2">
          <table:table-cell table:style-name="Таблица9.A2" office:value-type="string">
            <text:p text:style-name="P43">2</text:p>
          </table:table-cell>
          <table:table-cell table:style-name="Таблица9.A2" office:value-type="string">
            <text:p text:style-name="P43"><text:span text:style-name="T8">feature_status_</text:span><text:span text:style-name="T20">name</text:span></text:p>
          </table:table-cell>
          <table:table-cell table:style-name="Таблица9.A2" office:value-type="string">
            <text:p text:style-name="P30">varchar2(255)</text:p>
          </table:table-cell>
          <table:table-cell table:style-name="Таблица9.A2" office:value-type="string">
            <text:p text:style-name="P30">not null</text:p>
          </table:table-cell>
          <table:table-cell table:style-name="Таблица9.E2" office:value-type="string">
            <text:p text:style-name="Standard">Наименование статуса запроса на языке по умолчанию.</text:p>
          </table:table-cell>
        </table:table-row>
        <table:table-row table:style-name="Таблица9.2">
          <table:table-cell table:style-name="Таблица9.A2" office:value-type="string">
            <text:p text:style-name="P43">3</text:p>
          </table:table-cell>
          <table:table-cell table:style-name="Таблица9.A2" office:value-type="string">
            <text:p text:style-name="P43"><text:span text:style-name="T8">feature_status_</text:span><text:span text:style-name="T20">name_en</text:span></text:p>
          </table:table-cell>
          <table:table-cell table:style-name="Таблица9.A2" office:value-type="string">
            <text:p text:style-name="P30">varchar2(255)</text:p>
          </table:table-cell>
          <table:table-cell table:style-name="Таблица9.A2" office:value-type="string">
            <text:p text:style-name="P31"/>
          </table:table-cell>
          <table:table-cell table:style-name="Таблица9.E2" office:value-type="string">
            <text:p text:style-name="Standard">Наименование статуса запроса на английском языке.</text:p>
          </table:table-cell>
        </table:table-row>
        <table:table-row table:style-name="Таблица9.2">
          <table:table-cell table:style-name="Таблица9.A5" office:value-type="string">
            <text:p text:style-name="P43">4</text:p>
          </table:table-cell>
          <table:table-cell table:style-name="Таблица9.A5" office:value-type="string">
            <text:p text:style-name="P33">status_order</text:p>
          </table:table-cell>
          <table:table-cell table:style-name="Таблица9.A5" office:value-type="string">
            <text:p text:style-name="P30">integer</text:p>
          </table:table-cell>
          <table:table-cell table:style-name="Таблица9.A5" office:value-type="string">
            <text:p text:style-name="P31">not null</text:p>
          </table:table-cell>
          <table:table-cell table:style-name="Таблица9.E5" office:value-type="string">
            <text:p text:style-name="Standard">Поле для упорядочивания выборки статусов (в общем случае — порядок следования статусов)<text:span text:style-name="T22"><office:annotation><dc:creator>Владимир Талышев</dc:creator><dc:date>2017-12-13T13:48:00.63</dc:date><text:p text:style-name="P86"><text:span text:style-name="T31">Версия 10.7.0.</text:span></text:p><text:p text:style-name="P86"><text:span text:style-name="T31">Запрос 1481.</text:span></text:p></office:annotation></text:span></text:p>
          </table:table-cell>
        </table:table-row>
        <table:table-row table:style-name="Таблица9.2">
          <table:table-cell table:style-name="Таблица9.A2" office:value-type="string">
            <text:p text:style-name="P43">5</text:p>
          </table:table-cell>
          <table:table-cell table:style-name="Таблица9.A2" office:value-type="string">
            <text:p text:style-name="P43"><text:span text:style-name="T20">date</text:span><text:span text:style-name="T8">_ins</text:span></text:p>
          </table:table-cell>
          <table:table-cell table:style-name="Таблица9.A2" office:value-type="string">
            <text:p text:style-name="P30">date</text:p>
          </table:table-cell>
          <table:table-cell table:style-name="Таблица9.A2" office:value-type="string">
            <text:p text:style-name="P30">not null</text:p>
          </table:table-cell>
          <table:table-cell table:style-name="Таблица9.E2" office:value-type="string">
            <text:p text:style-name="P43">Дата создания записи.</text:p>
            <text:p text:style-name="P43">Значение по умолчанию: <text:span text:style-name="T20">sysdate</text:span>.</text:p>
          </table:table-cell>
        </table:table-row>
        <table:table-row table:style-name="Таблица9.2">
          <table:table-cell table:style-name="Таблица9.A2" office:value-type="string">
            <text:p text:style-name="P43">6</text:p>
          </table:table-cell>
          <table:table-cell table:style-name="Таблица9.A2" office:value-type="string">
            <text:p text:style-name="P30">operator_id</text:p>
          </table:table-cell>
          <table:table-cell table:style-name="Таблица9.A2" office:value-type="string">
            <text:p text:style-name="P30">integer</text:p>
          </table:table-cell>
          <table:table-cell table:style-name="Таблица9.A2" office:value-type="string">
            <text:p text:style-name="P30">not null</text:p>
          </table:table-cell>
          <table:table-cell table:style-name="Таблица9.E2" office:value-type="string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55"/>
      <text:p text:style-name="P55">Дополнительно необходимо:</text:p>
      <text:list xml:id="list34298031" text:continue-list="list6671110082244257728" text:style-name="WW8Num2">
        <text:list-item>
          <text:p text:style-name="P71">создать внешний ключ на поле <text:span text:style-name="T20">operator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<text:span text:style-name="T20">;</text:span></text:p>
        </text:list-item>
        <text:list-item>
          <text:p text:style-name="P71">заполнить таблицу значениями из <text:a xlink:type="simple" xlink:href="#_Приложение_1._Статус" text:style-name="Internet_20_link" text:visited-style-name="Visited_20_Internet_20_Link"><text:span text:style-name="Internet_20_link">Приложения 1</text:span></text:a>.</text:p>
        </text:list-item>
      </text:list>
      <text:p text:style-name="Standard"/>
      <text:p text:style-name="P55"><text:span text:style-name="T7">API</text:span> для работы с таблицей <text:span text:style-name="T8">jrs</text:span><text:span text:style-name="T20">_</text:span><text:span text:style-name="T8">feature</text:span><text:span text:style-name="T20">_</text:span><text:span text:style-name="T8">status</text:span> размещается в пакете <text:span text:style-name="T8">pkg</text:span><text:span text:style-name="T20">_</text:span><text:span text:style-name="T8">JepRiaShowcase</text:span> и включает:</text:p>
      <text:list xml:id="list34278607" text:continue-list="list995446834687991560" text:style-name="WW8Num3">
        <text:list-item>
          <text:p text:style-name="P72"><text:span text:style-name="T8">getFeatureStatus</text:span> – функция получения списка статусов запроса.</text:p>
        </text:list-item>
      </text:list>
      <text:p text:style-name="P55"/>
      <text:h text:style-name="Heading_20_4" text:outline-level="4"><text:bookmark-start text:name="__RefHeading__337_1747220281"/><text:bookmark-start text:name="__RefHeading___Toc479342792"/>Функция получения списка статусов запроса<text:span text:style-name="T20"> get</text:span><text:span text:style-name="T8">FeatureStatus</text:span><text:bookmark-end text:name="__RefHeading__337_1747220281"/><text:bookmark-end text:name="__RefHeading___Toc479342792"/></text:h>
      <text:p text:style-name="P55"/>
      <text:p text:style-name="P55">Параметры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3">№</text:p>
          </table:table-cell>
          <table:table-cell table:style-name="Таблица10.A1" office:value-type="string">
            <text:p text:style-name="P23">Наименование</text:p>
          </table:table-cell>
          <table:table-cell table:style-name="Таблица10.A1" office:value-type="string">
            <text:p text:style-name="P23">Тип </text:p>
          </table:table-cell>
          <table:table-cell table:style-name="Таблица10.D1" office:value-type="string">
            <text:p text:style-name="P23">Комментарий</text:p>
          </table:table-cell>
        </table:table-row>
        <table:table-row table:style-name="Таблица10.1">
          <table:table-cell table:style-name="Таблица10.A2" office:value-type="string">
            <text:p text:style-name="P37">-</text:p>
          </table:table-cell>
          <table:table-cell table:style-name="Таблица10.A2" office:value-type="string">
            <text:p text:style-name="P30">-</text:p>
          </table:table-cell>
          <table:table-cell table:style-name="Таблица10.A2" office:value-type="string">
            <text:p text:style-name="P30">-</text:p>
          </table:table-cell>
          <table:table-cell table:style-name="Таблица10.D2" office:value-type="string">
            <text:p text:style-name="P43">Параметры отсутствуют</text:p>
          </table:table-cell>
        </table:table-row>
      </table:table>
      <text:p text:style-name="P57"/>
      <text:p text:style-name="P55">Возвращаемая функцией курсорная переменная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3">№</text:p>
          </table:table-cell>
          <table:table-cell table:style-name="Таблица11.A1" office:value-type="string">
            <text:p text:style-name="P23">Название поля</text:p>
          </table:table-cell>
          <table:table-cell table:style-name="Таблица11.A1" office:value-type="string">
            <text:p text:style-name="P23">Тип </text:p>
          </table:table-cell>
          <table:table-cell table:style-name="Таблица11.D1" office:value-type="string">
            <text:p text:style-name="P23">Комментарий</text:p>
          </table:table-cell>
        </table:table-row>
        <table:table-row table:style-name="Таблица11.2">
          <table:table-cell table:style-name="Таблица11.A2" office:value-type="string">
            <text:p text:style-name="P37">1</text:p>
          </table:table-cell>
          <table:table-cell table:style-name="Таблица11.A2" office:value-type="string">
            <text:p text:style-name="P30">feature_status_code</text:p>
          </table:table-cell>
          <table:table-cell table:style-name="Таблица11.A2" office:value-type="string">
            <text:p text:style-name="P30">varchar2</text:p>
          </table:table-cell>
          <table:table-cell table:style-name="Таблица11.D2" office:value-type="string">
            <text:p text:style-name="P43">Код статуса запросов на функционал.</text:p>
          </table:table-cell>
        </table:table-row>
        <table:table-row table:style-name="Таблица11.2">
          <table:table-cell table:style-name="Таблица11.A2" office:value-type="string">
            <text:p text:style-name="P37">2</text:p>
          </table:table-cell>
          <table:table-cell table:style-name="Таблица11.A2" office:value-type="string">
            <text:p text:style-name="P30">feature_status_name</text:p>
          </table:table-cell>
          <table:table-cell table:style-name="Таблица11.A2" office:value-type="string">
            <text:p text:style-name="P30">varchar2</text:p>
          </table:table-cell>
          <table:table-cell table:style-name="Таблица11.D2" office:value-type="string">
            <text:p text:style-name="Standard">Наименование статуса запроса на языке по умолчанию.</text:p>
          </table:table-cell>
        </table:table-row>
        <table:table-row table:style-name="Таблица11.2">
          <table:table-cell table:style-name="Таблица11.A2" office:value-type="string">
            <text:p text:style-name="P37">3</text:p>
          </table:table-cell>
          <table:table-cell table:style-name="Таблица11.A2" office:value-type="string">
            <text:p text:style-name="P30">feature_status_name_en</text:p>
          </table:table-cell>
          <table:table-cell table:style-name="Таблица11.A2" office:value-type="string">
            <text:p text:style-name="P30">varchar2</text:p>
          </table:table-cell>
          <table:table-cell table:style-name="Таблица11.D2" office:value-type="string">
            <text:p text:style-name="Standard">Наименование статуса запроса на английском языке.</text:p>
          </table:table-cell>
        </table:table-row>
      </table:table>
      <text:p text:style-name="P55"/>
      <text:p text:style-name="P55">Особенности реализации.</text:p>
      <text:p text:style-name="P55">Возвращаемые записи упорядочиваются в порядке возрастания поля <text:span text:style-name="T8">jrs</text:span><text:span text:style-name="T20">_</text:span><text:span text:style-name="T8">feature</text:span><text:span text:style-name="T20">_</text:span><text:span text:style-name="T8">status</text:span><text:span text:style-name="T20">.</text:span><text:span text:style-name="T9">status</text:span><text:span text:style-name="T21">_</text:span><text:span text:style-name="T9">order</text:span>.<text:span text:style-name="T11"><office:annotation><dc:creator>Владимир Талышев</dc:creator><dc:date>2017-12-13T13:52:00.66</dc:date><text:p text:style-name="P86"><text:span text:style-name="T31">Версия 10.7.0.</text:span></text:p><text:p text:style-name="P86"><text:span text:style-name="T31">Запрос 1481.</text:span></text:p></office:annotation></text:span></text:p>
      <text:p text:style-name="P43"><text:soft-page-break/></text:p>
      <text:h text:style-name="Heading_20_2" text:outline-level="2"><text:bookmark-start text:name="__RefHeading__339_1747220281"/><text:bookmark-start text:name="__RefHeading___Toc479342793"/><text:span text:style-name="T7">DB, </text:span>Запрос функционала<text:bookmark-end text:name="__RefHeading__339_1747220281"/><text:bookmark-end text:name="__RefHeading___Toc479342793"/></text:h>
      <text:p text:style-name="Standard"/>
      <text:p text:style-name="P55">Для хранения информации о запросе нового функционала используются следующие сущности:</text:p>
      <text:list xml:id="list34293352" text:continue-list="list34299610" text:style-name="WW8Num5">
        <text:list-item>
          <text:p text:style-name="P69"><text:span text:style-name="T8">jrs</text:span><text:span text:style-name="T20">_</text:span><text:span text:style-name="T8">feature</text:span> – характеризует запрос (наименование, описание e<text:span text:style-name="T7">tc</text:span>.)<text:span text:style-name="Знак_20_примечания1"> ;</text:span></text:p>
        </text:list-item>
        <text:list-item>
          <text:p text:style-name="P69"><text:span text:style-name="T8">jrs</text:span><text:span text:style-name="T20">_</text:span><text:span text:style-name="T8">feature</text:span><text:span text:style-name="T20">_</text:span><text:span text:style-name="T8">process</text:span> – содержит список статусов конкретного запроса (с указанием даты установки каждого статуса).</text:p>
        </text:list-item>
      </text:list>
      <text:p text:style-name="P55"/>
      <text:h text:style-name="Heading_20_3" text:outline-level="3"><text:bookmark-start text:name="__RefHeading__341_1747220281"/><text:bookmark-start text:name="__RefHeading___Toc479342794"/>Сущность <text:span text:style-name="T7">jrs</text:span>_<text:span text:style-name="T7">feature</text:span> (запрос функционала)<text:bookmark-end text:name="__RefHeading__341_1747220281"/><text:bookmark-end text:name="__RefHeading___Toc479342794"/></text:h>
      <text:p text:style-name="Standard"/>
      <text:p text:style-name="P55">Сущность представляет собой описание запроса нового функционала.</text:p>
      <text:p text:style-name="P55"/>
      <text:p text:style-name="P55">Таблица <text:span text:style-name="T8">jrs</text:span><text:span text:style-name="T20">_</text:span><text:span text:style-name="T8">feature</text:span><text:span text:style-name="T7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23">№</text:p>
          </table:table-cell>
          <table:table-cell table:style-name="Таблица12.A1" office:value-type="string">
            <text:p text:style-name="P23">Название поля</text:p>
          </table:table-cell>
          <table:table-cell table:style-name="Таблица12.A1" office:value-type="string">
            <text:p text:style-name="P23">Тип </text:p>
          </table:table-cell>
          <table:table-cell table:style-name="Таблица12.A1" office:value-type="string">
            <text:p text:style-name="P39">Nullable</text:p>
          </table:table-cell>
          <table:table-cell table:style-name="Таблица12.E1" office:value-type="string">
            <text:p text:style-name="P23">Комментарий</text:p>
          </table:table-cell>
        </table:table-row>
        <table:table-row table:style-name="Таблица12.1">
          <table:table-cell table:style-name="Таблица12.A2" office:value-type="string">
            <text:p text:style-name="P37">1</text:p>
          </table:table-cell>
          <table:table-cell table:style-name="Таблица12.A2" office:value-type="string">
            <text:p text:style-name="P43"><text:span text:style-name="T8">feature</text:span><text:span text:style-name="T20">_</text:span><text:span text:style-name="T8">id</text:span></text:p>
          </table:table-cell>
          <table:table-cell table:style-name="Таблица12.A2" office:value-type="string">
            <text:p text:style-name="P30">integer</text:p>
          </table:table-cell>
          <table:table-cell table:style-name="Таблица12.A2" office:value-type="string">
            <text:p text:style-name="P30">not null</text:p>
          </table:table-cell>
          <table:table-cell table:style-name="Таблица12.E2" office:value-type="string">
            <text:p text:style-name="P43"><text:span text:style-name="T8">Primary</text:span><text:span text:style-name="T20"> </text:span><text:span text:style-name="T8">Key</text:span>. Идентификатор запроса.</text:p>
          </table:table-cell>
        </table:table-row>
        <table:table-row table:style-name="Таблица12.3">
          <table:table-cell table:style-name="Таблица12.A2" office:value-type="string">
            <text:p text:style-name="P37">2</text:p>
          </table:table-cell>
          <table:table-cell table:style-name="Таблица12.A2" office:value-type="string">
            <text:p text:style-name="P43"><text:span text:style-name="T20">w</text:span><text:span text:style-name="T8">ork</text:span><text:span text:style-name="T20">_</text:span><text:span text:style-name="T8">sequence</text:span></text:p>
          </table:table-cell>
          <table:table-cell table:style-name="Таблица12.A2" office:value-type="string">
            <text:p text:style-name="P30">integer</text:p>
          </table:table-cell>
          <table:table-cell table:style-name="Таблица12.A2" office:value-type="string">
            <text:p text:style-name="P31"/>
          </table:table-cell>
          <table:table-cell table:style-name="Таблица12.E2" office:value-type="string">
            <text:p text:style-name="Standard">Порядок выполнения запроса.</text:p>
          </table:table-cell>
        </table:table-row>
        <table:table-row table:style-name="Таблица12.3">
          <table:table-cell table:style-name="Таблица12.A2" office:value-type="string">
            <text:p text:style-name="P37">3</text:p>
          </table:table-cell>
          <table:table-cell table:style-name="Таблица12.A2" office:value-type="string">
            <text:p text:style-name="P30">feature_name</text:p>
          </table:table-cell>
          <table:table-cell table:style-name="Таблица12.A2" office:value-type="string">
            <text:p text:style-name="P30">varchar2(255)</text:p>
          </table:table-cell>
          <table:table-cell table:style-name="Таблица12.A2" office:value-type="string">
            <text:p text:style-name="P30">not null</text:p>
          </table:table-cell>
          <table:table-cell table:style-name="Таблица12.E2" office:value-type="string">
            <text:p text:style-name="Standard">Наименование запроса на языке по умолчанию.</text:p>
          </table:table-cell>
        </table:table-row>
        <table:table-row table:style-name="Таблица12.3">
          <table:table-cell table:style-name="Таблица12.A2" office:value-type="string">
            <text:p text:style-name="P37">4</text:p>
          </table:table-cell>
          <table:table-cell table:style-name="Таблица12.A2" office:value-type="string">
            <text:p text:style-name="P30">feature_name_en</text:p>
          </table:table-cell>
          <table:table-cell table:style-name="Таблица12.A2" office:value-type="string">
            <text:p text:style-name="P30">varchar2(255)</text:p>
          </table:table-cell>
          <table:table-cell table:style-name="Таблица12.A2" office:value-type="string">
            <text:p text:style-name="P30">not null</text:p>
          </table:table-cell>
          <table:table-cell table:style-name="Таблица12.E2" office:value-type="string">
            <text:p text:style-name="Standard">Наименование запроса на английском языке.</text:p>
          </table:table-cell>
        </table:table-row>
        <table:table-row table:style-name="Таблица12.3">
          <table:table-cell table:style-name="Таблица12.A2" office:value-type="string">
            <text:p text:style-name="P43">5</text:p>
          </table:table-cell>
          <table:table-cell table:style-name="Таблица12.A2" office:value-type="string">
            <text:p text:style-name="P30">description</text:p>
          </table:table-cell>
          <table:table-cell table:style-name="Таблица12.A2" office:value-type="string">
            <text:p text:style-name="P30">clob</text:p>
          </table:table-cell>
          <table:table-cell table:style-name="Таблица12.A2" office:value-type="string">
            <text:p text:style-name="P38"/>
          </table:table-cell>
          <table:table-cell table:style-name="Таблица12.E2" office:value-type="string">
            <text:p text:style-name="P43">Описание запроса</text:p>
          </table:table-cell>
        </table:table-row>
        <table:table-row table:style-name="Таблица12.3">
          <table:table-cell table:style-name="Таблица12.A2" office:value-type="string">
            <text:p text:style-name="P43">6</text:p>
          </table:table-cell>
          <table:table-cell table:style-name="Таблица12.A2" office:value-type="string">
            <text:p text:style-name="P43"><text:span text:style-name="T20">r</text:span><text:span text:style-name="T8">esponsible_id</text:span></text:p>
          </table:table-cell>
          <table:table-cell table:style-name="Таблица12.A2" office:value-type="string">
            <text:p text:style-name="P30">integer</text:p>
          </table:table-cell>
          <table:table-cell table:style-name="Таблица12.A2" office:value-type="string">
            <text:p text:style-name="P31"/>
          </table:table-cell>
          <table:table-cell table:style-name="Таблица12.E2" office:value-type="string">
            <text:p text:style-name="Standard"><text:span text:style-name="T7">Ответ</text:span>ственный пользователь</text:p>
          </table:table-cell>
        </table:table-row>
        <table:table-row table:style-name="Таблица12.3">
          <table:table-cell table:style-name="Таблица12.A2" office:value-type="string">
            <text:p text:style-name="P43">7</text:p>
          </table:table-cell>
          <table:table-cell table:style-name="Таблица12.A2" office:value-type="string">
            <text:p text:style-name="P43"><text:span text:style-name="T20">date</text:span><text:span text:style-name="T8">_ins</text:span></text:p>
          </table:table-cell>
          <table:table-cell table:style-name="Таблица12.A2" office:value-type="string">
            <text:p text:style-name="P30">date</text:p>
          </table:table-cell>
          <table:table-cell table:style-name="Таблица12.A2" office:value-type="string">
            <text:p text:style-name="P30">not null</text:p>
          </table:table-cell>
          <table:table-cell table:style-name="Таблица12.E2" office:value-type="string">
            <text:p text:style-name="P43">Дата создания записи.</text:p>
            <text:p text:style-name="P43">Значение по умолчанию: <text:span text:style-name="T20">sysdate</text:span>.</text:p>
          </table:table-cell>
        </table:table-row>
        <table:table-row table:style-name="Таблица12.3">
          <table:table-cell table:style-name="Таблица12.A2" office:value-type="string">
            <text:p text:style-name="P43">8</text:p>
          </table:table-cell>
          <table:table-cell table:style-name="Таблица12.A2" office:value-type="string">
            <text:p text:style-name="P30">operator_id</text:p>
          </table:table-cell>
          <table:table-cell table:style-name="Таблица12.A2" office:value-type="string">
            <text:p text:style-name="P30">integer</text:p>
          </table:table-cell>
          <table:table-cell table:style-name="Таблица12.A2" office:value-type="string">
            <text:p text:style-name="P30">not null</text:p>
          </table:table-cell>
          <table:table-cell table:style-name="Таблица12.E2" office:value-type="string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55"/>
      <text:p text:style-name="P55">Дополнительно необходимо:</text:p>
      <text:list xml:id="list34285887" text:continue-list="list34298031" text:style-name="WW8Num2">
        <text:list-item>
          <text:p text:style-name="P71">создать внешний ключ на поле <text:span text:style-name="T20">operator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;</text:p>
        </text:list-item>
        <text:list-item>
          <text:p text:style-name="P71">создать внешний ключ на поле <text:span text:style-name="T20">r</text:span><text:span text:style-name="T8">esponsible</text:span><text:span text:style-name="T20">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;</text:p>
        </text:list-item>
        <text:list-item>
          <text:p text:style-name="P71">создать уникальный индекс на поле <text:span text:style-name="T20">w</text:span><text:span text:style-name="T8">ork</text:span><text:span text:style-name="T20">_</text:span><text:span text:style-name="T8">sequence</text:span><text:span text:style-name="T20">;</text:span></text:p>
        </text:list-item>
        <text:list-item>
          <text:p text:style-name="P71">создать индекс для поля <text:span text:style-name="T20">date_</text:span><text:span text:style-name="T8">ins</text:span>;</text:p>
        </text:list-item>
        <text:list-item>
          <text:p text:style-name="P71">создать индекс для поля <text:span text:style-name="T8">operator</text:span><text:span text:style-name="T20">_</text:span><text:span text:style-name="T8">id</text:span>;</text:p>
        </text:list-item>
        <text:list-item>
          <text:p text:style-name="P71">создать индекс для поля <text:span text:style-name="T20">r</text:span><text:span text:style-name="T8">esponsible</text:span><text:span text:style-name="T20">_</text:span><text:span text:style-name="T8">id</text:span>.</text:p>
        </text:list-item>
      </text:list>
      <text:p text:style-name="P55"/>
      <text:p text:style-name="P55"><text:span text:style-name="T7">API</text:span> для работы с таблицей <text:span text:style-name="T8">jrs</text:span><text:span text:style-name="T20">_</text:span><text:span text:style-name="T8">feature</text:span> размещается в пакете <text:span text:style-name="T8">pkg</text:span><text:span text:style-name="T20">_</text:span><text:span text:style-name="T8">JepRiaShowcase</text:span> и включает:</text:p>
      <text:list xml:id="list34299341" text:continue-list="list34278607" text:style-name="WW8Num3">
        <text:list-item>
          <text:p text:style-name="P72"><text:span text:style-name="T8">createFeature</text:span> – функция создания запроса;</text:p>
        </text:list-item>
        <text:list-item>
          <text:p text:style-name="P72"><text:span text:style-name="T8">updateFeature</text:span> – процедура обновления запроса;</text:p>
        </text:list-item>
        <text:list-item>
          <text:p text:style-name="P72"><text:span text:style-name="T20">delete</text:span><text:span text:style-name="T8">Feature</text:span> – процедура удаления запроса;</text:p>
        </text:list-item>
        <text:list-item>
          <text:p text:style-name="P72"><text:span text:style-name="T8">findFeature</text:span> – функция поиска запроса;</text:p>
        </text:list-item>
        <text:list-item>
          <text:p text:style-name="P72"><text:span text:style-name="T8">setFeatureResponsible</text:span><text:span text:style-name="T20"> </text:span>– процедура установки ответственного за запрос;</text:p>
        </text:list-item>
        <text:list-item>
          <text:p text:style-name="P72"><text:span text:style-name="T8">setFeatureWorkSequence</text:span><text:span text:style-name="T20"> </text:span>– процедура установки порядка выполнения запроса.</text:p>
        </text:list-item>
      </text:list>
      <text:p text:style-name="P55"/>
      <text:h text:style-name="Heading_20_4" text:outline-level="4"><text:bookmark-start text:name="__RefHeading__343_1747220281"/><text:bookmark-start text:name="__RefHeading___Toc479342795"/>Функция создания запроса <text:span text:style-name="T8">createFeature</text:span><text:bookmark-end text:name="__RefHeading__343_1747220281"/><text:bookmark-end text:name="__RefHeading___Toc479342795"/></text:h>
      <text:p text:style-name="P55"/>
      <text:p text:style-name="P55">Параметры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p text:style-name="P23">№</text:p>
          </table:table-cell>
          <table:table-cell table:style-name="Таблица13.A1" office:value-type="string">
            <text:p text:style-name="P23">Наименование</text:p>
          </table:table-cell>
          <table:table-cell table:style-name="Таблица13.A1" office:value-type="string">
            <text:p text:style-name="P23">Тип </text:p>
          </table:table-cell>
          <table:table-cell table:style-name="Таблица13.D1" office:value-type="string">
            <text:p text:style-name="P23">Комментарий</text:p>
          </table:table-cell>
        </table:table-row>
        <table:table-row table:style-name="Таблица13.1">
          <table:table-cell table:style-name="Таблица13.A2" office:value-type="string">
            <text:p text:style-name="P43">1</text:p>
          </table:table-cell>
          <table:table-cell table:style-name="Таблица13.A2" office:value-type="string">
            <text:p text:style-name="P30">featureName</text:p>
          </table:table-cell>
          <table:table-cell table:style-name="Таблица13.A2" office:value-type="string">
            <text:p text:style-name="P43"><text:span text:style-name="T8">varchar</text:span><text:span text:style-name="T20">2</text:span></text:p>
          </table:table-cell>
          <table:table-cell table:style-name="Таблица13.D2" office:value-type="string">
            <text:p text:style-name="Standard">Наименование запроса на языке по умолчанию</text:p>
          </table:table-cell>
        </table:table-row>
        <table:table-row table:style-name="Таблица13.3">
          <table:table-cell table:style-name="Таблица13.A2" office:value-type="string">
            <text:p text:style-name="P43">2</text:p>
          </table:table-cell>
          <table:table-cell table:style-name="Таблица13.A2" office:value-type="string">
            <text:p text:style-name="P30">featureNameEn</text:p>
          </table:table-cell>
          <table:table-cell table:style-name="Таблица13.A2" office:value-type="string">
            <text:p text:style-name="P30">varchar2</text:p>
          </table:table-cell>
          <table:table-cell table:style-name="Таблица13.D2" office:value-type="string">
            <text:p text:style-name="Standard">Наименование запроса на английском языке</text:p>
          </table:table-cell>
        </table:table-row>
        <text:soft-page-break/>
        <table:table-row table:style-name="Таблица13.3">
          <table:table-cell table:style-name="Таблица13.A2" office:value-type="string">
            <text:p text:style-name="P37">3</text:p>
          </table:table-cell>
          <table:table-cell table:style-name="Таблица13.A2" office:value-type="string">
            <text:p text:style-name="P30">operatorId</text:p>
          </table:table-cell>
          <table:table-cell table:style-name="Таблица13.A2" office:value-type="string">
            <text:p text:style-name="P30">Integer</text:p>
          </table:table-cell>
          <table:table-cell table:style-name="Таблица13.D2" office:value-type="string">
            <text:p text:style-name="P43">Пользователь, <text:span text:style-name="T7">создаю</text:span>щий запись</text:p>
          </table:table-cell>
        </table:table-row>
      </table:table>
      <text:p text:style-name="P55"/>
      <text:p text:style-name="P55">Возвращаемое функцией значение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23">№</text:p>
          </table:table-cell>
          <table:table-cell table:style-name="Таблица14.A1" office:value-type="string">
            <text:p text:style-name="P23">Название поля</text:p>
          </table:table-cell>
          <table:table-cell table:style-name="Таблица14.A1" office:value-type="string">
            <text:p text:style-name="P23">Тип </text:p>
          </table:table-cell>
          <table:table-cell table:style-name="Таблица14.D1" office:value-type="string">
            <text:p text:style-name="P21">Комментарий</text:p>
          </table:table-cell>
        </table:table-row>
        <table:table-row table:style-name="Таблица14.2">
          <table:table-cell table:style-name="Таблица14.A2" office:value-type="string">
            <text:p text:style-name="P37">1</text:p>
          </table:table-cell>
          <table:table-cell table:style-name="Таблица14.A2" office:value-type="string">
            <text:p text:style-name="P48">-</text:p>
          </table:table-cell>
          <table:table-cell table:style-name="Таблица14.A2" office:value-type="string">
            <text:p text:style-name="P43"><text:span text:style-name="T20">Integ</text:span><text:span text:style-name="T8">er</text:span></text:p>
          </table:table-cell>
          <table:table-cell table:style-name="Таблица14.D2" office:value-type="string">
            <text:p text:style-name="Standard"><text:span text:style-name="T7">Иде</text:span>нтификатор созданной записи запроса</text:p>
          </table:table-cell>
        </table:table-row>
      </table:table>
      <text:p text:style-name="P57"/>
      <text:p text:style-name="P55">Особенности реализации.</text:p>
      <text:p text:style-name="P55">Первым шагом проверяется наличие роли <text:span text:style-name="T8">JrsEditFeature</text:span> <text:s/>и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ей – выбрасывается соответствующее исключение.</text:p>
      <text:p text:style-name="P55"/>
      <text:p text:style-name="P55">Создается запись в таблице <text:span text:style-name="T8">jrs</text:span><text:span text:style-name="T20">_</text:span><text:span text:style-name="T8">feature</text:span>.</text:p>
      <text:p text:style-name="P43"/>
      <text:p text:style-name="P55">Для созданного запроса указываем методом <text:span text:style-name="T8">createFeatureProcessInternal</text:span><text:span text:style-name="T20"> </text:span>статус <text:span text:style-name="T9">NEW</text:span><text:span text:style-name="T20">.</text:span><text:span text:style-name="T10"><office:annotation><dc:creator>Владимир Талышев</dc:creator><dc:date>2017-12-12T17:14:00.72</dc:date><text:p text:style-name="P86"><text:span text:style-name="T31">Версия 10.7.0 Запрос 1481.</text:span></text:p></office:annotation></text:span></text:p>
      <text:p text:style-name="P56"/>
      <text:h text:style-name="Heading_20_4" text:outline-level="4"><text:bookmark-start text:name="__RefHeading__345_1747220281"/><text:bookmark-start text:name="__RefHeading___Toc479342796"/>Процедура обновления <text:span text:style-name="T7">зап</text:span>роса <text:span text:style-name="T8">updateFeature</text:span><text:bookmark-end text:name="__RefHeading__345_1747220281"/><text:bookmark-end text:name="__RefHeading___Toc479342796"/></text:h>
      <text:p text:style-name="P57"/>
      <text:p text:style-name="P55">Параметры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23">№</text:p>
          </table:table-cell>
          <table:table-cell table:style-name="Таблица15.A1" office:value-type="string">
            <text:p text:style-name="P23">Наименование</text:p>
          </table:table-cell>
          <table:table-cell table:style-name="Таблица15.A1" office:value-type="string">
            <text:p text:style-name="P23">Тип </text:p>
          </table:table-cell>
          <table:table-cell table:style-name="Таблица15.D1" office:value-type="string">
            <text:p text:style-name="P23">Комментарий</text:p>
          </table:table-cell>
        </table:table-row>
        <table:table-row table:style-name="Таблица15.1">
          <table:table-cell table:style-name="Таблица15.A2" office:value-type="string">
            <text:p text:style-name="P37">1</text:p>
          </table:table-cell>
          <table:table-cell table:style-name="Таблица15.A2" office:value-type="string">
            <text:p text:style-name="P43"><text:span text:style-name="T8">feature</text:span><text:span text:style-name="T20">Id</text:span></text:p>
          </table:table-cell>
          <table:table-cell table:style-name="Таблица15.A2" office:value-type="string">
            <text:p text:style-name="P30">Integer</text:p>
          </table:table-cell>
          <table:table-cell table:style-name="Таблица15.D2" office:value-type="string">
            <text:p text:style-name="P43"><text:span text:style-name="T7">Идентификатор</text:span> запроса</text:p>
          </table:table-cell>
        </table:table-row>
        <table:table-row table:style-name="Таблица15.3">
          <table:table-cell table:style-name="Таблица15.A2" office:value-type="string">
            <text:p text:style-name="P37">2</text:p>
          </table:table-cell>
          <table:table-cell table:style-name="Таблица15.A2" office:value-type="string">
            <text:p text:style-name="P30">featureName</text:p>
          </table:table-cell>
          <table:table-cell table:style-name="Таблица15.A2" office:value-type="string">
            <text:p text:style-name="P43"><text:span text:style-name="T8">varchar</text:span><text:span text:style-name="T20">2</text:span></text:p>
          </table:table-cell>
          <table:table-cell table:style-name="Таблица15.D2" office:value-type="string">
            <text:p text:style-name="Standard">Наименование запроса на языке по умолчанию</text:p>
          </table:table-cell>
        </table:table-row>
        <table:table-row table:style-name="Таблица15.3">
          <table:table-cell table:style-name="Таблица15.A2" office:value-type="string">
            <text:p text:style-name="P43">3</text:p>
          </table:table-cell>
          <table:table-cell table:style-name="Таблица15.A2" office:value-type="string">
            <text:p text:style-name="P30">featureNameEn</text:p>
          </table:table-cell>
          <table:table-cell table:style-name="Таблица15.A2" office:value-type="string">
            <text:p text:style-name="P30">varchar2</text:p>
          </table:table-cell>
          <table:table-cell table:style-name="Таблица15.D2" office:value-type="string">
            <text:p text:style-name="Standard">Наименование запроса на английском языке</text:p>
          </table:table-cell>
        </table:table-row>
        <table:table-row table:style-name="Таблица15.3">
          <table:table-cell table:style-name="Таблица15.A2" office:value-type="string">
            <text:p text:style-name="P43">4</text:p>
          </table:table-cell>
          <table:table-cell table:style-name="Таблица15.A2" office:value-type="string">
            <text:p text:style-name="P30">operatorId</text:p>
          </table:table-cell>
          <table:table-cell table:style-name="Таблица15.A2" office:value-type="string">
            <text:p text:style-name="P43"><text:span text:style-name="T20">I</text:span><text:span text:style-name="T8">nteger</text:span></text:p>
          </table:table-cell>
          <table:table-cell table:style-name="Таблица15.D2" office:value-type="string">
            <text:p text:style-name="P43">Пользователь, обновляющий запись</text:p>
          </table:table-cell>
        </table:table-row>
      </table:table>
      <text:p text:style-name="P57"/>
      <text:p text:style-name="P55">Особенности реализации.</text:p>
      <text:p text:style-name="P55">Проверяется наличие ро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</text:p>
      <text:p text:style-name="P55"/>
      <text:p text:style-name="P55">Если роль <text:span text:style-name="T8">JrsEditAllFeature</text:span> отсутствует, то:</text:p>
      <text:p text:style-name="P55"/>
      <text:p text:style-name="P55">Проверим: является ли пользователь, обновляющий запись, пользователем создавшим данную запись или ответственным за данный запрос на функционал (указан ли он в 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для соответствующего запроса на функционал) ?</text:p>
      <text:p text:style-name="P55">Если «да» (запись добавляет создатель или ответственный за запрос), то:</text:p>
      <text:p text:style-name="P60">Проверяется наличие роли <text:span text:style-name="T8">JrsEdit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и – выбрасывается соответствующее исключение.</text:p>
      <text:p text:style-name="P60"/>
      <text:p text:style-name="Standard"><text:tab/>Если «нет» (запись добавляет пользователь не создатель и не ответственный за запрос), то выбрасывается исключение: «У Вас нет прав на изменение запроса на функционал !».</text:p>
      <text:p text:style-name="P55"/>
      <text:p text:style-name="P55">Далее обновляется запись в таблице <text:span text:style-name="T8">jrs</text:span><text:span text:style-name="T20">_</text:span><text:span text:style-name="T8">feature</text:span>.</text:p>
      <text:p text:style-name="P55"/>
      <text:h text:style-name="Heading_20_4" text:outline-level="4"><text:bookmark-start text:name="__RefHeading__347_1747220281"/><text:bookmark-start text:name="__RefHeading___Toc479342797"/>Процедура удаления запроса <text:span text:style-name="T20">delete</text:span><text:span text:style-name="T8">Feature</text:span><text:bookmark-end text:name="__RefHeading__347_1747220281"/><text:bookmark-end text:name="__RefHeading___Toc479342797"/></text:h>
      <text:p text:style-name="P57"/>
      <text:p text:style-name="P55">Параметры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23">№</text:p>
          </table:table-cell>
          <table:table-cell table:style-name="Таблица16.A1" office:value-type="string">
            <text:p text:style-name="P23">Наименование</text:p>
          </table:table-cell>
          <table:table-cell table:style-name="Таблица16.A1" office:value-type="string">
            <text:p text:style-name="P23">Тип </text:p>
          </table:table-cell>
          <table:table-cell table:style-name="Таблица16.D1" office:value-type="string">
            <text:p text:style-name="P23">Комментарий</text:p>
          </table:table-cell>
        </table:table-row>
        <table:table-row table:style-name="Таблица16.1">
          <table:table-cell table:style-name="Таблица16.A2" office:value-type="string">
            <text:p text:style-name="P37">1</text:p>
          </table:table-cell>
          <table:table-cell table:style-name="Таблица16.A2" office:value-type="string">
            <text:p text:style-name="P43"><text:span text:style-name="T8">feature</text:span><text:span text:style-name="T20">Id</text:span></text:p>
          </table:table-cell>
          <table:table-cell table:style-name="Таблица16.A2" office:value-type="string">
            <text:p text:style-name="P30">Integer</text:p>
          </table:table-cell>
          <table:table-cell table:style-name="Таблица16.D2" office:value-type="string">
            <text:p text:style-name="P43"><text:span text:style-name="T7">Идентификатор</text:span> запроса</text:p>
          </table:table-cell>
        </table:table-row>
        <table:table-row table:style-name="Таблица16.3">
          <table:table-cell table:style-name="Таблица16.A2" office:value-type="string">
            <text:p text:style-name="P37">2</text:p>
          </table:table-cell>
          <table:table-cell table:style-name="Таблица16.A2" office:value-type="string">
            <text:p text:style-name="P30">operatorId</text:p>
          </table:table-cell>
          <table:table-cell table:style-name="Таблица16.A2" office:value-type="string">
            <text:p text:style-name="P30">Integer</text:p>
          </table:table-cell>
          <table:table-cell table:style-name="Таблица16.D2" office:value-type="string">
            <text:p text:style-name="P43">Пользователь, удаляющий запись</text:p>
          </table:table-cell>
        </table:table-row>
      </table:table>
      <text:p text:style-name="P57"/>
      <text:p text:style-name="P55">Особенности реализации.</text:p>
      <text:p text:style-name="P55">Проверяется наличие роли <text:span text:style-name="T8">JrsEditAllFeature</text:span> у оператора, переданного в качестве параметра <text:soft-page-break/>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</text:p>
      <text:p text:style-name="P55"/>
      <text:p text:style-name="P55">Если роль <text:span text:style-name="T8">JrsEditAllFeature</text:span> отсутствует, то:</text:p>
      <text:p text:style-name="P55"/>
      <text:p text:style-name="P55">Проверим: является ли пользователь, удаляющий запись, пользователем создавшим данную запись или ответственным за данный запрос на функционал (указан ли он в 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для соответствующего запроса на функционал) ?</text:p>
      <text:p text:style-name="P55">Если «да» (запись удаляет создатель или ответственный за запрос), то:</text:p>
      <text:p text:style-name="P60">Проверяется наличие роли <text:span text:style-name="T8">JrsEdit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и – выбрасывается соответствующее исключение.</text:p>
      <text:p text:style-name="P60"/>
      <text:p text:style-name="Standard"><text:tab/>Если «нет» (запись удаляет пользователь не создатель и не ответственный за запрос), то выбрасывается исключение: «У Вас нет прав на удаление запроса на функционал !».</text:p>
      <text:p text:style-name="P55"/>
      <text:p text:style-name="P55">Далее удаляется запись в таблице <text:span text:style-name="T8">jrs</text:span><text:span text:style-name="T20">_</text:span><text:span text:style-name="T8">feature</text:span>.</text:p>
      <text:p text:style-name="P55"/>
      <text:h text:style-name="Heading_20_4" text:outline-level="4"><text:bookmark-start text:name="__RefHeading__349_1747220281"/><text:bookmark-start text:name="__RefHeading___Toc479342798"/>Функция поиска запроса <text:span text:style-name="T8">findFeature</text:span><text:bookmark-end text:name="__RefHeading__349_1747220281"/><text:bookmark-end text:name="__RefHeading___Toc479342798"/></text:h>
      <text:p text:style-name="P57"/>
      <text:p text:style-name="P55">Параметры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23">№</text:p>
          </table:table-cell>
          <table:table-cell table:style-name="Таблица17.A1" office:value-type="string">
            <text:p text:style-name="P23">Наименование</text:p>
          </table:table-cell>
          <table:table-cell table:style-name="Таблица17.A1" office:value-type="string">
            <text:p text:style-name="P23">Тип </text:p>
          </table:table-cell>
          <table:table-cell table:style-name="Таблица17.D1" office:value-type="string">
            <text:p text:style-name="P23">Комментарий</text:p>
          </table:table-cell>
        </table:table-row>
        <table:table-row table:style-name="Таблица17.1">
          <table:table-cell table:style-name="Таблица17.A2" office:value-type="string">
            <text:p text:style-name="P37">1</text:p>
          </table:table-cell>
          <table:table-cell table:style-name="Таблица17.A2" office:value-type="string">
            <text:p text:style-name="P43"><text:span text:style-name="T8">feature</text:span><text:span text:style-name="T20">Id</text:span>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<text:span text:style-name="T7">Идентификатор</text:span> запроса</text:p>
          </table:table-cell>
        </table:table-row>
        <table:table-row table:style-name="Таблица17.3">
          <table:table-cell table:style-name="Таблица17.A2" office:value-type="string">
            <text:p text:style-name="P37">2</text:p>
          </table:table-cell>
          <table:table-cell table:style-name="Таблица17.A2" office:value-type="string">
            <text:p text:style-name="P30">featureName</text:p>
          </table:table-cell>
          <table:table-cell table:style-name="Таблица17.A2" office:value-type="string">
            <text:p text:style-name="P43"><text:span text:style-name="T8">varchar</text:span><text:span text:style-name="T20">2</text:span></text:p>
          </table:table-cell>
          <table:table-cell table:style-name="Таблица17.D2" office:value-type="string">
            <text:p text:style-name="Standard">Наименование запроса на языке по умолчанию</text:p>
          </table:table-cell>
        </table:table-row>
        <table:table-row table:style-name="Таблица17.3">
          <table:table-cell table:style-name="Таблица17.A2" office:value-type="string">
            <text:p text:style-name="P43">3</text:p>
          </table:table-cell>
          <table:table-cell table:style-name="Таблица17.A2" office:value-type="string">
            <text:p text:style-name="P30">featureNameEn</text:p>
          </table:table-cell>
          <table:table-cell table:style-name="Таблица17.A2" office:value-type="string">
            <text:p text:style-name="P30">varchar2</text:p>
          </table:table-cell>
          <table:table-cell table:style-name="Таблица17.D2" office:value-type="string">
            <text:p text:style-name="Standard">Наименование запроса на английском языке</text:p>
          </table:table-cell>
        </table:table-row>
        <table:table-row table:style-name="Таблица17.3">
          <table:table-cell table:style-name="Таблица17.A2" office:value-type="string">
            <text:p text:style-name="P43">4</text:p>
          </table:table-cell>
          <table:table-cell table:style-name="Таблица17.A2" office:value-type="string">
            <text:p text:style-name="P43"><text:span text:style-name="T20">w</text:span><text:span text:style-name="T8">orkSequenceFrom</text:span>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Порядок выполнения запроса «От»</text:p>
          </table:table-cell>
        </table:table-row>
        <table:table-row table:style-name="Таблица17.3">
          <table:table-cell table:style-name="Таблица17.A2" office:value-type="string">
            <text:p text:style-name="P43">5</text:p>
          </table:table-cell>
          <table:table-cell table:style-name="Таблица17.A2" office:value-type="string">
            <text:p text:style-name="P43"><text:span text:style-name="T20">w</text:span><text:span text:style-name="T8">orkSequenceTo</text:span>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Порядок выполнения запроса «До»</text:p>
          </table:table-cell>
        </table:table-row>
        <table:table-row table:style-name="Таблица17.3">
          <table:table-cell table:style-name="Таблица17.A2" office:value-type="string">
            <text:p text:style-name="P37">6</text:p>
          </table:table-cell>
          <table:table-cell table:style-name="Таблица17.A2" office:value-type="string">
            <text:p text:style-name="P46">dateInsFrom</text:p>
          </table:table-cell>
          <table:table-cell table:style-name="Таблица17.A2" office:value-type="string">
            <text:p text:style-name="P30">date</text:p>
          </table:table-cell>
          <table:table-cell table:style-name="Таблица17.D2" office:value-type="string">
            <text:p text:style-name="Standard">Дата создания запроса «От»</text:p>
          </table:table-cell>
        </table:table-row>
        <table:table-row table:style-name="Таблица17.3">
          <table:table-cell table:style-name="Таблица17.A2" office:value-type="string">
            <text:p text:style-name="P37">7</text:p>
          </table:table-cell>
          <table:table-cell table:style-name="Таблица17.A2" office:value-type="string">
            <text:p text:style-name="P30">dateInsTo</text:p>
          </table:table-cell>
          <table:table-cell table:style-name="Таблица17.A2" office:value-type="string">
            <text:p text:style-name="P30">date</text:p>
          </table:table-cell>
          <table:table-cell table:style-name="Таблица17.D2" office:value-type="string">
            <text:p text:style-name="Standard">Дата создания запроса «До»</text:p>
          </table:table-cell>
        </table:table-row>
        <table:table-row table:style-name="Таблица17.3">
          <table:table-cell table:style-name="Таблица17.A2" office:value-type="string">
            <text:p text:style-name="P37">8</text:p>
          </table:table-cell>
          <table:table-cell table:style-name="Таблица17.A2" office:value-type="string">
            <text:p text:style-name="P30">authorId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Автор запроса (пользователь создавший запрос)</text:p>
          </table:table-cell>
        </table:table-row>
        <table:table-row table:style-name="Таблица17.3">
          <table:table-cell table:style-name="Таблица17.A2" office:value-type="string">
            <text:p text:style-name="P37">9</text:p>
          </table:table-cell>
          <table:table-cell table:style-name="Таблица17.A2" office:value-type="string">
            <text:p text:style-name="P43"><text:span text:style-name="T20">r</text:span><text:span text:style-name="T8">esponsibleId</text:span>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<text:span text:style-name="T7">Ответ</text:span>ственный пользователь<text:span text:style-name="Знак_20_примечания1"> </text:span></text:p>
          </table:table-cell>
        </table:table-row>
        <table:table-row table:style-name="Таблица17.3">
          <table:table-cell table:style-name="Таблица17.A2" office:value-type="string">
            <text:p text:style-name="P37">10</text:p>
          </table:table-cell>
          <table:table-cell table:style-name="Таблица17.A2" office:value-type="string">
            <text:p text:style-name="P43"><text:span text:style-name="T8">featureStatusCode</text:span><text:span text:style-name="T20">List</text:span></text:p>
          </table:table-cell>
          <table:table-cell table:style-name="Таблица17.A2" office:value-type="string">
            <text:p text:style-name="P30">varchar2</text:p>
          </table:table-cell>
          <table:table-cell table:style-name="Таблица17.D2" office:value-type="string">
            <text:p text:style-name="Standard">Статусы запросов на функционал через «;»</text:p>
          </table:table-cell>
        </table:table-row>
        <table:table-row table:style-name="Таблица17.3">
          <table:table-cell table:style-name="Таблица17.A2" office:value-type="string">
            <text:p text:style-name="P43"><text:span text:style-name="T7">1</text:span>1</text:p>
          </table:table-cell>
          <table:table-cell table:style-name="Таблица17.A2" office:value-type="string">
            <text:p text:style-name="P30">maxRowCount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Максимальное количество возвращаемых записей</text:p>
          </table:table-cell>
        </table:table-row>
        <table:table-row table:style-name="Таблица17.3">
          <table:table-cell table:style-name="Таблица17.A2" office:value-type="string">
            <text:p text:style-name="P43"><text:span text:style-name="T7">1</text:span>2</text:p>
          </table:table-cell>
          <table:table-cell table:style-name="Таблица17.A2" office:value-type="string">
            <text:p text:style-name="P30">operatorId</text:p>
          </table:table-cell>
          <table:table-cell table:style-name="Таблица17.A2" office:value-type="string">
            <text:p text:style-name="P30">integer</text:p>
          </table:table-cell>
          <table:table-cell table:style-name="Таблица17.D2" office:value-type="string">
            <text:p text:style-name="Standard">Пользователь, осуществляющий поиск</text:p>
          </table:table-cell>
        </table:table-row>
      </table:table>
      <text:p text:style-name="P57"/>
      <text:p text:style-name="P55">Возвращаемая функцией курсорная переменная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Таблица18.1">
          <table:table-cell table:style-name="Таблица18.A1" office:value-type="string">
            <text:p text:style-name="P23">№</text:p>
          </table:table-cell>
          <table:table-cell table:style-name="Таблица18.A1" office:value-type="string">
            <text:p text:style-name="P23">Название поля</text:p>
          </table:table-cell>
          <table:table-cell table:style-name="Таблица18.A1" office:value-type="string">
            <text:p text:style-name="P23">Тип </text:p>
          </table:table-cell>
          <table:table-cell table:style-name="Таблица18.D1" office:value-type="string">
            <text:p text:style-name="P23">Комментарий</text:p>
          </table:table-cell>
        </table:table-row>
        <table:table-row table:style-name="Таблица18.1">
          <table:table-cell table:style-name="Таблица18.A2" office:value-type="string">
            <text:p text:style-name="P37">1</text:p>
          </table:table-cell>
          <table:table-cell table:style-name="Таблица18.A2" office:value-type="string">
            <text:p text:style-name="P43"><text:span text:style-name="T8">feature</text:span><text:span text:style-name="T20">_</text:span><text:span text:style-name="T8">id</text:span></text:p>
          </table:table-cell>
          <table:table-cell table:style-name="Таблица18.A2" office:value-type="string">
            <text:p text:style-name="P29">integer</text:p>
          </table:table-cell>
          <table:table-cell table:style-name="Таблица18.D2" office:value-type="string">
            <text:p text:style-name="P43">Идентификатор запроса</text:p>
          </table:table-cell>
        </table:table-row>
        <table:table-row table:style-name="Таблица18.3">
          <table:table-cell table:style-name="Таблица18.A2" office:value-type="string">
            <text:p text:style-name="P37">2</text:p>
          </table:table-cell>
          <table:table-cell table:style-name="Таблица18.A2" office:value-type="string">
            <text:p text:style-name="P43"><text:span text:style-name="T20">w</text:span><text:span text:style-name="T8">ork</text:span><text:span text:style-name="T20">_</text:span><text:span text:style-name="T8">sequence</text:span></text:p>
          </table:table-cell>
          <table:table-cell table:style-name="Таблица18.A2" office:value-type="string">
            <text:p text:style-name="P29">integer</text:p>
          </table:table-cell>
          <table:table-cell table:style-name="Таблица18.D2" office:value-type="string">
            <text:p text:style-name="Standard">Порядок выполнения запроса</text:p>
          </table:table-cell>
        </table:table-row>
        <table:table-row table:style-name="Таблица18.3">
          <table:table-cell table:style-name="Таблица18.A2" office:value-type="string">
            <text:p text:style-name="P43">3</text:p>
          </table:table-cell>
          <table:table-cell table:style-name="Таблица18.A2" office:value-type="string">
            <text:p text:style-name="P30">feature_name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Наименование запроса на языке по умолчанию</text:p>
          </table:table-cell>
        </table:table-row>
        <table:table-row table:style-name="Таблица18.3">
          <table:table-cell table:style-name="Таблица18.A2" office:value-type="string">
            <text:p text:style-name="P37">4</text:p>
          </table:table-cell>
          <table:table-cell table:style-name="Таблица18.A2" office:value-type="string">
            <text:p text:style-name="P30">feature_name_en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Наименование запроса на английском языке</text:p>
          </table:table-cell>
        </table:table-row>
        <table:table-row table:style-name="Таблица18.3">
          <table:table-cell table:style-name="Таблица18.A2" office:value-type="string">
            <text:p text:style-name="P43">5</text:p>
          </table:table-cell>
          <table:table-cell table:style-name="Таблица18.A2" office:value-type="string">
            <text:p text:style-name="P30">description</text:p>
          </table:table-cell>
          <table:table-cell table:style-name="Таблица18.A2" office:value-type="string">
            <text:p text:style-name="P30">clob</text:p>
          </table:table-cell>
          <table:table-cell table:style-name="Таблица18.D2" office:value-type="string">
            <text:p text:style-name="P43">Описание запроса</text:p>
          </table:table-cell>
        </table:table-row>
        <table:table-row table:style-name="Таблица18.3">
          <table:table-cell table:style-name="Таблица18.A2" office:value-type="string">
            <text:p text:style-name="P43">6</text:p>
          </table:table-cell>
          <table:table-cell table:style-name="Таблица18.A2" office:value-type="string">
            <text:p text:style-name="P30">feature_status_code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Статус запроса на функционал</text:p>
          </table:table-cell>
        </table:table-row>
        <table:table-row table:style-name="Таблица18.3">
          <table:table-cell table:style-name="Таблица18.A2" office:value-type="string">
            <text:p text:style-name="P43">7</text:p>
          </table:table-cell>
          <table:table-cell table:style-name="Таблица18.A2" office:value-type="string">
            <text:p text:style-name="P43"><text:span text:style-name="T8">feature_status_</text:span><text:span text:style-name="T20">name</text:span>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Наименование статуса запроса на языке по умолчанию</text:p>
          </table:table-cell>
        </table:table-row>
        <table:table-row table:style-name="Таблица18.3">
          <table:table-cell table:style-name="Таблица18.A2" office:value-type="string">
            <text:p text:style-name="P43">8</text:p>
          </table:table-cell>
          <table:table-cell table:style-name="Таблица18.A2" office:value-type="string">
            <text:p text:style-name="P43"><text:span text:style-name="T8">feature_status_</text:span><text:span text:style-name="T20">name_en</text:span>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Наименование статуса запроса на английском языке по умолчанию</text:p>
          </table:table-cell>
        </table:table-row>
        <table:table-row table:style-name="Таблица18.3">
          <table:table-cell table:style-name="Таблица18.A2" office:value-type="string">
            <text:p text:style-name="P43">9</text:p>
          </table:table-cell>
          <table:table-cell table:style-name="Таблица18.A2" office:value-type="string">
            <text:p text:style-name="P43"><text:span text:style-name="T20">r</text:span><text:span text:style-name="T8">esponsible_id</text:span></text:p>
          </table:table-cell>
          <table:table-cell table:style-name="Таблица18.A2" office:value-type="string">
            <text:p text:style-name="P30">integer</text:p>
          </table:table-cell>
          <table:table-cell table:style-name="Таблица18.D2" office:value-type="string">
            <text:p text:style-name="P43"><text:span text:style-name="T7">Ответ</text:span>ственный пользователь</text:p>
          </table:table-cell>
        </table:table-row>
        <table:table-row table:style-name="Таблица18.3">
          <table:table-cell table:style-name="Таблица18.A2" office:value-type="string">
            <text:p text:style-name="P43">10</text:p>
          </table:table-cell>
          <table:table-cell table:style-name="Таблица18.A2" office:value-type="string">
            <text:p text:style-name="P43"><text:span text:style-name="T20">r</text:span><text:span text:style-name="T8">esponsible_name</text:span>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Ответственный пользователь на языке по умолчанию </text:p>
          </table:table-cell>
        </table:table-row>
        <table:table-row table:style-name="Таблица18.3">
          <table:table-cell table:style-name="Таблица18.A2" office:value-type="string">
            <text:p text:style-name="P43">11</text:p>
          </table:table-cell>
          <table:table-cell table:style-name="Таблица18.A2" office:value-type="string">
            <text:p text:style-name="P43"><text:span text:style-name="T20">r</text:span><text:span text:style-name="T8">esponsible_name_en</text:span>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Ответственный пользователь на английском языке</text:p>
          </table:table-cell>
        </table:table-row>
        <table:table-row table:style-name="Таблица18.3">
          <table:table-cell table:style-name="Таблица18.A2" office:value-type="string">
            <text:p text:style-name="P43">12</text:p>
          </table:table-cell>
          <table:table-cell table:style-name="Таблица18.A2" office:value-type="string">
            <text:p text:style-name="P43"><text:span text:style-name="T20">date</text:span><text:span text:style-name="T8">_ins</text:span></text:p>
          </table:table-cell>
          <table:table-cell table:style-name="Таблица18.A2" office:value-type="string">
            <text:p text:style-name="P30">date</text:p>
          </table:table-cell>
          <table:table-cell table:style-name="Таблица18.D2" office:value-type="string">
            <text:p text:style-name="P43"><text:span text:style-name="T7">Да</text:span>та создания записи</text:p>
          </table:table-cell>
        </table:table-row>
        <table:table-row table:style-name="Таблица18.3">
          <table:table-cell table:style-name="Таблица18.A2" office:value-type="string">
            <text:p text:style-name="P43"><text:span text:style-name="T7">1</text:span>3</text:p>
          </table:table-cell>
          <table:table-cell table:style-name="Таблица18.A2" office:value-type="string">
            <text:p text:style-name="P30">operator_id</text:p>
          </table:table-cell>
          <table:table-cell table:style-name="Таблица18.A2" office:value-type="string">
            <text:p text:style-name="P30">integer</text:p>
          </table:table-cell>
          <table:table-cell table:style-name="Таблица18.D2" office:value-type="string">
            <text:p text:style-name="P43">Пользователь, создавший запись</text:p>
          </table:table-cell>
        </table:table-row>
        <text:soft-page-break/>
        <table:table-row table:style-name="Таблица18.3">
          <table:table-cell table:style-name="Таблица18.A2" office:value-type="string">
            <text:p text:style-name="P43"><text:span text:style-name="T7">1</text:span>4</text:p>
          </table:table-cell>
          <table:table-cell table:style-name="Таблица18.A2" office:value-type="string">
            <text:p text:style-name="P30">operator_name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Пользователь на языке по умолчанию, создавший запись </text:p>
          </table:table-cell>
        </table:table-row>
        <table:table-row table:style-name="Таблица18.3">
          <table:table-cell table:style-name="Таблица18.A2" office:value-type="string">
            <text:p text:style-name="P37">15</text:p>
          </table:table-cell>
          <table:table-cell table:style-name="Таблица18.A2" office:value-type="string">
            <text:p text:style-name="P30">operator_name_en</text:p>
          </table:table-cell>
          <table:table-cell table:style-name="Таблица18.A2" office:value-type="string">
            <text:p text:style-name="P30">varchar2</text:p>
          </table:table-cell>
          <table:table-cell table:style-name="Таблица18.D2" office:value-type="string">
            <text:p text:style-name="Standard">Пользователь на английском языке, создавший запись</text:p>
          </table:table-cell>
        </table:table-row>
      </table:table>
      <text:p text:style-name="P55"><text:s/></text:p>
      <text:p text:style-name="P55">Особенности реализации.</text:p>
      <text:p text:style-name="P55">Первым шагом проверяется наличие роли <text:span text:style-name="T8">JrsEditFeature</text:span> <text:s/>и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ей – выбрасывается соответствующее исключение.</text:p>
      <text:p text:style-name="P55"/>
      <text:p text:style-name="P55">Для поиска и вывода статуса запроса используется последняя запись статуса соответствующего запроса (запись со знчением поля <text:span text:style-name="T8">jrs</text:span><text:span text:style-name="T20">_</text:span><text:span text:style-name="T8">feature</text:span><text:span text:style-name="T20">_</text:span><text:span text:style-name="T8">status</text:span><text:span text:style-name="T20">_</text:span><text:span text:style-name="T8">list</text:span><text:span text:style-name="T20">. i</text:span><text:span text:style-name="T8">s</text:span><text:span text:style-name="T20">_</text:span><text:span text:style-name="T8">last</text:span><text:span text:style-name="T20"> </text:span>равным <text:span text:style-name="T20">1</text:span>), если таковая имеется.</text:p>
      <text:p text:style-name="P55"/>
      <text:p text:style-name="P55">Параметры ограничивают выборку по логическому И.</text:p>
      <text:p text:style-name="P55">Если одновременно указаны параметры <text:span text:style-name="T8">featureName</text:span><text:span text:style-name="T20"> </text:span>и <text:span text:style-name="T8">featureNameEn</text:span>, то поиск по ним осуществляется по логическому ИЛИ.</text:p>
      <text:p text:style-name="P55">Если какой-то параметр не указан или указан как <text:span text:style-name="T20">nu</text:span><text:span text:style-name="T8">ll</text:span>, то он не используется для ограничения выборки. </text:p>
      <text:p text:style-name="P55">Строковые параметры (кроме содержащих <text:span text:style-name="T20">*</text:span><text:span text:style-name="T8">Code</text:span><text:span text:style-name="T20">*</text:span>) должны допускать поиск по <text:span text:style-name="T8">like</text:span><text:span text:style-name="T20"> </text:span>при указании соответствующих этому поиску спецсимволов, с приведением атрибутов поиска к нижнему (единому) регистру.</text:p>
      <text:p text:style-name="P55"/>
      <text:p text:style-name="P55">Перед ограничением по количеству записей результаты должны быть упорядочены по <text:span text:style-name="T20">feature_id</text:span> в обратном порядке.</text:p>
      <text:p text:style-name="P43"/>
      <text:h text:style-name="Heading_20_4" text:outline-level="4"><text:bookmark-start text:name="__RefHeading__351_1747220281"/><text:bookmark-start text:name="__RefHeading___Toc479342799"/>Процедура установки ответственного за запрос<text:span text:style-name="T20"> set</text:span><text:span text:style-name="T8">FeatureResponsible</text:span><text:bookmark-end text:name="__RefHeading__351_1747220281"/><text:bookmark-end text:name="__RefHeading___Toc479342799"/></text:h>
      <text:p text:style-name="P55"/>
      <text:p text:style-name="P55">Параметры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23">№</text:p>
          </table:table-cell>
          <table:table-cell table:style-name="Таблица19.A1" office:value-type="string">
            <text:p text:style-name="P23">Наименование</text:p>
          </table:table-cell>
          <table:table-cell table:style-name="Таблица19.A1" office:value-type="string">
            <text:p text:style-name="P23">Тип </text:p>
          </table:table-cell>
          <table:table-cell table:style-name="Таблица19.D1" office:value-type="string">
            <text:p text:style-name="P23">Комментарий</text:p>
          </table:table-cell>
        </table:table-row>
        <table:table-row table:style-name="Таблица19.1">
          <table:table-cell table:style-name="Таблица19.A2" office:value-type="string">
            <text:p text:style-name="P37">1</text:p>
          </table:table-cell>
          <table:table-cell table:style-name="Таблица19.A2" office:value-type="string">
            <text:p text:style-name="P43"><text:span text:style-name="T8">feature</text:span><text:span text:style-name="T20">Id</text:span></text:p>
          </table:table-cell>
          <table:table-cell table:style-name="Таблица19.A2" office:value-type="string">
            <text:p text:style-name="P43"><text:span text:style-name="T20">i</text:span><text:span text:style-name="T8">nteger</text:span></text:p>
          </table:table-cell>
          <table:table-cell table:style-name="Таблица19.D2" office:value-type="string">
            <text:p text:style-name="P43"><text:span text:style-name="T7">Идентификатор</text:span> запроса</text:p>
          </table:table-cell>
        </table:table-row>
        <table:table-row table:style-name="Таблица19.3">
          <table:table-cell table:style-name="Таблица19.A2" office:value-type="string">
            <text:p text:style-name="P37">2</text:p>
          </table:table-cell>
          <table:table-cell table:style-name="Таблица19.A2" office:value-type="string">
            <text:p text:style-name="P43"><text:span text:style-name="T20">r</text:span><text:span text:style-name="T8">esponsibleId</text:span></text:p>
          </table:table-cell>
          <table:table-cell table:style-name="Таблица19.A2" office:value-type="string">
            <text:p text:style-name="Standard"><text:span text:style-name="T20">i</text:span><text:span text:style-name="T8">nteger</text:span></text:p>
          </table:table-cell>
          <table:table-cell table:style-name="Таблица19.D2" office:value-type="string">
            <text:p text:style-name="Standard"><text:span text:style-name="T7">Ответ</text:span>ственный пользователь</text:p>
          </table:table-cell>
        </table:table-row>
        <table:table-row table:style-name="Таблица19.3">
          <table:table-cell table:style-name="Таблица19.A2" office:value-type="string">
            <text:p text:style-name="P37">3</text:p>
          </table:table-cell>
          <table:table-cell table:style-name="Таблица19.A2" office:value-type="string">
            <text:p text:style-name="P30">operatorId</text:p>
          </table:table-cell>
          <table:table-cell table:style-name="Таблица19.A2" office:value-type="string">
            <text:p text:style-name="Standard"><text:span text:style-name="T20">i</text:span><text:span text:style-name="T8">nteger</text:span></text:p>
          </table:table-cell>
          <table:table-cell table:style-name="Таблица19.D2" office:value-type="string">
            <text:p text:style-name="P43">Пользователь, обновляющий запись</text:p>
          </table:table-cell>
        </table:table-row>
      </table:table>
      <text:p text:style-name="P57"/>
      <text:p text:style-name="P55">Особенности реализации.</text:p>
      <text:p text:style-name="P55">Первым шагом проверяется наличие роли<text:span text:style-name="T20"> </text:span><text:span text:style-name="T8">JrsAssignResponsible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и – выбрасывается соответствующее исключение.</text:p>
      <text:p text:style-name="P55"/>
      <text:p text:style-name="P55">Далее обновляется запись в таблице <text:span text:style-name="T8">jrs</text:span><text:span text:style-name="T20">_</text:span><text:span text:style-name="T8">feature</text:span>.</text:p>
      <text:p text:style-name="P55"/>
      <text:p text:style-name="P55">Если у соответствующего <text:span text:style-name="T8">featureId</text:span><text:span text:style-name="T20"> </text:span>запроса ответственного еще не было (поле <text:span text:style-name="T8">jrs</text:span><text:span text:style-name="T20">_</text:span><text:span text:style-name="T8">feature</text:span><text:span text:style-name="T20">.</text:span><text:span text:style-name="T8">responsible</text:span><text:span text:style-name="T20">_</text:span><text:span text:style-name="T8">id</text:span><text:span text:style-name="T20"> </text:span>было пустое), то добавляем для данного запроса методом <text:span text:style-name="T8">createFeatureProcessInternal</text:span><text:span text:style-name="T20"> </text:span>статус <text:span text:style-name="T20">ASSIGNE</text:span><text:span text:style-name="T8">D</text:span><text:span text:style-name="T20">.</text:span><text:span text:style-name="T10"><office:annotation><dc:creator>Владимир Талышев</dc:creator><dc:date>2017-12-12T17:14:00.84</dc:date><text:p text:style-name="P86"><text:span text:style-name="T31">Версия 10.7.0 Запрос 1481.</text:span></text:p></office:annotation></text:span></text:p>
      <text:p text:style-name="P55"/>
      <text:h text:style-name="Heading_20_4" text:outline-level="4"><text:bookmark-start text:name="__RefHeading__353_1747220281"/><text:bookmark-start text:name="__RefHeading___Toc479342800"/>Процедура установки порядка выполнения запроса<text:span text:style-name="T20"> </text:span><text:span text:style-name="T8">setFeatureWorkSequence</text:span><text:bookmark-end text:name="__RefHeading__353_1747220281"/><text:bookmark-end text:name="__RefHeading___Toc479342800"/></text:h>
      <text:p text:style-name="P55"/>
      <text:p text:style-name="P55">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23">№</text:p>
          </table:table-cell>
          <table:table-cell table:style-name="Таблица20.A1" office:value-type="string">
            <text:p text:style-name="P23">Наименование</text:p>
          </table:table-cell>
          <table:table-cell table:style-name="Таблица20.A1" office:value-type="string">
            <text:p text:style-name="P23">Тип </text:p>
          </table:table-cell>
          <table:table-cell table:style-name="Таблица20.D1" office:value-type="string">
            <text:p text:style-name="P23">Комментарий</text:p>
          </table:table-cell>
        </table:table-row>
        <table:table-row table:style-name="Таблица20.1">
          <table:table-cell table:style-name="Таблица20.A2" office:value-type="string">
            <text:p text:style-name="P37">1</text:p>
          </table:table-cell>
          <table:table-cell table:style-name="Таблица20.A2" office:value-type="string">
            <text:p text:style-name="P43"><text:span text:style-name="T8">feature</text:span><text:span text:style-name="T20">Id</text:span></text:p>
          </table:table-cell>
          <table:table-cell table:style-name="Таблица20.A2" office:value-type="string">
            <text:p text:style-name="Standard"><text:span text:style-name="T20">i</text:span><text:span text:style-name="T8">nteger</text:span></text:p>
          </table:table-cell>
          <table:table-cell table:style-name="Таблица20.D2" office:value-type="string">
            <text:p text:style-name="P43"><text:span text:style-name="T7">Идентификатор</text:span> запроса</text:p>
          </table:table-cell>
        </table:table-row>
        <table:table-row table:style-name="Таблица20.3">
          <table:table-cell table:style-name="Таблица20.A2" office:value-type="string">
            <text:p text:style-name="P37">2</text:p>
          </table:table-cell>
          <table:table-cell table:style-name="Таблица20.A2" office:value-type="string">
            <text:p text:style-name="P43"><text:span text:style-name="T20">w</text:span><text:span text:style-name="T8">orkSequence</text:span></text:p>
          </table:table-cell>
          <table:table-cell table:style-name="Таблица20.A2" office:value-type="string">
            <text:p text:style-name="Standard"><text:span text:style-name="T20">i</text:span><text:span text:style-name="T8">nteger</text:span></text:p>
          </table:table-cell>
          <table:table-cell table:style-name="Таблица20.D2" office:value-type="string">
            <text:p text:style-name="Standard">Порядок выполнения запроса</text:p>
          </table:table-cell>
        </table:table-row>
        <table:table-row table:style-name="Таблица20.3">
          <table:table-cell table:style-name="Таблица20.A2" office:value-type="string">
            <text:p text:style-name="P37">3</text:p>
          </table:table-cell>
          <table:table-cell table:style-name="Таблица20.A2" office:value-type="string">
            <text:p text:style-name="P30">operatorId</text:p>
          </table:table-cell>
          <table:table-cell table:style-name="Таблица20.A2" office:value-type="string">
            <text:p text:style-name="Standard"><text:span text:style-name="T20">i</text:span><text:span text:style-name="T8">nteger</text:span></text:p>
          </table:table-cell>
          <table:table-cell table:style-name="Таблица20.D2" office:value-type="string">
            <text:p text:style-name="P43">Пользователь, обновляющий запись</text:p>
          </table:table-cell>
        </table:table-row>
      </table:table>
      <text:p text:style-name="P57"/>
      <text:p text:style-name="P55"><text:soft-page-break/>Особенности реализации.</text:p>
      <text:p text:style-name="P55">Первым шагом проверяется наличие роли<text:span text:style-name="T20"> </text:span><text:span text:style-name="T8">JrsAssign</text:span><text:span text:style-name="T20">W</text:span><text:span text:style-name="T8">orkSequence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и – выбрасывается соответствующее исключение.</text:p>
      <text:p text:style-name="P55"/>
      <text:p text:style-name="P55">Если <text:span text:style-name="T20">w</text:span><text:span text:style-name="T8">orkSequence</text:span><text:span text:style-name="T20"> </text:span>передан меньше <text:span text:style-name="T20">1</text:span>, то считаем его равным <text:span text:style-name="T20">1</text:span>.</text:p>
      <text:p text:style-name="P55"/>
      <text:p text:style-name="P55">Если <text:span text:style-name="T20">w</text:span><text:span text:style-name="T8">orkSequence</text:span><text:span text:style-name="T20"> </text:span>передан больше, чем максимальное значение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<text:span text:style-name="T20"> + 1</text:span>, то считаем его равным максимальное значение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<text:span text:style-name="T20"> + 1</text:span>.</text:p>
      <text:p text:style-name="P55"/>
      <text:p text:style-name="P55">Если передается значение <text:span text:style-name="T8">workSequence</text:span><text:span text:style-name="T20"> <text:s/></text:span>равное какому-то существующему значению в поле<text:span text:style-name="T20"> </text:span>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, то все записи, в которых значение поля больше или равно передаваемому <text:span text:style-name="T8">workSequence</text:span> увеличиваются на единицу.</text:p>
      <text:p text:style-name="P55"/>
      <text:p text:style-name="P55">Если передается пустое значение <text:span text:style-name="T8">workSequence</text:span><text:span text:style-name="T20"> (</text:span><text:span text:style-name="T8">null</text:span><text:span text:style-name="T20">)</text:span> для записи, в которой ранее было установлено поле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, то все записи, в которых значение поля больше или равно старому занчению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 уменьшаются на единицу.</text:p>
      <text:p text:style-name="P55"/>
      <text:p text:style-name="P55">Т.о., алгоритм установки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 должен поддерживать / обеспечивать непрерывность установленных (отличных от <text:span text:style-name="T8">null</text:span>) значений поля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.</text:p>
      <text:p text:style-name="P55"/>
      <text:p text:style-name="P55">При обнаружении промежутков в последовательности, необходимо произвести обновление таким образом, чтобы промежутков не было (при этом желательно использовать массовые операции, а не перебор, для обеспечения приемлемого уровня производительности).</text:p>
      <text:p text:style-name="P55"/>
      <text:p text:style-name="P55">В итоге, обновляется соответствующим значением поле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 для заданной записи запроса.</text:p>
      <text:p text:style-name="P43"/>
      <text:p text:style-name="P55">Если у соответствующего <text:span text:style-name="T8">featureId</text:span><text:span text:style-name="T20"> </text:span>запроса порядка выполнения еще не было (поле <text:span text:style-name="T8">jrs</text:span><text:span text:style-name="T20">_</text:span><text:span text:style-name="T8">feature</text:span><text:span text:style-name="T20">.</text:span><text:span text:style-name="T8">work</text:span><text:span text:style-name="T20">_</text:span><text:span text:style-name="T8">sequence</text:span><text:span text:style-name="T20"> </text:span>было пустое), то добавляем для данного запроса методом <text:span text:style-name="T8">createFeatureProcessInternal</text:span><text:span text:style-name="T20"> </text:span>статус <text:span text:style-name="T9">SEQUENCED</text:span><text:span text:style-name="T20">.</text:span><text:span text:style-name="T10"><office:annotation><dc:creator>Владимир Талышев</dc:creator><dc:date>2017-12-12T17:14:00.86</dc:date><text:p text:style-name="P86"><text:span text:style-name="T31">Версия 10.7.0 Запрос 1481.</text:span></text:p></office:annotation></text:span></text:p>
      <text:p text:style-name="P56"/>
      <text:p text:style-name="P43"/>
      <text:h text:style-name="Heading_20_3" text:outline-level="3"><text:bookmark-start text:name="__RefHeading__355_1747220281"/><text:bookmark-start text:name="__RefHeading___Toc479342801"/>Сущность <text:span text:style-name="T7">jrs</text:span>_<text:span text:style-name="T7">feature</text:span>_<text:span text:style-name="T7">process</text:span> (обработка запроса на функционал)<text:bookmark-end text:name="__RefHeading__355_1747220281"/><text:bookmark-end text:name="__RefHeading___Toc479342801"/></text:h>
      <text:p text:style-name="Standard"/>
      <text:p text:style-name="P55">Сущность содержит список статусов конкретного запроса (с указанием даты установки каждого статуса).</text:p>
      <text:p text:style-name="P55"/>
      <text:p text:style-name="P55">Таблица<text:span text:style-name="T7"> </text:span><text:span text:style-name="T8">jrs_feature_</text:span><text:span text:style-name="T9">process</text:span><text:span text:style-name="T7">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 table:style-name="Таблица21.1">
          <table:table-cell table:style-name="Таблица21.A1" office:value-type="string">
            <text:p text:style-name="P23">№</text:p>
          </table:table-cell>
          <table:table-cell table:style-name="Таблица21.A1" office:value-type="string">
            <text:p text:style-name="P23">Название поля</text:p>
          </table:table-cell>
          <table:table-cell table:style-name="Таблица21.A1" office:value-type="string">
            <text:p text:style-name="P23">Тип </text:p>
          </table:table-cell>
          <table:table-cell table:style-name="Таблица21.A1" office:value-type="string">
            <text:p text:style-name="P39">Nullable</text:p>
          </table:table-cell>
          <table:table-cell table:style-name="Таблица21.E1" office:value-type="string">
            <text:p text:style-name="P23">Комментарий</text:p>
          </table:table-cell>
        </table:table-row>
        <table:table-row table:style-name="Таблица21.2">
          <table:table-cell table:style-name="Таблица21.A2" office:value-type="string">
            <text:p text:style-name="P43">1</text:p>
          </table:table-cell>
          <table:table-cell table:style-name="Таблица21.A2" office:value-type="string">
            <text:p text:style-name="P30">feature_process_id</text:p>
          </table:table-cell>
          <table:table-cell table:style-name="Таблица21.A2" office:value-type="string">
            <text:p text:style-name="P30">Integer</text:p>
          </table:table-cell>
          <table:table-cell table:style-name="Таблица21.A2" office:value-type="string">
            <text:p text:style-name="P30">not null</text:p>
          </table:table-cell>
          <table:table-cell table:style-name="Таблица21.E2" office:value-type="string">
            <text:p text:style-name="Standard"><text:span text:style-name="T8">Primary</text:span><text:span text:style-name="T20"> </text:span><text:span text:style-name="T8">Key</text:span>. Идентификатор записи статуса запроса на функционал.</text:p>
          </table:table-cell>
        </table:table-row>
        <table:table-row table:style-name="Таблица21.2">
          <table:table-cell table:style-name="Таблица21.A2" office:value-type="string">
            <text:p text:style-name="P43">2</text:p>
          </table:table-cell>
          <table:table-cell table:style-name="Таблица21.A2" office:value-type="string">
            <text:p text:style-name="P43"><text:span text:style-name="T8">feature</text:span><text:span text:style-name="T20">_id</text:span></text:p>
          </table:table-cell>
          <table:table-cell table:style-name="Таблица21.A2" office:value-type="string">
            <text:p text:style-name="P30">integer</text:p>
          </table:table-cell>
          <table:table-cell table:style-name="Таблица21.A2" office:value-type="string">
            <text:p text:style-name="P30">not null</text:p>
          </table:table-cell>
          <table:table-cell table:style-name="Таблица21.E2" office:value-type="string">
            <text:p text:style-name="P43">Запрос на функционал.</text:p>
          </table:table-cell>
        </table:table-row>
        <table:table-row table:style-name="Таблица21.2">
          <table:table-cell table:style-name="Таблица21.A2" office:value-type="string">
            <text:p text:style-name="P43">3</text:p>
          </table:table-cell>
          <table:table-cell table:style-name="Таблица21.A2" office:value-type="string">
            <text:p text:style-name="P30">feature_status_code</text:p>
          </table:table-cell>
          <table:table-cell table:style-name="Таблица21.A2" office:value-type="string">
            <text:p text:style-name="P30">varchar2(10)</text:p>
          </table:table-cell>
          <table:table-cell table:style-name="Таблица21.A2" office:value-type="string">
            <text:p text:style-name="P30">not null</text:p>
          </table:table-cell>
          <table:table-cell table:style-name="Таблица21.E2" office:value-type="string">
            <text:p text:style-name="Standard">Статус запроса на функционал.</text:p>
          </table:table-cell>
        </table:table-row>
        <table:table-row table:style-name="Таблица21.2">
          <table:table-cell table:style-name="Таблица21.A2" office:value-type="string">
            <text:p text:style-name="P43">4</text:p>
          </table:table-cell>
          <table:table-cell table:style-name="Таблица21.A2" office:value-type="string">
            <text:p text:style-name="P43"><text:span text:style-name="T20">i</text:span><text:span text:style-name="T8">s_last</text:span></text:p>
          </table:table-cell>
          <table:table-cell table:style-name="Таблица21.A2" office:value-type="string">
            <text:p text:style-name="P30">number(1)</text:p>
          </table:table-cell>
          <table:table-cell table:style-name="Таблица21.A2" office:value-type="string">
            <text:p text:style-name="P31"/>
          </table:table-cell>
          <table:table-cell table:style-name="Таблица21.E2" office:value-type="string">
            <text:p text:style-name="P43">Признак последней записи статуса запроса на функционал:</text:p>
            <text:p text:style-name="P43"><text:span text:style-name="T20">1 –</text:span> последняя запись статуса запроса;</text:p>
            <text:p text:style-name="P43"><text:span text:style-name="T8">null</text:span><text:span text:style-name="T20"> </text:span>– непоследняя запись статуса запроса.</text:p>
            <text:p text:style-name="P43">Возможные значения: <text:span text:style-name="T20">1, null.</text:span></text:p>
          </table:table-cell>
        </table:table-row>
        <table:table-row table:style-name="Таблица21.2">
          <table:table-cell table:style-name="Таблица21.A2" office:value-type="string">
            <text:p text:style-name="P43">5</text:p>
          </table:table-cell>
          <table:table-cell table:style-name="Таблица21.A2" office:value-type="string">
            <text:p text:style-name="P30">date_ins</text:p>
          </table:table-cell>
          <table:table-cell table:style-name="Таблица21.A2" office:value-type="string">
            <text:p text:style-name="P30">date</text:p>
          </table:table-cell>
          <table:table-cell table:style-name="Таблица21.A2" office:value-type="string">
            <text:p text:style-name="P30">not null</text:p>
          </table:table-cell>
          <table:table-cell table:style-name="Таблица21.E2" office:value-type="string">
            <text:p text:style-name="P43">Дата создания записи.</text:p>
            <text:p text:style-name="P43">Значение по умолчанию: <text:span text:style-name="T8">sysdate</text:span>.</text:p>
          </table:table-cell>
        </table:table-row>
        <table:table-row table:style-name="Таблица21.2">
          <table:table-cell table:style-name="Таблица21.A2" office:value-type="string">
            <text:p text:style-name="P43">6</text:p>
          </table:table-cell>
          <table:table-cell table:style-name="Таблица21.A2" office:value-type="string">
            <text:p text:style-name="P30">operator_id</text:p>
          </table:table-cell>
          <table:table-cell table:style-name="Таблица21.A2" office:value-type="string">
            <text:p text:style-name="P30">integer</text:p>
          </table:table-cell>
          <table:table-cell table:style-name="Таблица21.A2" office:value-type="string">
            <text:p text:style-name="P30">not null</text:p>
          </table:table-cell>
          <table:table-cell table:style-name="Таблица21.E2" office:value-type="string">
            <text:p text:style-name="Standard">Пользователь, создавший запись.</text:p>
            <text:p text:style-name="Standard">Значение по умолчанию: текущий <text:soft-page-break/>пользователь.</text:p>
          </table:table-cell>
        </table:table-row>
      </table:table>
      <text:p text:style-name="P55"/>
      <text:p text:style-name="P55">Дополнительно необходимо:</text:p>
      <text:list xml:id="list34293298" text:continue-list="list34285887" text:style-name="WW8Num2">
        <text:list-item>
          <text:p text:style-name="P71">создать внешний ключ на поле <text:span text:style-name="T20">operator_</text:span><text:span text:style-name="T8">id</text:span>, ссылающийся на таблицу <text:span text:style-name="T20">op_operator</text:span> поле <text:span text:style-name="T8">operator</text:span><text:span text:style-name="T20">_</text:span><text:span text:style-name="T8">id</text:span>;</text:p>
        </text:list-item>
        <text:list-item>
          <text:p text:style-name="P71">создать индексированный внешний ключ на поле <text:span text:style-name="T8">feature</text:span><text:span text:style-name="T20"> _</text:span><text:span text:style-name="T8">id</text:span>, ссылающийся на таблицу <text:span text:style-name="T8">jrs</text:span><text:span text:style-name="T20">_</text:span><text:span text:style-name="T8">feature</text:span><text:span text:style-name="T20"> </text:span><text:s/>поле <text:span text:style-name="T8">feature</text:span><text:span text:style-name="T20">_id</text:span>;</text:p>
        </text:list-item>
        <text:list-item>
          <text:p text:style-name="P71">создать внешний ключ на поле <text:span text:style-name="T8">feature</text:span><text:span text:style-name="T20">_</text:span><text:span text:style-name="T8">status</text:span><text:span text:style-name="T20">_</text:span><text:span text:style-name="T8">code</text:span>, ссылающийся на таблицу <text:span text:style-name="T8">jrs</text:span><text:span text:style-name="T20">_</text:span><text:span text:style-name="T8">feature</text:span><text:span text:style-name="T20">_status </text:span><text:s/>поле <text:span text:style-name="T8">feature</text:span><text:span text:style-name="T20">_</text:span><text:span text:style-name="T8">status</text:span><text:span text:style-name="T20">_</text:span><text:span text:style-name="T8">code</text:span>;</text:p>
        </text:list-item>
        <text:list-item>
          <text:p text:style-name="P71">создать уникальный ключ по вычисляемому полю <text:span text:style-name="T7">last</text:span>_<text:span text:style-name="T7">process</text:span>_<text:span text:style-name="T8">feature</text:span><text:span text:style-name="T20">_id, равному </text:span><text:span text:style-name="T8">feature</text:span><text:span text:style-name="T20">_</text:span><text:span text:style-name="T8">id</text:span><text:span text:style-name="T20"> для случая </text:span><text:span text:style-name="T8">is</text:span><text:span text:style-name="T20">_</text:span><text:span text:style-name="T8">last</text:span><text:span text:style-name="T20"> = 1</text:span></text:p>
        </text:list-item>
      </text:list>
      <text:p text:style-name="Standard"/>
      <text:p text:style-name="P55"><text:span text:style-name="T7">API</text:span> для работы с таблицей <text:span text:style-name="T8">jrs</text:span><text:span text:style-name="T20">_</text:span><text:span text:style-name="T8">feature</text:span><text:span text:style-name="T20">_</text:span><text:span text:style-name="T9">process</text:span> размещается в пакете <text:span text:style-name="T8">pkg</text:span><text:span text:style-name="T20">_</text:span><text:span text:style-name="T8">JepRiaShowcase</text:span> и включает:</text:p>
      <text:list xml:id="list34301151" text:continue-list="list34299341" text:style-name="WW8Num3">
        <text:list-item>
          <text:p text:style-name="P72"><text:span text:style-name="T8">createFeatureProcessInternal</text:span> – служебная функция создания записи обработки запроса;<text:span text:style-name="T22"><office:annotation><dc:creator>Владимир Талышев</dc:creator><dc:date>2017-12-12T13:54:00.89</dc:date><text:p text:style-name="P86"><text:span text:style-name="T28">Версия 10.7.0 Запрос 1481.</text:span></text:p></office:annotation></text:span></text:p>
        </text:list-item>
        <text:list-item>
          <text:p text:style-name="P72"><text:span text:style-name="T8">createFeatureProcess</text:span><text:span text:style-name="T20"> – </text:span>функция создания записи обработки запроса;</text:p>
        </text:list-item>
        <text:list-item>
          <text:p text:style-name="P72"><text:span text:style-name="T20">delete</text:span><text:span text:style-name="T8">FeatureProcess</text:span> – процедура удаления записи обработки запроса;</text:p>
        </text:list-item>
        <text:list-item>
          <text:p text:style-name="P72"><text:span text:style-name="T8">findFeatureProcess</text:span> – функция поиска обработки запроса.</text:p>
        </text:list-item>
      </text:list>
      <text:p text:style-name="P55"/>
      <text:h text:style-name="Heading_20_4" text:outline-level="4"><text:bookmark-start text:name="__RefHeading__357_1747220281"/><text:span text:style-name="T23">Служебная ф</text:span>ункция создания записи обработки запроса <text:span text:style-name="T8">createFeatureProcessInternal</text:span><text:span text:style-name="T10"><office:annotation><dc:creator>Владимир Талышев</dc:creator><dc:date>2017-12-12T13:59:00.90</dc:date><text:p text:style-name="P86"><text:span text:style-name="T31">Версия 10.7.0 Запрос 1481.</text:span></text:p></office:annotation></text:span><text:bookmark-end text:name="__RefHeading__357_1747220281"/></text:h>
      <text:p text:style-name="P55"/>
      <text:p text:style-name="P55">Параметры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23">№</text:p>
          </table:table-cell>
          <table:table-cell table:style-name="Таблица22.A1" office:value-type="string">
            <text:p text:style-name="P23">Наименование</text:p>
          </table:table-cell>
          <table:table-cell table:style-name="Таблица22.A1" office:value-type="string">
            <text:p text:style-name="P23">Тип </text:p>
          </table:table-cell>
          <table:table-cell table:style-name="Таблица22.D1" office:value-type="string">
            <text:p text:style-name="P23">Комментарий</text:p>
          </table:table-cell>
        </table:table-row>
        <table:table-row table:style-name="Таблица22.1">
          <table:table-cell table:style-name="Таблица22.A2" office:value-type="string">
            <text:p text:style-name="P43">1</text:p>
          </table:table-cell>
          <table:table-cell table:style-name="Таблица22.A2" office:value-type="string">
            <text:p text:style-name="P30">featureId</text:p>
          </table:table-cell>
          <table:table-cell table:style-name="Таблица22.A2" office:value-type="string">
            <text:p text:style-name="P30">integer</text:p>
          </table:table-cell>
          <table:table-cell table:style-name="Таблица22.D2" office:value-type="string">
            <text:p text:style-name="Standard">Запрос на функционал<text:span text:style-name="T7">.</text:span></text:p>
          </table:table-cell>
        </table:table-row>
        <table:table-row table:style-name="Таблица22.3">
          <table:table-cell table:style-name="Таблица22.A2" office:value-type="string">
            <text:p text:style-name="P43">2</text:p>
          </table:table-cell>
          <table:table-cell table:style-name="Таблица22.A2" office:value-type="string">
            <text:p text:style-name="P30">featureStatusCode</text:p>
          </table:table-cell>
          <table:table-cell table:style-name="Таблица22.A2" office:value-type="string">
            <text:p text:style-name="P30">varchar2</text:p>
          </table:table-cell>
          <table:table-cell table:style-name="Таблица22.D2" office:value-type="string">
            <text:p text:style-name="P43">Статус запроса на функционал.</text:p>
          </table:table-cell>
        </table:table-row>
        <table:table-row table:style-name="Таблица22.3">
          <table:table-cell table:style-name="Таблица22.A4" office:value-type="string">
            <text:p text:style-name="P43">3</text:p>
          </table:table-cell>
          <table:table-cell table:style-name="Таблица22.A4" office:value-type="string">
            <text:p text:style-name="P30">operatorId</text:p>
          </table:table-cell>
          <table:table-cell table:style-name="Таблица22.A4" office:value-type="string">
            <text:p text:style-name="P30">integer</text:p>
          </table:table-cell>
          <table:table-cell table:style-name="Таблица22.D4" office:value-type="string">
            <text:p text:style-name="P43">Пользователь, <text:span text:style-name="T7">создаю</text:span>щий запись<text:span text:style-name="T7">.</text:span></text:p>
          </table:table-cell>
        </table:table-row>
      </table:table>
      <text:p text:style-name="P55"/>
      <text:p text:style-name="P55">Возвращаемое функцией значение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23">№</text:p>
          </table:table-cell>
          <table:table-cell table:style-name="Таблица23.A1" office:value-type="string">
            <text:p text:style-name="P23">Название поля</text:p>
          </table:table-cell>
          <table:table-cell table:style-name="Таблица23.A1" office:value-type="string">
            <text:p text:style-name="P23">Тип </text:p>
          </table:table-cell>
          <table:table-cell table:style-name="Таблица23.D1" office:value-type="string">
            <text:p text:style-name="P21">Комментарий</text:p>
          </table:table-cell>
        </table:table-row>
        <table:table-row table:style-name="Таблица23.2">
          <table:table-cell table:style-name="Таблица23.A2" office:value-type="string">
            <text:p text:style-name="P37">1</text:p>
          </table:table-cell>
          <table:table-cell table:style-name="Таблица23.A2" office:value-type="string">
            <text:p text:style-name="P48">-</text:p>
          </table:table-cell>
          <table:table-cell table:style-name="Таблица23.A2" office:value-type="string">
            <text:p text:style-name="P43"><text:span text:style-name="T20">integ</text:span><text:span text:style-name="T8">er</text:span></text:p>
          </table:table-cell>
          <table:table-cell table:style-name="Таблица23.D2" office:value-type="string">
            <text:p text:style-name="Standard">Идентификатор созданной записи обработки запроса на функционал</text:p>
          </table:table-cell>
        </table:table-row>
      </table:table>
      <text:p text:style-name="P55"/>
      <text:p text:style-name="P55">Особенности реализации.</text:p>
      <text:p text:style-name="P55">Функция является приватной - не публикуется в спецификации пакета.</text:p>
      <text:p text:style-name="P55">Права пользователя не проверяются.</text:p>
      <text:p text:style-name="P55"/>
      <text:p text:style-name="P55">В таблице <text:span text:style-name="T8">jrs</text:span><text:span text:style-name="T20">_</text:span><text:span text:style-name="T8">feature</text:span><text:span text:style-name="T20">_</text:span><text:span text:style-name="T8">process</text:span><text:span text:style-name="T20"> </text:span>:</text:p>
      <text:list xml:id="list5471424143465025890" text:style-name="WW8Num6">
        <text:list-item>
          <text:p text:style-name="P73">у последней записи статусов соответствующего запроса (если таковая имеется) устанавливается в <text:span text:style-name="T8">null</text:span> значение поля <text:span text:style-name="T8">is</text:span><text:span text:style-name="T20">_</text:span><text:span text:style-name="T8">last</text:span>;</text:p>
        </text:list-item>
      </text:list>
      <text:p text:style-name="P60">- <text:s/>создается запись в таблице с установкой поля <text:span text:style-name="T8">is</text:span><text:span text:style-name="T20">_</text:span><text:span text:style-name="T8">last</text:span> равным <text:span text:style-name="T20">1</text:span>.</text:p>
      <text:p text:style-name="P60"/>
      <text:h text:style-name="Heading_20_4" text:outline-level="4"><text:bookmark-start text:name="__RefHeading__359_1747220281"/><text:bookmark-start text:name="__RefHeading___Toc479342802"/>Функция создания записи обработки запроса <text:span text:style-name="T8">createFeatureProcess</text:span><text:bookmark-end text:name="__RefHeading__359_1747220281"/><text:bookmark-end text:name="__RefHeading___Toc479342802"/></text:h>
      <text:p text:style-name="P55"/>
      <text:p text:style-name="P55">Параметры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23">№</text:p>
          </table:table-cell>
          <table:table-cell table:style-name="Таблица24.A1" office:value-type="string">
            <text:p text:style-name="P23">Наименование</text:p>
          </table:table-cell>
          <table:table-cell table:style-name="Таблица24.A1" office:value-type="string">
            <text:p text:style-name="P23">Тип </text:p>
          </table:table-cell>
          <table:table-cell table:style-name="Таблица24.D1" office:value-type="string">
            <text:p text:style-name="P23">Комментарий</text:p>
          </table:table-cell>
        </table:table-row>
        <table:table-row table:style-name="Таблица24.1">
          <table:table-cell table:style-name="Таблица24.A2" office:value-type="string">
            <text:p text:style-name="P43">1</text:p>
          </table:table-cell>
          <table:table-cell table:style-name="Таблица24.A2" office:value-type="string">
            <text:p text:style-name="P30">featureId</text:p>
          </table:table-cell>
          <table:table-cell table:style-name="Таблица24.A2" office:value-type="string">
            <text:p text:style-name="P30">integer</text:p>
          </table:table-cell>
          <table:table-cell table:style-name="Таблица24.D2" office:value-type="string">
            <text:p text:style-name="Standard">Запрос на функционал<text:span text:style-name="T7">.</text:span></text:p>
          </table:table-cell>
        </table:table-row>
        <table:table-row table:style-name="Таблица24.3">
          <table:table-cell table:style-name="Таблица24.A2" office:value-type="string">
            <text:p text:style-name="P43">2</text:p>
          </table:table-cell>
          <table:table-cell table:style-name="Таблица24.A2" office:value-type="string">
            <text:p text:style-name="P30">featureStatusCode</text:p>
          </table:table-cell>
          <table:table-cell table:style-name="Таблица24.A2" office:value-type="string">
            <text:p text:style-name="P30">varchar2</text:p>
          </table:table-cell>
          <table:table-cell table:style-name="Таблица24.D2" office:value-type="string">
            <text:p text:style-name="P43">Статус запроса на функционал.</text:p>
          </table:table-cell>
        </table:table-row>
        <table:table-row table:style-name="Таблица24.3">
          <table:table-cell table:style-name="Таблица24.A2" office:value-type="string">
            <text:p text:style-name="P43">3</text:p>
          </table:table-cell>
          <table:table-cell table:style-name="Таблица24.A2" office:value-type="string">
            <text:p text:style-name="P30">operatorId</text:p>
          </table:table-cell>
          <table:table-cell table:style-name="Таблица24.A2" office:value-type="string">
            <text:p text:style-name="P30">integer</text:p>
          </table:table-cell>
          <table:table-cell table:style-name="Таблица24.D2" office:value-type="string">
            <text:p text:style-name="P43">Пользователь, <text:span text:style-name="T7">создаю</text:span>щий запись<text:span text:style-name="T7">.</text:span></text:p>
          </table:table-cell>
        </table:table-row>
      </table:table>
      <text:p text:style-name="P55"/>
      <text:p text:style-name="P55">Возвращаемое функцией значение: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23">№</text:p>
          </table:table-cell>
          <table:table-cell table:style-name="Таблица25.A1" office:value-type="string">
            <text:p text:style-name="P23">Название поля</text:p>
          </table:table-cell>
          <table:table-cell table:style-name="Таблица25.A1" office:value-type="string">
            <text:p text:style-name="P23">Тип </text:p>
          </table:table-cell>
          <table:table-cell table:style-name="Таблица25.D1" office:value-type="string">
            <text:p text:style-name="P21">Комментарий</text:p>
          </table:table-cell>
        </table:table-row>
        <table:table-row table:style-name="Таблица25.2">
          <table:table-cell table:style-name="Таблица25.A2" office:value-type="string">
            <text:p text:style-name="P37">1</text:p>
          </table:table-cell>
          <table:table-cell table:style-name="Таблица25.A2" office:value-type="string">
            <text:p text:style-name="P48">-</text:p>
          </table:table-cell>
          <table:table-cell table:style-name="Таблица25.A2" office:value-type="string">
            <text:p text:style-name="P43"><text:span text:style-name="T20">integ</text:span><text:span text:style-name="T8">er</text:span></text:p>
          </table:table-cell>
          <table:table-cell table:style-name="Таблица25.D2" office:value-type="string">
            <text:p text:style-name="Standard">Идентификатор созданной записи обработки запроса на функционал</text:p>
          </table:table-cell>
        </table:table-row>
      </table:table>
      <text:p text:style-name="P55"/>
      <text:p text:style-name="P55"><text:soft-page-break/>Особенности реализации.</text:p>
      <text:p text:style-name="P55">Проверяется наличие ро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</text:p>
      <text:p text:style-name="P55"/>
      <text:p text:style-name="P55">Если роль <text:span text:style-name="T8">JrsEditAllFeature</text:span> отсутствует, то:</text:p>
      <text:p text:style-name="P55"/>
      <text:p text:style-name="P55">Проверим: является ли пользователь, добавляющий запись, пользователем ответственным за </text:p>
      <text:p text:style-name="P55">данный запрос на функционал (указан ли он в 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для соответствующего запроса на функционал) ?</text:p>
      <text:p text:style-name="P55">Если «да» (запись добавляет ответственный за запрос), то:</text:p>
      <text:p text:style-name="P60">Проверяется наличие роли <text:span text:style-name="T8">JrsEdit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вии роли – выбрасывается соответствующее исключение.</text:p>
      <text:p text:style-name="P60"/>
      <text:p text:style-name="Standard"><text:tab/>Если «нет» (запись добавляет пользователь, не ответственным за запрос), то выбрасывается исключение: «У Вас нет прав на изменение статуса запроса на функционал !».</text:p>
      <text:p text:style-name="P55"/>
      <text:p text:style-name="P55">Далее используя приватную функцию <text:span text:style-name="T8">createFeatureProcessInternal</text:span><text:span text:style-name="T10"><office:annotation><dc:creator>Владимир Талышев</dc:creator><dc:date>2017-12-12T13:59:00.94</dc:date><text:p text:style-name="P86"><text:span text:style-name="T31">Версия 10.7.0 Запрос 1481.</text:span></text:p></office:annotation></text:span><text:span text:style-name="T20"> </text:span>создается запись в таблице <text:span text:style-name="T8">jrs</text:span><text:span text:style-name="T20">_</text:span><text:span text:style-name="T8">feature</text:span><text:span text:style-name="T20">_</text:span><text:span text:style-name="T8">process</text:span>.</text:p>
      <text:p text:style-name="P55"/>
      <text:h text:style-name="Heading_20_4" text:outline-level="4"><text:bookmark-start text:name="__RefHeading__361_1747220281"/><text:bookmark-start text:name="__RefHeading___Toc479342803"/>Процедура удаления записи обработки запроса <text:span text:style-name="T20">delete</text:span><text:span text:style-name="T8">FeatureProcess</text:span><text:bookmark-end text:name="__RefHeading__361_1747220281"/><text:bookmark-end text:name="__RefHeading___Toc479342803"/></text:h>
      <text:p text:style-name="P55"/>
      <text:p text:style-name="P55">Параметры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23">№</text:p>
          </table:table-cell>
          <table:table-cell table:style-name="Таблица26.A1" office:value-type="string">
            <text:p text:style-name="P23">Наименование</text:p>
          </table:table-cell>
          <table:table-cell table:style-name="Таблица26.A1" office:value-type="string">
            <text:p text:style-name="P23">Тип </text:p>
          </table:table-cell>
          <table:table-cell table:style-name="Таблица26.D1" office:value-type="string">
            <text:p text:style-name="P23">Комментарий</text:p>
          </table:table-cell>
        </table:table-row>
        <table:table-row table:style-name="Таблица26.1">
          <table:table-cell table:style-name="Таблица26.A2" office:value-type="string">
            <text:p text:style-name="P43">1</text:p>
          </table:table-cell>
          <table:table-cell table:style-name="Таблица26.A2" office:value-type="string">
            <text:p text:style-name="P30">featureProcessId</text:p>
          </table:table-cell>
          <table:table-cell table:style-name="Таблица26.A2" office:value-type="string">
            <text:p text:style-name="P30">integer</text:p>
          </table:table-cell>
          <table:table-cell table:style-name="Таблица26.D2" office:value-type="string">
            <text:p text:style-name="Standard"><text:span text:style-name="T7">Идентифи</text:span>катор записи обработки запроса<text:span text:style-name="T7">.</text:span></text:p>
          </table:table-cell>
        </table:table-row>
        <table:table-row table:style-name="Таблица26.3">
          <table:table-cell table:style-name="Таблица26.A2" office:value-type="string">
            <text:p text:style-name="P37">2</text:p>
          </table:table-cell>
          <table:table-cell table:style-name="Таблица26.A2" office:value-type="string">
            <text:p text:style-name="P30">operatorId</text:p>
          </table:table-cell>
          <table:table-cell table:style-name="Таблица26.A2" office:value-type="string">
            <text:p text:style-name="P30">integer</text:p>
          </table:table-cell>
          <table:table-cell table:style-name="Таблица26.D2" office:value-type="string">
            <text:p text:style-name="P43">Пользователь, удаляющий запись.</text:p>
          </table:table-cell>
        </table:table-row>
      </table:table>
      <text:p text:style-name="P57"/>
      <text:p text:style-name="P55">Особенности реализации.</text:p>
      <text:p text:style-name="P55">Проверяется наличие ро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</text:p>
      <text:p text:style-name="P55"/>
      <text:p text:style-name="P55">Если роль <text:span text:style-name="T8">JrsEditAllFeature</text:span> отсутствует, то:</text:p>
      <text:p text:style-name="P55"/>
      <text:p text:style-name="P55">Проверим: является ли пользователь, удаляющий запись, пользователем ответственным за </text:p>
      <text:p text:style-name="P55">данный запрос на функционал (указан ли он в 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для соответствующего запроса на функционал) ?</text:p>
      <text:p text:style-name="P55">Если «да» (запись удаляет ответственный за запрос), то:</text:p>
      <text:p text:style-name="P60">Проверяется наличие роли <text:span text:style-name="T8">JrsEdit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</text:span><text:span text:style-name="T8">i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и – выбрасывается соответствующее исключение.</text:p>
      <text:p text:style-name="P60"/>
      <text:p text:style-name="Standard"><text:tab/>Если «нет» (запись удаляет пользователь, не ответственным за запрос), то выбрасывается исключение: «У Вас нет прав на изменение статуса запроса на функционал !».</text:p>
      <text:p text:style-name="P55"/>
      <text:p text:style-name="P55">Проверим: является ли удаляемая запись последней записью статуса для данного запроса (равно ли <text:span text:style-name="T20"><text:s/>1 </text:span>поле <text:span text:style-name="T8">is</text:span><text:span text:style-name="T20">_</text:span><text:span text:style-name="T8">last</text:span>) ?</text:p>
      <text:p text:style-name="P55">Если «да» (запись является последней), то:</text:p>
      <text:p text:style-name="P60">Удаляем запись в таблице <text:span text:style-name="T8">jrs</text:span><text:span text:style-name="T20">_</text:span><text:span text:style-name="T8">feature</text:span><text:span text:style-name="T20">_</text:span><text:span text:style-name="T8">process</text:span>, и выставляем новой последней записи (смотрим по первичному ключу) <text:span text:style-name="T20">is_</text:span><text:span text:style-name="T8">last</text:span><text:span text:style-name="T20"> </text:span>равным <text:span text:style-name="T20">1</text:span>.</text:p>
      <text:p text:style-name="Standard"><text:tab/></text:p>
      <text:p text:style-name="Standard"><text:tab/>Если «нет» (запись не является последней), то выбрасываем исключение «Удалять можно только запись по последней обработке!».</text:p>
      <text:p text:style-name="P55"><text:soft-page-break/></text:p>
      <text:h text:style-name="Heading_20_4" text:outline-level="4"><text:bookmark-start text:name="__RefHeading__363_1747220281"/><text:bookmark-start text:name="__RefHeading___Toc479342804"/>Функция поиска записи обработки запроса <text:span text:style-name="T8">findFeatureProcess</text:span><text:bookmark-end text:name="__RefHeading__363_1747220281"/><text:bookmark-end text:name="__RefHeading___Toc479342804"/></text:h>
      <text:p text:style-name="P55"/>
      <text:p text:style-name="P55">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23">№</text:p>
          </table:table-cell>
          <table:table-cell table:style-name="Таблица27.A1" office:value-type="string">
            <text:p text:style-name="P23">Наименование</text:p>
          </table:table-cell>
          <table:table-cell table:style-name="Таблица27.A1" office:value-type="string">
            <text:p text:style-name="P23">Тип </text:p>
          </table:table-cell>
          <table:table-cell table:style-name="Таблица27.D1" office:value-type="string">
            <text:p text:style-name="P23">Комментарий</text:p>
          </table:table-cell>
        </table:table-row>
        <table:table-row table:style-name="Таблица27.1">
          <table:table-cell table:style-name="Таблица27.A2" office:value-type="string">
            <text:p text:style-name="P37">1</text:p>
          </table:table-cell>
          <table:table-cell table:style-name="Таблица27.A2" office:value-type="string">
            <text:p text:style-name="P30">featureProcessId</text:p>
          </table:table-cell>
          <table:table-cell table:style-name="Таблица27.A2" office:value-type="string">
            <text:p text:style-name="P30">integer</text:p>
          </table:table-cell>
          <table:table-cell table:style-name="Таблица27.D2" office:value-type="string">
            <text:p text:style-name="Standard"><text:span text:style-name="T7">Идентифи</text:span>катор записи обработки запроса<text:span text:style-name="T7">.</text:span></text:p>
          </table:table-cell>
        </table:table-row>
        <table:table-row table:style-name="Таблица27.3">
          <table:table-cell table:style-name="Таблица27.A2" office:value-type="string">
            <text:p text:style-name="P37">2</text:p>
          </table:table-cell>
          <table:table-cell table:style-name="Таблица27.A2" office:value-type="string">
            <text:p text:style-name="P30">featureStatusCode</text:p>
          </table:table-cell>
          <table:table-cell table:style-name="Таблица27.A2" office:value-type="string">
            <text:p text:style-name="P30">varchar2</text:p>
          </table:table-cell>
          <table:table-cell table:style-name="Таблица27.D2" office:value-type="string">
            <text:p text:style-name="P43">Статус запроса на функционал.</text:p>
          </table:table-cell>
        </table:table-row>
        <table:table-row table:style-name="Таблица27.3">
          <table:table-cell table:style-name="Таблица27.A2" office:value-type="string">
            <text:p text:style-name="P43">3</text:p>
          </table:table-cell>
          <table:table-cell table:style-name="Таблица27.A2" office:value-type="string">
            <text:p text:style-name="P30">featureId</text:p>
          </table:table-cell>
          <table:table-cell table:style-name="Таблица27.A2" office:value-type="string">
            <text:p text:style-name="P31"/>
          </table:table-cell>
          <table:table-cell table:style-name="Таблица27.D2" office:value-type="string">
            <text:p text:style-name="P43">Идентификатор записи запроса</text:p>
          </table:table-cell>
        </table:table-row>
        <table:table-row table:style-name="Таблица27.3">
          <table:table-cell table:style-name="Таблица27.A2" office:value-type="string">
            <text:p text:style-name="P43">4</text:p>
          </table:table-cell>
          <table:table-cell table:style-name="Таблица27.A2" office:value-type="string">
            <text:p text:style-name="P30">maxRowCount</text:p>
          </table:table-cell>
          <table:table-cell table:style-name="Таблица27.A2" office:value-type="string">
            <text:p text:style-name="P30">integer</text:p>
          </table:table-cell>
          <table:table-cell table:style-name="Таблица27.D2" office:value-type="string">
            <text:p text:style-name="Standard">Максимальное количество возвращаемых записей.</text:p>
          </table:table-cell>
        </table:table-row>
      </table:table>
      <text:p text:style-name="P57"/>
      <text:p text:style-name="P55">Возвращаемая функцией курсорная переменная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23">№</text:p>
          </table:table-cell>
          <table:table-cell table:style-name="Таблица28.A1" office:value-type="string">
            <text:p text:style-name="P23">Название поля</text:p>
          </table:table-cell>
          <table:table-cell table:style-name="Таблица28.A1" office:value-type="string">
            <text:p text:style-name="P23">Тип </text:p>
          </table:table-cell>
          <table:table-cell table:style-name="Таблица28.D1" office:value-type="string">
            <text:p text:style-name="P23">Комментарий</text:p>
          </table:table-cell>
        </table:table-row>
        <table:table-row table:style-name="Таблица28.2">
          <table:table-cell table:style-name="Таблица28.A2" office:value-type="string">
            <text:p text:style-name="P43">1</text:p>
          </table:table-cell>
          <table:table-cell table:style-name="Таблица28.A2" office:value-type="string">
            <text:p text:style-name="P30">feature_process_id</text:p>
          </table:table-cell>
          <table:table-cell table:style-name="Таблица28.A2" office:value-type="string">
            <text:p text:style-name="P30">integer</text:p>
          </table:table-cell>
          <table:table-cell table:style-name="Таблица28.D2" office:value-type="string">
            <text:p text:style-name="Standard">Идентификатор записи обработки запроса на функционал.</text:p>
          </table:table-cell>
        </table:table-row>
        <table:table-row table:style-name="Таблица28.2">
          <table:table-cell table:style-name="Таблица28.A2" office:value-type="string">
            <text:p text:style-name="P43">2</text:p>
          </table:table-cell>
          <table:table-cell table:style-name="Таблица28.A2" office:value-type="string">
            <text:p text:style-name="P43"><text:span text:style-name="T8">feature</text:span><text:span text:style-name="T20">_id</text:span></text:p>
          </table:table-cell>
          <table:table-cell table:style-name="Таблица28.A2" office:value-type="string">
            <text:p text:style-name="P30">integer</text:p>
          </table:table-cell>
          <table:table-cell table:style-name="Таблица28.D2" office:value-type="string">
            <text:p text:style-name="P43">Запрос на функционал.</text:p>
          </table:table-cell>
        </table:table-row>
        <table:table-row table:style-name="Таблица28.2">
          <table:table-cell table:style-name="Таблица28.A2" office:value-type="string">
            <text:p text:style-name="P43">3</text:p>
          </table:table-cell>
          <table:table-cell table:style-name="Таблица28.A2" office:value-type="string">
            <text:p text:style-name="P30">feature_status_code</text:p>
          </table:table-cell>
          <table:table-cell table:style-name="Таблица28.A2" office:value-type="string">
            <text:p text:style-name="P30">varchar2</text:p>
          </table:table-cell>
          <table:table-cell table:style-name="Таблица28.D2" office:value-type="string">
            <text:p text:style-name="Standard">Статус запроса на функционал.</text:p>
          </table:table-cell>
        </table:table-row>
        <table:table-row table:style-name="Таблица28.2">
          <table:table-cell table:style-name="Таблица28.A2" office:value-type="string">
            <text:p text:style-name="P43">4</text:p>
          </table:table-cell>
          <table:table-cell table:style-name="Таблица28.A2" office:value-type="string">
            <text:p text:style-name="P43"><text:span text:style-name="T8">feature_status_</text:span><text:span text:style-name="T20">name</text:span></text:p>
          </table:table-cell>
          <table:table-cell table:style-name="Таблица28.A2" office:value-type="string">
            <text:p text:style-name="P30">varchar2</text:p>
          </table:table-cell>
          <table:table-cell table:style-name="Таблица28.D2" office:value-type="string">
            <text:p text:style-name="Standard">Наименование статуса запроса на языке по умолчанию.</text:p>
          </table:table-cell>
        </table:table-row>
        <table:table-row table:style-name="Таблица28.2">
          <table:table-cell table:style-name="Таблица28.A2" office:value-type="string">
            <text:p text:style-name="P43">5</text:p>
          </table:table-cell>
          <table:table-cell table:style-name="Таблица28.A2" office:value-type="string">
            <text:p text:style-name="P43"><text:span text:style-name="T8">feature_status_</text:span><text:span text:style-name="T20">name_en</text:span></text:p>
          </table:table-cell>
          <table:table-cell table:style-name="Таблица28.A2" office:value-type="string">
            <text:p text:style-name="P30">varchar2</text:p>
          </table:table-cell>
          <table:table-cell table:style-name="Таблица28.D2" office:value-type="string">
            <text:p text:style-name="Standard">Наименование статуса запроса на английском языке по умолчанию.</text:p>
          </table:table-cell>
        </table:table-row>
        <table:table-row table:style-name="Таблица28.2">
          <table:table-cell table:style-name="Таблица28.A2" office:value-type="string">
            <text:p text:style-name="P43">6</text:p>
          </table:table-cell>
          <table:table-cell table:style-name="Таблица28.A2" office:value-type="string">
            <text:p text:style-name="P43"><text:span text:style-name="T20">date</text:span><text:span text:style-name="T8">_ins</text:span></text:p>
          </table:table-cell>
          <table:table-cell table:style-name="Таблица28.A2" office:value-type="string">
            <text:p text:style-name="P30">date</text:p>
          </table:table-cell>
          <table:table-cell table:style-name="Таблица28.D2" office:value-type="string">
            <text:p text:style-name="P43"><text:span text:style-name="T7">Да</text:span>та создания записи.</text:p>
          </table:table-cell>
        </table:table-row>
        <table:table-row table:style-name="Таблица28.2">
          <table:table-cell table:style-name="Таблица28.A2" office:value-type="string">
            <text:p text:style-name="P43">7</text:p>
          </table:table-cell>
          <table:table-cell table:style-name="Таблица28.A2" office:value-type="string">
            <text:p text:style-name="P30">operator_id</text:p>
          </table:table-cell>
          <table:table-cell table:style-name="Таблица28.A2" office:value-type="string">
            <text:p text:style-name="P30">integer</text:p>
          </table:table-cell>
          <table:table-cell table:style-name="Таблица28.D2" office:value-type="string">
            <text:p text:style-name="P43">Пользователь, создавший запись.</text:p>
          </table:table-cell>
        </table:table-row>
        <table:table-row table:style-name="Таблица28.2">
          <table:table-cell table:style-name="Таблица28.A2" office:value-type="string">
            <text:p text:style-name="P37">8</text:p>
          </table:table-cell>
          <table:table-cell table:style-name="Таблица28.A2" office:value-type="string">
            <text:p text:style-name="P30">operator_name</text:p>
          </table:table-cell>
          <table:table-cell table:style-name="Таблица28.A2" office:value-type="string">
            <text:p text:style-name="P30">varchar2</text:p>
          </table:table-cell>
          <table:table-cell table:style-name="Таблица28.D2" office:value-type="string">
            <text:p text:style-name="Standard">Пользователь на языке по умолчанию, создавший запись .</text:p>
          </table:table-cell>
        </table:table-row>
        <table:table-row table:style-name="Таблица28.2">
          <table:table-cell table:style-name="Таблица28.A2" office:value-type="string">
            <text:p text:style-name="P37">9</text:p>
          </table:table-cell>
          <table:table-cell table:style-name="Таблица28.A2" office:value-type="string">
            <text:p text:style-name="P30">operator_name_en</text:p>
          </table:table-cell>
          <table:table-cell table:style-name="Таблица28.A2" office:value-type="string">
            <text:p text:style-name="P30">varchar2</text:p>
          </table:table-cell>
          <table:table-cell table:style-name="Таблица28.D2" office:value-type="string">
            <text:p text:style-name="Standard">Пользователь на английском языке, создавший запись.</text:p>
          </table:table-cell>
        </table:table-row>
      </table:table>
      <text:p text:style-name="P55"/>
      <text:p text:style-name="P55">Особенности реализации.</text:p>
      <text:p text:style-name="P55">Первым шагом проверяется наличие роли <text:span text:style-name="T8">JrsEditFeature</text:span> <text:s/>или <text:span text:style-name="T8">JrsEditAllFeature</text:span> у оператора, переданного в качестве параметра <text:span text:style-name="T20">operator</text:span><text:span text:style-name="T8">Id</text:span>. Проверка наличия роли происходит вызовом метода <text:span text:style-name="T8">pkg</text:span><text:span text:style-name="T20">_</text:span><text:span text:style-name="T8">Operator</text:span><text:span text:style-name="T20">.i</text:span><text:span text:style-name="T8">sRole</text:span><text:span text:style-name="T20">(</text:span><text:span text:style-name="T8">operatorId</text:span><text:span text:style-name="T20">, </text:span><text:span text:style-name="T8">roleShortName</text:span><text:span text:style-name="T20">)</text:span>. При отсутствии ролей – выбрасывается соответствующее исключение.</text:p>
      <text:p text:style-name="P55"/>
      <text:p text:style-name="P55">Параметры ограничивают выборку по логическому И.</text:p>
      <text:p text:style-name="P55">Если какой-то параметр не указан или указан как <text:span text:style-name="T20">nu</text:span><text:span text:style-name="T8">ll</text:span>, то он не используется для ограничения выборки. </text:p>
      <text:p text:style-name="P43"/>
      <text:h text:style-name="Heading_20_3" text:outline-level="3"><text:bookmark-start text:name="__RefHeading__365_1747220281"/><text:bookmark-start text:name="__RefHeading___Toc479342805"/>Представление <text:span text:style-name="T7">v</text:span>_<text:span text:style-name="T7">jrs</text:span>_<text:span text:style-name="T7">feature</text:span>_<text:span text:style-name="T7">lob</text:span> (<text:span text:style-name="T7">lob</text:span>-поля запроса функционала)<text:bookmark-end text:name="__RefHeading__365_1747220281"/><text:bookmark-end text:name="__RefHeading___Toc479342805"/></text:h>
      <text:p text:style-name="Standard"/>
      <text:p text:style-name="P55">Предсатвление необходимо для работы с <text:span text:style-name="T7">Lob</text:span>-полями интерфейсной части приложения (записи потока данных в <text:span text:style-name="T7">Lob</text:span>-поле).</text:p>
      <text:p text:style-name="P55"/>
      <text:p text:style-name="P55"><text:span text:style-name="T7">Пре</text:span>дставление <text:span text:style-name="T8">v_jrs</text:span><text:span text:style-name="T20">_</text:span><text:span text:style-name="T8">feature_lob</text:span><text:span text:style-name="T7">: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23">№</text:p>
          </table:table-cell>
          <table:table-cell table:style-name="Таблица29.A1" office:value-type="string">
            <text:p text:style-name="P23">Название поля</text:p>
          </table:table-cell>
          <table:table-cell table:style-name="Таблица29.A1" office:value-type="string">
            <text:p text:style-name="P23">Источник</text:p>
          </table:table-cell>
          <table:table-cell table:style-name="Таблица29.D1" office:value-type="string">
            <text:p text:style-name="P23">Комментарий</text:p>
          </table:table-cell>
        </table:table-row>
        <table:table-row table:style-name="Таблица29.1">
          <table:table-cell table:style-name="Таблица29.A2" office:value-type="string">
            <text:p text:style-name="P37">1</text:p>
          </table:table-cell>
          <table:table-cell table:style-name="Таблица29.A2" office:value-type="string">
            <text:p text:style-name="P43"><text:span text:style-name="T8">feature</text:span><text:span text:style-name="T20">_</text:span><text:span text:style-name="T8">id</text:span></text:p>
          </table:table-cell>
          <table:table-cell table:style-name="Таблица29.A2" office:value-type="string">
            <text:p text:style-name="P43"><text:span text:style-name="T8">jrs</text:span><text:span text:style-name="T20">_</text:span><text:span text:style-name="T8">feature</text:span><text:span text:style-name="T20">.</text:span><text:span text:style-name="T8">feature</text:span><text:span text:style-name="T20">_</text:span><text:span text:style-name="T8">id</text:span></text:p>
          </table:table-cell>
          <table:table-cell table:style-name="Таблица29.D2" office:value-type="string">
            <text:p text:style-name="P43">Идентификатор запроса</text:p>
          </table:table-cell>
        </table:table-row>
        <table:table-row table:style-name="Таблица29.3">
          <table:table-cell table:style-name="Таблица29.A2" office:value-type="string">
            <text:p text:style-name="P43">2</text:p>
          </table:table-cell>
          <table:table-cell table:style-name="Таблица29.A2" office:value-type="string">
            <text:p text:style-name="P30">description</text:p>
          </table:table-cell>
          <table:table-cell table:style-name="Таблица29.A2" office:value-type="string">
            <text:p text:style-name="P43"><text:span text:style-name="T8">jrs</text:span><text:span text:style-name="T20">_</text:span><text:span text:style-name="T8">feature</text:span><text:span text:style-name="T20">.</text:span><text:span text:style-name="T8">description</text:span></text:p>
          </table:table-cell>
          <table:table-cell table:style-name="Таблица29.D2" office:value-type="string">
            <text:p text:style-name="P43">Описание запроса</text:p>
          </table:table-cell>
        </table:table-row>
      </table:table>
      <text:p text:style-name="P55"/>
      <text:p text:style-name="P55"/>
      <text:p text:style-name="P55"/>
      <text:p text:style-name="P55"/>
      <text:h text:style-name="P84" text:outline-level="2"><text:bookmark-start text:name="__RefHeading__367_1747220281"/><text:bookmark-start text:name="__RefHeading___Toc479342806"/><text:span text:style-name="T7">GUI, </text:span>Запрос функционала<text:bookmark-end text:name="__RefHeading__367_1747220281"/><text:bookmark-end text:name="__RefHeading___Toc479342806"/></text:h>
      <text:p text:style-name="Standard"/>
      <text:p text:style-name="P55">Источник данных должен обращаться к пользователю базы данных <text:span text:style-name="T8">Itm</text:span><text:span text:style-name="T20">_</text:span><text:span text:style-name="T8">User</text:span>.</text:p>
      <text:p text:style-name="P55"/>
      <text:p text:style-name="P55">Для работы с запросами на новый функционал используются следующие формы:</text:p>
      <text:list xml:id="list34277111" text:continue-list="list34293352" text:style-name="WW8Num5">
        <text:list-item>
          <text:p text:style-name="P69"><text:span text:style-name="T20">Запрос функционала</text:span> – работает с API сущьности <text:span text:style-name="T8">jrs</text:span><text:span text:style-name="T20">_</text:span><text:span text:style-name="T8">feature</text:span><text:span text:style-name="T20"> </text:span>и характеризует конкретный запрос функционала (идентификатор, наименование, описание e<text:span text:style-name="T7">tc</text:span>.);</text:p>
        </text:list-item>
        <text:list-item>
          <text:p text:style-name="P69"><text:span text:style-name="T20">Статус</text:span> – работает с API сущности <text:span text:style-name="T8">jrs</text:span><text:span text:style-name="T20">_</text:span><text:span text:style-name="T8">feature</text:span><text:span text:style-name="T20">_</text:span><text:span text:style-name="T8">process</text:span><text:span text:style-name="T20"> </text:span>и характеризует статусы конкретного запроса на функционал (наименование, дата установки e<text:span text:style-name="T7">tc</text:span>.).</text:p>
        </text:list-item>
      </text:list>
      <text:p text:style-name="P55"/>
      <text:h text:style-name="Heading_20_3" text:outline-level="3"><text:bookmark-start text:name="__RefHeading__369_1747220281"/><text:bookmark-start text:name="__RefHeading___Toc479342807"/>Форма Запрос функционала<text:bookmark-end text:name="__RefHeading__369_1747220281"/><text:bookmark-end text:name="__RefHeading___Toc479342807"/></text:h>
      <text:p text:style-name="Standard"/>
      <text:p text:style-name="P55">Форма представляет собой описание запроса функционала.</text:p>
      <text:p text:style-name="P55"/>
      <text:p text:style-name="P55">Навигация: подключение через модуль <text:span text:style-name="T8">Navigation</text:span> в текущей версии не используется (используется прямой доступ к модулю).</text:p>
      <text:p text:style-name="P55">Доступ при наличии роли: <text:span text:style-name="T8">JrsEditFeature</text:span> <text:s/>или <text:span text:style-name="T8">JrsEditAllFeature</text:span>.</text:p>
      <text:p text:style-name="P55"/>
      <text:h text:style-name="Heading_20_4" text:outline-level="4"><text:bookmark-start text:name="__RefHeading__371_1747220281"/><text:bookmark-start text:name="__RefHeading___Toc479342808"/><text:span text:style-name="T20">Запрос функционала</text:span>, форма редактирования, режим <text:span text:style-name="T20">поиска</text:span><text:bookmark-end text:name="__RefHeading__371_1747220281"/><text:bookmark-end text:name="__RefHeading___Toc479342808"/></text:h>
      <text:p text:style-name="P55"/>
      <text:p text:style-name="P55">Инструментальная панель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23">№</text:p>
          </table:table-cell>
          <table:table-cell table:style-name="Таблица30.A1" office:value-type="string">
            <text:p text:style-name="P23">Название элемента</text:p>
          </table:table-cell>
          <table:table-cell table:style-name="Таблица30.A1" office:value-type="string">
            <text:p text:style-name="P23">Тип </text:p>
          </table:table-cell>
          <table:table-cell table:style-name="Таблица30.D1" office:value-type="string">
            <text:p text:style-name="P23">Комментарий</text:p>
          </table:table-cell>
        </table:table-row>
        <table:table-row table:style-name="Таблица30.1">
          <table:table-cell table:style-name="Таблица30.A2" office:value-type="string">
            <text:p text:style-name="P37">1</text:p>
          </table:table-cell>
          <table:table-cell table:style-name="Таблица30.A2" office:value-type="string">
            <text:p text:style-name="P30">BASIC</text:p>
          </table:table-cell>
          <table:table-cell table:style-name="Таблица30.A2" office:value-type="string">
            <text:p text:style-name="P46">набор элементов</text:p>
          </table:table-cell>
          <table:table-cell table:style-name="Таблица30.D2" office:value-type="string">
            <text:p text:style-name="P43">Базовый набор элементов</text:p>
          </table:table-cell>
        </table:table-row>
      </table:table>
      <text:p text:style-name="P55"/>
      <text:p text:style-name="P55">Форма<text:span text:style-name="T7">: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row table:style-name="Таблица31.1">
          <table:table-cell table:style-name="Таблица31.A1" office:value-type="string">
            <text:p text:style-name="P23">№</text:p>
          </table:table-cell>
          <table:table-cell table:style-name="Таблица31.A1" office:value-type="string">
            <text:p text:style-name="P21">Наименование элемента</text:p>
          </table:table-cell>
          <table:table-cell table:style-name="Таблица31.A1" office:value-type="string">
            <text:p text:style-name="P23">Тип элемента</text:p>
          </table:table-cell>
          <table:table-cell table:style-name="Таблица31.A1" office:value-type="string">
            <text:p text:style-name="P23">Поле</text:p>
          </table:table-cell>
          <table:table-cell table:style-name="Таблица31.A1" office:value-type="string">
            <text:p text:style-name="P21">Состояние элемента в данном режиме</text:p>
          </table:table-cell>
          <table:table-cell table:style-name="Таблица31.A1" office:value-type="string">
            <text:p text:style-name="P24">Обязательность</text:p>
            <text:p text:style-name="P21"/>
          </table:table-cell>
          <table:table-cell table:style-name="Таблица31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31.1">
          <table:table-cell table:style-name="Таблица31.A2" office:value-type="string">
            <text:p text:style-name="P37">1</text:p>
          </table:table-cell>
          <table:table-cell table:style-name="Таблица31.A2" office:value-type="string">
            <text:p text:style-name="P29">Идентификатор</text:p>
          </table:table-cell>
          <table:table-cell table:style-name="Таблица31.A2" office:value-type="string">
            <text:p text:style-name="P43"><text:span text:style-name="T20">Int</text:span><text:span text:style-name="T8">eger</text:span></text:p>
          </table:table-cell>
          <table:table-cell table:style-name="Таблица31.A2" office:value-type="string">
            <text:p text:style-name="P43"><text:span text:style-name="T8">feature</text:span><text:span text:style-name="T20">Id</text:span></text:p>
          </table:table-cell>
          <table:table-cell table:style-name="Таблица31.A2" office:value-type="string">
            <text:p text:style-name="P43"><text:span text:style-name="T20">редактирование</text:span><text:span text:style-name="T7"> </text:span></text:p>
          </table:table-cell>
          <table:table-cell table:style-name="Таблица31.A2" office:value-type="string">
            <text:p text:style-name="P36"/>
          </table:table-cell>
          <table:table-cell table:style-name="Таблица31.G2" office:value-type="string">
            <text:p text:style-name="P31"/>
          </table:table-cell>
        </table:table-row>
        <table:table-row table:style-name="Таблица31.3">
          <table:table-cell table:style-name="Таблица31.A2" office:value-type="string">
            <text:p text:style-name="P37">2</text:p>
          </table:table-cell>
          <table:table-cell table:style-name="Таблица31.A2" office:value-type="string">
            <text:p text:style-name="P45">Статус</text:p>
          </table:table-cell>
          <table:table-cell table:style-name="Таблица31.A2" office:value-type="string">
            <text:p text:style-name="P46">ListField</text:p>
          </table:table-cell>
          <table:table-cell table:style-name="Таблица31.A2" office:value-type="string">
            <text:p text:style-name="P43"><text:span text:style-name="T8">featureStatusCode</text:span><text:span text:style-name="T20">L</text:span><text:span text:style-name="T8">ist</text:span></text:p>
          </table:table-cell>
          <table:table-cell table:style-name="Таблица31.A2" office:value-type="string">
            <text:p text:style-name="P46">редактирование</text:p>
          </table:table-cell>
          <table:table-cell table:style-name="Таблица31.A2" office:value-type="string">
            <text:p text:style-name="P36"/>
          </table:table-cell>
          <table:table-cell table:style-name="Таблица31.G2" office:value-type="string">
            <text:p text:style-name="Standard">Список<text:span text:style-name="T7"> </text:span>заполняется<text:span text:style-name="T7"> </text:span>функцией<text:span text:style-name="T7"> </text:span><text:span text:style-name="T8">pkg_JepRiaShowcase.getFeatureStatus().</text:span></text:p>
          </table:table-cell>
        </table:table-row>
        <table:table-row table:style-name="Таблица31.3">
          <table:table-cell table:style-name="Таблица31.A2" office:value-type="string">
            <text:p text:style-name="P37">3</text:p>
          </table:table-cell>
          <table:table-cell table:style-name="Таблица31.A2" office:value-type="string">
            <text:p text:style-name="P45">Наименование</text:p>
          </table:table-cell>
          <table:table-cell table:style-name="Таблица31.A2" office:value-type="string">
            <text:p text:style-name="P30">Text</text:p>
          </table:table-cell>
          <table:table-cell table:style-name="Таблица31.A2" office:value-type="string">
            <text:p text:style-name="P30">featureName</text:p>
          </table:table-cell>
          <table:table-cell table:style-name="Таблица31.A2" office:value-type="string">
            <text:p text:style-name="P46">редактирование</text:p>
          </table:table-cell>
          <table:table-cell table:style-name="Таблица31.A2" office:value-type="string">
            <text:p text:style-name="P36"/>
          </table:table-cell>
          <table:table-cell table:style-name="Таблица31.G2" office:value-type="string">
            <text:p text:style-name="P43">Поиск по вхождению символов</text:p>
          </table:table-cell>
        </table:table-row>
        <table:table-row table:style-name="Таблица31.3">
          <table:table-cell table:style-name="Таблица31.A2" office:value-type="string">
            <text:p text:style-name="P37">4</text:p>
          </table:table-cell>
          <table:table-cell table:style-name="Таблица31.A2" office:value-type="string">
            <text:p text:style-name="P45">Наименование английское</text:p>
          </table:table-cell>
          <table:table-cell table:style-name="Таблица31.A2" office:value-type="string">
            <text:p text:style-name="P30">Text</text:p>
          </table:table-cell>
          <table:table-cell table:style-name="Таблица31.A2" office:value-type="string">
            <text:p text:style-name="P30">featureNameEn</text:p>
          </table:table-cell>
          <table:table-cell table:style-name="Таблица31.A2" office:value-type="string">
            <text:p text:style-name="P46">редактирование</text:p>
          </table:table-cell>
          <table:table-cell table:style-name="Таблица31.A2" office:value-type="string">
            <text:p text:style-name="P36"/>
          </table:table-cell>
          <table:table-cell table:style-name="Таблица31.G2" office:value-type="string">
            <text:p text:style-name="P43">Поиск по вхождению символов</text:p>
          </table:table-cell>
        </table:table-row>
        <text:soft-page-break/>
        <table:table-row table:style-name="Таблица31.3">
          <table:table-cell table:style-name="Таблица31.A2" office:value-type="string">
            <text:p text:style-name="P37">5</text:p>
          </table:table-cell>
          <table:table-cell table:style-name="Таблица31.A2" office:value-type="string">
            <text:p text:style-name="P45">Порядок выполнения «От»</text:p>
          </table:table-cell>
          <table:table-cell table:style-name="Таблица31.A2" office:value-type="string">
            <text:p text:style-name="P43"><text:span text:style-name="T20">Int</text:span><text:span text:style-name="T8">eger</text:span></text:p>
          </table:table-cell>
          <table:table-cell table:style-name="Таблица31.A2" office:value-type="string">
            <text:p text:style-name="P43"><text:span text:style-name="T20">w</text:span><text:span text:style-name="T8">orkSequenceFrom</text:span></text:p>
          </table:table-cell>
          <table:table-cell table:style-name="Таблица31.A2" office:value-type="string">
            <text:p text:style-name="P46">редактирование</text:p>
          </table:table-cell>
          <table:table-cell table:style-name="Таблица31.A2" office:value-type="string">
            <text:p text:style-name="P20"/>
          </table:table-cell>
          <table:table-cell table:style-name="Таблица31.G2" office:value-type="string">
            <text:p text:style-name="P50"/>
          </table:table-cell>
        </table:table-row>
      </table:table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row table:style-name="Таблица32.1">
          <table:table-cell table:style-name="Таблица32.A1" office:value-type="string">
            <text:p text:style-name="P37">6</text:p>
          </table:table-cell>
          <table:table-cell table:style-name="Таблица32.A1" office:value-type="string">
            <text:p text:style-name="P45">Порядок выполнения «До»</text:p>
          </table:table-cell>
          <table:table-cell table:style-name="Таблица32.A1" office:value-type="string">
            <text:p text:style-name="P43"><text:span text:style-name="T20">Int</text:span><text:span text:style-name="T8">eger</text:span></text:p>
          </table:table-cell>
          <table:table-cell table:style-name="Таблица32.A1" office:value-type="string">
            <text:p text:style-name="P43"><text:span text:style-name="T20">w</text:span><text:span text:style-name="T8">orkSequenceTo</text:span>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20"/>
          </table:table-cell>
          <table:table-cell table:style-name="Таблица32.G1" office:value-type="string">
            <text:p text:style-name="P50"/>
          </table:table-cell>
        </table:table-row>
        <table:table-row table:style-name="Таблица32.1">
          <table:table-cell table:style-name="Таблица32.A1" office:value-type="string">
            <text:p text:style-name="P37">7</text:p>
          </table:table-cell>
          <table:table-cell table:style-name="Таблица32.A1" office:value-type="string">
            <text:p text:style-name="P45">Дата создания «От»</text:p>
          </table:table-cell>
          <table:table-cell table:style-name="Таблица32.A1" office:value-type="string">
            <text:p text:style-name="P46">Date</text:p>
          </table:table-cell>
          <table:table-cell table:style-name="Таблица32.A1" office:value-type="string">
            <text:p text:style-name="P46">dateInsFrom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20"/>
          </table:table-cell>
          <table:table-cell table:style-name="Таблица32.G1" office:value-type="string">
            <text:p text:style-name="Standard">При первом заходе на форму выставляется равным <text:span text:style-name="T20">текущая дата – 6 Месяцев</text:span>.</text:p>
            <text:p text:style-name="Standard">Далее – в соответствии с обычным поведением поля (содержит значение установленное пользователем).</text:p>
          </table:table-cell>
        </table:table-row>
        <table:table-row table:style-name="Таблица32.1">
          <table:table-cell table:style-name="Таблица32.A1" office:value-type="string">
            <text:p text:style-name="P43">8</text:p>
          </table:table-cell>
          <table:table-cell table:style-name="Таблица32.A1" office:value-type="string">
            <text:p text:style-name="P45">Дата создания «До»</text:p>
          </table:table-cell>
          <table:table-cell table:style-name="Таблица32.A1" office:value-type="string">
            <text:p text:style-name="P30">Date</text:p>
          </table:table-cell>
          <table:table-cell table:style-name="Таблица32.A1" office:value-type="string">
            <text:p text:style-name="P30">dateInsTo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36"/>
          </table:table-cell>
          <table:table-cell table:style-name="Таблица32.G1" office:value-type="string">
            <text:p text:style-name="P41"/>
          </table:table-cell>
        </table:table-row>
        <table:table-row table:style-name="Таблица32.1">
          <table:table-cell table:style-name="Таблица32.A1" office:value-type="string">
            <text:p text:style-name="P43">9</text:p>
          </table:table-cell>
          <table:table-cell table:style-name="Таблица32.A1" office:value-type="string">
            <text:p text:style-name="P45">Автор</text:p>
          </table:table-cell>
          <table:table-cell table:style-name="Таблица32.A1" office:value-type="string">
            <text:p text:style-name="P43"><text:span text:style-name="T20">Com</text:span><text:span text:style-name="T8">boBox</text:span></text:p>
          </table:table-cell>
          <table:table-cell table:style-name="Таблица32.A1" office:value-type="string">
            <text:p text:style-name="P43"><text:span text:style-name="T20">auth</text:span><text:span text:style-name="T8">orId</text:span>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36"/>
          </table:table-cell>
          <table:table-cell table:style-name="Таблица32.G1" office:value-type="string">
            <text:p text:style-name="Standard">Список возможных операторов подгружается динамически после минимум 3-х первых введенных символов наименования оператора с таймаутом в 1 секунду с помощью вызова метода <text:span text:style-name="T8">pkg</text:span><text:span text:style-name="T20">_</text:span><text:span text:style-name="T8">JepRiaShowcase</text:span><text:span text:style-name="T20">.</text:span><text:span text:style-name="T8">findFeatureOperator</text:span><text:span text:style-name="T20">(operatorName)</text:span>.</text:p>
          </table:table-cell>
        </table:table-row>
        <table:table-row table:style-name="Таблица32.1">
          <table:table-cell table:style-name="Таблица32.A1" office:value-type="string">
            <text:p text:style-name="P43">10</text:p>
          </table:table-cell>
          <table:table-cell table:style-name="Таблица32.A1" office:value-type="string">
            <text:p text:style-name="P45">Ответственный</text:p>
          </table:table-cell>
          <table:table-cell table:style-name="Таблица32.A1" office:value-type="string">
            <text:p text:style-name="P43"><text:span text:style-name="T20">Com</text:span><text:span text:style-name="T8">boBox</text:span></text:p>
          </table:table-cell>
          <table:table-cell table:style-name="Таблица32.A1" office:value-type="string">
            <text:p text:style-name="P43"><text:span text:style-name="T20">r</text:span><text:span text:style-name="T8">esponsibleId</text:span>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36"/>
          </table:table-cell>
          <table:table-cell table:style-name="Таблица32.G1" office:value-type="string">
            <text:p text:style-name="Standard">Список возможных операторов подгружается динамически после минимум 3-х первых введенных символов наименования оператора с таймаутом в 1 секунду с помощью вызова метода <text:span text:style-name="T8">pkg</text:span><text:span text:style-name="T20">_</text:span><text:span text:style-name="T8">JepRiaShowcase</text:span><text:span text:style-name="T20">.</text:span><text:span text:style-name="T8">findFeatureOperator</text:span><text:span text:style-name="T20">(operatorName)</text:span>.</text:p>
          </table:table-cell>
        </table:table-row>
        <table:table-row table:style-name="Таблица32.1">
          <table:table-cell table:style-name="Таблица32.A1" office:value-type="string">
            <text:p text:style-name="P43">11</text:p>
          </table:table-cell>
          <table:table-cell table:style-name="Таблица32.A1" office:value-type="string">
            <text:p text:style-name="P45">Количество записей</text:p>
          </table:table-cell>
          <table:table-cell table:style-name="Таблица32.A1" office:value-type="string">
            <text:p text:style-name="P30">Integer</text:p>
          </table:table-cell>
          <table:table-cell table:style-name="Таблица32.A1" office:value-type="string">
            <text:p text:style-name="P30">maxRowCount</text:p>
          </table:table-cell>
          <table:table-cell table:style-name="Таблица32.A1" office:value-type="string">
            <text:p text:style-name="P46">редактирование</text:p>
          </table:table-cell>
          <table:table-cell table:style-name="Таблица32.A1" office:value-type="string">
            <text:p text:style-name="P35">да</text:p>
          </table:table-cell>
          <table:table-cell table:style-name="Таблица32.G1" office:value-type="string">
            <text:p text:style-name="P43">По умолчанию выставляется равным <text:span text:style-name="T20">25</text:span></text:p>
          </table:table-cell>
        </table:table-row>
      </table:table>
      <text:p text:style-name="P55"/>
      <text:p text:style-name="P55">Особенности реализации.</text:p>
      <text:p text:style-name="P55">Отсутствуют.</text:p>
      <text:p text:style-name="P55"/>
      <text:h text:style-name="Heading_20_4" text:outline-level="4"><text:bookmark-start text:name="__RefHeading__373_1747220281"/><text:bookmark-start text:name="__RefHeading___Toc479342809"/><text:span text:style-name="T20">Запрос функционала</text:span>, форма редактирования, режим <text:span text:style-name="T20">добавления</text:span><text:bookmark-end text:name="__RefHeading__373_1747220281"/><text:bookmark-end text:name="__RefHeading___Toc479342809"/></text:h>
      <text:p text:style-name="P55"/>
      <text:p text:style-name="P55">Инструментальная панель: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Таблица33.1">
          <table:table-cell table:style-name="Таблица33.A1" office:value-type="string">
            <text:p text:style-name="P23">№</text:p>
          </table:table-cell>
          <table:table-cell table:style-name="Таблица33.A1" office:value-type="string">
            <text:p text:style-name="P23">Название элемента</text:p>
          </table:table-cell>
          <table:table-cell table:style-name="Таблица33.A1" office:value-type="string">
            <text:p text:style-name="P23">Тип </text:p>
          </table:table-cell>
          <table:table-cell table:style-name="Таблица33.D1" office:value-type="string">
            <text:p text:style-name="P23">Комментарий</text:p>
          </table:table-cell>
        </table:table-row>
        <table:table-row table:style-name="Таблица33.1">
          <table:table-cell table:style-name="Таблица33.A2" office:value-type="string">
            <text:p text:style-name="P37">1</text:p>
          </table:table-cell>
          <table:table-cell table:style-name="Таблица33.A2" office:value-type="string">
            <text:p text:style-name="P30">BASIC</text:p>
          </table:table-cell>
          <table:table-cell table:style-name="Таблица33.A2" office:value-type="string">
            <text:p text:style-name="P46">набор элементов</text:p>
          </table:table-cell>
          <table:table-cell table:style-name="Таблица33.D2" office:value-type="string">
            <text:p text:style-name="P43">Базовый набор элементов</text:p>
          </table:table-cell>
        </table:table-row>
      </table:table>
      <text:p text:style-name="P55"/>
      <text:p text:style-name="P55">Форма<text:span text:style-name="T7">: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row table:style-name="Таблица34.1">
          <table:table-cell table:style-name="Таблица34.A1" office:value-type="string">
            <text:p text:style-name="P23">№</text:p>
          </table:table-cell>
          <table:table-cell table:style-name="Таблица34.A1" office:value-type="string">
            <text:p text:style-name="P21">Наименование элемента</text:p>
          </table:table-cell>
          <table:table-cell table:style-name="Таблица34.A1" office:value-type="string">
            <text:p text:style-name="P23">Тип элемента</text:p>
          </table:table-cell>
          <table:table-cell table:style-name="Таблица34.A1" office:value-type="string">
            <text:p text:style-name="P23">Поле</text:p>
          </table:table-cell>
          <table:table-cell table:style-name="Таблица34.A1" office:value-type="string">
            <text:p text:style-name="P21">Состояние элемента в данном режиме</text:p>
          </table:table-cell>
          <table:table-cell table:style-name="Таблица34.A1" office:value-type="string">
            <text:p text:style-name="P24">Обязательность</text:p>
            <text:p text:style-name="P21"/>
          </table:table-cell>
          <table:table-cell table:style-name="Таблица34.G1" office:value-type="string">
            <text:p text:style-name="P23">Комментарий,</text:p>
            <text:p text:style-name="P23">Зависимости</text:p>
          </table:table-cell>
        </table:table-row>
        <text:soft-page-break/>
        <table:table-row table:style-name="Таблица34.2">
          <table:table-cell table:style-name="Таблица34.A2" office:value-type="string">
            <text:p text:style-name="P37">1</text:p>
          </table:table-cell>
          <table:table-cell table:style-name="Таблица34.A2" office:value-type="string">
            <text:p text:style-name="P45">Наименование</text:p>
          </table:table-cell>
          <table:table-cell table:style-name="Таблица34.A2" office:value-type="string">
            <text:p text:style-name="P30">Text</text:p>
          </table:table-cell>
          <table:table-cell table:style-name="Таблица34.A2" office:value-type="string">
            <text:p text:style-name="P30">featureName</text:p>
          </table:table-cell>
          <table:table-cell table:style-name="Таблица34.A2" office:value-type="string">
            <text:p text:style-name="P46">редактирование</text:p>
          </table:table-cell>
          <table:table-cell table:style-name="Таблица34.A2" office:value-type="string">
            <text:p text:style-name="P48">да</text:p>
          </table:table-cell>
          <table:table-cell table:style-name="Таблица34.G2" office:value-type="string">
            <text:p text:style-name="P43">Ограничение на количество символов <text:span text:style-name="T20">255</text:span></text:p>
          </table:table-cell>
        </table:table-row>
        <table:table-row table:style-name="Таблица34.2">
          <table:table-cell table:style-name="Таблица34.A2" office:value-type="string">
            <text:p text:style-name="P37">2</text:p>
          </table:table-cell>
          <table:table-cell table:style-name="Таблица34.A2" office:value-type="string">
            <text:p text:style-name="P45">Наименование английское</text:p>
          </table:table-cell>
          <table:table-cell table:style-name="Таблица34.A2" office:value-type="string">
            <text:p text:style-name="P30">Text</text:p>
          </table:table-cell>
          <table:table-cell table:style-name="Таблица34.A2" office:value-type="string">
            <text:p text:style-name="P30">featureNameEn</text:p>
          </table:table-cell>
          <table:table-cell table:style-name="Таблица34.A2" office:value-type="string">
            <text:p text:style-name="P46">редактирование</text:p>
          </table:table-cell>
          <table:table-cell table:style-name="Таблица34.A2" office:value-type="string">
            <text:p text:style-name="P48">да</text:p>
          </table:table-cell>
          <table:table-cell table:style-name="Таблица34.G2" office:value-type="string">
            <text:p text:style-name="P43">Ограничение на количество символов <text:span text:style-name="T20">255</text:span></text:p>
          </table:table-cell>
        </table:table-row>
        <table:table-row table:style-name="Таблица34.2">
          <table:table-cell table:style-name="Таблица34.A2" office:value-type="string">
            <text:p text:style-name="P43">3</text:p>
          </table:table-cell>
          <table:table-cell table:style-name="Таблица34.A2" office:value-type="string">
            <text:p text:style-name="P45">Описание</text:p>
          </table:table-cell>
          <table:table-cell table:style-name="Таблица34.A2" office:value-type="string">
            <text:p text:style-name="P30">TextArea</text:p>
          </table:table-cell>
          <table:table-cell table:style-name="Таблица34.A2" office:value-type="string">
            <text:p text:style-name="P30">description</text:p>
          </table:table-cell>
          <table:table-cell table:style-name="Таблица34.A2" office:value-type="string">
            <text:p text:style-name="P46">редактирование</text:p>
          </table:table-cell>
          <table:table-cell table:style-name="Таблица34.A2" office:value-type="string">
            <text:p text:style-name="P49"/>
          </table:table-cell>
          <table:table-cell table:style-name="Таблица34.G2" office:value-type="string">
            <text:p text:style-name="P43">Область ввода: высота <text:span text:style-name="T20">120px</text:span>, ширина <text:span text:style-name="T20">400</text:span><text:span text:style-name="T8">px</text:span>.</text:p>
          </table:table-cell>
        </table:table-row>
      </table:table>
      <text:p text:style-name="P55"/>
      <text:p text:style-name="P55">Особенности реализации.</text:p>
      <text:p text:style-name="P55">Для добавления записи используется функция <text:span text:style-name="T8">pkg</text:span><text:span text:style-name="T20">_</text:span><text:span text:style-name="T8">JepRiaShowcase</text:span><text:span text:style-name="T20">.</text:span><text:span text:style-name="T8">createFeature</text:span><text:span text:style-name="T20"> </text:span>(смотри описание DB-части).</text:p>
      <text:p text:style-name="P55">Для добавления поля <text:span text:style-name="T8">description</text:span><text:span text:style-name="T20"> </text:span>используется представление <text:span text:style-name="T8">v</text:span><text:span text:style-name="T20">_</text:span><text:span text:style-name="T8">jrs</text:span><text:span text:style-name="T20">_</text:span><text:span text:style-name="T8">feature</text:span><text:span text:style-name="T20">_</text:span><text:span text:style-name="T8">lob</text:span>.</text:p>
      <text:p text:style-name="P55"/>
      <text:h text:style-name="Heading_20_4" text:outline-level="4"><text:bookmark-start text:name="__RefHeading__375_1747220281"/><text:bookmark-start text:name="__RefHeading___Toc479342810"/><text:span text:style-name="T20">Запрос функционала</text:span>, форма редактирования, режим <text:span text:style-name="T20">редактирования</text:span><text:bookmark-end text:name="__RefHeading__375_1747220281"/><text:bookmark-end text:name="__RefHeading___Toc479342810"/></text:h>
      <text:p text:style-name="P55"/>
      <text:p text:style-name="P55">Инструментальная панель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23">№</text:p>
          </table:table-cell>
          <table:table-cell table:style-name="Таблица35.A1" office:value-type="string">
            <text:p text:style-name="P23">Название элемента</text:p>
          </table:table-cell>
          <table:table-cell table:style-name="Таблица35.A1" office:value-type="string">
            <text:p text:style-name="P23">Тип </text:p>
          </table:table-cell>
          <table:table-cell table:style-name="Таблица35.D1" office:value-type="string">
            <text:p text:style-name="P23">Комментарий</text:p>
          </table:table-cell>
        </table:table-row>
        <table:table-row table:style-name="Таблица35.1">
          <table:table-cell table:style-name="Таблица35.A2" office:value-type="string">
            <text:p text:style-name="P37">1</text:p>
          </table:table-cell>
          <table:table-cell table:style-name="Таблица35.A2" office:value-type="string">
            <text:p text:style-name="P30">BASIC</text:p>
          </table:table-cell>
          <table:table-cell table:style-name="Таблица35.A2" office:value-type="string">
            <text:p text:style-name="P46">набор элементов</text:p>
          </table:table-cell>
          <table:table-cell table:style-name="Таблица35.D2" office:value-type="string">
            <text:p text:style-name="P43">Базовый набор элементов</text:p>
          </table:table-cell>
        </table:table-row>
      </table:table>
      <text:p text:style-name="P55"/>
      <text:p text:style-name="P55">Форма<text:span text:style-name="T7">: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row table:style-name="Таблица36.1">
          <table:table-cell table:style-name="Таблица36.A1" office:value-type="string">
            <text:p text:style-name="P23">№</text:p>
          </table:table-cell>
          <table:table-cell table:style-name="Таблица36.A1" office:value-type="string">
            <text:p text:style-name="P21">Наименование элемента</text:p>
          </table:table-cell>
          <table:table-cell table:style-name="Таблица36.A1" office:value-type="string">
            <text:p text:style-name="P23">Тип элемента</text:p>
          </table:table-cell>
          <table:table-cell table:style-name="Таблица36.A1" office:value-type="string">
            <text:p text:style-name="P23">Поле</text:p>
          </table:table-cell>
          <table:table-cell table:style-name="Таблица36.A1" office:value-type="string">
            <text:p text:style-name="P21">Состояние элемента в данном режиме</text:p>
          </table:table-cell>
          <table:table-cell table:style-name="Таблица36.A1" office:value-type="string">
            <text:p text:style-name="P24">Обязательность</text:p>
            <text:p text:style-name="P21"/>
          </table:table-cell>
          <table:table-cell table:style-name="Таблица36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36.2">
          <table:table-cell table:style-name="Таблица36.A2" office:value-type="string">
            <text:p text:style-name="P43">1</text:p>
          </table:table-cell>
          <table:table-cell table:style-name="Таблица36.A2" office:value-type="string">
            <text:p text:style-name="P29">Идентификатор</text:p>
          </table:table-cell>
          <table:table-cell table:style-name="Таблица36.A2" office:value-type="string">
            <text:p text:style-name="P43"><text:span text:style-name="T20">Int</text:span><text:span text:style-name="T8">eger</text:span></text:p>
          </table:table-cell>
          <table:table-cell table:style-name="Таблица36.A2" office:value-type="string">
            <text:p text:style-name="P43"><text:span text:style-name="T8">feature</text:span><text:span text:style-name="T20">Id</text:span></text:p>
          </table:table-cell>
          <table:table-cell table:style-name="Таблица36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6.A2" office:value-type="string">
            <text:p text:style-name="P48">-</text:p>
          </table:table-cell>
          <table:table-cell table:style-name="Таблица36.G2" office:value-type="string">
            <text:p text:style-name="P44"/>
          </table:table-cell>
        </table:table-row>
        <table:table-row table:style-name="Таблица36.2">
          <table:table-cell table:style-name="Таблица36.A2" office:value-type="string">
            <text:p text:style-name="P43">2</text:p>
          </table:table-cell>
          <table:table-cell table:style-name="Таблица36.A2" office:value-type="string">
            <text:p text:style-name="P45">Наименование</text:p>
          </table:table-cell>
          <table:table-cell table:style-name="Таблица36.A2" office:value-type="string">
            <text:p text:style-name="P30">Text</text:p>
          </table:table-cell>
          <table:table-cell table:style-name="Таблица36.A2" office:value-type="string">
            <text:p text:style-name="P30">featureName</text:p>
          </table:table-cell>
          <table:table-cell table:style-name="Таблица36.A2" office:value-type="string">
            <text:p text:style-name="P46">редактирование</text:p>
          </table:table-cell>
          <table:table-cell table:style-name="Таблица36.A2" office:value-type="string">
            <text:p text:style-name="P48">да</text:p>
          </table:table-cell>
          <table:table-cell table:style-name="Таблица36.G2" office:value-type="string">
            <text:p text:style-name="P43">Ограничение на количество символов <text:span text:style-name="T20">255</text:span></text:p>
          </table:table-cell>
        </table:table-row>
        <table:table-row table:style-name="Таблица36.2">
          <table:table-cell table:style-name="Таблица36.A2" office:value-type="string">
            <text:p text:style-name="P43">3</text:p>
          </table:table-cell>
          <table:table-cell table:style-name="Таблица36.A2" office:value-type="string">
            <text:p text:style-name="P45">Наименование английское</text:p>
          </table:table-cell>
          <table:table-cell table:style-name="Таблица36.A2" office:value-type="string">
            <text:p text:style-name="P30">Text</text:p>
          </table:table-cell>
          <table:table-cell table:style-name="Таблица36.A2" office:value-type="string">
            <text:p text:style-name="P30">featureNameEn</text:p>
          </table:table-cell>
          <table:table-cell table:style-name="Таблица36.A2" office:value-type="string">
            <text:p text:style-name="P46">редактирование</text:p>
          </table:table-cell>
          <table:table-cell table:style-name="Таблица36.A2" office:value-type="string">
            <text:p text:style-name="P48">да</text:p>
          </table:table-cell>
          <table:table-cell table:style-name="Таблица36.G2" office:value-type="string">
            <text:p text:style-name="P43">Ограничение на количество символов <text:span text:style-name="T20">255</text:span></text:p>
          </table:table-cell>
        </table:table-row>
        <table:table-row table:style-name="Таблица36.2">
          <table:table-cell table:style-name="Таблица36.A2" office:value-type="string">
            <text:p text:style-name="P43">4</text:p>
          </table:table-cell>
          <table:table-cell table:style-name="Таблица36.A2" office:value-type="string">
            <text:p text:style-name="P45">Описание</text:p>
          </table:table-cell>
          <table:table-cell table:style-name="Таблица36.A2" office:value-type="string">
            <text:p text:style-name="P30">TextArea</text:p>
          </table:table-cell>
          <table:table-cell table:style-name="Таблица36.A2" office:value-type="string">
            <text:p text:style-name="P30">description</text:p>
          </table:table-cell>
          <table:table-cell table:style-name="Таблица36.A2" office:value-type="string">
            <text:p text:style-name="P46">редактирование</text:p>
          </table:table-cell>
          <table:table-cell table:style-name="Таблица36.A2" office:value-type="string">
            <text:p text:style-name="P49"/>
          </table:table-cell>
          <table:table-cell table:style-name="Таблица36.G2" office:value-type="string">
            <text:p text:style-name="P43">Область ввода: высота <text:span text:style-name="T20">120px</text:span>, ширина <text:span text:style-name="T20">400</text:span><text:span text:style-name="T8">px</text:span>.</text:p>
          </table:table-cell>
        </table:table-row>
        <table:table-row table:style-name="Таблица36.2">
          <table:table-cell table:style-name="Таблица36.A2" office:value-type="string">
            <text:p text:style-name="P43">5</text:p>
          </table:table-cell>
          <table:table-cell table:style-name="Таблица36.A2" office:value-type="string">
            <text:p text:style-name="P45">Порядок выполнения</text:p>
          </table:table-cell>
          <table:table-cell table:style-name="Таблица36.A2" office:value-type="string">
            <text:p text:style-name="P43"><text:span text:style-name="T20">Int</text:span><text:span text:style-name="T8">eger</text:span></text:p>
          </table:table-cell>
          <table:table-cell table:style-name="Таблица36.A2" office:value-type="string">
            <text:p text:style-name="P43"><text:span text:style-name="T20">w</text:span><text:span text:style-name="T8">orkSequence</text:span></text:p>
          </table:table-cell>
          <table:table-cell table:style-name="Таблица36.A2" office:value-type="string">
            <text:p text:style-name="P45">редактирование</text:p>
            <text:p text:style-name="Standard"><text:span text:style-name="T20">при наличии роли </text:span><text:span text:style-name="T8">JrsAssign</text:span><text:span text:style-name="T20">W</text:span><text:span text:style-name="T8">orkSequenceFeature</text:span></text:p>
            <text:p text:style-name="P45">Иначе - просмотр</text:p>
          </table:table-cell>
          <table:table-cell table:style-name="Таблица36.A2" office:value-type="string">
            <text:p text:style-name="P49"/>
          </table:table-cell>
          <table:table-cell table:style-name="Таблица36.G2" office:value-type="string">
            <text:p text:style-name="P50"/>
          </table:table-cell>
        </table:table-row>
        <table:table-row table:style-name="Таблица36.2">
          <table:table-cell table:style-name="Таблица36.A2" office:value-type="string">
            <text:p text:style-name="P43">6</text:p>
          </table:table-cell>
          <table:table-cell table:style-name="Таблица36.A2" office:value-type="string">
            <text:p text:style-name="P45">Ответственный</text:p>
          </table:table-cell>
          <table:table-cell table:style-name="Таблица36.A2" office:value-type="string">
            <text:p text:style-name="P43"><text:span text:style-name="T20">Com</text:span><text:span text:style-name="T8">boBox</text:span></text:p>
          </table:table-cell>
          <table:table-cell table:style-name="Таблица36.A2" office:value-type="string">
            <text:p text:style-name="P43"><text:span text:style-name="T20">r</text:span><text:span text:style-name="T8">esponsibleId</text:span></text:p>
          </table:table-cell>
          <table:table-cell table:style-name="Таблица36.A2" office:value-type="string">
            <text:p text:style-name="Standard"><text:span text:style-name="T20">редактирование при наличии роли </text:span><text:soft-page-break/><text:span text:style-name="T8">JrsAssignResponsibleFeature</text:span></text:p>
            <text:p text:style-name="P45">Иначе - просмотр</text:p>
          </table:table-cell>
          <table:table-cell table:style-name="Таблица36.A2" office:value-type="string">
            <text:p text:style-name="P49"/>
          </table:table-cell>
          <table:table-cell table:style-name="Таблица36.G2" office:value-type="string">
            <text:p text:style-name="Standard">Список возможных операторов подгружается динамически после минимум 3-х первых <text:soft-page-break/>введенных символов наименования оператора с таймаутом в 1 секунду с помощью вызова метода <text:span text:style-name="T8">pkg</text:span><text:span text:style-name="T20">_</text:span><text:span text:style-name="T8">JepRiaShowcase</text:span><text:span text:style-name="T20">.</text:span><text:span text:style-name="T8">findFeatureOperator</text:span><text:span text:style-name="T20">(operatorName)</text:span>.</text:p>
          </table:table-cell>
        </table:table-row>
      </table:table>
      <text:p text:style-name="P55"/>
      <text:p text:style-name="P55">Особенности реализации.</text:p>
      <text:p text:style-name="P55">Для обновления записи используется функция <text:span text:style-name="T8">pkg</text:span><text:span text:style-name="T20">_</text:span><text:span text:style-name="T8">JepRiaShowcase</text:span><text:span text:style-name="T20">.</text:span><text:span text:style-name="T8">updateFeature</text:span><text:span text:style-name="T20"> </text:span>(смотри описание <text:span text:style-name="T7">DB</text:span>-части).</text:p>
      <text:p text:style-name="P55">Для обновления поля <text:span text:style-name="T8">description</text:span><text:span text:style-name="T20"> </text:span>используется представление <text:span text:style-name="T8">v</text:span><text:span text:style-name="T20">_</text:span><text:span text:style-name="T8">jrs</text:span><text:span text:style-name="T20">_</text:span><text:span text:style-name="T8">feature</text:span><text:span text:style-name="T20">_</text:span><text:span text:style-name="T8">lob</text:span>.</text:p>
      <text:p text:style-name="P55"/>
      <text:h text:style-name="Heading_20_4" text:outline-level="4"><text:bookmark-start text:name="__RefHeading__377_1747220281"/><text:bookmark-start text:name="__RefHeading___Toc479342811"/><text:span text:style-name="T20">Запрос функционала</text:span>, форма редактирования, режим <text:span text:style-name="T20">просмотра</text:span><text:bookmark-end text:name="__RefHeading__377_1747220281"/><text:bookmark-end text:name="__RefHeading___Toc479342811"/></text:h>
      <text:p text:style-name="P55"/>
      <text:p text:style-name="P55">Инструментальная панель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Таблица37.1">
          <table:table-cell table:style-name="Таблица37.A1" office:value-type="string">
            <text:p text:style-name="P23">№</text:p>
          </table:table-cell>
          <table:table-cell table:style-name="Таблица37.A1" office:value-type="string">
            <text:p text:style-name="P23">Название элемента</text:p>
          </table:table-cell>
          <table:table-cell table:style-name="Таблица37.A1" office:value-type="string">
            <text:p text:style-name="P23">Тип </text:p>
          </table:table-cell>
          <table:table-cell table:style-name="Таблица37.D1" office:value-type="string">
            <text:p text:style-name="P23">Комментарий</text:p>
          </table:table-cell>
        </table:table-row>
        <table:table-row table:style-name="Таблица37.1">
          <table:table-cell table:style-name="Таблица37.A2" office:value-type="string">
            <text:p text:style-name="P37">1</text:p>
          </table:table-cell>
          <table:table-cell table:style-name="Таблица37.A2" office:value-type="string">
            <text:p text:style-name="P30">BASIC</text:p>
          </table:table-cell>
          <table:table-cell table:style-name="Таблица37.A2" office:value-type="string">
            <text:p text:style-name="P46">набор элементов</text:p>
          </table:table-cell>
          <table:table-cell table:style-name="Таблица37.D2" office:value-type="string">
            <text:p text:style-name="P43">Базовый набор элементов</text:p>
          </table:table-cell>
        </table:table-row>
      </table:table>
      <text:p text:style-name="P55"/>
      <text:p text:style-name="P55">Форма<text:span text:style-name="T7">: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row table:style-name="Таблица38.1">
          <table:table-cell table:style-name="Таблица38.A1" office:value-type="string">
            <text:p text:style-name="P23">№</text:p>
          </table:table-cell>
          <table:table-cell table:style-name="Таблица38.A1" office:value-type="string">
            <text:p text:style-name="P21">Наименование элемента</text:p>
          </table:table-cell>
          <table:table-cell table:style-name="Таблица38.A1" office:value-type="string">
            <text:p text:style-name="P23">Тип элемента</text:p>
          </table:table-cell>
          <table:table-cell table:style-name="Таблица38.A1" office:value-type="string">
            <text:p text:style-name="P23">Поле</text:p>
          </table:table-cell>
          <table:table-cell table:style-name="Таблица38.A1" office:value-type="string">
            <text:p text:style-name="P21">Состояние элемента в данном режиме</text:p>
          </table:table-cell>
          <table:table-cell table:style-name="Таблица38.A1" office:value-type="string">
            <text:p text:style-name="P24">Обязательность</text:p>
            <text:p text:style-name="P21"/>
          </table:table-cell>
          <table:table-cell table:style-name="Таблица38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38.1">
          <table:table-cell table:style-name="Таблица38.A2" office:value-type="string">
            <text:p text:style-name="P37">1</text:p>
          </table:table-cell>
          <table:table-cell table:style-name="Таблица38.A2" office:value-type="string">
            <text:p text:style-name="P29">Идентификатор</text:p>
          </table:table-cell>
          <table:table-cell table:style-name="Таблица38.A2" office:value-type="string">
            <text:p text:style-name="P61">Label</text:p>
          </table:table-cell>
          <table:table-cell table:style-name="Таблица38.A2" office:value-type="string">
            <text:p text:style-name="P43"><text:span text:style-name="T8">feature</text:span><text:span text:style-name="T20">Id</text:span>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31"/>
          </table:table-cell>
        </table:table-row>
        <table:table-row table:style-name="Таблица38.3">
          <table:table-cell table:style-name="Таблица38.A2" office:value-type="string">
            <text:p text:style-name="P37">2</text:p>
          </table:table-cell>
          <table:table-cell table:style-name="Таблица38.A2" office:value-type="string">
            <text:p text:style-name="P45">Статус</text:p>
          </table:table-cell>
          <table:table-cell table:style-name="Таблица38.A2" office:value-type="string">
            <text:p text:style-name="P30">Label</text:p>
          </table:table-cell>
          <table:table-cell table:style-name="Таблица38.A2" office:value-type="string">
            <text:p text:style-name="P30">featureStatusName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6"/>
          </table:table-cell>
          <table:table-cell table:style-name="Таблица38.G2" office:value-type="string">
            <text:p text:style-name="P50"/>
          </table:table-cell>
        </table:table-row>
        <table:table-row table:style-name="Таблица38.3">
          <table:table-cell table:style-name="Таблица38.A2" office:value-type="string">
            <text:p text:style-name="P37">3</text:p>
          </table:table-cell>
          <table:table-cell table:style-name="Таблица38.A2" office:value-type="string">
            <text:p text:style-name="P45">Наименование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30">featureName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44"/>
          </table:table-cell>
        </table:table-row>
        <table:table-row table:style-name="Таблица38.3">
          <table:table-cell table:style-name="Таблица38.A2" office:value-type="string">
            <text:p text:style-name="P37">4</text:p>
          </table:table-cell>
          <table:table-cell table:style-name="Таблица38.A2" office:value-type="string">
            <text:p text:style-name="P45">Наименование английское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30">featureNameEn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44"/>
          </table:table-cell>
        </table:table-row>
        <table:table-row table:style-name="Таблица38.3">
          <table:table-cell table:style-name="Таблица38.A2" office:value-type="string">
            <text:p text:style-name="P37">5</text:p>
          </table:table-cell>
          <table:table-cell table:style-name="Таблица38.A2" office:value-type="string">
            <text:p text:style-name="P45">Описание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30">description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50"/>
          </table:table-cell>
        </table:table-row>
        <table:table-row table:style-name="Таблица38.3">
          <table:table-cell table:style-name="Таблица38.A2" office:value-type="string">
            <text:p text:style-name="P37">6</text:p>
          </table:table-cell>
          <table:table-cell table:style-name="Таблица38.A2" office:value-type="string">
            <text:p text:style-name="P45">Дата создания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43"><text:span text:style-name="T20">date</text:span><text:span text:style-name="T8">Ins</text:span>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44"/>
          </table:table-cell>
        </table:table-row>
        <table:table-row table:style-name="Таблица38.3">
          <table:table-cell table:style-name="Таблица38.A2" office:value-type="string">
            <text:p text:style-name="P37">7</text:p>
          </table:table-cell>
          <table:table-cell table:style-name="Таблица38.A2" office:value-type="string">
            <text:p text:style-name="P45">Автор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30">operatorName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34"/>
          </table:table-cell>
        </table:table-row>
        <table:table-row table:style-name="Таблица38.3">
          <table:table-cell table:style-name="Таблица38.A2" office:value-type="string">
            <text:p text:style-name="P43">8</text:p>
          </table:table-cell>
          <table:table-cell table:style-name="Таблица38.A2" office:value-type="string">
            <text:p text:style-name="P45">Порядок выполнения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43"><text:span text:style-name="T20">w</text:span><text:span text:style-name="T8">orkSequence</text:span>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50"/>
          </table:table-cell>
        </table:table-row>
        <table:table-row table:style-name="Таблица38.3">
          <table:table-cell table:style-name="Таблица38.A2" office:value-type="string">
            <text:p text:style-name="P43">9</text:p>
          </table:table-cell>
          <table:table-cell table:style-name="Таблица38.A2" office:value-type="string">
            <text:p text:style-name="P45">Ответственный</text:p>
          </table:table-cell>
          <table:table-cell table:style-name="Таблица38.A2" office:value-type="string">
            <text:p text:style-name="P29">Label</text:p>
          </table:table-cell>
          <table:table-cell table:style-name="Таблица38.A2" office:value-type="string">
            <text:p text:style-name="P43"><text:span text:style-name="T20">r</text:span><text:span text:style-name="T8">esponsibleName</text:span></text:p>
          </table:table-cell>
          <table:table-cell table:style-name="Таблица3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38.A2" office:value-type="string">
            <text:p text:style-name="P35">-</text:p>
          </table:table-cell>
          <table:table-cell table:style-name="Таблица38.G2" office:value-type="string">
            <text:p text:style-name="P34"/>
          </table:table-cell>
        </table:table-row>
      </table:table>
      <text:p text:style-name="P57"/>
      <text:p text:style-name="P55">Особенности реализации.</text:p>
      <text:p text:style-name="P55">Отсутствуют<text:span text:style-name="T7">.</text:span></text:p>
      <text:p text:style-name="P57"/>
      <text:h text:style-name="Heading_20_4" text:outline-level="4"><text:bookmark-start text:name="__RefHeading__379_1747220281"/><text:bookmark-start text:name="__RefHeading___Toc479342812"/><text:soft-page-break/><text:span text:style-name="T20">Запрос функционала</text:span>, форма списочной структуры, режим <text:span text:style-name="T20">поиска</text:span><text:bookmark-end text:name="__RefHeading__379_1747220281"/><text:bookmark-end text:name="__RefHeading___Toc479342812"/></text:h>
      <text:p text:style-name="P55"/>
      <text:p text:style-name="P55">Инструментальная панель: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row table:style-name="Таблица39.1">
          <table:table-cell table:style-name="Таблица39.A1" office:value-type="string">
            <text:p text:style-name="P23">№</text:p>
          </table:table-cell>
          <table:table-cell table:style-name="Таблица39.A1" office:value-type="string">
            <text:p text:style-name="P23">Название элемента</text:p>
          </table:table-cell>
          <table:table-cell table:style-name="Таблица39.A1" office:value-type="string">
            <text:p text:style-name="P23">Тип </text:p>
          </table:table-cell>
          <table:table-cell table:style-name="Таблица39.D1" office:value-type="string">
            <text:p text:style-name="P23">Комментарий</text:p>
          </table:table-cell>
        </table:table-row>
        <table:table-row table:style-name="Таблица39.1">
          <table:table-cell table:style-name="Таблица39.A2" office:value-type="string">
            <text:p text:style-name="P37">1</text:p>
          </table:table-cell>
          <table:table-cell table:style-name="Таблица39.A2" office:value-type="string">
            <text:p text:style-name="P30">BASIC</text:p>
          </table:table-cell>
          <table:table-cell table:style-name="Таблица39.A2" office:value-type="string">
            <text:p text:style-name="P46">набор элементов</text:p>
          </table:table-cell>
          <table:table-cell table:style-name="Таблица39.D2" office:value-type="string">
            <text:p text:style-name="P43">Базовый набор элементов</text:p>
          </table:table-cell>
        </table:table-row>
      </table:table>
      <text:p text:style-name="P55"/>
      <text:p text:style-name="P55">Таблица<text:span text:style-name="T7">:</text:span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row table:style-name="Таблица40.1">
          <table:table-cell table:style-name="Таблица40.A1" office:value-type="string">
            <text:p text:style-name="P23">№</text:p>
          </table:table-cell>
          <table:table-cell table:style-name="Таблица40.A1" office:value-type="string">
            <text:p text:style-name="P21">Наименование поля</text:p>
          </table:table-cell>
          <table:table-cell table:style-name="Таблица40.A1" office:value-type="string">
            <text:p text:style-name="P23">Поле</text:p>
          </table:table-cell>
          <table:table-cell table:style-name="Таблица40.D1" office:value-type="string">
            <text:p text:style-name="P23">Комментарий</text:p>
            <text:p text:style-name="P23"/>
          </table:table-cell>
        </table:table-row>
        <table:table-row table:style-name="Таблица40.1">
          <table:table-cell table:style-name="Таблица40.A2" office:value-type="string">
            <text:p text:style-name="P37">1</text:p>
          </table:table-cell>
          <table:table-cell table:style-name="Таблица40.A2" office:value-type="string">
            <text:p text:style-name="P46">Идентификатор</text:p>
          </table:table-cell>
          <table:table-cell table:style-name="Таблица40.A2" office:value-type="string">
            <text:p text:style-name="P30">featureId</text:p>
          </table:table-cell>
          <table:table-cell table:style-name="Таблица40.D2" office:value-type="string">
            <text:p text:style-name="P31"/>
          </table:table-cell>
        </table:table-row>
        <table:table-row table:style-name="Таблица40.3">
          <table:table-cell table:style-name="Таблица40.A2" office:value-type="string">
            <text:p text:style-name="P37">2</text:p>
          </table:table-cell>
          <table:table-cell table:style-name="Таблица40.A2" office:value-type="string">
            <text:p text:style-name="P45">Порядок выполнения</text:p>
          </table:table-cell>
          <table:table-cell table:style-name="Таблица40.A2" office:value-type="string">
            <text:p text:style-name="P43"><text:span text:style-name="T20">w</text:span><text:span text:style-name="T8">orkSequence</text:span></text:p>
          </table:table-cell>
          <table:table-cell table:style-name="Таблица40.D2" office:value-type="string">
            <text:p text:style-name="Standard"><text:s/></text:p>
          </table:table-cell>
        </table:table-row>
        <table:table-row table:style-name="Таблица40.3">
          <table:table-cell table:style-name="Таблица40.A2" office:value-type="string">
            <text:p text:style-name="P37">3</text:p>
          </table:table-cell>
          <table:table-cell table:style-name="Таблица40.A2" office:value-type="string">
            <text:p text:style-name="P45">Статус</text:p>
          </table:table-cell>
          <table:table-cell table:style-name="Таблица40.A2" office:value-type="string">
            <text:p text:style-name="P30">featureStatusName</text:p>
          </table:table-cell>
          <table:table-cell table:style-name="Таблица40.D2" office:value-type="string">
            <text:p text:style-name="P50"/>
          </table:table-cell>
        </table:table-row>
        <table:table-row table:style-name="Таблица40.3">
          <table:table-cell table:style-name="Таблица40.A2" office:value-type="string">
            <text:p text:style-name="P37">4</text:p>
          </table:table-cell>
          <table:table-cell table:style-name="Таблица40.A2" office:value-type="string">
            <text:p text:style-name="P45">Наименование</text:p>
          </table:table-cell>
          <table:table-cell table:style-name="Таблица40.A2" office:value-type="string">
            <text:p text:style-name="P30">featureName</text:p>
          </table:table-cell>
          <table:table-cell table:style-name="Таблица40.D2" office:value-type="string">
            <text:p text:style-name="P50"/>
          </table:table-cell>
        </table:table-row>
        <table:table-row table:style-name="Таблица40.3">
          <table:table-cell table:style-name="Таблица40.A2" office:value-type="string">
            <text:p text:style-name="P37">5</text:p>
          </table:table-cell>
          <table:table-cell table:style-name="Таблица40.A2" office:value-type="string">
            <text:p text:style-name="Standard"><text:span text:style-name="T20">Наименование</text:span><text:span text:style-name="T8"> </text:span><text:span text:style-name="T20"><text:s/>английско</text:span><text:span text:style-name="T8">е</text:span></text:p>
          </table:table-cell>
          <table:table-cell table:style-name="Таблица40.A2" office:value-type="string">
            <text:p text:style-name="P30">featureNameEn</text:p>
          </table:table-cell>
          <table:table-cell table:style-name="Таблица40.D2" office:value-type="string">
            <text:p text:style-name="P44"/>
          </table:table-cell>
        </table:table-row>
        <table:table-row table:style-name="Таблица40.3">
          <table:table-cell table:style-name="Таблица40.A2" office:value-type="string">
            <text:p text:style-name="P37">6</text:p>
          </table:table-cell>
          <table:table-cell table:style-name="Таблица40.A2" office:value-type="string">
            <text:p text:style-name="P46">Описание</text:p>
          </table:table-cell>
          <table:table-cell table:style-name="Таблица40.A2" office:value-type="string">
            <text:p text:style-name="P30">description</text:p>
          </table:table-cell>
          <table:table-cell table:style-name="Таблица40.D2" office:value-type="string">
            <text:p text:style-name="P41"/>
          </table:table-cell>
        </table:table-row>
        <table:table-row table:style-name="Таблица40.3">
          <table:table-cell table:style-name="Таблица40.A2" office:value-type="string">
            <text:p text:style-name="P37">7</text:p>
          </table:table-cell>
          <table:table-cell table:style-name="Таблица40.A2" office:value-type="string">
            <text:p text:style-name="P43"><text:span text:style-name="T8">Да</text:span><text:span text:style-name="T20">та создания</text:span></text:p>
          </table:table-cell>
          <table:table-cell table:style-name="Таблица40.A2" office:value-type="string">
            <text:p text:style-name="P43"><text:span text:style-name="T20">date</text:span><text:span text:style-name="T8">Ins</text:span></text:p>
          </table:table-cell>
          <table:table-cell table:style-name="Таблица40.D2" office:value-type="string">
            <text:p text:style-name="P50"/>
          </table:table-cell>
        </table:table-row>
        <table:table-row table:style-name="Таблица40.3">
          <table:table-cell table:style-name="Таблица40.A2" office:value-type="string">
            <text:p text:style-name="P37">8</text:p>
          </table:table-cell>
          <table:table-cell table:style-name="Таблица40.A2" office:value-type="string">
            <text:p text:style-name="P46">Автор</text:p>
          </table:table-cell>
          <table:table-cell table:style-name="Таблица40.A2" office:value-type="string">
            <text:p text:style-name="P30">operatorName</text:p>
          </table:table-cell>
          <table:table-cell table:style-name="Таблица40.D2" office:value-type="string">
            <text:p text:style-name="P44"/>
          </table:table-cell>
        </table:table-row>
        <table:table-row table:style-name="Таблица40.3">
          <table:table-cell table:style-name="Таблица40.A2" office:value-type="string">
            <text:p text:style-name="P43">9</text:p>
          </table:table-cell>
          <table:table-cell table:style-name="Таблица40.A2" office:value-type="string">
            <text:p text:style-name="P45">Ответственный</text:p>
          </table:table-cell>
          <table:table-cell table:style-name="Таблица40.A2" office:value-type="string">
            <text:p text:style-name="P43"><text:span text:style-name="T20">r</text:span><text:span text:style-name="T8">esponsibleName</text:span></text:p>
          </table:table-cell>
          <table:table-cell table:style-name="Таблица40.D2" office:value-type="string">
            <text:p text:style-name="P44"/>
          </table:table-cell>
        </table:table-row>
      </table:table>
      <text:p text:style-name="P55"/>
      <text:p text:style-name="P55">Особенности реализации.</text:p>
      <text:p text:style-name="P55">Для получения данных используется функция <text:span text:style-name="T8">pkg</text:span><text:span text:style-name="T20">_</text:span><text:span text:style-name="T8">JepRiaShowcase</text:span><text:span text:style-name="T20">.</text:span><text:span text:style-name="T8">findFeature</text:span><text:span text:style-name="T20"> </text:span>(смотри описание DB-части).</text:p>
      <text:p text:style-name="P55">Для удаления записи используется функция <text:span text:style-name="T8">pkg</text:span><text:span text:style-name="T20">_</text:span><text:span text:style-name="T8">JepRiaShowcase</text:span><text:span text:style-name="T20">.delete</text:span><text:span text:style-name="T8">Feature</text:span><text:span text:style-name="T20"> </text:span>(смотри описание DB-части).</text:p>
      <text:p text:style-name="P55">Необходимо поддержать процедуру <text:span text:style-name="T7">drag</text:span>-<text:span text:style-name="T7">and</text:span>-<text:span text:style-name="T7">drop</text:span>:</text:p>
      <text:list xml:id="list34298243" text:continue-list="list5471424143465025890" text:style-name="WW8Num6">
        <text:list-item>
          <text:p text:style-name="P73">если у пользователя есть роль <text:span text:style-name="T8">JrsAssign</text:span><text:span text:style-name="T20">W</text:span><text:span text:style-name="T8">orkSequenceFeature</text:span></text:p>
        </text:list-item>
        <text:list-item>
          <text:p text:style-name="P73">если какая-то запись вставляется непосредственно перед записью с непустым значением поля «Порядок выполнения», при этом вставляемая запись получает данный порядок выполенения (используя метод <text:span text:style-name="T7">DB</text:span>-части <text:span text:style-name="T8">pkg</text:span><text:span text:style-name="T20">_</text:span><text:span text:style-name="T8">JepRiaShowcase</text:span><text:span text:style-name="T20">.</text:span><text:span text:style-name="T8">setFeatureWorkSequence</text:span>).<text:line-break/>В текущей версии получим две рядом стоящие записи с одинаковым порядком выполнения. Для получения реальных значений – пользователю нужно будет самостоятельно нажать (когда посчитает нужным) кнопку обновить.</text:p>
        </text:list-item>
        <text:list-item>
          <text:p text:style-name="P73">если запись переносится перед записью с пустым значением поля «Порядок выполнения», то <text:span text:style-name="T7">drag</text:span>-<text:span text:style-name="T7">and</text:span>-<text:span text:style-name="T7">drop</text:span> не происходит и появляется сообщение: «Невозможно определить порядок выполнения запроса !»<text:line-break/></text:p>
        </text:list-item>
      </text:list>
      <text:p text:style-name="P55"/>
      <text:h text:style-name="Heading_20_3" text:outline-level="3"><text:bookmark-start text:name="__RefHeading__381_1747220281"/><text:bookmark-start text:name="__RefHeading___Toc479342813"/><text:soft-page-break/>Форма Статус<text:bookmark-end text:name="__RefHeading__381_1747220281"/><text:bookmark-end text:name="__RefHeading___Toc479342813"/></text:h>
      <text:p text:style-name="Standard"/>
      <text:p text:style-name="P55">Форма представляет собой список статусов установленных в различное время для конкретного запроса на функционал.</text:p>
      <text:p text:style-name="P55"/>
      <text:p text:style-name="P55">Навигация: форма отображается как страница табуляции (закладка) для конкретного запроса на функционал в режимах <text:span text:style-name="T20">просмотра</text:span> и <text:span text:style-name="T20">редактирования</text:span> формы редактирования <text:span text:style-name="T20">Запрос функционала.</text:span></text:p>
      <text:p text:style-name="P55">Доступ при наличии роли: <text:span text:style-name="T8">JrsEditFeature</text:span> <text:s/>или <text:span text:style-name="T8">JrsEditAllFeature</text:span>.</text:p>
      <text:p text:style-name="P55"/>
      <text:h text:style-name="Heading_20_4" text:outline-level="4"><text:bookmark-start text:name="__RefHeading__383_1747220281"/><text:bookmark-start text:name="__RefHeading___Toc479342814"/><text:span text:style-name="T20">Статус</text:span>, форма списочной структуры, режим <text:span text:style-name="T20">поиска</text:span><text:bookmark-end text:name="__RefHeading__383_1747220281"/><text:bookmark-end text:name="__RefHeading___Toc479342814"/></text:h>
      <text:p text:style-name="P55"/>
      <text:p text:style-name="P55">Инструментальная панель: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Таблица41.1">
          <table:table-cell table:style-name="Таблица41.A1" office:value-type="string">
            <text:p text:style-name="P23">№</text:p>
          </table:table-cell>
          <table:table-cell table:style-name="Таблица41.A1" office:value-type="string">
            <text:p text:style-name="P23">Название элемента</text:p>
          </table:table-cell>
          <table:table-cell table:style-name="Таблица41.A1" office:value-type="string">
            <text:p text:style-name="P23">Тип </text:p>
          </table:table-cell>
          <table:table-cell table:style-name="Таблица41.D1" office:value-type="string">
            <text:p text:style-name="P23">Комментарий</text:p>
          </table:table-cell>
        </table:table-row>
        <table:table-row table:style-name="Таблица41.1">
          <table:table-cell table:style-name="Таблица41.A2" office:value-type="string">
            <text:p text:style-name="P37">1</text:p>
          </table:table-cell>
          <table:table-cell table:style-name="Таблица41.A2" office:value-type="string">
            <text:p text:style-name="P30">BASIC</text:p>
          </table:table-cell>
          <table:table-cell table:style-name="Таблица41.A2" office:value-type="string">
            <text:p text:style-name="P46">набор элементов</text:p>
          </table:table-cell>
          <table:table-cell table:style-name="Таблица41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Таблица<text:span text:style-name="T7">:</text:span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row table:style-name="Таблица42.1">
          <table:table-cell table:style-name="Таблица42.A1" office:value-type="string">
            <text:p text:style-name="P23">№</text:p>
          </table:table-cell>
          <table:table-cell table:style-name="Таблица42.A1" office:value-type="string">
            <text:p text:style-name="P21">Наименование поля</text:p>
          </table:table-cell>
          <table:table-cell table:style-name="Таблица42.A1" office:value-type="string">
            <text:p text:style-name="P23">Поле</text:p>
          </table:table-cell>
          <table:table-cell table:style-name="Таблица42.D1" office:value-type="string">
            <text:p text:style-name="P23">Комментарий</text:p>
            <text:p text:style-name="P23"/>
          </table:table-cell>
        </table:table-row>
        <table:table-row table:style-name="Таблица42.1">
          <table:table-cell table:style-name="Таблица42.A2" office:value-type="string">
            <text:p text:style-name="P37">1</text:p>
          </table:table-cell>
          <table:table-cell table:style-name="Таблица42.A2" office:value-type="string">
            <text:p text:style-name="P45">Статус</text:p>
          </table:table-cell>
          <table:table-cell table:style-name="Таблица42.A2" office:value-type="string">
            <text:p text:style-name="P30">featureStatusName</text:p>
          </table:table-cell>
          <table:table-cell table:style-name="Таблица42.D2" office:value-type="string">
            <text:p text:style-name="P31"/>
          </table:table-cell>
        </table:table-row>
        <table:table-row table:style-name="Таблица42.3">
          <table:table-cell table:style-name="Таблица42.A2" office:value-type="string">
            <text:p text:style-name="P37">2</text:p>
          </table:table-cell>
          <table:table-cell table:style-name="Таблица42.A2" office:value-type="string">
            <text:p text:style-name="P43"><text:span text:style-name="T8">Да</text:span><text:span text:style-name="T20">та создания</text:span></text:p>
          </table:table-cell>
          <table:table-cell table:style-name="Таблица42.A2" office:value-type="string">
            <text:p text:style-name="P43"><text:span text:style-name="T20">date</text:span><text:span text:style-name="T8">Ins</text:span></text:p>
          </table:table-cell>
          <table:table-cell table:style-name="Таблица42.D2" office:value-type="string">
            <text:p text:style-name="P43">Формат: <text:span text:style-name="T7">DD</text:span>.<text:span text:style-name="T7">MM</text:span>.<text:span text:style-name="T7">YYYY</text:span> <text:span text:style-name="T7">H</text:span>24:<text:span text:style-name="T7">MinMin</text:span>:<text:span text:style-name="T7">SS</text:span></text:p>
          </table:table-cell>
        </table:table-row>
        <table:table-row table:style-name="Таблица42.3">
          <table:table-cell table:style-name="Таблица42.A2" office:value-type="string">
            <text:p text:style-name="P37">3</text:p>
          </table:table-cell>
          <table:table-cell table:style-name="Таблица42.A2" office:value-type="string">
            <text:p text:style-name="P46">Пользователь</text:p>
          </table:table-cell>
          <table:table-cell table:style-name="Таблица42.A2" office:value-type="string">
            <text:p text:style-name="P30">operatorName</text:p>
          </table:table-cell>
          <table:table-cell table:style-name="Таблица42.D2" office:value-type="string">
            <text:p text:style-name="P44"/>
          </table:table-cell>
        </table:table-row>
      </table:table>
      <text:p text:style-name="P55"/>
      <text:p text:style-name="P55">Особенности реализации.</text:p>
      <text:p text:style-name="P55">Для получения данных используется функция <text:span text:style-name="T8">pkg</text:span><text:span text:style-name="T20">_</text:span><text:span text:style-name="T8">JepRiaShowcase</text:span><text:span text:style-name="T20">.</text:span><text:span text:style-name="T8">findFeatureProcess</text:span>(смотри описание DB-части).</text:p>
      <text:p text:style-name="P55">Для удаления записи используется функция <text:span text:style-name="T8">pkg</text:span><text:span text:style-name="T20">_</text:span><text:span text:style-name="T8">JepRiaShowcase</text:span><text:span text:style-name="T20">.delete</text:span><text:span text:style-name="T8">FeatureProcess</text:span><text:span text:style-name="T20"> </text:span>(смотри описание DB-части).</text:p>
      <text:p text:style-name="P55"/>
      <text:h text:style-name="Heading_20_4" text:outline-level="4"><text:bookmark-start text:name="__RefHeading__385_1747220281"/><text:bookmark-start text:name="__RefHeading___Toc479342815"/><text:span text:style-name="T20">Статус</text:span>, форма редактирования, режим <text:span text:style-name="T20">поиска</text:span><text:bookmark-end text:name="__RefHeading__385_1747220281"/><text:bookmark-end text:name="__RefHeading___Toc479342815"/></text:h>
      <text:p text:style-name="P55"/>
      <text:p text:style-name="P55">Инструментальная панель: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row table:style-name="Таблица43.1">
          <table:table-cell table:style-name="Таблица43.A1" office:value-type="string">
            <text:p text:style-name="P23">№</text:p>
          </table:table-cell>
          <table:table-cell table:style-name="Таблица43.A1" office:value-type="string">
            <text:p text:style-name="P23">Название элемента</text:p>
          </table:table-cell>
          <table:table-cell table:style-name="Таблица43.A1" office:value-type="string">
            <text:p text:style-name="P23">Тип </text:p>
          </table:table-cell>
          <table:table-cell table:style-name="Таблица43.D1" office:value-type="string">
            <text:p text:style-name="P23">Комментарий</text:p>
          </table:table-cell>
        </table:table-row>
        <table:table-row table:style-name="Таблица43.1">
          <table:table-cell table:style-name="Таблица43.A2" office:value-type="string">
            <text:p text:style-name="P37">1</text:p>
          </table:table-cell>
          <table:table-cell table:style-name="Таблица43.A2" office:value-type="string">
            <text:p text:style-name="P30">BASIC</text:p>
          </table:table-cell>
          <table:table-cell table:style-name="Таблица43.A2" office:value-type="string">
            <text:p text:style-name="P46">набор элементов</text:p>
          </table:table-cell>
          <table:table-cell table:style-name="Таблица43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<text:span text:style-name="T7">: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G"/>
        <text:soft-page-break/>
        <table:table-row table:style-name="Таблица44.1">
          <table:table-cell table:style-name="Таблица44.A1" office:value-type="string">
            <text:p text:style-name="P23">№</text:p>
          </table:table-cell>
          <table:table-cell table:style-name="Таблица44.A1" office:value-type="string">
            <text:p text:style-name="P21">Наименование элемента</text:p>
          </table:table-cell>
          <table:table-cell table:style-name="Таблица44.A1" office:value-type="string">
            <text:p text:style-name="P23">Тип элемента</text:p>
          </table:table-cell>
          <table:table-cell table:style-name="Таблица44.A1" office:value-type="string">
            <text:p text:style-name="P23">Поле</text:p>
          </table:table-cell>
          <table:table-cell table:style-name="Таблица44.A1" office:value-type="string">
            <text:p text:style-name="P21">Состояние элемента в данном режиме</text:p>
          </table:table-cell>
          <table:table-cell table:style-name="Таблица44.A1" office:value-type="string">
            <text:p text:style-name="P24">Обязательность</text:p>
            <text:p text:style-name="P21"/>
          </table:table-cell>
          <table:table-cell table:style-name="Таблица44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44.2">
          <table:table-cell table:style-name="Таблица44.A2" office:value-type="string">
            <text:p text:style-name="P43">1</text:p>
          </table:table-cell>
          <table:table-cell table:style-name="Таблица44.A2" office:value-type="string">
            <text:p text:style-name="P45">Статус</text:p>
          </table:table-cell>
          <table:table-cell table:style-name="Таблица44.A2" office:value-type="string">
            <text:p text:style-name="P30">ComboBox</text:p>
          </table:table-cell>
          <table:table-cell table:style-name="Таблица44.A2" office:value-type="string">
            <text:p text:style-name="P43"><text:span text:style-name="T8">featureStatus</text:span><text:span text:style-name="T20">Code</text:span></text:p>
          </table:table-cell>
          <table:table-cell table:style-name="Таблица44.A2" office:value-type="string">
            <text:p text:style-name="P46">редактирование</text:p>
          </table:table-cell>
          <table:table-cell table:style-name="Таблица44.A2" office:value-type="string">
            <text:p text:style-name="P36"/>
          </table:table-cell>
          <table:table-cell table:style-name="Таблица44.G2" office:value-type="string">
            <text:p text:style-name="Standard">Выпадающий<text:span text:style-name="T7"> </text:span>список<text:span text:style-name="T7"> </text:span>заполняется<text:span text:style-name="T7"> </text:span>функцией<text:span text:style-name="T7"> </text:span><text:span text:style-name="T8">pkg_JepRiaShowcase.getFeatureStatus().</text:span></text:p>
          </table:table-cell>
        </table:table-row>
        <table:table-row table:style-name="Таблица44.2">
          <table:table-cell table:style-name="Таблица44.A2" office:value-type="string">
            <text:p text:style-name="P43">2</text:p>
          </table:table-cell>
          <table:table-cell table:style-name="Таблица44.A2" office:value-type="string">
            <text:p text:style-name="P45">Количество записей</text:p>
          </table:table-cell>
          <table:table-cell table:style-name="Таблица44.A2" office:value-type="string">
            <text:p text:style-name="P30">Integer</text:p>
          </table:table-cell>
          <table:table-cell table:style-name="Таблица44.A2" office:value-type="string">
            <text:p text:style-name="P30">maxRowCount</text:p>
          </table:table-cell>
          <table:table-cell table:style-name="Таблица44.A2" office:value-type="string">
            <text:p text:style-name="P46">редактирование</text:p>
          </table:table-cell>
          <table:table-cell table:style-name="Таблица44.A2" office:value-type="string">
            <text:p text:style-name="P35">да</text:p>
          </table:table-cell>
          <table:table-cell table:style-name="Таблица44.G2" office:value-type="string">
            <text:p text:style-name="P43">По умолчанию выставляется равным <text:span text:style-name="T20">25</text:span></text:p>
          </table:table-cell>
        </table:table-row>
      </table:table>
      <text:p text:style-name="P55"/>
      <text:p text:style-name="P55">Особенности реализации.</text:p>
      <text:p text:style-name="P55">Отсутствуют.</text:p>
      <text:p text:style-name="P55"/>
      <text:h text:style-name="Heading_20_4" text:outline-level="4"><text:bookmark-start text:name="__RefHeading__387_1747220281"/><text:bookmark-start text:name="__RefHeading___Toc479342816"/><text:span text:style-name="T20">Статус</text:span>, форма редактирования, режим <text:span text:style-name="T20">добавления</text:span><text:bookmark-end text:name="__RefHeading__387_1747220281"/><text:bookmark-end text:name="__RefHeading___Toc479342816"/></text:h>
      <text:p text:style-name="P55"/>
      <text:p text:style-name="P55">Инструментальная панель: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 table:style-name="Таблица45.1">
          <table:table-cell table:style-name="Таблица45.A1" office:value-type="string">
            <text:p text:style-name="P23">№</text:p>
          </table:table-cell>
          <table:table-cell table:style-name="Таблица45.A1" office:value-type="string">
            <text:p text:style-name="P23">Название элемента</text:p>
          </table:table-cell>
          <table:table-cell table:style-name="Таблица45.A1" office:value-type="string">
            <text:p text:style-name="P23">Тип </text:p>
          </table:table-cell>
          <table:table-cell table:style-name="Таблица45.D1" office:value-type="string">
            <text:p text:style-name="P23">Комментарий</text:p>
          </table:table-cell>
        </table:table-row>
        <table:table-row table:style-name="Таблица45.1">
          <table:table-cell table:style-name="Таблица45.A2" office:value-type="string">
            <text:p text:style-name="P43">1</text:p>
          </table:table-cell>
          <table:table-cell table:style-name="Таблица45.A2" office:value-type="string">
            <text:p text:style-name="P30">BASIC</text:p>
          </table:table-cell>
          <table:table-cell table:style-name="Таблица45.A2" office:value-type="string">
            <text:p text:style-name="P46">набор элементов</text:p>
          </table:table-cell>
          <table:table-cell table:style-name="Таблица45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G"/>
        <table:table-row table:style-name="Таблица46.1">
          <table:table-cell table:style-name="Таблица46.A1" office:value-type="string">
            <text:p text:style-name="P23">№</text:p>
          </table:table-cell>
          <table:table-cell table:style-name="Таблица46.A1" office:value-type="string">
            <text:p text:style-name="P21">Наименование элемента</text:p>
          </table:table-cell>
          <table:table-cell table:style-name="Таблица46.A1" office:value-type="string">
            <text:p text:style-name="P23">Тип элемента</text:p>
          </table:table-cell>
          <table:table-cell table:style-name="Таблица46.A1" office:value-type="string">
            <text:p text:style-name="P23">Поле</text:p>
          </table:table-cell>
          <table:table-cell table:style-name="Таблица46.A1" office:value-type="string">
            <text:p text:style-name="P21">Состояние элемента в данном режиме</text:p>
          </table:table-cell>
          <table:table-cell table:style-name="Таблица46.A1" office:value-type="string">
            <text:p text:style-name="P24">Обязательность</text:p>
            <text:p text:style-name="P21"/>
          </table:table-cell>
          <table:table-cell table:style-name="Таблица46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46.2">
          <table:table-cell table:style-name="Таблица46.A2" office:value-type="string">
            <text:p text:style-name="P43">1</text:p>
          </table:table-cell>
          <table:table-cell table:style-name="Таблица46.A2" office:value-type="string">
            <text:p text:style-name="P45">Статус</text:p>
          </table:table-cell>
          <table:table-cell table:style-name="Таблица46.A2" office:value-type="string">
            <text:p text:style-name="P30">ComboBox</text:p>
          </table:table-cell>
          <table:table-cell table:style-name="Таблица46.A2" office:value-type="string">
            <text:p text:style-name="P43"><text:span text:style-name="T8">featureStatus</text:span><text:span text:style-name="T20">Code</text:span></text:p>
          </table:table-cell>
          <table:table-cell table:style-name="Таблица46.A2" office:value-type="string">
            <text:p text:style-name="P46">редактирование</text:p>
          </table:table-cell>
          <table:table-cell table:style-name="Таблица46.A2" office:value-type="string">
            <text:p text:style-name="P48">да</text:p>
          </table:table-cell>
          <table:table-cell table:style-name="Таблица46.G2" office:value-type="string">
            <text:p text:style-name="Standard">Выпадающий список заполняется функцией <text:span text:style-name="T8">pkg</text:span><text:span text:style-name="T20">_</text:span><text:span text:style-name="T8">JepRiaShowcase</text:span><text:span text:style-name="T20">.</text:span><text:span text:style-name="T8">getFeatureStatus</text:span><text:span text:style-name="T20">().</text:span></text:p>
          </table:table-cell>
        </table:table-row>
      </table:table>
      <text:p text:style-name="P55"/>
      <text:p text:style-name="P55">Особенности реализации.</text:p>
      <text:p text:style-name="P55">Для добавления записи используется функция <text:span text:style-name="T8">pkg</text:span><text:span text:style-name="T20">_</text:span><text:span text:style-name="T8">JepRiaShowcase</text:span><text:span text:style-name="T20">.</text:span><text:span text:style-name="T8">createFeatureProcess</text:span><text:span text:style-name="T20"> </text:span>(смотри описание DB-части).</text:p>
      <text:p text:style-name="P55"/>
      <text:h text:style-name="Heading_20_4" text:outline-level="4"><text:bookmark-start text:name="__RefHeading__389_1747220281"/><text:bookmark-start text:name="__RefHeading___Toc479342817"/><text:span text:style-name="T20">Статус</text:span>, форма редактирования, режим <text:span text:style-name="T20">редактирования</text:span><text:bookmark-end text:name="__RefHeading__389_1747220281"/><text:bookmark-end text:name="__RefHeading___Toc479342817"/></text:h>
      <text:p text:style-name="P55"/>
      <text:p text:style-name="P55">Данный режим формы в текущей версии не поддерживается.</text:p>
      <text:p text:style-name="P55"/>
      <text:h text:style-name="Heading_20_4" text:outline-level="4"><text:bookmark-start text:name="__RefHeading__391_1747220281"/><text:bookmark-start text:name="__RefHeading___Toc479342818"/><text:span text:style-name="T20">Статус</text:span>, форма редактирования, режим <text:span text:style-name="T20">просмотра</text:span><text:bookmark-end text:name="__RefHeading__391_1747220281"/><text:bookmark-end text:name="__RefHeading___Toc479342818"/></text:h>
      <text:p text:style-name="P55"/>
      <text:p text:style-name="P55"><text:soft-page-break/>Инструментальная панель: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row table:style-name="Таблица47.1">
          <table:table-cell table:style-name="Таблица47.A1" office:value-type="string">
            <text:p text:style-name="P23">№</text:p>
          </table:table-cell>
          <table:table-cell table:style-name="Таблица47.A1" office:value-type="string">
            <text:p text:style-name="P23">Название элемента</text:p>
          </table:table-cell>
          <table:table-cell table:style-name="Таблица47.A1" office:value-type="string">
            <text:p text:style-name="P23">Тип </text:p>
          </table:table-cell>
          <table:table-cell table:style-name="Таблица47.D1" office:value-type="string">
            <text:p text:style-name="P23">Комментарий</text:p>
          </table:table-cell>
        </table:table-row>
        <table:table-row table:style-name="Таблица47.1">
          <table:table-cell table:style-name="Таблица47.A2" office:value-type="string">
            <text:p text:style-name="P43">1</text:p>
          </table:table-cell>
          <table:table-cell table:style-name="Таблица47.A2" office:value-type="string">
            <text:p text:style-name="P30">BASIC</text:p>
          </table:table-cell>
          <table:table-cell table:style-name="Таблица47.A2" office:value-type="string">
            <text:p text:style-name="P46">набор элементов</text:p>
          </table:table-cell>
          <table:table-cell table:style-name="Таблица47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<text:span text:style-name="T7">:</text:span>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row table:style-name="Таблица48.1">
          <table:table-cell table:style-name="Таблица48.A1" office:value-type="string">
            <text:p text:style-name="P23">№</text:p>
          </table:table-cell>
          <table:table-cell table:style-name="Таблица48.A1" office:value-type="string">
            <text:p text:style-name="P21">Наименование элемента</text:p>
          </table:table-cell>
          <table:table-cell table:style-name="Таблица48.A1" office:value-type="string">
            <text:p text:style-name="P23">Тип элемента</text:p>
          </table:table-cell>
          <table:table-cell table:style-name="Таблица48.A1" office:value-type="string">
            <text:p text:style-name="P23">Поле</text:p>
          </table:table-cell>
          <table:table-cell table:style-name="Таблица48.A1" office:value-type="string">
            <text:p text:style-name="P21">Состояние элемента в данном режиме</text:p>
          </table:table-cell>
          <table:table-cell table:style-name="Таблица48.A1" office:value-type="string">
            <text:p text:style-name="P24">Обязательность</text:p>
            <text:p text:style-name="P21"/>
          </table:table-cell>
          <table:table-cell table:style-name="Таблица48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48.1">
          <table:table-cell table:style-name="Таблица48.A2" office:value-type="string">
            <text:p text:style-name="P37">1</text:p>
          </table:table-cell>
          <table:table-cell table:style-name="Таблица48.A2" office:value-type="string">
            <text:p text:style-name="P45">Статус</text:p>
          </table:table-cell>
          <table:table-cell table:style-name="Таблица48.A2" office:value-type="string">
            <text:p text:style-name="P30">Label</text:p>
          </table:table-cell>
          <table:table-cell table:style-name="Таблица48.A2" office:value-type="string">
            <text:p text:style-name="P30">featureStatusName</text:p>
          </table:table-cell>
          <table:table-cell table:style-name="Таблица4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48.A2" office:value-type="string">
            <text:p text:style-name="P35">-</text:p>
          </table:table-cell>
          <table:table-cell table:style-name="Таблица48.G2" office:value-type="string">
            <text:p text:style-name="P31"/>
          </table:table-cell>
        </table:table-row>
        <table:table-row table:style-name="Таблица48.3">
          <table:table-cell table:style-name="Таблица48.A2" office:value-type="string">
            <text:p text:style-name="P37">2</text:p>
          </table:table-cell>
          <table:table-cell table:style-name="Таблица48.A2" office:value-type="string">
            <text:p text:style-name="P43"><text:span text:style-name="T8">Да</text:span><text:span text:style-name="T20">та создания</text:span></text:p>
          </table:table-cell>
          <table:table-cell table:style-name="Таблица48.A2" office:value-type="string">
            <text:p text:style-name="P30">Label</text:p>
          </table:table-cell>
          <table:table-cell table:style-name="Таблица48.A2" office:value-type="string">
            <text:p text:style-name="P43"><text:span text:style-name="T20">date</text:span><text:span text:style-name="T8">Ins</text:span></text:p>
          </table:table-cell>
          <table:table-cell table:style-name="Таблица4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48.A2" office:value-type="string">
            <text:p text:style-name="P35">-</text:p>
          </table:table-cell>
          <table:table-cell table:style-name="Таблица48.G2" office:value-type="string">
            <text:p text:style-name="P43">Формат: <text:span text:style-name="T7">DD</text:span>.<text:span text:style-name="T7">MM</text:span>.<text:span text:style-name="T7">YYYY</text:span> <text:span text:style-name="T7">H</text:span>24:<text:span text:style-name="T7">MinMin</text:span>:<text:span text:style-name="T7">SS</text:span></text:p>
          </table:table-cell>
        </table:table-row>
        <table:table-row table:style-name="Таблица48.3">
          <table:table-cell table:style-name="Таблица48.A2" office:value-type="string">
            <text:p text:style-name="P37">3</text:p>
          </table:table-cell>
          <table:table-cell table:style-name="Таблица48.A2" office:value-type="string">
            <text:p text:style-name="P46">Пользователь</text:p>
          </table:table-cell>
          <table:table-cell table:style-name="Таблица48.A2" office:value-type="string">
            <text:p text:style-name="P30">Label</text:p>
          </table:table-cell>
          <table:table-cell table:style-name="Таблица48.A2" office:value-type="string">
            <text:p text:style-name="P30">operatorName</text:p>
          </table:table-cell>
          <table:table-cell table:style-name="Таблица48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48.A2" office:value-type="string">
            <text:p text:style-name="P35">-</text:p>
          </table:table-cell>
          <table:table-cell table:style-name="Таблица48.G2" office:value-type="string">
            <text:p text:style-name="P44"/>
          </table:table-cell>
        </table:table-row>
      </table:table>
      <text:p text:style-name="P57"/>
      <text:p text:style-name="P55">Особенности реализации.</text:p>
      <text:p text:style-name="P55">Отсутствуют.</text:p>
      <text:p text:style-name="P55"/>
      <text:h text:style-name="Heading_20_2" text:outline-level="2"><text:bookmark-start text:name="__RefHeading__393_1747220281"/><text:bookmark-start text:name="__RefHeading___Toc479342819"/><text:span text:style-name="T7">GUI, </text:span>Пользователь запросов на функционал<text:bookmark-end text:name="__RefHeading__393_1747220281"/><text:bookmark-end text:name="__RefHeading___Toc479342819"/></text:h>
      <text:p text:style-name="Standard"/>
      <text:p text:style-name="P55">Источник данных должен обращаться к пользователю базы данных <text:span text:style-name="T8">Itm</text:span><text:span text:style-name="T20">_</text:span><text:span text:style-name="T8">User</text:span>.</text:p>
      <text:p text:style-name="P55"/>
      <text:p text:style-name="P55">Для работы с пользователями запросов на новый функционал используются следующие формы:</text:p>
      <text:list xml:id="list34300046" text:continue-list="list34277111" text:style-name="WW8Num5">
        <text:list-item>
          <text:p text:style-name="P69"><text:span text:style-name="T20">Пользователь запросов</text:span> – работает с API сущьности <text:span text:style-name="T8">jrs</text:span><text:span text:style-name="T20">_</text:span><text:span text:style-name="T8">feature</text:span><text:span text:style-name="T20">_</text:span><text:span text:style-name="T8">operator</text:span><text:span text:style-name="T20"> </text:span>и предстваляет набор пользователей, которые могут работать с функциналом запросов на новый функциоанл из общего множества всех пользователей системы.</text:p>
        </text:list-item>
      </text:list>
      <text:p text:style-name="P55"/>
      <text:h text:style-name="Heading_20_3" text:outline-level="3"><text:bookmark-start text:name="__RefHeading__395_1747220281"/><text:bookmark-start text:name="__RefHeading___Toc479342820"/>Форма Пользователь запросов<text:bookmark-end text:name="__RefHeading__395_1747220281"/><text:bookmark-end text:name="__RefHeading___Toc479342820"/></text:h>
      <text:p text:style-name="Standard"/>
      <text:p text:style-name="P55">Форма представляет собой список пользователей запросов на новый функционал.</text:p>
      <text:p text:style-name="P55"/>
      <text:p text:style-name="P55">Навигация: подключение через модуль <text:span text:style-name="T8">Navigation</text:span> в текущей версии не используется (используется прямой доступ к модулю).</text:p>
      <text:p text:style-name="P55">Доступ при наличии роли: <text:span text:style-name="T8">JrsOperatorFeature</text:span>.</text:p>
      <text:p text:style-name="P55"/>
      <text:h text:style-name="Heading_20_4" text:outline-level="4"><text:bookmark-start text:name="__RefHeading__397_1747220281"/><text:bookmark-start text:name="__RefHeading___Toc479342821"/><text:span text:style-name="T20">Пользователь запросов</text:span>, форма редактирования, режим <text:span text:style-name="T20">поиска</text:span><text:bookmark-end text:name="__RefHeading__397_1747220281"/><text:bookmark-end text:name="__RefHeading___Toc479342821"/></text:h>
      <text:p text:style-name="P55"/>
      <text:p text:style-name="P55"><text:soft-page-break/>Инструментальная панель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row table:style-name="Таблица49.1">
          <table:table-cell table:style-name="Таблица49.A1" office:value-type="string">
            <text:p text:style-name="P23">№</text:p>
          </table:table-cell>
          <table:table-cell table:style-name="Таблица49.A1" office:value-type="string">
            <text:p text:style-name="P23">Название элемента</text:p>
          </table:table-cell>
          <table:table-cell table:style-name="Таблица49.A1" office:value-type="string">
            <text:p text:style-name="P23">Тип </text:p>
          </table:table-cell>
          <table:table-cell table:style-name="Таблица49.D1" office:value-type="string">
            <text:p text:style-name="P23">Комментарий</text:p>
          </table:table-cell>
        </table:table-row>
        <table:table-row table:style-name="Таблица49.1">
          <table:table-cell table:style-name="Таблица49.A2" office:value-type="string">
            <text:p text:style-name="P37">1</text:p>
          </table:table-cell>
          <table:table-cell table:style-name="Таблица49.A2" office:value-type="string">
            <text:p text:style-name="P30">BASIC</text:p>
          </table:table-cell>
          <table:table-cell table:style-name="Таблица49.A2" office:value-type="string">
            <text:p text:style-name="P46">набор элементов</text:p>
          </table:table-cell>
          <table:table-cell table:style-name="Таблица49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<text:span text:style-name="T7">:</text:span>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column table:style-name="Таблица50.F"/>
        <table:table-column table:style-name="Таблица50.G"/>
        <table:table-row table:style-name="Таблица50.1">
          <table:table-cell table:style-name="Таблица50.A1" office:value-type="string">
            <text:p text:style-name="P23">№</text:p>
          </table:table-cell>
          <table:table-cell table:style-name="Таблица50.A1" office:value-type="string">
            <text:p text:style-name="P21">Наименование элемента</text:p>
          </table:table-cell>
          <table:table-cell table:style-name="Таблица50.A1" office:value-type="string">
            <text:p text:style-name="P23">Тип элемента</text:p>
          </table:table-cell>
          <table:table-cell table:style-name="Таблица50.A1" office:value-type="string">
            <text:p text:style-name="P23">Поле</text:p>
          </table:table-cell>
          <table:table-cell table:style-name="Таблица50.A1" office:value-type="string">
            <text:p text:style-name="P21">Состояние элемента в данном режиме</text:p>
          </table:table-cell>
          <table:table-cell table:style-name="Таблица50.A1" office:value-type="string">
            <text:p text:style-name="P24">Обязательность</text:p>
            <text:p text:style-name="P21"/>
          </table:table-cell>
          <table:table-cell table:style-name="Таблица50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50.2">
          <table:table-cell table:style-name="Таблица50.A2" office:value-type="string">
            <text:p text:style-name="P43">1</text:p>
          </table:table-cell>
          <table:table-cell table:style-name="Таблица50.A2" office:value-type="string">
            <text:p text:style-name="P45">Пользватель</text:p>
          </table:table-cell>
          <table:table-cell table:style-name="Таблица50.A2" office:value-type="string">
            <text:p text:style-name="P30">Text</text:p>
          </table:table-cell>
          <table:table-cell table:style-name="Таблица50.A2" office:value-type="string">
            <text:p text:style-name="P43"><text:span text:style-name="T8">featureO</text:span><text:span text:style-name="T20">per</text:span><text:span text:style-name="T8">atorName</text:span></text:p>
          </table:table-cell>
          <table:table-cell table:style-name="Таблица50.A2" office:value-type="string">
            <text:p text:style-name="P46">редактирование</text:p>
          </table:table-cell>
          <table:table-cell table:style-name="Таблица50.A2" office:value-type="string">
            <text:p text:style-name="P36"/>
          </table:table-cell>
          <table:table-cell table:style-name="Таблица50.G2" office:value-type="string">
            <text:p text:style-name="P43">Поиск по вхождению символов</text:p>
          </table:table-cell>
        </table:table-row>
        <table:table-row table:style-name="Таблица50.2">
          <table:table-cell table:style-name="Таблица50.A2" office:value-type="string">
            <text:p text:style-name="P43">2</text:p>
          </table:table-cell>
          <table:table-cell table:style-name="Таблица50.A2" office:value-type="string">
            <text:p text:style-name="P45">Количество записей</text:p>
          </table:table-cell>
          <table:table-cell table:style-name="Таблица50.A2" office:value-type="string">
            <text:p text:style-name="P30">Integer</text:p>
          </table:table-cell>
          <table:table-cell table:style-name="Таблица50.A2" office:value-type="string">
            <text:p text:style-name="P30">maxRowCount</text:p>
          </table:table-cell>
          <table:table-cell table:style-name="Таблица50.A2" office:value-type="string">
            <text:p text:style-name="P46">редактирование</text:p>
          </table:table-cell>
          <table:table-cell table:style-name="Таблица50.A2" office:value-type="string">
            <text:p text:style-name="P35">да</text:p>
          </table:table-cell>
          <table:table-cell table:style-name="Таблица50.G2" office:value-type="string">
            <text:p text:style-name="P43">По умолчанию выставляется равным <text:span text:style-name="T20">25</text:span></text:p>
          </table:table-cell>
        </table:table-row>
      </table:table>
      <text:p text:style-name="P55"/>
      <text:p text:style-name="P55">Особенности реализации.</text:p>
      <text:p text:style-name="P55">Отсутствуют.</text:p>
      <text:p text:style-name="P55"/>
      <text:h text:style-name="Heading_20_4" text:outline-level="4"><text:bookmark-start text:name="__RefHeading__399_1747220281"/><text:bookmark-start text:name="__RefHeading___Toc479342822"/><text:span text:style-name="T20">Пользователь запросов</text:span>, форма редактирования, режим <text:span text:style-name="T20">добавления</text:span><text:bookmark-end text:name="__RefHeading__399_1747220281"/><text:bookmark-end text:name="__RefHeading___Toc479342822"/></text:h>
      <text:p text:style-name="P55"/>
      <text:p text:style-name="P55">Инструментальная панель: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row table:style-name="Таблица51.1">
          <table:table-cell table:style-name="Таблица51.A1" office:value-type="string">
            <text:p text:style-name="P23">№</text:p>
          </table:table-cell>
          <table:table-cell table:style-name="Таблица51.A1" office:value-type="string">
            <text:p text:style-name="P23">Название элемента</text:p>
          </table:table-cell>
          <table:table-cell table:style-name="Таблица51.A1" office:value-type="string">
            <text:p text:style-name="P23">Тип </text:p>
          </table:table-cell>
          <table:table-cell table:style-name="Таблица51.D1" office:value-type="string">
            <text:p text:style-name="P23">Комментарий</text:p>
          </table:table-cell>
        </table:table-row>
        <table:table-row table:style-name="Таблица51.1">
          <table:table-cell table:style-name="Таблица51.A2" office:value-type="string">
            <text:p text:style-name="P37">1</text:p>
          </table:table-cell>
          <table:table-cell table:style-name="Таблица51.A2" office:value-type="string">
            <text:p text:style-name="P30">BASIC</text:p>
          </table:table-cell>
          <table:table-cell table:style-name="Таблица51.A2" office:value-type="string">
            <text:p text:style-name="P46">набор элементов</text:p>
          </table:table-cell>
          <table:table-cell table:style-name="Таблица51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<text:span text:style-name="T7">:</text:span>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row table:style-name="Таблица52.1">
          <table:table-cell table:style-name="Таблица52.A1" office:value-type="string">
            <text:p text:style-name="P23">№</text:p>
          </table:table-cell>
          <table:table-cell table:style-name="Таблица52.A1" office:value-type="string">
            <text:p text:style-name="P21">Наименование элемента</text:p>
          </table:table-cell>
          <table:table-cell table:style-name="Таблица52.A1" office:value-type="string">
            <text:p text:style-name="P23">Тип элемента</text:p>
          </table:table-cell>
          <table:table-cell table:style-name="Таблица52.A1" office:value-type="string">
            <text:p text:style-name="P23">Поле</text:p>
          </table:table-cell>
          <table:table-cell table:style-name="Таблица52.A1" office:value-type="string">
            <text:p text:style-name="P21">Состояние элемента в данном режиме</text:p>
          </table:table-cell>
          <table:table-cell table:style-name="Таблица52.A1" office:value-type="string">
            <text:p text:style-name="P24">Обязательность</text:p>
            <text:p text:style-name="P21"/>
          </table:table-cell>
          <table:table-cell table:style-name="Таблица52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52.2">
          <table:table-cell table:style-name="Таблица52.A2" office:value-type="string">
            <text:p text:style-name="P37">1</text:p>
          </table:table-cell>
          <table:table-cell table:style-name="Таблица52.A2" office:value-type="string">
            <text:p text:style-name="P45">Пользватель</text:p>
          </table:table-cell>
          <table:table-cell table:style-name="Таблица52.A2" office:value-type="string">
            <text:p text:style-name="P30">ComboBox</text:p>
          </table:table-cell>
          <table:table-cell table:style-name="Таблица52.A2" office:value-type="string">
            <text:p text:style-name="P30">featureOperatorId</text:p>
          </table:table-cell>
          <table:table-cell table:style-name="Таблица52.A2" office:value-type="string">
            <text:p text:style-name="P46">редактирование</text:p>
          </table:table-cell>
          <table:table-cell table:style-name="Таблица52.A2" office:value-type="string">
            <text:p text:style-name="P48">да</text:p>
          </table:table-cell>
          <table:table-cell table:style-name="Таблица52.G2" office:value-type="string">
            <text:p text:style-name="P43">Список возможных операторов подгружается динамически после минимум 3-х первых введенных символов наименования оператора с таймаутом в 1 секунду с помощью вызова метода <text:span text:style-name="T8">pkg</text:span><text:span text:style-name="T20">_</text:span><text:span text:style-name="T8">Operator</text:span><text:span text:style-name="T20">.</text:span><text:span text:style-name="T8">getOperator</text:span><text:span text:style-name="T20">(operatorName).</text:span></text:p>
            <text:p text:style-name="P43">Для удобства идентификации пользователя в выпадающий список выводится информация вида: полем <text:span text:style-name="T8">operatorName</text:span><text:span text:style-name="T20"> + « » + </text:span><text:span text:style-name="T8">operatorId</text:span>.</text:p>
          </table:table-cell>
        </table:table-row>
      </table:table>
      <text:p text:style-name="P55"><text:soft-page-break/></text:p>
      <text:p text:style-name="P55">Особенности реализации.</text:p>
      <text:p text:style-name="P55">Для добавления записи используется функция <text:span text:style-name="T8">pkg</text:span><text:span text:style-name="T20">_</text:span><text:span text:style-name="T8">JepRiaShowcase</text:span><text:span text:style-name="T20">.</text:span><text:span text:style-name="T8">createFeatureOperator</text:span> (смотри описание DB-части).</text:p>
      <text:p text:style-name="P55"/>
      <text:h text:style-name="Heading_20_4" text:outline-level="4"><text:bookmark-start text:name="__RefHeading__401_1747220281"/><text:bookmark-start text:name="__RefHeading___Toc479342823"/><text:span text:style-name="T20">Пользователь запросов</text:span>, форма редактирования, режим <text:span text:style-name="T20">редактирования</text:span><text:bookmark-end text:name="__RefHeading__401_1747220281"/><text:bookmark-end text:name="__RefHeading___Toc479342823"/></text:h>
      <text:p text:style-name="P55"/>
      <text:p text:style-name="P55">Данный режим формы в текущей версии не поддерживается.</text:p>
      <text:p text:style-name="P55"/>
      <text:h text:style-name="Heading_20_4" text:outline-level="4"><text:bookmark-start text:name="__RefHeading__403_1747220281"/><text:bookmark-start text:name="__RefHeading___Toc479342824"/><text:span text:style-name="T20">Пользователь запросов</text:span>, форма редактирования, режим <text:span text:style-name="T20">просмотра</text:span><text:bookmark-end text:name="__RefHeading__403_1747220281"/><text:bookmark-end text:name="__RefHeading___Toc479342824"/></text:h>
      <text:p text:style-name="P55"/>
      <text:p text:style-name="P55">Инструментальная панель: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row table:style-name="Таблица53.1">
          <table:table-cell table:style-name="Таблица53.A1" office:value-type="string">
            <text:p text:style-name="P23">№</text:p>
          </table:table-cell>
          <table:table-cell table:style-name="Таблица53.A1" office:value-type="string">
            <text:p text:style-name="P23">Название элемента</text:p>
          </table:table-cell>
          <table:table-cell table:style-name="Таблица53.A1" office:value-type="string">
            <text:p text:style-name="P23">Тип </text:p>
          </table:table-cell>
          <table:table-cell table:style-name="Таблица53.D1" office:value-type="string">
            <text:p text:style-name="P23">Комментарий</text:p>
          </table:table-cell>
        </table:table-row>
        <table:table-row table:style-name="Таблица53.1">
          <table:table-cell table:style-name="Таблица53.A2" office:value-type="string">
            <text:p text:style-name="P37">1</text:p>
          </table:table-cell>
          <table:table-cell table:style-name="Таблица53.A2" office:value-type="string">
            <text:p text:style-name="P30">BASIC</text:p>
          </table:table-cell>
          <table:table-cell table:style-name="Таблица53.A2" office:value-type="string">
            <text:p text:style-name="P46">набор элементов</text:p>
          </table:table-cell>
          <table:table-cell table:style-name="Таблица53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/>
      <text:p text:style-name="P55">Форма<text:span text:style-name="T7">:</text:span></text:p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column table:style-name="Таблица54.E"/>
        <table:table-column table:style-name="Таблица54.F"/>
        <table:table-column table:style-name="Таблица54.G"/>
        <table:table-row table:style-name="Таблица54.1">
          <table:table-cell table:style-name="Таблица54.A1" office:value-type="string">
            <text:p text:style-name="P23">№</text:p>
          </table:table-cell>
          <table:table-cell table:style-name="Таблица54.A1" office:value-type="string">
            <text:p text:style-name="P21">Наименование элемента</text:p>
          </table:table-cell>
          <table:table-cell table:style-name="Таблица54.A1" office:value-type="string">
            <text:p text:style-name="P23">Тип элемента</text:p>
          </table:table-cell>
          <table:table-cell table:style-name="Таблица54.A1" office:value-type="string">
            <text:p text:style-name="P23">Поле</text:p>
          </table:table-cell>
          <table:table-cell table:style-name="Таблица54.A1" office:value-type="string">
            <text:p text:style-name="P21">Состояние элемента в данном режиме</text:p>
          </table:table-cell>
          <table:table-cell table:style-name="Таблица54.A1" office:value-type="string">
            <text:p text:style-name="P24">Обязательность</text:p>
            <text:p text:style-name="P21"/>
          </table:table-cell>
          <table:table-cell table:style-name="Таблица54.G1" office:value-type="string">
            <text:p text:style-name="P23">Комментарий,</text:p>
            <text:p text:style-name="P23">Зависимости</text:p>
          </table:table-cell>
        </table:table-row>
        <table:table-row table:style-name="Таблица54.1">
          <table:table-cell table:style-name="Таблица54.A2" office:value-type="string">
            <text:p text:style-name="P37">1</text:p>
          </table:table-cell>
          <table:table-cell table:style-name="Таблица54.A2" office:value-type="string">
            <text:p text:style-name="P45">Пользватель</text:p>
          </table:table-cell>
          <table:table-cell table:style-name="Таблица54.A2" office:value-type="string">
            <text:p text:style-name="P30">Label</text:p>
          </table:table-cell>
          <table:table-cell table:style-name="Таблица54.A2" office:value-type="string">
            <text:p text:style-name="P43"><text:span text:style-name="T8">featureO</text:span><text:span text:style-name="T20">per</text:span><text:span text:style-name="T8">atorName</text:span></text:p>
          </table:table-cell>
          <table:table-cell table:style-name="Таблица54.A2" office:value-type="string">
            <text:p text:style-name="P43"><text:span text:style-name="T20">просмотр</text:span><text:span text:style-name="T7"> </text:span></text:p>
          </table:table-cell>
          <table:table-cell table:style-name="Таблица54.A2" office:value-type="string">
            <text:p text:style-name="P35">-</text:p>
          </table:table-cell>
          <table:table-cell table:style-name="Таблица54.G2" office:value-type="string">
            <text:p text:style-name="P31"/>
          </table:table-cell>
        </table:table-row>
        <table:table-row table:style-name="Таблица54.1">
          <table:table-cell table:style-name="Таблица54.A2" office:value-type="string">
            <text:p text:style-name="P43">2</text:p>
          </table:table-cell>
          <table:table-cell table:style-name="Таблица54.A2" office:value-type="string">
            <text:p text:style-name="P43"><text:span text:style-name="T8">Да</text:span><text:span text:style-name="T20">та создания</text:span></text:p>
          </table:table-cell>
          <table:table-cell table:style-name="Таблица54.A2" office:value-type="string">
            <text:p text:style-name="P30">Label</text:p>
          </table:table-cell>
          <table:table-cell table:style-name="Таблица54.A2" office:value-type="string">
            <text:p text:style-name="P43"><text:span text:style-name="T20">date</text:span><text:span text:style-name="T8">Ins</text:span></text:p>
          </table:table-cell>
          <table:table-cell table:style-name="Таблица54.A2" office:value-type="string">
            <text:p text:style-name="Standard"><text:span text:style-name="T20">просмотр</text:span><text:span text:style-name="T7"> </text:span></text:p>
          </table:table-cell>
          <table:table-cell table:style-name="Таблица54.A2" office:value-type="string">
            <text:p text:style-name="P36"/>
          </table:table-cell>
          <table:table-cell table:style-name="Таблица54.G2" office:value-type="string">
            <text:p text:style-name="P31"/>
          </table:table-cell>
        </table:table-row>
        <table:table-row table:style-name="Таблица54.1">
          <table:table-cell table:style-name="Таблица54.A2" office:value-type="string">
            <text:p text:style-name="P43">3</text:p>
          </table:table-cell>
          <table:table-cell table:style-name="Таблица54.A2" office:value-type="string">
            <text:p text:style-name="P43"><text:span text:style-name="T20">Пользователь</text:span><text:span text:style-name="T8"> создавший за</text:span><text:span text:style-name="T20">пись</text:span></text:p>
          </table:table-cell>
          <table:table-cell table:style-name="Таблица54.A2" office:value-type="string">
            <text:p text:style-name="P30">Label</text:p>
          </table:table-cell>
          <table:table-cell table:style-name="Таблица54.A2" office:value-type="string">
            <text:p text:style-name="P30">operatorName</text:p>
          </table:table-cell>
          <table:table-cell table:style-name="Таблица54.A2" office:value-type="string">
            <text:p text:style-name="Standard"><text:span text:style-name="T20">просмотр</text:span><text:span text:style-name="T7"> </text:span></text:p>
          </table:table-cell>
          <table:table-cell table:style-name="Таблица54.A2" office:value-type="string">
            <text:p text:style-name="P36"/>
          </table:table-cell>
          <table:table-cell table:style-name="Таблица54.G2" office:value-type="string">
            <text:p text:style-name="P31"/>
          </table:table-cell>
        </table:table-row>
      </table:table>
      <text:p text:style-name="P57"/>
      <text:p text:style-name="P55">Особенности реализации.</text:p>
      <text:p text:style-name="P55">Отсутствуют<text:span text:style-name="T7">.</text:span></text:p>
      <text:p text:style-name="P57"/>
      <text:h text:style-name="Heading_20_4" text:outline-level="4"><text:bookmark-start text:name="__RefHeading__405_1747220281"/><text:bookmark-start text:name="__RefHeading___Toc479342825"/><text:span text:style-name="T20">Пользователь запросов</text:span>, форма списочной структуры, режим <text:span text:style-name="T20">поиска</text:span><text:bookmark-end text:name="__RefHeading__405_1747220281"/><text:bookmark-end text:name="__RefHeading___Toc479342825"/></text:h>
      <text:p text:style-name="P55"/>
      <text:p text:style-name="P55">Инструментальная панель: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row table:style-name="Таблица55.1">
          <table:table-cell table:style-name="Таблица55.A1" office:value-type="string">
            <text:p text:style-name="P23">№</text:p>
          </table:table-cell>
          <table:table-cell table:style-name="Таблица55.A1" office:value-type="string">
            <text:p text:style-name="P23">Название элемента</text:p>
          </table:table-cell>
          <table:table-cell table:style-name="Таблица55.A1" office:value-type="string">
            <text:p text:style-name="P23">Тип </text:p>
          </table:table-cell>
          <table:table-cell table:style-name="Таблица55.D1" office:value-type="string">
            <text:p text:style-name="P23">Комментарий</text:p>
          </table:table-cell>
        </table:table-row>
        <table:table-row table:style-name="Таблица55.1">
          <table:table-cell table:style-name="Таблица55.A2" office:value-type="string">
            <text:p text:style-name="P37">1</text:p>
          </table:table-cell>
          <table:table-cell table:style-name="Таблица55.A2" office:value-type="string">
            <text:p text:style-name="P30">BASIC</text:p>
          </table:table-cell>
          <table:table-cell table:style-name="Таблица55.A2" office:value-type="string">
            <text:p text:style-name="P46">набор элементов</text:p>
          </table:table-cell>
          <table:table-cell table:style-name="Таблица55.D2" office:value-type="string">
            <text:p text:style-name="P43">Базовый набор элементов за исключением кнопки «<text:span text:style-name="T20">Редактирование</text:span>».</text:p>
          </table:table-cell>
        </table:table-row>
      </table:table>
      <text:p text:style-name="P55"><text:soft-page-break/></text:p>
      <text:p text:style-name="P55">Таблица<text:span text:style-name="T7">:</text:span>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row table:style-name="Таблица56.1">
          <table:table-cell table:style-name="Таблица56.A1" office:value-type="string">
            <text:p text:style-name="P23">№</text:p>
          </table:table-cell>
          <table:table-cell table:style-name="Таблица56.A1" office:value-type="string">
            <text:p text:style-name="P21">Наименование поля</text:p>
          </table:table-cell>
          <table:table-cell table:style-name="Таблица56.A1" office:value-type="string">
            <text:p text:style-name="P23">Поле</text:p>
          </table:table-cell>
          <table:table-cell table:style-name="Таблица56.D1" office:value-type="string">
            <text:p text:style-name="P23">Комментарий</text:p>
            <text:p text:style-name="P23"/>
          </table:table-cell>
        </table:table-row>
        <table:table-row table:style-name="Таблица56.2">
          <table:table-cell table:style-name="Таблица56.A2" office:value-type="string">
            <text:p text:style-name="P43">1</text:p>
          </table:table-cell>
          <table:table-cell table:style-name="Таблица56.A2" office:value-type="string">
            <text:p text:style-name="P46">Пользватель</text:p>
          </table:table-cell>
          <table:table-cell table:style-name="Таблица56.A2" office:value-type="string">
            <text:p text:style-name="P43"><text:span text:style-name="T8">featureO</text:span><text:span text:style-name="T20">per</text:span><text:span text:style-name="T8">atorName</text:span></text:p>
          </table:table-cell>
          <table:table-cell table:style-name="Таблица56.D2" office:value-type="string">
            <text:p text:style-name="P41"/>
          </table:table-cell>
        </table:table-row>
        <table:table-row table:style-name="Таблица56.2">
          <table:table-cell table:style-name="Таблица56.A2" office:value-type="string">
            <text:p text:style-name="P43">2</text:p>
          </table:table-cell>
          <table:table-cell table:style-name="Таблица56.A2" office:value-type="string">
            <text:p text:style-name="P43"><text:span text:style-name="T8">Да</text:span><text:span text:style-name="T20">та создания</text:span></text:p>
          </table:table-cell>
          <table:table-cell table:style-name="Таблица56.A2" office:value-type="string">
            <text:p text:style-name="P43"><text:span text:style-name="T20">date</text:span><text:span text:style-name="T8">Ins</text:span></text:p>
          </table:table-cell>
          <table:table-cell table:style-name="Таблица56.D2" office:value-type="string">
            <text:p text:style-name="P50"/>
          </table:table-cell>
        </table:table-row>
        <table:table-row table:style-name="Таблица56.2">
          <table:table-cell table:style-name="Таблица56.A2" office:value-type="string">
            <text:p text:style-name="P43">3</text:p>
          </table:table-cell>
          <table:table-cell table:style-name="Таблица56.A2" office:value-type="string">
            <text:p text:style-name="P43"><text:span text:style-name="T20">Пользователь</text:span><text:span text:style-name="T8"> создавший за</text:span><text:span text:style-name="T20">пись</text:span></text:p>
          </table:table-cell>
          <table:table-cell table:style-name="Таблица56.A2" office:value-type="string">
            <text:p text:style-name="P30">operatorName</text:p>
          </table:table-cell>
          <table:table-cell table:style-name="Таблица56.D2" office:value-type="string">
            <text:p text:style-name="P44"/>
          </table:table-cell>
        </table:table-row>
      </table:table>
      <text:p text:style-name="P55"/>
      <text:p text:style-name="P55">Особенности реализации.</text:p>
      <text:p text:style-name="P55">Для получения данных используется функция <text:span text:style-name="T8">pkg</text:span><text:span text:style-name="T20">_</text:span><text:span text:style-name="T8">JepRiaShowcase</text:span><text:span text:style-name="T20">.</text:span><text:span text:style-name="T8">findFeatureOperator</text:span><text:span text:style-name="T20"> </text:span>(смотри описание DB-части).</text:p>
      <text:p text:style-name="P55">Для удаления записи используется функция <text:span text:style-name="T8">pkg</text:span><text:span text:style-name="T20">_</text:span><text:span text:style-name="T8">JepRiaShowcase</text:span><text:span text:style-name="T20">.delete</text:span><text:span text:style-name="T8">FeatureOperator</text:span><text:span text:style-name="T20"> </text:span>(смотри описание DB-части).</text:p>
      <text:p text:style-name="P55"/>
      <text:p text:style-name="P55"/>
      <text:h text:style-name="P81" text:outline-level="1"><text:bookmark-start text:name="__RefHeading__407_1747220281"/><text:bookmark-start text:name="__RefHeading___Toc479342826"/>Развитие<text:bookmark-end text:name="__RefHeading__407_1747220281"/><text:bookmark-end text:name="__RefHeading___Toc479342826"/></text:h>
      <text:p text:style-name="Standard"/>
      <text:p text:style-name="Standard">Евгений Лысенок:</text:p>
      <text:p text:style-name="Текст_20_примечания1">Одна из задач, которая в рамках данной системы решается СЛОЖНО – автоматизировано получить все роли данного модуля. В то же время обратный переход достаточно прост. Это поле с ПРЕФИКСОМ- если кто привык, всегда можно получить. Т.е. это некое шифрование. См. реализацию <text:span text:style-name="T7">pkg</text:span>_<text:span text:style-name="T7">JepRiaShowcaseTest</text:span>.<text:span text:style-name="T7">getOperatorForRole</text:span>, <text:span text:style-name="T7">findOperator</text:span>.</text:p>
      <text:p text:style-name="Текст_20_примечания1"/>
      <text:p text:style-name="Текст_20_примечания1"/>
      <text:p text:style-name="Текст_20_примечания1"><text:s text:c="8"/>-- Необходимо ограничивать список ролей, так как при создании</text:p>
      <text:p text:style-name="Текст_20_примечания1"><text:s text:c="8"/>-- оператора экспериментально создаются роли других модулей.</text:p>
      <text:p text:style-name="Текст_20_примечания1"><text:s text:c="8"/><text:span text:style-name="T7">and role_short_name like</text:span></text:p>
      <text:p text:style-name="P17"><text:s text:c="10"/>substr(</text:p>
      <text:p text:style-name="Текст_20_примечания1"><text:span text:style-name="T7"><text:s text:c="12"/></text:span>roleShortNameList</text:p>
      <text:p text:style-name="Текст_20_примечания1"><text:s text:c="12"/>-- Находим следующую заглавную букву - всё, что до ней</text:p>
      <text:p text:style-name="Текст_20_примечания1"><text:s text:c="12"/><text:span text:style-name="T7">-- </text:span>считаем<text:span text:style-name="T7"> </text:span>префиксом</text:p>
      <text:p text:style-name="P17"><text:s text:c="12"/>, 1, regexp_instr( roleShortNameList, '[A-Z]', 2) - 1</text:p>
      <text:p text:style-name="Текст_20_примечания1"><text:span text:style-name="T7"><text:s text:c="10"/></text:span>) || '%'</text:p>
      <text:p text:style-name="Текст_20_примечания1"/>
      <text:p text:style-name="Standard">Проверять роли <text:s/>необходимо при получнии опреатора, чтобы не создавать каждый раз новых операторов – не осталвлять мусор и без отката транзакции при тесте. Иногда в тестах необходимо комитить транзакцию.</text:p>
      <text:p text:style-name="Standard"/>
      <text:p text:style-name="Standard"/>
      <text:p text:style-name="P55"/>
      <text:p text:style-name="Standard"/>
      <text:p text:style-name="P52"/>
      <text:p text:style-name="P52"/>
      <text:p text:style-name="P52"/>
      <text:p text:style-name="P43"/>
      <text:p text:style-name="P43"/>
      <text:p text:style-name="Standard"><text:line-break/></text:p>
      <text:h text:style-name="P82" text:outline-level="1"><text:bookmark-start text:name="__RefHeading__409_1747220281"/><text:bookmark-start text:name="__RefHeading___Toc479342827"/><text:bookmark text:name="_%2525252525252525D0%25252525252525259F%"/>Приложение 1. Статус запроса на функционал<text:span text:style-name="T22"><office:annotation><dc:creator>Владимир Талышев</dc:creator><dc:date>2017-12-15T13:47:00.56</dc:date><text:p text:style-name="P86"><text:span text:style-name="T31">Версия 10.7.0.</text:span></text:p><text:p text:style-name="P86"><text:span text:style-name="T31">Запрос 1481.</text:span></text:p></office:annotation></text:span><text:bookmark-end text:name="__RefHeading__409_1747220281"/><text:bookmark-end text:name="__RefHeading___Toc479342827"/></text:h>
      <text:p text:style-name="Standard"/>
      <text:p text:style-name="P55">Данные<text:span text:style-name="T7"> </text:span>таблицы<text:span text:style-name="T7"> </text:span><text:span text:style-name="T8">jrs_feature_status</text:span><text:span text:style-name="T7">:</text:span>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row table:style-name="Таблица57.1">
          <table:table-cell table:style-name="Таблица57.A1" office:value-type="string">
            <text:p text:style-name="P23">№</text:p>
          </table:table-cell>
          <table:table-cell table:style-name="Таблица57.A1" office:value-type="string">
            <text:p text:style-name="P40">status_order</text:p>
          </table:table-cell>
          <table:table-cell table:style-name="Таблица57.A1" office:value-type="string">
            <text:p text:style-name="P40">feature_status_code</text:p>
          </table:table-cell>
          <table:table-cell table:style-name="Таблица57.A1" office:value-type="string">
            <text:p text:style-name="P40">feature_status_name</text:p>
          </table:table-cell>
          <table:table-cell table:style-name="Таблица57.E1" office:value-type="string">
            <text:p text:style-name="P40">feature_status_name_en</text:p>
          </table:table-cell>
        </table:table-row>
        <table:table-row table:style-name="Таблица57.1">
          <table:table-cell table:style-name="Таблица57.A2" office:value-type="string">
            <text:p text:style-name="P37">1</text:p>
          </table:table-cell>
          <table:table-cell table:style-name="Таблица57.A2" office:value-type="string">
            <text:p text:style-name="P37">1</text:p>
          </table:table-cell>
          <table:table-cell table:style-name="Таблица57.A2" office:value-type="string">
            <text:p text:style-name="P32">NEW</text:p>
          </table:table-cell>
          <table:table-cell table:style-name="Таблица57.A2" office:value-type="string">
            <text:p text:style-name="P47">Новый</text:p>
          </table:table-cell>
          <table:table-cell table:style-name="Таблица57.E2" office:value-type="string">
            <text:p text:style-name="P32">New</text:p>
          </table:table-cell>
        </table:table-row>
        <table:table-row table:style-name="Таблица57.1">
          <table:table-cell table:style-name="Таблица57.A3" office:value-type="string">
            <text:p text:style-name="P37">2</text:p>
          </table:table-cell>
          <table:table-cell table:style-name="Таблица57.A3" office:value-type="string">
            <text:p text:style-name="P37">2</text:p>
          </table:table-cell>
          <table:table-cell table:style-name="Таблица57.A3" office:value-type="string">
            <text:p text:style-name="P32">SEQUENCED</text:p>
          </table:table-cell>
          <table:table-cell table:style-name="Таблица57.A3" office:value-type="string">
            <text:p text:style-name="P47">Установлен порядок выполнения</text:p>
          </table:table-cell>
          <table:table-cell table:style-name="Таблица57.E3" office:value-type="string">
            <text:p text:style-name="P32">Sequence defined</text:p>
          </table:table-cell>
        </table:table-row>
        <table:table-row table:style-name="Таблица57.1">
          <table:table-cell table:style-name="Таблица57.A2" office:value-type="string">
            <text:p text:style-name="P37">3</text:p>
          </table:table-cell>
          <table:table-cell table:style-name="Таблица57.A2" office:value-type="string">
            <text:p text:style-name="P37">3</text:p>
          </table:table-cell>
          <table:table-cell table:style-name="Таблица57.A2" office:value-type="string">
            <text:p text:style-name="P43"><text:span text:style-name="T20">ASSIGNE</text:span><text:span text:style-name="T8">D</text:span></text:p>
          </table:table-cell>
          <table:table-cell table:style-name="Таблица57.A2" office:value-type="string">
            <text:p text:style-name="P45">Назначен</text:p>
          </table:table-cell>
          <table:table-cell table:style-name="Таблица57.E2" office:value-type="string">
            <text:p text:style-name="P43"><text:span text:style-name="T20">Assigne</text:span><text:span text:style-name="T8">d</text:span></text:p>
          </table:table-cell>
        </table:table-row>
        <table:table-row table:style-name="Таблица57.1">
          <table:table-cell table:style-name="Таблица57.A2" office:value-type="string">
            <text:p text:style-name="P37">4</text:p>
          </table:table-cell>
          <table:table-cell table:style-name="Таблица57.A2" office:value-type="string">
            <text:p text:style-name="P37">4</text:p>
          </table:table-cell>
          <table:table-cell table:style-name="Таблица57.A2" office:value-type="string">
            <text:p text:style-name="P30">INPROGRESS</text:p>
          </table:table-cell>
          <table:table-cell table:style-name="Таблица57.A2" office:value-type="string">
            <text:p text:style-name="P45">В работе</text:p>
          </table:table-cell>
          <table:table-cell table:style-name="Таблица57.E2" office:value-type="string">
            <text:p text:style-name="P30">In progress</text:p>
          </table:table-cell>
        </table:table-row>
        <table:table-row table:style-name="Таблица57.1">
          <table:table-cell table:style-name="Таблица57.A2" office:value-type="string">
            <text:p text:style-name="P37">5</text:p>
          </table:table-cell>
          <table:table-cell table:style-name="Таблица57.A2" office:value-type="string">
            <text:p text:style-name="P37">5</text:p>
          </table:table-cell>
          <table:table-cell table:style-name="Таблица57.A2" office:value-type="string">
            <text:p text:style-name="P30">REMARKS</text:p>
          </table:table-cell>
          <table:table-cell table:style-name="Таблица57.A2" office:value-type="string">
            <text:p text:style-name="P45">Работа над ремарками</text:p>
          </table:table-cell>
          <table:table-cell table:style-name="Таблица57.E2" office:value-type="string">
            <text:p text:style-name="P30">Remarks process</text:p>
          </table:table-cell>
        </table:table-row>
        <table:table-row table:style-name="Таблица57.1">
          <table:table-cell table:style-name="Таблица57.A2" office:value-type="string">
            <text:p text:style-name="P43">6</text:p>
          </table:table-cell>
          <table:table-cell table:style-name="Таблица57.A2" office:value-type="string">
            <text:p text:style-name="P37">6</text:p>
          </table:table-cell>
          <table:table-cell table:style-name="Таблица57.A2" office:value-type="string">
            <text:p text:style-name="P30">DONE</text:p>
          </table:table-cell>
          <table:table-cell table:style-name="Таблица57.A2" office:value-type="string">
            <text:p text:style-name="P45">Реализован</text:p>
          </table:table-cell>
          <table:table-cell table:style-name="Таблица57.E2" office:value-type="string">
            <text:p text:style-name="P30">Done</text:p>
          </table:table-cell>
        </table:table-row>
        <table:table-row table:style-name="Таблица57.1">
          <table:table-cell table:style-name="Таблица57.A2" office:value-type="string">
            <text:p text:style-name="P43">7</text:p>
          </table:table-cell>
          <table:table-cell table:style-name="Таблица57.A2" office:value-type="string">
            <text:p text:style-name="P37">7</text:p>
          </table:table-cell>
          <table:table-cell table:style-name="Таблица57.A2" office:value-type="string">
            <text:p text:style-name="P30">CANCELED</text:p>
          </table:table-cell>
          <table:table-cell table:style-name="Таблица57.A2" office:value-type="string">
            <text:p text:style-name="P45">Отменен</text:p>
          </table:table-cell>
          <table:table-cell table:style-name="Таблица57.E2" office:value-type="string">
            <text:p text:style-name="P30">Canceled</text:p>
          </table:table-cell>
        </table:table-row>
      </table:table>
      <text:p text:style-name="Standard"/>
      <text:p text:style-name="P27"/>
      <text:h text:style-name="P83" text:outline-level="1"><text:bookmark-start text:name="__RefHeading__411_1747220281"/>Приложение <text:span text:style-name="T7">2</text:span>. С<text:span text:style-name="T23">крипт установки статусов запросов</text:span><text:span text:style-name="T24"><office:annotation><dc:creator>Владимир Талышев</dc:creator><dc:date>2017-12-15T13:25:00.60</dc:date><text:p text:style-name="P86"><text:span text:style-name="T31">Версия 10.7.0.</text:span></text:p><text:p text:style-name="P86"><text:span text:style-name="T31">Запрос 1481.</text:span></text:p></office:annotation></text:span><text:bookmark-end text:name="__RefHeading__411_1747220281"/></text:h>
      <text:p text:style-name="P43"/>
      <text:p text:style-name="P43"><text:tab/>Скрипт должен выполнятся отдельной командой установки (это необходимо отразить в документации).</text:p>
      <text:p text:style-name="P43"/>
      <text:p text:style-name="P43"><text:tab/>Отбираются все запросы, у которых отсутствует статус (нет соответствующих записей в таблице <text:span text:style-name="T8">jrs</text:span><text:span text:style-name="T20">_</text:span><text:span text:style-name="T8">feature</text:span><text:span text:style-name="T20">_</text:span><text:span text:style-name="T9">process</text:span>).</text:p>
      <text:p text:style-name="P43"><text:tab/>Далее:</text:p>
      <text:p text:style-name="P43"><text:tab/><text:tab/>Если у запроса:</text:p>
      <text:p text:style-name="P43"><text:tab/><text:tab/>- не установлен порядок выполнения (поле <text:span text:style-name="T8">jrs</text:span><text:span text:style-name="T20">_</text:span><text:span text:style-name="T8">feature</text:span><text:span text:style-name="T20">.w</text:span><text:span text:style-name="T8">ork</text:span><text:span text:style-name="T20">_</text:span><text:span text:style-name="T8">sequence</text:span><text:span text:style-name="T20"> </text:span>пустое);</text:p>
      <text:p text:style-name="P43"><text:tab/><text:tab/>- не назначен ответственный (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пустое);</text:p>
      <text:p text:style-name="P43"><text:tab/><text:tab/>, то для запроса устанавливается статус «<text:span text:style-name="T9">NEW</text:span><text:span text:style-name="T21">»</text:span>.</text:p>
      <text:p text:style-name="P43"/>
      <text:p text:style-name="P43"><text:tab/><text:tab/>Если у запроса:</text:p>
      <text:p text:style-name="P43"><text:tab/><text:tab/>- установлен порядок выполнения (поле <text:span text:style-name="T8">jrs</text:span><text:span text:style-name="T20">_</text:span><text:span text:style-name="T8">feature</text:span><text:span text:style-name="T20">.w</text:span><text:span text:style-name="T8">ork</text:span><text:span text:style-name="T20">_</text:span><text:span text:style-name="T8">sequence</text:span><text:span text:style-name="T20"> </text:span>не пустое);</text:p>
      <text:p text:style-name="P43"><text:tab/><text:tab/>- не назначен ответственный (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пустое);</text:p>
      <text:p text:style-name="P43"><text:tab/><text:tab/>, то для запроса устанавливается статус «<text:span text:style-name="T9">SEQUENCED</text:span><text:span text:style-name="T21">»</text:span>.</text:p>
      <text:p text:style-name="P43"/>
      <text:p text:style-name="P43"><text:tab/><text:tab/>Если у запроса:</text:p>
      <text:p text:style-name="P43"><text:tab/><text:tab/>- назначен ответственный (поле <text:span text:style-name="T8">jrs</text:span><text:span text:style-name="T20">_</text:span><text:span text:style-name="T8">feature</text:span><text:span text:style-name="T20">.r</text:span><text:span text:style-name="T8">esponsible</text:span><text:span text:style-name="T20">_</text:span><text:span text:style-name="T8">id</text:span><text:span text:style-name="T20"> </text:span>не пустое);</text:p>
      <text:p text:style-name="P43"><text:tab/><text:tab/>, то для запроса устанавливается статус «<text:span text:style-name="T9">ASSIGNED</text:span><text:span text:style-name="T21">»</text:span>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3" svg:font-family="Arial" style:font-family-generic="swiss"/>
    <style:font-face style:name="Segoe UI" svg:font-family="'Segoe UI'" style:font-family-generic="swiss"/>
    <style:font-face style:name="SimSun1" svg:font-family="SimSun" style:font-pitch="variable"/>
    <style:font-face style:name="SimSun2" svg:font-family="SimSun, 宋体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Times New Roman'" style:font-family-generic="swiss" style:font-pitch="variable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53cm" fo:orphans="0" fo:widows="0" fo:hyphenation-ladder-count="no-limit" style:writing-mode="lr-tb"/>
      <style:text-properties style:use-window-font-color="true" style:font-name="Times New Roman" fo:font-size="11pt" fo:language="ru" fo:country="RU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  <style:text-properties fo:font-size="12pt" style:font-size-asian="12pt"/>
    </style:style>
    <style:style style:name="List" style:family="paragraph" style:parent-style-name="Standard" style:list-style-name="WW8Num4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fo:keep-with-next="always"/>
      <style:text-properties style:font-name="Arial" fo:font-size="16pt" fo:language="zxx" fo:country="none" fo:font-weight="bold" style:font-size-asian="16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2pt" fo:language="zxx" fo:country="none" style:font-size-asian="12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2pt" fo:language="zxx" fo:country="none" fo:font-style="italic" style:font-size-asian="12pt" style:font-style-asian="italic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style:font-size-asian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tyle="italic" fo:font-weight="bold" style:font-style-asian="italic" style:font-weight-asian="bold"/>
    </style:style>
    <style:style style:name="Заголовок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Заголовок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_20_документа" style:display-name="Название документа" style:family="paragraph" style:parent-style-name="Standard" style:next-style-name="Standard">
      <style:paragraph-properties fo:padding-left="0cm" fo:padding-right="0cm" fo:padding-top="0cm" fo:padding-bottom="0.035cm" fo:border-left="none" fo:border-right="none" fo:border-top="none" fo:border-bottom="0.088cm solid #808080"/>
      <style:text-properties style:font-name="Arial" fo:font-size="16pt" fo:font-weight="bold" style:font-size-asian="16pt" style:font-weight-asian="bold" style:font-name-complex="Arial"/>
    </style:style>
    <style:style style:name="Обычный_20_отступ1" style:display-name="Обычный отступ1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106cm"/>
      <style:text-properties fo:font-weight="bold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size-complex="11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Название_20_версия" style:display-name="Название версия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fo:font-size="9pt" style:font-size-asian="9pt" style:font-size-complex="9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Тема_20_доукмента" style:display-name="Тема доукмента" style:family="paragraph" style:parent-style-name="Название_20_документа">
      <style:paragraph-properties fo:margin-top="0cm" fo:margin-bottom="0.423cm" fo:padding="0cm" fo:border="none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_20_Знак_20_Знак_20_Char_20_Char_20_Знак_20_Знак_20_Знак_20_Знак_20_Знак_20_Char_20_Char_20_Знак_20_Знак_20_Char_20_Char_20_Знак_20_Знак_20_Знак_20_Знак_20_Знак_20_Знак" style:display-name=" Знак Знак Char Char Знак Знак Знак Знак Знак Char Char Знак Знак Char Char Знак Знак Знак Знак Знак Знак" style:family="paragraph" style:parent-style-name="Standard">
      <style:paragraph-properties fo:margin-top="0cm" fo:margin-bottom="0.282cm" fo:line-height="0.423cm" fo:orphans="2" fo:widows="2"/>
      <style:text-properties style:font-name="Verdana" fo:font-size="10pt" fo:language="en" fo:country="US" style:font-size-asian="10pt" style:font-name-complex="Verdana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fo:language="en" fo:country="US" style:font-name-asian="Times New Roman" style:font-size-asian="14pt" style:font-name-complex="Times New Roman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z-Начало_20_формы" style:display-name="z-Начало формы" style:family="paragraph" style:parent-style-name="Standard" style:next-style-name="Standard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18cm solid #000000"/>
      <style:text-properties fo:color="#000000" style:font-name="Arial" fo:font-size="8pt" fo:language="zxx" fo:country="none" style:font-size-asian="8pt" style:font-name-complex="Arial" style:font-size-complex="8pt" text:display="none"/>
    </style:style>
    <style:style style:name="z-Конец_20_формы" style:display-name="z-Конец формы" style:family="paragraph" style:parent-style-name="Standard" style:next-style-name="Standard">
      <style:paragraph-properties fo:line-height="100%" fo:text-align="center" style:justify-single-word="false" fo:orphans="2" fo:widows="2" fo:padding-left="0cm" fo:padding-right="0cm" fo:padding-top="0.035cm" fo:padding-bottom="0cm" fo:border-left="none" fo:border-right="none" fo:border-top="0.018cm solid #000000" fo:border-bottom="none"/>
      <style:text-properties fo:color="#000000" style:font-name="Arial" fo:font-size="8pt" fo:language="zxx" fo:country="none" style:font-size-asian="8pt" style:font-name-complex="Arial" style:font-size-complex="8pt" text:display="none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language="zxx" fo:country="none" fo:font-weight="bold" style:font-weight-asian="bold" style:font-weight-complex="bold"/>
    </style:style>
    <style:style style:name="Рецензия" style:family="paragraph">
      <style:paragraph-properties fo:orphans="2" fo:widows="2" fo:hyphenation-ladder-count="no-limit"/>
      <style:text-properties style:use-window-font-color="true" style:font-name="Times New Roman" fo:font-size="11pt" fo:language="ru" fo:country="RU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10" style:display-name="Contents 10" style:family="paragraph" style:parent-style-name="Указатель1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fo:language="en" fo:country="US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fo:font-size="11pt" fo:language="en" fo:country="US" style:font-size-asian="11pt" style:font-name-complex="Symbol" style:font-size-complex="10pt"/>
    </style:style>
    <style:style style:name="WW8Num6z0" style:family="text">
      <style:text-properties style:font-name="Times New Roman" fo:language="en" fo:country="US" style:font-name-asian="Times New Roman" style:font-name-complex="Times New Roman"/>
    </style:style>
    <style:style style:name="WW8Num7z0" style:family="text">
      <style:text-properties style:font-name="Symbol" fo:language="en" fo:country="US" style:font-name-complex="Symbol"/>
    </style:style>
    <style:style style:name="Основной_20_шрифт_20_абзаца" style:display-name="Основной шрифт абзаца" style:family="text"/>
    <style:style style:name="WW8Num8z0" style:family="text">
      <style:text-properties style:font-name="Symbol" style:font-name-complex="OpenSymbol"/>
    </style:style>
    <style:style style:name="WW8Num9z0" style:family="text">
      <style:text-properties style:font-name="Symbol" fo:language="ru" fo:country="RU" style:font-name-complex="Open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Заголовок_20_1_20_Знак" style:display-name="Заголовок 1 Знак" style:family="text">
      <style:text-properties style:font-name="Arial" fo:font-size="16pt" fo:font-weight="bold" style:font-size-asian="16pt" style:font-weight-asian="bold" style:font-name-complex="Arial"/>
    </style:style>
    <style:style style:name="Заголовок_20_2_20_Знак" style:display-name="Заголовок 2 Знак" style:family="text">
      <style:text-properties style:font-name="Arial" fo:font-size="12pt" fo:font-weight="bold" style:font-size-asian="12pt" style:font-weight-asian="bold" style:font-name-complex="Arial"/>
    </style:style>
    <style:style style:name="Заголовок_20_3_20_Знак" style:display-name="Заголовок 3 Знак" style:family="text"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ge_20_Number" style:display-name="Page Number" style:family="text" style:parent-style-name="Основной_20_шрифт_20_абзаца1"/>
    <style:style style:name="Footnote_20_Symbol" style:display-name="Footnote Symbol" style:family="text">
      <style:text-properties style:text-position="super 58%" fo:font-size="10pt" style:font-size-asian="10pt"/>
    </style:style>
    <style:style style:name="Hyperlink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Код_20_HTML" style:display-name="Код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c2311a" fo:font-style="normal" fo:font-weight="bold" style:font-style-asian="normal" style:font-weight-asian="bold" style:font-style-complex="normal" style:font-weight-complex="bold"/>
    </style:style>
    <style:style style:name="gray1" style:family="text">
      <style:text-properties fo:color="#7a7a7a"/>
    </style:style>
    <style:style style:name="small1" style:family="text">
      <style:text-properties fo:font-size="10pt" style:font-size-asian="10pt" style:font-size-complex="10pt"/>
    </style:style>
    <style:style style:name="z-Начало_20_формы_20_Знак" style:display-name="z-Начало формы Знак" style:family="text">
      <style:text-properties fo:color="#000000" style:font-name="Arial" fo:font-size="8pt" style:font-size-asian="8pt" style:font-name-complex="Arial" style:font-size-complex="8pt" text:display="none"/>
    </style:style>
    <style:style style:name="z-Конец_20_формы_20_Знак" style:display-name="z-Конец формы Знак" style:family="text">
      <style:text-properties fo:color="#000000" style:font-name="Arial" fo:font-size="8pt" style:font-size-asian="8pt" style:font-name-complex="Arial" style:font-size-complex="8pt" text:display="none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1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Заголовок_20_4_20_Знак" style:display-name="Заголовок 4 Знак" style:family="text">
      <style:text-properties style:font-name="Arial" fo:language="ru" fo:country="RU" fo:font-weight="bold" style:font-weight-asian="bold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1" style:display-name="Текст примечания Знак1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9" style:family="table">
      <style:table-properties style:width="16.882cm" fo:margin-left="-0.191cm" table:align="left" style:writing-mode="lr-tb"/>
    </style:style>
    <style:style style:name="Таблица59.A" style:family="table-column">
      <style:table-column-properties style:column-width="13.443cm"/>
    </style:style>
    <style:style style:name="Таблица59.B" style:family="table-column">
      <style:table-column-properties style:column-width="1.293cm"/>
    </style:style>
    <style:style style:name="Таблица59.C" style:family="table-column">
      <style:table-column-properties style:column-width="2.147cm"/>
    </style:style>
    <style:style style:name="Таблица59.1" style:family="table-row">
      <style:table-row-properties style:min-row-height="0.607cm" style:keep-together="true" fo:keep-together="auto"/>
    </style:style>
    <style:style style:name="Таблица59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58" style:family="table">
      <style:table-properties style:width="16.88cm" fo:margin-left="-0.191cm" table:align="left" style:writing-mode="lr-tb"/>
    </style:style>
    <style:style style:name="Таблица58.A" style:family="table-column">
      <style:table-column-properties style:column-width="8.692cm"/>
    </style:style>
    <style:style style:name="Таблица58.B" style:family="table-column">
      <style:table-column-properties style:column-width="6.251cm"/>
    </style:style>
    <style:style style:name="Таблица58.C" style:family="table-column">
      <style:table-column-properties style:column-width="1.937cm"/>
    </style:style>
    <style:style style:name="Таблица58.1" style:family="table-row">
      <style:table-row-properties style:keep-together="true" fo:keep-together="auto"/>
    </style:style>
    <style:style style:name="Таблица58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Таблица60" style:family="table">
      <style:table-properties style:width="16.882cm" fo:margin-left="-0.191cm" table:align="left" style:writing-mode="lr-tb"/>
    </style:style>
    <style:style style:name="Таблица60.A" style:family="table-column">
      <style:table-column-properties style:column-width="13.443cm"/>
    </style:style>
    <style:style style:name="Таблица60.B" style:family="table-column">
      <style:table-column-properties style:column-width="1.293cm"/>
    </style:style>
    <style:style style:name="Таблица60.C" style:family="table-column">
      <style:table-column-properties style:column-width="2.147cm"/>
    </style:style>
    <style:style style:name="Таблица60.1" style:family="table-row">
      <style:table-row-properties style:min-row-height="0.607cm" style:keep-together="true" fo:keep-together="auto"/>
    </style:style>
    <style:style style:name="Таблица60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69" style:family="table">
      <style:table-properties style:width="16.882cm" fo:margin-left="-0.191cm" table:align="left" style:writing-mode="lr-tb"/>
    </style:style>
    <style:style style:name="Таблица69.A" style:family="table-column">
      <style:table-column-properties style:column-width="13.443cm"/>
    </style:style>
    <style:style style:name="Таблица69.B" style:family="table-column">
      <style:table-column-properties style:column-width="1.293cm"/>
    </style:style>
    <style:style style:name="Таблица69.C" style:family="table-column">
      <style:table-column-properties style:column-width="2.147cm"/>
    </style:style>
    <style:style style:name="Таблица69.1" style:family="table-row">
      <style:table-row-properties style:min-row-height="0.607cm" style:keep-together="true" fo:keep-together="auto"/>
    </style:style>
    <style:style style:name="Таблица69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68" style:family="table">
      <style:table-properties style:width="16.88cm" fo:margin-left="-0.191cm" table:align="left" style:writing-mode="lr-tb"/>
    </style:style>
    <style:style style:name="Таблица68.A" style:family="table-column">
      <style:table-column-properties style:column-width="8.692cm"/>
    </style:style>
    <style:style style:name="Таблица68.B" style:family="table-column">
      <style:table-column-properties style:column-width="6.251cm"/>
    </style:style>
    <style:style style:name="Таблица68.C" style:family="table-column">
      <style:table-column-properties style:column-width="1.937cm"/>
    </style:style>
    <style:style style:name="Таблица68.1" style:family="table-row">
      <style:table-row-properties style:keep-together="true" fo:keep-together="auto"/>
    </style:style>
    <style:style style:name="Таблица68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606060" fo:font-size="8pt" style:font-size-asian="8pt" style:font-name-complex="Arial" style:font-size-complex="8pt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style:snap-to-layout-grid="false"/>
      <style:text-properties fo:color="#606060" style:font-name="Arial" fo:language="en" fo:country="US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text-properties fo:font-size="2pt" fo:language="en" fo:country="US" style:font-size-asian="2pt" style:font-size-complex="2pt"/>
    </style:style>
    <style:style style:name="MP7" style:family="paragraph" style:parent-style-name="Standard">
      <style:paragraph-properties fo:margin-top="0cm" fo:margin-bottom="0.212cm" fo:line-height="100%" fo:text-align="center" style:justify-single-word="false" fo:orphans="2" fo:widows="2"/>
    </style:style>
    <style:style style:name="MP8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</style:style>
    <style:style style:name="MT1" style:family="text">
      <style:text-properties fo:color="#606060" style:font-name="Arial" fo:font-size="8pt" style:font-size-asian="8pt" style:font-name-complex="Arial" style:font-size-complex="8pt"/>
    </style:style>
    <style:style style:name="MT2" style:family="text">
      <style:text-properties fo:color="#606060" style:font-name="Arial" fo:font-size="8pt" fo:language="en" fo:country="US" style:font-size-asian="8pt" style:font-name-complex="Arial" style:font-size-complex="8pt"/>
    </style:style>
    <style:style style:name="MT3" style:family="text">
      <style:text-properties fo:color="#606060" style:font-name="Arial" fo:font-size="9pt" style:font-size-asian="9pt" style:font-name-complex="Arial" style:font-size-complex="9pt"/>
    </style:style>
    <style:style style:name="MT4" style:family="text">
      <style:text-properties fo:color="#808080" fo:font-size="9pt" style:font-size-asian="9pt" style:font-name-complex="Arial" style:font-size-complex="9pt"/>
    </style:style>
    <style:style style:name="MT5" style:family="text">
      <style:text-properties fo:color="#606060" style:font-name="Arial" style:font-name-complex="Arial"/>
    </style:style>
    <style:style style:name="MT6" style:family="text">
      <style:text-properties fo:color="#606060" style:font-name-complex="Arial"/>
    </style:style>
    <style:style style:name="MT7" style:family="text">
      <style:text-properties fo:language="en" fo:country="US"/>
    </style:style>
    <style:style style:name="MT8" style:family="text">
      <style:text-properties style:font-name="Arial" fo:font-size="14pt" style:font-size-asian="14pt" style:font-name-complex="Arial" style:font-size-complex="14pt"/>
    </style:style>
    <style:style style:name="MT9" style:family="text">
      <style:text-properties style:font-name="Arial" fo:font-size="14pt" fo:language="en" fo:country="US" style:font-size-asian="14pt" style:font-name-complex="Arial" style:font-size-complex="14pt"/>
    </style:style>
    <style:style style:name="MT10" style:family="text">
      <style:text-properties fo:font-size="14pt" style:font-size-asian="14pt" style:font-name-complex="Arial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501cm" fo:margin-bottom="1.50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Таблица59" table:style-name="Таблица59">
          <table:table-column table:style-name="Таблица59.A"/>
          <table:table-column table:style-name="Таблица59.B"/>
          <table:table-column table:style-name="Таблица59.C"/>
          <table:table-row table:style-name="Таблица59.1">
            <table:table-cell table:style-name="Таблица59.A1" office:value-type="string">
              <text:p text:style-name="Header">ТЗ Запрос функционала</text:p>
            </table:table-cell>
            <table:table-cell table:style-name="Таблица59.A1" office:value-type="string">
              <text:p text:style-name="MP1"><text:span text:style-name="MT1">Дата</text:span><text:span text:style-name="MT2">:</text:span></text:p>
            </table:table-cell>
            <table:table-cell table:style-name="Таблица59.A1" office:value-type="string">
              <text:p text:style-name="MP2"><text:modification-date style:data-style-name="N36">22.12.2017</text:modification-date></text:p>
            </table:table-cell>
          </table:table-row>
        </table:table>
        <text:p text:style-name="MP3"/>
      </style:header>
      <style:footer>
        <table:table table:name="Таблица58" table:style-name="Таблица58">
          <table:table-column table:style-name="Таблица58.A"/>
          <table:table-column table:style-name="Таблица58.B"/>
          <table:table-column table:style-name="Таблица58.C"/>
          <table:table-row table:style-name="Таблица58.1">
            <table:table-cell table:style-name="Таблица58.A1" office:value-type="string">
              <text:p text:style-name="MP4"/>
            </table:table-cell>
            <table:table-cell table:style-name="Таблица58.A1" office:value-type="string">
              <text:p text:style-name="Footer"><text:span text:style-name="MT3">Исполнитель: </text:span><text:span text:style-name="MT4"><text:initial-creator>talyshevvv</text:initial-creator></text:span></text:p>
            </table:table-cell>
            <table:table-cell table:style-name="Таблица58.A1" office:value-type="string">
              <text:p text:style-name="MP5"><text:span text:style-name="Page_20_Number"><text:span text:style-name="MT5">Стр. </text:span></text:span><text:span text:style-name="Page_20_Number"><text:span text:style-name="MT6"><text:page-number text:select-page="current">27</text:page-number></text:span></text:span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1" style:next-style-name="Standard">
      <style:header>
        <table:table table:name="Таблица60" table:style-name="Таблица60">
          <table:table-column table:style-name="Таблица60.A"/>
          <table:table-column table:style-name="Таблица60.B"/>
          <table:table-column table:style-name="Таблица60.C"/>
          <table:table-row table:style-name="Таблица60.1">
            <table:table-cell table:style-name="Таблица60.A1" office:value-type="string">
              <text:p text:style-name="Header">ТЗ <text:span text:style-name="MT7">За</text:span>прос функционала</text:p>
            </table:table-cell>
            <table:table-cell table:style-name="Таблица60.A1" office:value-type="string">
              <text:p text:style-name="MP1"><text:span text:style-name="MT1">Дата</text:span><text:span text:style-name="MT2">:</text:span></text:p>
            </table:table-cell>
            <table:table-cell table:style-name="Таблица60.A1" office:value-type="string">
              <text:p text:style-name="Header"><text:span text:style-name="MT1">1</text:span><text:span text:style-name="MT2">5</text:span><text:span text:style-name="MT1">.12</text:span><text:span text:style-name="MT2">.2017</text:span></text:p>
            </table:table-cell>
          </table:table-row>
        </table:table>
        <text:p text:style-name="MP7"/>
      </style:header>
      <style:footer>
        <text:p text:style-name="MP8"><text:span text:style-name="MT8">Jep</text:span><text:span text:style-name="MT9">Ria</text:span><text:span text:style-name="MT8">, </text:span><text:span text:style-name="MT10"><text:modification-date style:data-style-name="N106">2017</text:modification-date></text:span><text:span text:style-name="MT8"> г</text:span></text:p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  <style:master-page style:name="Преобразование_20_2" style:display-name="Преобразование 2" style:page-layout-name="Mpm2">
      <style:header>
        <text:p text:style-name="Standard"/>
      </style:header>
      <style:footer>
        <text:p text:style-name="Standard"/>
      </style:footer>
    </style:master-page>
    <style:master-page style:name="Преобразование_20_3" style:display-name="Преобразование 3" style:page-layout-name="Mpm3">
      <style:header>
        <text:p text:style-name="Standard"/>
      </style:header>
      <style:footer>
        <text:p text:style-name="Standard"/>
      </style:footer>
    </style:master-page>
    <style:master-page style:name="Преобразование_20_4" style:display-name="Преобразование 4" style:page-layout-name="Mpm2">
      <style:header>
        <text:p text:style-name="Standard"/>
      </style:header>
      <style:footer>
        <text:p text:style-name="Standard"/>
      </style:footer>
    </style:master-page>
    <style:master-page style:name="Преобразование_20_5" style:display-name="Преобразование 5" style:page-layout-name="Mpm4" style:next-style-name="Следующее_20_преобразование_20_5">
      <style:header>
        <text:p text:style-name="Header">ТЗ <text:span text:style-name="MT7">За</text:span>прос функционала</text:p>
        <text:p text:style-name="MP1"><text:span text:style-name="MT1">Дата</text:span><text:span text:style-name="MT2">:</text:span></text:p>
        <text:p text:style-name="Header"><text:span text:style-name="MT1">19.10</text:span><text:span text:style-name="MT2">.2015</text:span></text:p>
        <text:p text:style-name="Standard"/>
        <text:p text:style-name="MP7"/>
      </style:header>
      <style:footer>
        <text:p text:style-name="MP8"><text:span text:style-name="MT8">Jep</text:span><text:span text:style-name="MT9">Ria</text:span><text:span text:style-name="MT8">, </text:span><text:span text:style-name="MT10"><text:modification-date style:data-style-name="N106">2017</text:modification-date></text:span><text:span text:style-name="MT8"> г</text:span></text:p>
      </style:footer>
    </style:master-page>
    <style:master-page style:name="Следующее_20_преобразование_20_5" style:display-name="Следующее преобразование 5" style:page-layout-name="Mpm4">
      <style:header>
        <table:table table:name="Таблица69" table:style-name="Таблица69">
          <table:table-column table:style-name="Таблица69.A"/>
          <table:table-column table:style-name="Таблица69.B"/>
          <table:table-column table:style-name="Таблица69.C"/>
          <table:table-row table:style-name="Таблица69.1">
            <table:table-cell table:style-name="Таблица69.A1" office:value-type="string">
              <text:p text:style-name="Header">ТЗ Запрос функционала</text:p>
            </table:table-cell>
            <table:table-cell table:style-name="Таблица69.A1" office:value-type="string">
              <text:p text:style-name="MP1"><text:span text:style-name="MT1">Дата</text:span><text:span text:style-name="MT2">:</text:span></text:p>
            </table:table-cell>
            <table:table-cell table:style-name="Таблица69.A1" office:value-type="string">
              <text:p text:style-name="MP2"><text:modification-date style:data-style-name="N36">22.12.2017</text:modification-date></text:p>
            </table:table-cell>
          </table:table-row>
        </table:table>
        <text:p text:style-name="MP3"/>
      </style:header>
      <style:footer>
        <table:table table:name="Таблица68" table:style-name="Таблица68">
          <table:table-column table:style-name="Таблица68.A"/>
          <table:table-column table:style-name="Таблица68.B"/>
          <table:table-column table:style-name="Таблица68.C"/>
          <table:table-row table:style-name="Таблица68.1">
            <table:table-cell table:style-name="Таблица68.A1" office:value-type="string">
              <text:p text:style-name="MP4"/>
            </table:table-cell>
            <table:table-cell table:style-name="Таблица68.A1" office:value-type="string">
              <text:p text:style-name="Footer"><text:span text:style-name="MT3">Исполнитель: </text:span><text:span text:style-name="MT4"><text:initial-creator>talyshevvv</text:initial-creator></text:span></text:p>
            </table:table-cell>
            <table:table-cell table:style-name="Таблица68.A1" office:value-type="string">
              <text:p text:style-name="MP5"><text:span text:style-name="Page_20_Number"><text:span text:style-name="MT5">Стр. </text:span></text:span><text:span text:style-name="Page_20_Number"><text:span text:style-name="MT6"><text:page-number text:select-page="current">27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вание документа</dc:title>
    <meta:keyword>Task ID из MS Project</meta:keyword>
    <dc:description>1.0</dc:description>
    <meta:initial-creator>talyshevvv</meta:initial-creator>
    <meta:creation-date>2016-05-25T15:07:00</meta:creation-date>
    <dc:creator>Владимир Талышев</dc:creator>
    <dc:date>2017-12-22T14:10:00.96</dc:date>
    <meta:print-date>2009-08-31T10:21:00</meta:print-date>
    <meta:editing-cycles>8</meta:editing-cycles>
    <meta:editing-duration>PT1H57M58S</meta:editing-duration>
    <meta:generator>OpenOffice/4.1.4$Win32 OpenOffice.org_project/414m5$Build-9788</meta:generator>
    <meta:document-statistic meta:table-count="62" meta:image-count="0" meta:object-count="0" meta:page-count="42" meta:paragraph-count="1975" meta:word-count="8209" meta:character-count="65770"/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</office:meta>
</office:document-meta>
</file>